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0319in"/>
    </style:style>
    <style:style style:name="co4" style:family="table-column">
      <style:table-column-properties fo:break-before="auto" style:column-width="2.211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armacieTrento" table:style-name="ta1">
        <table:table-column table:style-name="co1" table:visibility="collapse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diceidentificativofarmacia</text:p>
          </table:table-cell>
          <table:table-cell office:value-type="string">
            <text:p>codfarmaciaassegnatodaasl</text:p>
          </table:table-cell>
          <table:table-cell office:value-type="string">
            <text:p>indirizzo</text:p>
          </table:table-cell>
          <table:table-cell office:value-type="string">
            <text:p>descrizionefarmacia</text:p>
          </table:table-cell>
          <table:table-cell office:value-type="string">
            <text:p>partitaiva</text:p>
          </table:table-cell>
          <table:table-cell office:value-type="string">
            <text:p>cap</text:p>
          </table:table-cell>
          <table:table-cell office:value-type="string">
            <text:p>codicecomuneistat</text:p>
          </table:table-cell>
          <table:table-cell office:value-type="string">
            <text:p>descrizionecomune</text:p>
          </table:table-cell>
          <table:table-cell office:value-type="string">
            <text:p>frazione</text:p>
          </table:table-cell>
          <table:table-cell office:value-type="string">
            <text:p>codiceprovinciaistat</text:p>
          </table:table-cell>
          <table:table-cell office:value-type="string">
            <text:p>siglaprovincia</text:p>
          </table:table-cell>
          <table:table-cell office:value-type="string">
            <text:p>descrizioneprovincia</text:p>
          </table:table-cell>
          <table:table-cell office:value-type="string">
            <text:p>codiceregione</text:p>
          </table:table-cell>
          <table:table-cell office:value-type="string">
            <text:p>descrizioneregione</text:p>
          </table:table-cell>
          <table:table-cell office:value-type="string">
            <text:p>datainiziovalidita</text:p>
          </table:table-cell>
          <table:table-cell office:value-type="string">
            <text:p>datafinevalidita</text:p>
          </table:table-cell>
          <table:table-cell office:value-type="string">
            <text:p>descrizionetipologia</text:p>
          </table:table-cell>
          <table:table-cell office:value-type="string">
            <text:p>codicetipologia</text:p>
          </table:table-cell>
          <table:table-cell office:value-type="string">
            <text:p>latitudine</text:p>
          </table:table-cell>
          <table:table-cell office:value-type="string">
            <text:p>longitudine</text:p>
          </table:table-cell>
          <table:table-cell office:value-type="string">
            <text:p>localize</text:p>
          </table:table-cell>
        </table:table-row>
        <table:table-row table:style-name="ro1">
          <table:table-cell office:value-type="string">
            <text:p>06ce9d57-93b3-4770-b784-3334b4b95a82</text:p>
          </table:table-cell>
          <table:table-cell office:value-type="float" office:value="18320">
            <text:p>18320</text:p>
          </table:table-cell>
          <table:table-cell office:value-type="float" office:value="-0">
            <text:p>0</text:p>
          </table:table-cell>
          <table:table-cell office:value-type="string">
            <text:p>Via Del Borgolet 12/a</text:p>
          </table:table-cell>
          <table:table-cell office:value-type="string">
            <text:p>DISPENSARIO FARMACEUTICO DI FORNACE</text:p>
          </table:table-cell>
          <table:table-cell office:value-type="float" office:value="828140228">
            <text:p>828140228</text:p>
          </table:table-cell>
          <table:table-cell office:value-type="float" office:value="38040">
            <text:p>38040</text:p>
          </table:table-cell>
          <table:table-cell office:value-type="float" office:value="22089">
            <text:p>22089</text:p>
          </table:table-cell>
          <table:table-cell office:value-type="string">
            <text:p>FORNAC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2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1231874045505">
            <text:p>461231874045505</text:p>
          </table:table-cell>
          <table:table-cell office:value-type="float" office:value="112064208000268">
            <text:p>1120642080002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4e577dc-fd27-4da6-b9d6-2ecf6bcf57d7</text:p>
          </table:table-cell>
          <table:table-cell office:value-type="float" office:value="4256">
            <text:p>4256</text:p>
          </table:table-cell>
          <table:table-cell office:value-type="float" office:value="7401">
            <text:p>7401</text:p>
          </table:table-cell>
          <table:table-cell office:value-type="string">
            <text:p>Via Roma 1</text:p>
          </table:table-cell>
          <table:table-cell office:value-type="string">
            <text:p>TURAZZA LUIGI</text:p>
          </table:table-cell>
          <table:table-cell office:value-type="float" office:value="1794470227">
            <text:p>1794470227</text:p>
          </table:table-cell>
          <table:table-cell office:value-type="float" office:value="38070">
            <text:p>38070</text:p>
          </table:table-cell>
          <table:table-cell office:value-type="float" office:value="22215">
            <text:p>22215</text:p>
          </table:table-cell>
          <table:table-cell office:value-type="string">
            <text:p>VEZZA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779043256191">
            <text:p>460779043256191</text:p>
          </table:table-cell>
          <table:table-cell office:value-type="float" office:value="109991219054545">
            <text:p>1099912190545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c74cda0-3a7c-4c87-ac78-c94e10fef2ce</text:p>
          </table:table-cell>
          <table:table-cell office:value-type="float" office:value="4221">
            <text:p>4221</text:p>
          </table:table-cell>
          <table:table-cell office:value-type="float" office:value="2802">
            <text:p>2802</text:p>
          </table:table-cell>
          <table:table-cell office:value-type="string">
            <text:p>Via Dante 31</text:p>
          </table:table-cell>
          <table:table-cell office:value-type="string">
            <text:p>DE PREZ</text:p>
          </table:table-cell>
          <table:table-cell office:value-type="float" office:value="1982780221">
            <text:p>1982780221</text:p>
          </table:table-cell>
          <table:table-cell office:value-type="float" office:value="38056">
            <text:p>38056</text:p>
          </table:table-cell>
          <table:table-cell office:value-type="float" office:value="22104">
            <text:p>22104</text:p>
          </table:table-cell>
          <table:table-cell office:value-type="string">
            <text:p>LEVICO TERM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975203025033">
            <text:p>459975203025033</text:p>
          </table:table-cell>
          <table:table-cell office:value-type="float" office:value="113305984683628">
            <text:p>1133059846836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b534771-41be-417f-a7e1-4a0b76dc5b3e</text:p>
          </table:table-cell>
          <table:table-cell office:value-type="float" office:value="4260">
            <text:p>4260</text:p>
          </table:table-cell>
          <table:table-cell office:value-type="float" office:value="8202">
            <text:p>8202</text:p>
          </table:table-cell>
          <table:table-cell office:value-type="string">
            <text:p>Via Marco Pola 2</text:p>
          </table:table-cell>
          <table:table-cell office:value-type="string">
            <text:p>CRISTO RE DEL DR. POLI SANDRO E C. SNC</text:p>
          </table:table-cell>
          <table:table-cell office:value-type="float" office:value="1458230222">
            <text:p>1458230222</text:p>
          </table:table-cell>
          <table:table-cell office:value-type="float" office:value="38014">
            <text:p>38014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GARDOL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077103208361">
            <text:p>461077103208361</text:p>
          </table:table-cell>
          <table:table-cell office:value-type="float" office:value="111128169933321">
            <text:p>1111281699333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684b019-b08a-4b52-8b01-26bfca4efcfa</text:p>
          </table:table-cell>
          <table:table-cell office:value-type="float" office:value="4271">
            <text:p>4271</text:p>
          </table:table-cell>
          <table:table-cell office:value-type="float" office:value="10301">
            <text:p>10301</text:p>
          </table:table-cell>
          <table:table-cell office:value-type="string">
            <text:p>Via Passo Rolle 161</text:p>
          </table:table-cell>
          <table:table-cell office:value-type="string">
            <text:p>TRENTINI ANGELO</text:p>
          </table:table-cell>
          <table:table-cell office:value-type="float" office:value="1232670222">
            <text:p>1232670222</text:p>
          </table:table-cell>
          <table:table-cell office:value-type="float" office:value="38054">
            <text:p>38054</text:p>
          </table:table-cell>
          <table:table-cell office:value-type="float" office:value="22174">
            <text:p>22174</text:p>
          </table:table-cell>
          <table:table-cell office:value-type="string">
            <text:p>SIROR</text:p>
          </table:table-cell>
          <table:table-cell office:value-type="string">
            <text:p>S. MARTINO DI CASTROZZ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492896751533">
            <text:p>462492896751533</text:p>
          </table:table-cell>
          <table:table-cell office:value-type="float" office:value="11789688409407">
            <text:p>1178968840940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c06c0ed-c2fa-40b7-824b-c1be1186a701</text:p>
          </table:table-cell>
          <table:table-cell office:value-type="float" office:value="4276">
            <text:p>4276</text:p>
          </table:table-cell>
          <table:table-cell office:value-type="float" office:value="11202">
            <text:p>11202</text:p>
          </table:table-cell>
          <table:table-cell office:value-type="string">
            <text:p>Piazza Papa Giovanni XXIII</text:p>
          </table:table-cell>
          <table:table-cell office:value-type="string">
            <text:p>VERMIGLIO</text:p>
          </table:table-cell>
          <table:table-cell office:value-type="float" office:value="689440220">
            <text:p>689440220</text:p>
          </table:table-cell>
          <table:table-cell office:value-type="float" office:value="38029">
            <text:p>38029</text:p>
          </table:table-cell>
          <table:table-cell office:value-type="float" office:value="22213">
            <text:p>22213</text:p>
          </table:table-cell>
          <table:table-cell office:value-type="string">
            <text:p>VERMIGLI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696160884184">
            <text:p>462696160884184</text:p>
          </table:table-cell>
          <table:table-cell office:value-type="float" office:value="106463787491706">
            <text:p>1064637874917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2ec87f7-ab02-4b4b-8a20-d992f4ef2270</text:p>
          </table:table-cell>
          <table:table-cell office:value-type="float" office:value="4188">
            <text:p>4188</text:p>
          </table:table-cell>
          <table:table-cell office:value-type="float" office:value="88">
            <text:p>88</text:p>
          </table:table-cell>
          <table:table-cell office:value-type="string">
            <text:p>Via Meida 25</text:p>
          </table:table-cell>
          <table:table-cell office:value-type="string">
            <text:p>VINANTE DR. GIORGIO &amp; C. SNC</text:p>
          </table:table-cell>
          <table:table-cell office:value-type="float" office:value="2046780223">
            <text:p>2046780223</text:p>
          </table:table-cell>
          <table:table-cell office:value-type="float" office:value="38036">
            <text:p>38036</text:p>
          </table:table-cell>
          <table:table-cell office:value-type="float" office:value="22145">
            <text:p>22145</text:p>
          </table:table-cell>
          <table:table-cell office:value-type="string">
            <text:p>POZZA DI FASS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85808397104">
            <text:p>464285808397104</text:p>
          </table:table-cell>
          <table:table-cell office:value-type="float" office:value="117261761244066">
            <text:p>11726176124406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e518544-9d7f-4bbb-aa5b-419c03f5f3a1</text:p>
          </table:table-cell>
          <table:table-cell office:value-type="float" office:value="4238">
            <text:p>4238</text:p>
          </table:table-cell>
          <table:table-cell office:value-type="float" office:value="5002">
            <text:p>5002</text:p>
          </table:table-cell>
          <table:table-cell office:value-type="string">
            <text:p>Via Giuseppe Mazzini 10</text:p>
          </table:table-cell>
          <table:table-cell office:value-type="string">
            <text:p>DE COBELLI FLAVIA</text:p>
          </table:table-cell>
          <table:table-cell office:value-type="float" office:value="2218940225">
            <text:p>2218940225</text:p>
          </table:table-cell>
          <table:table-cell office:value-type="float" office:value="38068">
            <text:p>38068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11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9010725">
            <text:p>4589010725</text:p>
          </table:table-cell>
          <table:table-cell office:value-type="float" office:value="1104341225">
            <text:p>11043412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b876cce-3c99-4075-9d93-f1d454eb1f73</text:p>
          </table:table-cell>
          <table:table-cell office:value-type="float" office:value="4236">
            <text:p>4236</text:p>
          </table:table-cell>
          <table:table-cell office:value-type="float" office:value="4702">
            <text:p>4702</text:p>
          </table:table-cell>
          <table:table-cell office:value-type="string">
            <text:p>Via Don Guetti 1</text:p>
          </table:table-cell>
          <table:table-cell office:value-type="string">
            <text:p>S. LUCIA DI GENEM DR. KAMAL</text:p>
          </table:table-cell>
          <table:table-cell office:value-type="float" office:value="1553850221">
            <text:p>1553850221</text:p>
          </table:table-cell>
          <table:table-cell office:value-type="float" office:value="38050">
            <text:p>38050</text:p>
          </table:table-cell>
          <table:table-cell office:value-type="float" office:value="22156">
            <text:p>22156</text:p>
          </table:table-cell>
          <table:table-cell office:value-type="string">
            <text:p>RONCEG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510607">
            <text:p>460510607</text:p>
          </table:table-cell>
          <table:table-cell office:value-type="float" office:value="114093559">
            <text:p>1140935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0ee9602-efe1-4c40-a6e0-5df3de7b6566</text:p>
          </table:table-cell>
          <table:table-cell office:value-type="float" office:value="18325">
            <text:p>18325</text:p>
          </table:table-cell>
          <table:table-cell office:value-type="float" office:value="-0">
            <text:p>0</text:p>
          </table:table-cell>
          <table:table-cell office:value-type="string">
            <text:p>Via Roma 7</text:p>
          </table:table-cell>
          <table:table-cell office:value-type="string">
            <text:p>DISPENSARIO BLEGGIO SUPERIORE</text:p>
          </table:table-cell>
          <table:table-cell office:value-type="float" office:value="586850224">
            <text:p>586850224</text:p>
          </table:table-cell>
          <table:table-cell office:value-type="float" office:value="38071">
            <text:p>38071</text:p>
          </table:table-cell>
          <table:table-cell office:value-type="float" office:value="22017">
            <text:p>22017</text:p>
          </table:table-cell>
          <table:table-cell office:value-type="string">
            <text:p>BLEGGIO SUPERIORE</text:p>
          </table:table-cell>
          <table:table-cell office:value-type="string">
            <text:p>SANTA CROC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0109072555792">
            <text:p>460109072555792</text:p>
          </table:table-cell>
          <table:table-cell office:value-type="float" office:value="107944126381545">
            <text:p>1079441263815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6e83b4b-5e57-4a8d-8c3a-514601182c2b</text:p>
          </table:table-cell>
          <table:table-cell office:value-type="float" office:value="4231">
            <text:p>4231</text:p>
          </table:table-cell>
          <table:table-cell office:value-type="float" office:value="4201">
            <text:p>4201</text:p>
          </table:table-cell>
          <table:table-cell office:value-type="string">
            <text:p>Via Roma 1/c</text:p>
          </table:table-cell>
          <table:table-cell office:value-type="string">
            <text:p>PASI SAS DI PASI LUISA &amp; C.</text:p>
          </table:table-cell>
          <table:table-cell office:value-type="float" office:value="2186990228">
            <text:p>2186990228</text:p>
          </table:table-cell>
          <table:table-cell office:value-type="float" office:value="38037">
            <text:p>38037</text:p>
          </table:table-cell>
          <table:table-cell office:value-type="float" office:value="22147">
            <text:p>22147</text:p>
          </table:table-cell>
          <table:table-cell office:value-type="string">
            <text:p>PREDAZZ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116641911769">
            <text:p>463116641911769</text:p>
          </table:table-cell>
          <table:table-cell office:value-type="float" office:value="11602528688639">
            <text:p>116025286886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b3cad3d-9501-46c0-a497-c96be61948d7</text:p>
          </table:table-cell>
          <table:table-cell office:value-type="float" office:value="16664">
            <text:p>16664</text:p>
          </table:table-cell>
          <table:table-cell office:value-type="float" office:value="96">
            <text:p>96</text:p>
          </table:table-cell>
          <table:table-cell office:value-type="string">
            <text:p>Via Degasperi</text:p>
          </table:table-cell>
          <table:table-cell office:value-type="string">
            <text:p>COMUNALE N.4 CLARINA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908623121858">
            <text:p>460908623121858</text:p>
          </table:table-cell>
          <table:table-cell office:value-type="float" office:value="11184660339868">
            <text:p>111846603398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9aefa08-1ac8-4b59-b010-37b8fe37a24c</text:p>
          </table:table-cell>
          <table:table-cell office:value-type="float" office:value="4229">
            <text:p>4229</text:p>
          </table:table-cell>
          <table:table-cell office:value-type="float" office:value="3901">
            <text:p>3901</text:p>
          </table:table-cell>
          <table:table-cell office:value-type="string">
            <text:p>Via Cassoni 3</text:p>
          </table:table-cell>
          <table:table-cell office:value-type="string">
            <text:p>FOLETTO ALBERTO SNC</text:p>
          </table:table-cell>
          <table:table-cell office:value-type="float" office:value="1406250223">
            <text:p>1406250223</text:p>
          </table:table-cell>
          <table:table-cell office:value-type="float" office:value="38060">
            <text:p>38060</text:p>
          </table:table-cell>
          <table:table-cell office:value-type="float" office:value="22141">
            <text:p>22141</text:p>
          </table:table-cell>
          <table:table-cell office:value-type="string">
            <text:p>PIEVE DI LEDR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896543">
            <text:p>458896543</text:p>
          </table:table-cell>
          <table:table-cell office:value-type="float" office:value="107313102">
            <text:p>1073131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5f4b17f-e0b0-465d-b921-631396fbdc7c</text:p>
          </table:table-cell>
          <table:table-cell office:value-type="float" office:value="17625">
            <text:p>17625</text:p>
          </table:table-cell>
          <table:table-cell office:value-type="float" office:value="11202">
            <text:p>11202</text:p>
          </table:table-cell>
          <table:table-cell office:value-type="string">
            <text:p>Via Nazionale</text:p>
          </table:table-cell>
          <table:table-cell office:value-type="string">
            <text:p>SUCCURSALE ASCANIO GIANLUCA</text:p>
          </table:table-cell>
          <table:table-cell office:value-type="float" office:value="-0">
            <text:p>0</text:p>
          </table:table-cell>
          <table:table-cell office:value-type="float" office:value="38020">
            <text:p>38020</text:p>
          </table:table-cell>
          <table:table-cell office:value-type="float" office:value="22213">
            <text:p>22213</text:p>
          </table:table-cell>
          <table:table-cell office:value-type="string">
            <text:p>VERMIGLIO</text:p>
          </table:table-cell>
          <table:table-cell office:value-type="string">
            <text:p>PASSO TONAL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6259867">
            <text:p>46259867</text:p>
          </table:table-cell>
          <table:table-cell office:value-type="float" office:value="10585872">
            <text:p>105858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0ef279b-edec-4997-9264-7920ba5abd6e</text:p>
          </table:table-cell>
          <table:table-cell office:value-type="float" office:value="17592">
            <text:p>17592</text:p>
          </table:table-cell>
          <table:table-cell office:value-type="float" office:value="3601">
            <text:p>3601</text:p>
          </table:table-cell>
          <table:table-cell office:value-type="float" office:value="-0">
            <text:p>0</text:p>
          </table:table-cell>
          <table:table-cell office:value-type="string">
            <text:p>DISPENSARIO DR.SSA GALLINA FRANCA</text:p>
          </table:table-cell>
          <table:table-cell office:value-type="float" office:value="-0">
            <text:p>0</text:p>
          </table:table-cell>
          <table:table-cell office:value-type="float" office:value="38020">
            <text:p>38020</text:p>
          </table:table-cell>
          <table:table-cell office:value-type="float" office:value="22114">
            <text:p>22114</text:p>
          </table:table-cell>
          <table:table-cell office:value-type="string">
            <text:p>MEZZANA</text:p>
          </table:table-cell>
          <table:table-cell office:value-type="string">
            <text:p>Marilleva 140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463237313532266">
            <text:p>463237313532266</text:p>
          </table:table-cell>
          <table:table-cell office:value-type="float" office:value="108013158403302">
            <text:p>1080131584033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30a3f1d-bd1b-4d45-bcc0-c547b6ab625c</text:p>
          </table:table-cell>
          <table:table-cell office:value-type="float" office:value="18168">
            <text:p>18168</text:p>
          </table:table-cell>
          <table:table-cell office:value-type="float" office:value="-0">
            <text:p>0</text:p>
          </table:table-cell>
          <table:table-cell office:value-type="string">
            <text:p>Via Asilo Pedrotti 18</text:p>
          </table:table-cell>
          <table:table-cell office:value-type="string">
            <text:p>FARMACIE COMUNALI SPA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12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589218431499">
            <text:p>460589218431499</text:p>
          </table:table-cell>
          <table:table-cell office:value-type="float" office:value="111257667774255">
            <text:p>1112576677742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750f4d5-ab7a-40d1-aa30-56f0a1af0115</text:p>
          </table:table-cell>
          <table:table-cell office:value-type="float" office:value="4251">
            <text:p>4251</text:p>
          </table:table-cell>
          <table:table-cell office:value-type="float" office:value="6501">
            <text:p>6501</text:p>
          </table:table-cell>
          <table:table-cell office:value-type="string">
            <text:p>Via G. Manci 42</text:p>
          </table:table-cell>
          <table:table-cell office:value-type="string">
            <text:p>ALLA MADONNA DR. GIANMARCO CASAGRANDE &amp; C. SNC</text:p>
          </table:table-cell>
          <table:table-cell office:value-type="float" office:value="1735670224">
            <text:p>1735670224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22059167663">
            <text:p>460622059167663</text:p>
          </table:table-cell>
          <table:table-cell office:value-type="float" office:value="111117645926563">
            <text:p>1111176459265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691fd36-4a30-4c9b-8033-cbcf2e1ba6b3</text:p>
          </table:table-cell>
          <table:table-cell office:value-type="float" office:value="4209">
            <text:p>4209</text:p>
          </table:table-cell>
          <table:table-cell office:value-type="float" office:value="1102">
            <text:p>1102</text:p>
          </table:table-cell>
          <table:table-cell office:value-type="string">
            <text:p>Piazza Municipio 13</text:p>
          </table:table-cell>
          <table:table-cell office:value-type="string">
            <text:p>MAISTRI ELVIO &amp; GIRARDI CLAUDIO SNC</text:p>
          </table:table-cell>
          <table:table-cell office:value-type="float" office:value="1594610220">
            <text:p>1594610220</text:p>
          </table:table-cell>
          <table:table-cell office:value-type="float" office:value="38052">
            <text:p>38052</text:p>
          </table:table-cell>
          <table:table-cell office:value-type="float" office:value="22034">
            <text:p>22034</text:p>
          </table:table-cell>
          <table:table-cell office:value-type="string">
            <text:p>CALDONAZZ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839520661247">
            <text:p>459839520661247</text:p>
          </table:table-cell>
          <table:table-cell office:value-type="float" office:value="112725313859021">
            <text:p>112725313859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488bfcd-9878-4055-b578-5018cb83f5d5</text:p>
          </table:table-cell>
          <table:table-cell office:value-type="float" office:value="16672">
            <text:p>16672</text:p>
          </table:table-cell>
          <table:table-cell office:value-type="float" office:value="101">
            <text:p>101</text:p>
          </table:table-cell>
          <table:table-cell office:value-type="string">
            <text:p>Piazza Manci 5</text:p>
          </table:table-cell>
          <table:table-cell office:value-type="string">
            <text:p>COMUNALE N.6 POVO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PANTE' DI POV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385683241641">
            <text:p>461385683241641</text:p>
          </table:table-cell>
          <table:table-cell office:value-type="float" office:value="111140450714852">
            <text:p>1111404507148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eb1304f-d0b5-468f-a2f7-fee701a88062</text:p>
          </table:table-cell>
          <table:table-cell office:value-type="float" office:value="4207">
            <text:p>4207</text:p>
          </table:table-cell>
          <table:table-cell office:value-type="float" office:value="801">
            <text:p>801</text:p>
          </table:table-cell>
          <table:table-cell office:value-type="string">
            <text:p>Corso Ausugum 40</text:p>
          </table:table-cell>
          <table:table-cell office:value-type="string">
            <text:p>CENTRALE SAS - BALLISTA</text:p>
          </table:table-cell>
          <table:table-cell office:value-type="float" office:value="1783350224">
            <text:p>1783350224</text:p>
          </table:table-cell>
          <table:table-cell office:value-type="float" office:value="38051">
            <text:p>38051</text:p>
          </table:table-cell>
          <table:table-cell office:value-type="float" office:value="22022">
            <text:p>22022</text:p>
          </table:table-cell>
          <table:table-cell office:value-type="string">
            <text:p>BORGO VALSUGA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554152254333">
            <text:p>460554152254333</text:p>
          </table:table-cell>
          <table:table-cell office:value-type="float" office:value="114606663226576">
            <text:p>114606663226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6eb8034-18ef-4225-91cb-3bbc91b744be</text:p>
          </table:table-cell>
          <table:table-cell office:value-type="float" office:value="4170">
            <text:p>4170</text:p>
          </table:table-cell>
          <table:table-cell office:value-type="float" office:value="2401">
            <text:p>2401</text:p>
          </table:table-cell>
          <table:table-cell office:value-type="string">
            <text:p>Via E. Colpi 181</text:p>
          </table:table-cell>
          <table:table-cell office:value-type="string">
            <text:p>GIRARDI DI DOTT. C. TADDEI &amp; C. SNC</text:p>
          </table:table-cell>
          <table:table-cell office:value-type="float" office:value="1981650227">
            <text:p>1981650227</text:p>
          </table:table-cell>
          <table:table-cell office:value-type="float" office:value="38064">
            <text:p>38064</text:p>
          </table:table-cell>
          <table:table-cell office:value-type="float" office:value="22087">
            <text:p>22087</text:p>
          </table:table-cell>
          <table:table-cell office:value-type="string">
            <text:p>FOLGARI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4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090169713352">
            <text:p>459090169713352</text:p>
          </table:table-cell>
          <table:table-cell office:value-type="float" office:value="111996587694094">
            <text:p>1119965876940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69adab5-a61a-4fce-a4a2-3180c5bb0c03</text:p>
          </table:table-cell>
          <table:table-cell office:value-type="float" office:value="16627">
            <text:p>16627</text:p>
          </table:table-cell>
          <table:table-cell office:value-type="float" office:value="70">
            <text:p>70</text:p>
          </table:table-cell>
          <table:table-cell office:value-type="string">
            <text:p>Via Vittorio Veneto 39</text:p>
          </table:table-cell>
          <table:table-cell office:value-type="string">
            <text:p>COMUNALE SAN GIUSEPPE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5885165">
            <text:p>4605885165</text:p>
          </table:table-cell>
          <table:table-cell office:value-type="float" office:value="111247846">
            <text:p>1112478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6772596-9223-45a8-9de2-146f41f37f56</text:p>
          </table:table-cell>
          <table:table-cell office:value-type="float" office:value="4227">
            <text:p>4227</text:p>
          </table:table-cell>
          <table:table-cell office:value-type="float" office:value="3601">
            <text:p>3601</text:p>
          </table:table-cell>
          <table:table-cell office:value-type="string">
            <text:p>Via Nazionale 49</text:p>
          </table:table-cell>
          <table:table-cell office:value-type="string">
            <text:p>GALLINA FRANCA</text:p>
          </table:table-cell>
          <table:table-cell office:value-type="float" office:value="1376430227">
            <text:p>1376430227</text:p>
          </table:table-cell>
          <table:table-cell office:value-type="float" office:value="38020">
            <text:p>38020</text:p>
          </table:table-cell>
          <table:table-cell office:value-type="float" office:value="22137">
            <text:p>22137</text:p>
          </table:table-cell>
          <table:table-cell office:value-type="string">
            <text:p>PELLIZZA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111888266907">
            <text:p>463111888266907</text:p>
          </table:table-cell>
          <table:table-cell office:value-type="float" office:value="107236486991021">
            <text:p>107236486991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7424ed7-1bed-4e69-a8f4-7502cf829a55</text:p>
          </table:table-cell>
          <table:table-cell office:value-type="float" office:value="4273">
            <text:p>4273</text:p>
          </table:table-cell>
          <table:table-cell office:value-type="float" office:value="10502">
            <text:p>10502</text:p>
          </table:table-cell>
          <table:table-cell office:value-type="string">
            <text:p>Piazza Italia 6</text:p>
          </table:table-cell>
          <table:table-cell office:value-type="string">
            <text:p>MANENTI E BONINI SNC</text:p>
          </table:table-cell>
          <table:table-cell office:value-type="float" office:value="1813690227">
            <text:p>1813690227</text:p>
          </table:table-cell>
          <table:table-cell office:value-type="float" office:value="38039">
            <text:p>38039</text:p>
          </table:table-cell>
          <table:table-cell office:value-type="float" office:value="22217">
            <text:p>22217</text:p>
          </table:table-cell>
          <table:table-cell office:value-type="string">
            <text:p>VIGO DI FASS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761187214135">
            <text:p>463761187214135</text:p>
          </table:table-cell>
          <table:table-cell office:value-type="float" office:value="116614721879533">
            <text:p>1166147218795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e2c52f6-d7ed-49a2-b235-d2c038c268a8</text:p>
          </table:table-cell>
          <table:table-cell office:value-type="float" office:value="4200">
            <text:p>4200</text:p>
          </table:table-cell>
          <table:table-cell office:value-type="float" office:value="123">
            <text:p>123</text:p>
          </table:table-cell>
          <table:table-cell office:value-type="float" office:value="-0">
            <text:p>0</text:p>
          </table:table-cell>
          <table:table-cell office:value-type="string">
            <text:p>DALLA VALENTINA</text:p>
          </table:table-cell>
          <table:table-cell office:value-type="float" office:value="1731500227">
            <text:p>1731500227</text:p>
          </table:table-cell>
          <table:table-cell office:value-type="float" office:value="38020">
            <text:p>38020</text:p>
          </table:table-cell>
          <table:table-cell office:value-type="float" office:value="22150">
            <text:p>22150</text:p>
          </table:table-cell>
          <table:table-cell office:value-type="string">
            <text:p>RABBI</text:p>
          </table:table-cell>
          <table:table-cell office:value-type="string">
            <text:p>SAN BERNARDO 122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3992056E+015">
            <text:p>4639920560000000</text:p>
          </table:table-cell>
          <table:table-cell office:value-type="float" office:value="108486303">
            <text:p>1084863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cbc7f0-bced-490e-a5de-e52194776b56</text:p>
          </table:table-cell>
          <table:table-cell office:value-type="float" office:value="4196">
            <text:p>4196</text:p>
          </table:table-cell>
          <table:table-cell office:value-type="float" office:value="119">
            <text:p>119</text:p>
          </table:table-cell>
          <table:table-cell office:value-type="string">
            <text:p>Via Brigata Abruzzi 10/a</text:p>
          </table:table-cell>
          <table:table-cell office:value-type="string">
            <text:p>MONTELISCIANI M. LORETTA</text:p>
          </table:table-cell>
          <table:table-cell office:value-type="float" office:value="401660220">
            <text:p>401660220</text:p>
          </table:table-cell>
          <table:table-cell office:value-type="float" office:value="38050">
            <text:p>38050</text:p>
          </table:table-cell>
          <table:table-cell office:value-type="float" office:value="22142">
            <text:p>22142</text:p>
          </table:table-cell>
          <table:table-cell office:value-type="string">
            <text:p>PIEVE TESINO</text:p>
          </table:table-cell>
          <table:table-cell office:value-type="string">
            <text:p>BIEN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86047625162">
            <text:p>460686047625162</text:p>
          </table:table-cell>
          <table:table-cell office:value-type="float" office:value="116097662126501">
            <text:p>1160976621265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e3743cf-2347-43b3-91d8-5289e09ba991</text:p>
          </table:table-cell>
          <table:table-cell office:value-type="float" office:value="4167">
            <text:p>4167</text:p>
          </table:table-cell>
          <table:table-cell office:value-type="float" office:value="12">
            <text:p>12</text:p>
          </table:table-cell>
          <table:table-cell office:value-type="string">
            <text:p>Via Valentini 19</text:p>
          </table:table-cell>
          <table:table-cell office:value-type="string">
            <text:p>CALLIANO SAS DI VITULLO GHERTA</text:p>
          </table:table-cell>
          <table:table-cell office:value-type="float" office:value="2167060223">
            <text:p>2167060223</text:p>
          </table:table-cell>
          <table:table-cell office:value-type="float" office:value="38060">
            <text:p>38060</text:p>
          </table:table-cell>
          <table:table-cell office:value-type="float" office:value="22035">
            <text:p>22035</text:p>
          </table:table-cell>
          <table:table-cell office:value-type="string">
            <text:p>CALLIA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345629">
            <text:p>459345629</text:p>
          </table:table-cell>
          <table:table-cell office:value-type="float" office:value="110942589">
            <text:p>1109425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edddceb-5ded-43a7-8364-ec1a0c778826</text:p>
          </table:table-cell>
          <table:table-cell office:value-type="float" office:value="4180">
            <text:p>4180</text:p>
          </table:table-cell>
          <table:table-cell office:value-type="float" office:value="68">
            <text:p>68</text:p>
          </table:table-cell>
          <table:table-cell office:value-type="string">
            <text:p>Piazza Pasi 20</text:p>
          </table:table-cell>
          <table:table-cell office:value-type="string">
            <text:p>EREDI <text:s/>BATTTAGLIA SDF</text:p>
          </table:table-cell>
          <table:table-cell office:value-type="float" office:value="2099830222">
            <text:p>2099830222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22059167663">
            <text:p>460622059167663</text:p>
          </table:table-cell>
          <table:table-cell office:value-type="float" office:value="111117645926563">
            <text:p>1111176459265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31e4b17-5f4e-4363-95ce-d65ef6d805f9</text:p>
          </table:table-cell>
          <table:table-cell office:value-type="float" office:value="17611">
            <text:p>17611</text:p>
          </table:table-cell>
          <table:table-cell office:value-type="float" office:value="8001">
            <text:p>8001</text:p>
          </table:table-cell>
          <table:table-cell office:value-type="string">
            <text:p>Via Dolomiti 44</text:p>
          </table:table-cell>
          <table:table-cell office:value-type="string">
            <text:p>LADINA (SUCCURSALE)</text:p>
          </table:table-cell>
          <table:table-cell office:value-type="float" office:value="-0">
            <text:p>0</text:p>
          </table:table-cell>
          <table:table-cell office:value-type="float" office:value="38031">
            <text:p>38031</text:p>
          </table:table-cell>
          <table:table-cell office:value-type="float" office:value="22036">
            <text:p>22036</text:p>
          </table:table-cell>
          <table:table-cell office:value-type="string">
            <text:p>CAMPITELLO DI FASS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64904115339574">
            <text:p>464904115339574</text:p>
          </table:table-cell>
          <table:table-cell office:value-type="float" office:value="117109587382254">
            <text:p>11710958738225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339e106-4294-4769-b650-7739d07303de</text:p>
          </table:table-cell>
          <table:table-cell office:value-type="float" office:value="4192">
            <text:p>4192</text:p>
          </table:table-cell>
          <table:table-cell office:value-type="float" office:value="108">
            <text:p>108</text:p>
          </table:table-cell>
          <table:table-cell office:value-type="string">
            <text:p>Via Roma 17a</text:p>
          </table:table-cell>
          <table:table-cell office:value-type="string">
            <text:p>CREMONESI CLAUDIA</text:p>
          </table:table-cell>
          <table:table-cell office:value-type="float" office:value="828140228">
            <text:p>828140228</text:p>
          </table:table-cell>
          <table:table-cell office:value-type="float" office:value="38041">
            <text:p>38041</text:p>
          </table:table-cell>
          <table:table-cell office:value-type="float" office:value="22002">
            <text:p>22002</text:p>
          </table:table-cell>
          <table:table-cell office:value-type="string">
            <text:p>ALBIA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449671070267">
            <text:p>461449671070267</text:p>
          </table:table-cell>
          <table:table-cell office:value-type="float" office:value="112000600793698">
            <text:p>11200060079369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985465-70e4-4bb6-bd25-4c00afbb1ba0</text:p>
          </table:table-cell>
          <table:table-cell office:value-type="float" office:value="4279">
            <text:p>4279</text:p>
          </table:table-cell>
          <table:table-cell office:value-type="float" office:value="13501">
            <text:p>13501</text:p>
          </table:table-cell>
          <table:table-cell office:value-type="string">
            <text:p>Piazza Guglielmo Marconi 1/A</text:p>
          </table:table-cell>
          <table:table-cell office:value-type="string">
            <text:p>DI MOLVENO</text:p>
          </table:table-cell>
          <table:table-cell office:value-type="float" office:value="1644450221">
            <text:p>1644450221</text:p>
          </table:table-cell>
          <table:table-cell office:value-type="float" office:value="38018">
            <text:p>38018</text:p>
          </table:table-cell>
          <table:table-cell office:value-type="float" office:value="22120">
            <text:p>22120</text:p>
          </table:table-cell>
          <table:table-cell office:value-type="string">
            <text:p>MOLVE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425221390597">
            <text:p>461425221390597</text:p>
          </table:table-cell>
          <table:table-cell office:value-type="float" office:value="109661351527025">
            <text:p>1096613515270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fe76afd-45e5-4e58-b915-5d98159361e3</text:p>
          </table:table-cell>
          <table:table-cell office:value-type="float" office:value="4174">
            <text:p>4174</text:p>
          </table:table-cell>
          <table:table-cell office:value-type="float" office:value="37">
            <text:p>37</text:p>
          </table:table-cell>
          <table:table-cell office:value-type="string">
            <text:p>Piazza Serra 8</text:p>
          </table:table-cell>
          <table:table-cell office:value-type="string">
            <text:p>CRESCINI - DR.SSA TOGNANA</text:p>
          </table:table-cell>
          <table:table-cell office:value-type="float" office:value="51370229">
            <text:p>51370229</text:p>
          </table:table-cell>
          <table:table-cell office:value-type="float" office:value="38057">
            <text:p>38057</text:p>
          </table:table-cell>
          <table:table-cell office:value-type="float" office:value="22139">
            <text:p>22139</text:p>
          </table:table-cell>
          <table:table-cell office:value-type="string">
            <text:p>PERGINE VALSUGA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16404">
            <text:p>460616404</text:p>
          </table:table-cell>
          <table:table-cell office:value-type="float" office:value="112398474">
            <text:p>112398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830a4d4-9368-485a-8a2d-b35b15030dd7</text:p>
          </table:table-cell>
          <table:table-cell office:value-type="float" office:value="18181">
            <text:p>18181</text:p>
          </table:table-cell>
          <table:table-cell office:value-type="float" office:value="-0">
            <text:p>0</text:p>
          </table:table-cell>
          <table:table-cell office:value-type="string">
            <text:p>P.zza DELL'Argentario 10</text:p>
          </table:table-cell>
          <table:table-cell office:value-type="string">
            <text:p>COMUNALE COGNOLA</text:p>
          </table:table-cell>
          <table:table-cell office:value-type="float" office:value="1581140223">
            <text:p>1581140223</text:p>
          </table:table-cell>
          <table:table-cell office:value-type="float" office:value="38050">
            <text:p>3805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COGNOL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12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22059167663">
            <text:p>460622059167663</text:p>
          </table:table-cell>
          <table:table-cell office:value-type="float" office:value="111117645926563">
            <text:p>1111176459265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86b3f66-1e44-400a-885d-f69817a0d5ff</text:p>
          </table:table-cell>
          <table:table-cell office:value-type="float" office:value="4223">
            <text:p>4223</text:p>
          </table:table-cell>
          <table:table-cell office:value-type="float" office:value="3101">
            <text:p>3101</text:p>
          </table:table-cell>
          <table:table-cell office:value-type="string">
            <text:p>P.zza Dante 1</text:p>
          </table:table-cell>
          <table:table-cell office:value-type="string">
            <text:p>TOMASI NICOLETTA</text:p>
          </table:table-cell>
          <table:table-cell office:value-type="float" office:value="630640225">
            <text:p>630640225</text:p>
          </table:table-cell>
          <table:table-cell office:value-type="float" office:value="38027">
            <text:p>38027</text:p>
          </table:table-cell>
          <table:table-cell office:value-type="float" office:value="22110">
            <text:p>22110</text:p>
          </table:table-cell>
          <table:table-cell office:value-type="string">
            <text:p>MALE'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516068">
            <text:p>463516068</text:p>
          </table:table-cell>
          <table:table-cell office:value-type="float" office:value="109128757">
            <text:p>1091287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9b1017a-975c-4ebc-b9b4-3703874709a0</text:p>
          </table:table-cell>
          <table:table-cell office:value-type="float" office:value="18319">
            <text:p>18319</text:p>
          </table:table-cell>
          <table:table-cell office:value-type="float" office:value="-0">
            <text:p>0</text:p>
          </table:table-cell>
          <table:table-cell office:value-type="string">
            <text:p>Via Stazione 2</text:p>
          </table:table-cell>
          <table:table-cell office:value-type="string">
            <text:p>DISPENSARIO FARMACIA CHINAGLIA MONICA</text:p>
          </table:table-cell>
          <table:table-cell office:value-type="float" office:value="1370730226">
            <text:p>1370730226</text:p>
          </table:table-cell>
          <table:table-cell office:value-type="float" office:value="38060">
            <text:p>38060</text:p>
          </table:table-cell>
          <table:table-cell office:value-type="float" office:value="22124">
            <text:p>22124</text:p>
          </table:table-cell>
          <table:table-cell office:value-type="string">
            <text:p>NAGO-TORBOLE</text:p>
          </table:table-cell>
          <table:table-cell office:value-type="string">
            <text:p>NAG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2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58796317371432">
            <text:p>458796317371432</text:p>
          </table:table-cell>
          <table:table-cell office:value-type="float" office:value="108930089786585">
            <text:p>1089300897865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099d292-a545-4ff6-903e-f5d15b5c4f33</text:p>
          </table:table-cell>
          <table:table-cell office:value-type="float" office:value="18411">
            <text:p>18411</text:p>
          </table:table-cell>
          <table:table-cell office:value-type="float" office:value="14700">
            <text:p>14700</text:p>
          </table:table-cell>
          <table:table-cell office:value-type="string">
            <text:p>Via Geroni 5</text:p>
          </table:table-cell>
          <table:table-cell office:value-type="string">
            <text:p>SARCHE</text:p>
          </table:table-cell>
          <table:table-cell office:value-type="float" office:value="2135830228">
            <text:p>2135830228</text:p>
          </table:table-cell>
          <table:table-cell office:value-type="float" office:value="38072">
            <text:p>38072</text:p>
          </table:table-cell>
          <table:table-cell office:value-type="float" office:value="22031">
            <text:p>22031</text:p>
          </table:table-cell>
          <table:table-cell office:value-type="string">
            <text:p>CALAVINO</text:p>
          </table:table-cell>
          <table:table-cell office:value-type="string">
            <text:p>Sarch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2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485028276484">
            <text:p>460485028276484</text:p>
          </table:table-cell>
          <table:table-cell office:value-type="float" office:value="109758140551811">
            <text:p>1097581405518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18cfba3-d9b2-44c6-891e-0048b84c10e7</text:p>
          </table:table-cell>
          <table:table-cell office:value-type="float" office:value="17609">
            <text:p>17609</text:p>
          </table:table-cell>
          <table:table-cell office:value-type="float" office:value="5401">
            <text:p>5401</text:p>
          </table:table-cell>
          <table:table-cell office:value-type="string">
            <text:p>Via Armando Diaz n. 1</text:p>
          </table:table-cell>
          <table:table-cell office:value-type="string">
            <text:p>DISPENSARIO DR. CATTANI PAOLO</text:p>
          </table:table-cell>
          <table:table-cell office:value-type="float" office:value="-0">
            <text:p>0</text:p>
          </table:table-cell>
          <table:table-cell office:value-type="float" office:value="83081">
            <text:p>83081</text:p>
          </table:table-cell>
          <table:table-cell office:value-type="float" office:value="22029">
            <text:p>22029</text:p>
          </table:table-cell>
          <table:table-cell office:value-type="string">
            <text:p>CADERZON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.613004E+015">
            <text:p>4613004000000000</text:p>
          </table:table-cell>
          <table:table-cell office:value-type="float" office:value="10758036">
            <text:p>107580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6b122db-3193-48fc-a496-3a1c069fe00f</text:p>
          </table:table-cell>
          <table:table-cell office:value-type="float" office:value="16651">
            <text:p>16651</text:p>
          </table:table-cell>
          <table:table-cell office:value-type="float" office:value="86">
            <text:p>86</text:p>
          </table:table-cell>
          <table:table-cell office:value-type="string">
            <text:p>Via Benacense 43</text:p>
          </table:table-cell>
          <table:table-cell office:value-type="string">
            <text:p>COMUNALE 2</text:p>
          </table:table-cell>
          <table:table-cell office:value-type="float" office:value="1648950226">
            <text:p>1648950226</text:p>
          </table:table-cell>
          <table:table-cell office:value-type="float" office:value="38068">
            <text:p>38068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8411165">
            <text:p>4588411165</text:p>
          </table:table-cell>
          <table:table-cell office:value-type="float" office:value="1104166115">
            <text:p>11041661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39f07ff-2416-4f45-82ed-04d24233e480</text:p>
          </table:table-cell>
          <table:table-cell office:value-type="float" office:value="17608">
            <text:p>17608</text:p>
          </table:table-cell>
          <table:table-cell office:value-type="float" office:value="4301">
            <text:p>4301</text:p>
          </table:table-cell>
          <table:table-cell office:value-type="string">
            <text:p>Piazzale Folgarida</text:p>
          </table:table-cell>
          <table:table-cell office:value-type="string">
            <text:p>SUCCURSALE TOMASI MONICA</text:p>
          </table:table-cell>
          <table:table-cell office:value-type="float" office:value="-0">
            <text:p>0</text:p>
          </table:table-cell>
          <table:table-cell office:value-type="float" office:value="38064">
            <text:p>38064</text:p>
          </table:table-cell>
          <table:table-cell office:value-type="float" office:value="22075">
            <text:p>22075</text:p>
          </table:table-cell>
          <table:table-cell office:value-type="string">
            <text:p>DIMARO</text:p>
          </table:table-cell>
          <table:table-cell office:value-type="string">
            <text:p>FOLGARID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62905812296433">
            <text:p>462905812296433</text:p>
          </table:table-cell>
          <table:table-cell office:value-type="float" office:value="108785019243833">
            <text:p>1087850192438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6dc236c-8103-455b-8b8a-834fd1a6ac78</text:p>
          </table:table-cell>
          <table:table-cell office:value-type="float" office:value="4230">
            <text:p>4230</text:p>
          </table:table-cell>
          <table:table-cell office:value-type="float" office:value="4001">
            <text:p>4001</text:p>
          </table:table-cell>
          <table:table-cell office:value-type="string">
            <text:p>Via Ai Molini 1</text:p>
          </table:table-cell>
          <table:table-cell office:value-type="string">
            <text:p>DEGASPERI ENRICO</text:p>
          </table:table-cell>
          <table:table-cell office:value-type="float" office:value="1312580226">
            <text:p>1312580226</text:p>
          </table:table-cell>
          <table:table-cell office:value-type="float" office:value="38030">
            <text:p>38030</text:p>
          </table:table-cell>
          <table:table-cell office:value-type="float" office:value="22092">
            <text:p>22092</text:p>
          </table:table-cell>
          <table:table-cell office:value-type="string">
            <text:p>GIOVO</text:p>
          </table:table-cell>
          <table:table-cell office:value-type="string">
            <text:p>VERL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558787">
            <text:p>461558787</text:p>
          </table:table-cell>
          <table:table-cell office:value-type="float" office:value="111524547">
            <text:p>1115245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8830714-bcd8-47b8-b2a2-bea48388afaa</text:p>
          </table:table-cell>
          <table:table-cell office:value-type="float" office:value="4163">
            <text:p>4163</text:p>
          </table:table-cell>
          <table:table-cell office:value-type="float" office:value="2">
            <text:p>2</text:p>
          </table:table-cell>
          <table:table-cell office:value-type="string">
            <text:p>Via Segantini 1</text:p>
          </table:table-cell>
          <table:table-cell office:value-type="string">
            <text:p>FRANZELLIN VITTORIO E C. SNC</text:p>
          </table:table-cell>
          <table:table-cell office:value-type="float" office:value="2209460225">
            <text:p>2209460225</text:p>
          </table:table-cell>
          <table:table-cell office:value-type="float" office:value="38061">
            <text:p>38061</text:p>
          </table:table-cell>
          <table:table-cell office:value-type="float" office:value="22001">
            <text:p>22001</text:p>
          </table:table-cell>
          <table:table-cell office:value-type="string">
            <text:p>AL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7479086521251">
            <text:p>457479086521251</text:p>
          </table:table-cell>
          <table:table-cell office:value-type="float" office:value="110414606774668">
            <text:p>1104146067746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c672046-3649-430d-98d0-df9168fb4262</text:p>
          </table:table-cell>
          <table:table-cell office:value-type="float" office:value="4195">
            <text:p>4195</text:p>
          </table:table-cell>
          <table:table-cell office:value-type="float" office:value="117">
            <text:p>117</text:p>
          </table:table-cell>
          <table:table-cell office:value-type="string">
            <text:p>V.le della Vittoria 42</text:p>
          </table:table-cell>
          <table:table-cell office:value-type="string">
            <text:p>PAVANI LUIGI</text:p>
          </table:table-cell>
          <table:table-cell office:value-type="float" office:value="971660220">
            <text:p>971660220</text:p>
          </table:table-cell>
          <table:table-cell office:value-type="float" office:value="38068">
            <text:p>38068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string">
            <text:p>FONTANELL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874533935421">
            <text:p>458874533935421</text:p>
          </table:table-cell>
          <table:table-cell office:value-type="float" office:value="110317654771857">
            <text:p>1103176547718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9692baf-894f-429d-99d5-b7be8326f186</text:p>
          </table:table-cell>
          <table:table-cell office:value-type="float" office:value="4211">
            <text:p>4211</text:p>
          </table:table-cell>
          <table:table-cell office:value-type="float" office:value="1501">
            <text:p>1501</text:p>
          </table:table-cell>
          <table:table-cell office:value-type="string">
            <text:p>Via de Campi 3</text:p>
          </table:table-cell>
          <table:table-cell office:value-type="string">
            <text:p>SARTORI DONINO</text:p>
          </table:table-cell>
          <table:table-cell office:value-type="float" office:value="607040227">
            <text:p>607040227</text:p>
          </table:table-cell>
          <table:table-cell office:value-type="float" office:value="38011">
            <text:p>38011</text:p>
          </table:table-cell>
          <table:table-cell office:value-type="float" office:value="22051">
            <text:p>22051</text:p>
          </table:table-cell>
          <table:table-cell office:value-type="string">
            <text:p>CAVARE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4079192E+015">
            <text:p>4640791920000000</text:p>
          </table:table-cell>
          <table:table-cell office:value-type="float" office:value="111365971">
            <text:p>1113659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eaf7158-da98-43cc-b60a-415903be9f13</text:p>
          </table:table-cell>
          <table:table-cell office:value-type="float" office:value="4270">
            <text:p>4270</text:p>
          </table:table-cell>
          <table:table-cell office:value-type="float" office:value="10201">
            <text:p>10201</text:p>
          </table:table-cell>
          <table:table-cell office:value-type="string">
            <text:p>Via Formigheta 1</text:p>
          </table:table-cell>
          <table:table-cell office:value-type="string">
            <text:p>FERRI</text:p>
          </table:table-cell>
          <table:table-cell office:value-type="float" office:value="661510222">
            <text:p>661510222</text:p>
          </table:table-cell>
          <table:table-cell office:value-type="float" office:value="38040">
            <text:p>3804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MARTIGNAN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96924">
            <text:p>460696924</text:p>
          </table:table-cell>
          <table:table-cell office:value-type="float" office:value="111210886">
            <text:p>1112108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7f0cf61-1fc9-41fe-a476-383c488a2cbf</text:p>
          </table:table-cell>
          <table:table-cell office:value-type="float" office:value="4054">
            <text:p>4054</text:p>
          </table:table-cell>
          <table:table-cell office:value-type="float" office:value="4401">
            <text:p>4401</text:p>
          </table:table-cell>
          <table:table-cell office:value-type="string">
            <text:p>Via J. A. Maffei 8</text:p>
          </table:table-cell>
          <table:table-cell office:value-type="string">
            <text:p>SILVESTRI LUCIANA</text:p>
          </table:table-cell>
          <table:table-cell office:value-type="float" office:value="673580221">
            <text:p>673580221</text:p>
          </table:table-cell>
          <table:table-cell office:value-type="float" office:value="38028">
            <text:p>38028</text:p>
          </table:table-cell>
          <table:table-cell office:value-type="float" office:value="22152">
            <text:p>22152</text:p>
          </table:table-cell>
          <table:table-cell office:value-type="string">
            <text:p>REVO'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123540693265">
            <text:p>464123540693265</text:p>
          </table:table-cell>
          <table:table-cell office:value-type="float" office:value="110520541954953">
            <text:p>1105205419549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15033ae-d708-4aa2-9738-052a86b53129</text:p>
          </table:table-cell>
          <table:table-cell office:value-type="float" office:value="16707">
            <text:p>16707</text:p>
          </table:table-cell>
          <table:table-cell office:value-type="float" office:value="142">
            <text:p>142</text:p>
          </table:table-cell>
          <table:table-cell office:value-type="string">
            <text:p>Viale Europa 10</text:p>
          </table:table-cell>
          <table:table-cell office:value-type="string">
            <text:p>FARMACIA COMUNALE SAN CRISTOFORO</text:p>
          </table:table-cell>
          <table:table-cell office:value-type="float" office:value="1581140223">
            <text:p>1581140223</text:p>
          </table:table-cell>
          <table:table-cell office:value-type="float" office:value="38057">
            <text:p>38057</text:p>
          </table:table-cell>
          <table:table-cell office:value-type="float" office:value="22139">
            <text:p>22139</text:p>
          </table:table-cell>
          <table:table-cell office:value-type="string">
            <text:p>PERGINE VALSUGA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16404">
            <text:p>460616404</text:p>
          </table:table-cell>
          <table:table-cell office:value-type="float" office:value="112398474">
            <text:p>112398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34e63bb-c8dd-479d-8b89-63d0950d2edf</text:p>
          </table:table-cell>
          <table:table-cell office:value-type="float" office:value="17628">
            <text:p>17628</text:p>
          </table:table-cell>
          <table:table-cell office:value-type="float" office:value="119">
            <text:p>119</text:p>
          </table:table-cell>
          <table:table-cell office:value-type="string">
            <text:p>Via Ammiraglio Betolo 5</text:p>
          </table:table-cell>
          <table:table-cell office:value-type="string">
            <text:p>DISPENSARIO D.SSA MONTELISCIANI M.LORETA</text:p>
          </table:table-cell>
          <table:table-cell office:value-type="float" office:value="-0">
            <text:p>0</text:p>
          </table:table-cell>
          <table:table-cell office:value-type="float" office:value="38050">
            <text:p>38050</text:p>
          </table:table-cell>
          <table:table-cell office:value-type="float" office:value="22015">
            <text:p>22015</text:p>
          </table:table-cell>
          <table:table-cell table:number-columns-repeated="2" office:value-type="string">
            <text:p>BIEN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0989757301504">
            <text:p>460989757301504</text:p>
          </table:table-cell>
          <table:table-cell office:value-type="float" office:value="115638552571326">
            <text:p>1156385525713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e018f87-d352-44d7-9b1f-c22a70cae96c</text:p>
          </table:table-cell>
          <table:table-cell office:value-type="float" office:value="17631">
            <text:p>17631</text:p>
          </table:table-cell>
          <table:table-cell office:value-type="float" office:value="2201">
            <text:p>2201</text:p>
          </table:table-cell>
          <table:table-cell office:value-type="string">
            <text:p>P.zza Centrale</text:p>
          </table:table-cell>
          <table:table-cell office:value-type="string">
            <text:p>DISPENSARIO DR. TONFOLINI</text:p>
          </table:table-cell>
          <table:table-cell office:value-type="float" office:value="-0">
            <text:p>0</text:p>
          </table:table-cell>
          <table:table-cell office:value-type="float" office:value="38010">
            <text:p>38010</text:p>
          </table:table-cell>
          <table:table-cell office:value-type="float" office:value="22037">
            <text:p>22037</text:p>
          </table:table-cell>
          <table:table-cell office:value-type="string">
            <text:p>CAMPODEN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248332022495">
            <text:p>46248332022495</text:p>
          </table:table-cell>
          <table:table-cell office:value-type="float" office:value="110042197966811">
            <text:p>1100421979668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3ad9049-4306-43c0-a089-5e5e41f15c7f</text:p>
          </table:table-cell>
          <table:table-cell office:value-type="float" office:value="4266">
            <text:p>4266</text:p>
          </table:table-cell>
          <table:table-cell office:value-type="float" office:value="9202">
            <text:p>9202</text:p>
          </table:table-cell>
          <table:table-cell office:value-type="string">
            <text:p>Via della Fricca 12</text:p>
          </table:table-cell>
          <table:table-cell office:value-type="string">
            <text:p>MANFREDI CRISTINA</text:p>
          </table:table-cell>
          <table:table-cell office:value-type="float" office:value="1571630225">
            <text:p>1571630225</text:p>
          </table:table-cell>
          <table:table-cell office:value-type="float" office:value="38049">
            <text:p>38049</text:p>
          </table:table-cell>
          <table:table-cell office:value-type="float" office:value="22219">
            <text:p>22219</text:p>
          </table:table-cell>
          <table:table-cell office:value-type="string">
            <text:p>VIGOLO VATTAR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04407">
            <text:p>46004407</text:p>
          </table:table-cell>
          <table:table-cell office:value-type="float" office:value="11195213">
            <text:p>111952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dc3d1d4-a891-4206-abb2-7e1374eddb92</text:p>
          </table:table-cell>
          <table:table-cell office:value-type="float" office:value="4165">
            <text:p>4165</text:p>
          </table:table-cell>
          <table:table-cell office:value-type="float" office:value="6">
            <text:p>6</text:p>
          </table:table-cell>
          <table:table-cell office:value-type="string">
            <text:p>Piazza Roma 6</text:p>
          </table:table-cell>
          <table:table-cell office:value-type="string">
            <text:p>FAMIGLIA COOPERATIVA VALLAGARINA</text:p>
          </table:table-cell>
          <table:table-cell office:value-type="float" office:value="106510225">
            <text:p>106510225</text:p>
          </table:table-cell>
          <table:table-cell office:value-type="float" office:value="38063">
            <text:p>38063</text:p>
          </table:table-cell>
          <table:table-cell office:value-type="float" office:value="22007">
            <text:p>22007</text:p>
          </table:table-cell>
          <table:table-cell office:value-type="string">
            <text:p>AVI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7321595956525">
            <text:p>457321595956525</text:p>
          </table:table-cell>
          <table:table-cell office:value-type="float" office:value="109198632803229">
            <text:p>1091986328032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86717d4-1525-46f3-8589-37a0d1626455</text:p>
          </table:table-cell>
          <table:table-cell office:value-type="float" office:value="4225">
            <text:p>4225</text:p>
          </table:table-cell>
          <table:table-cell office:value-type="float" office:value="3301">
            <text:p>3301</text:p>
          </table:table-cell>
          <table:table-cell office:value-type="string">
            <text:p>Via Alcide De Gasperi 19</text:p>
          </table:table-cell>
          <table:table-cell office:value-type="string">
            <text:p>CAMPAGNOLA GIUSEPPE &amp; C. SNC</text:p>
          </table:table-cell>
          <table:table-cell office:value-type="float" office:value="1813570221">
            <text:p>1813570221</text:p>
          </table:table-cell>
          <table:table-cell office:value-type="float" office:value="38017">
            <text:p>38017</text:p>
          </table:table-cell>
          <table:table-cell office:value-type="float" office:value="22117">
            <text:p>22117</text:p>
          </table:table-cell>
          <table:table-cell office:value-type="string">
            <text:p>MEZZOLOMBARD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073466498511">
            <text:p>462073466498511</text:p>
          </table:table-cell>
          <table:table-cell office:value-type="float" office:value="11091409194271">
            <text:p>110914091942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bd008a2-1c6a-49c1-acef-54f1bf13f05f</text:p>
          </table:table-cell>
          <table:table-cell office:value-type="float" office:value="4250">
            <text:p>4250</text:p>
          </table:table-cell>
          <table:table-cell office:value-type="float" office:value="6401">
            <text:p>6401</text:p>
          </table:table-cell>
          <table:table-cell office:value-type="string">
            <text:p>Largo Nazario Sauro 29</text:p>
          </table:table-cell>
          <table:table-cell office:value-type="string">
            <text:p>GRANDI - DR. LEPORE</text:p>
          </table:table-cell>
          <table:table-cell office:value-type="float" office:value="639430222">
            <text:p>639430222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748132409383">
            <text:p>460748132409383</text:p>
          </table:table-cell>
          <table:table-cell office:value-type="float" office:value="111251346567747">
            <text:p>1112513465677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2007c4f-f96f-48a5-bf97-ed58b1265051</text:p>
          </table:table-cell>
          <table:table-cell office:value-type="float" office:value="16702">
            <text:p>16702</text:p>
          </table:table-cell>
          <table:table-cell office:value-type="float" office:value="138">
            <text:p>138</text:p>
          </table:table-cell>
          <table:table-cell office:value-type="string">
            <text:p>Via 3 Novembre 7</text:p>
          </table:table-cell>
          <table:table-cell office:value-type="string">
            <text:p>COMUNALE SAN ROCCO</text:p>
          </table:table-cell>
          <table:table-cell office:value-type="float" office:value="1581140223">
            <text:p>1581140223</text:p>
          </table:table-cell>
          <table:table-cell office:value-type="float" office:value="38060">
            <text:p>38060</text:p>
          </table:table-cell>
          <table:table-cell office:value-type="float" office:value="22224">
            <text:p>22224</text:p>
          </table:table-cell>
          <table:table-cell office:value-type="string">
            <text:p>VOLA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331674745026">
            <text:p>459331674745026</text:p>
          </table:table-cell>
          <table:table-cell office:value-type="float" office:value="110940766642749">
            <text:p>1109407666427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d06bb85-23cb-40aa-88d2-6e3fa09e8029</text:p>
          </table:table-cell>
          <table:table-cell office:value-type="float" office:value="4193">
            <text:p>4193</text:p>
          </table:table-cell>
          <table:table-cell office:value-type="float" office:value="11101">
            <text:p>11101</text:p>
          </table:table-cell>
          <table:table-cell office:value-type="string">
            <text:p>Via Bellini 17</text:p>
          </table:table-cell>
          <table:table-cell office:value-type="string">
            <text:p>PIZZO DR. PAOLO</text:p>
          </table:table-cell>
          <table:table-cell office:value-type="float" office:value="2030200220">
            <text:p>2030200220</text:p>
          </table:table-cell>
          <table:table-cell office:value-type="float" office:value="38057">
            <text:p>38057</text:p>
          </table:table-cell>
          <table:table-cell office:value-type="float" office:value="22139">
            <text:p>22139</text:p>
          </table:table-cell>
          <table:table-cell office:value-type="string">
            <text:p>PERGINE VALSUGA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6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16404">
            <text:p>460616404</text:p>
          </table:table-cell>
          <table:table-cell office:value-type="float" office:value="112398474">
            <text:p>112398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4a97bc3-addf-41f8-9cbe-dbbdab3fd1e5</text:p>
          </table:table-cell>
          <table:table-cell office:value-type="float" office:value="4228">
            <text:p>4228</text:p>
          </table:table-cell>
          <table:table-cell office:value-type="float" office:value="3801">
            <text:p>3801</text:p>
          </table:table-cell>
          <table:table-cell office:value-type="string">
            <text:p>Via Cesare Battisti 26</text:p>
          </table:table-cell>
          <table:table-cell office:value-type="string">
            <text:p>DE VARDA</text:p>
          </table:table-cell>
          <table:table-cell office:value-type="float" office:value="182490227">
            <text:p>182490227</text:p>
          </table:table-cell>
          <table:table-cell office:value-type="float" office:value="38057">
            <text:p>38057</text:p>
          </table:table-cell>
          <table:table-cell office:value-type="float" office:value="22139">
            <text:p>22139</text:p>
          </table:table-cell>
          <table:table-cell office:value-type="string">
            <text:p>PERGINE VALSUGA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16404">
            <text:p>460616404</text:p>
          </table:table-cell>
          <table:table-cell office:value-type="float" office:value="112398474">
            <text:p>11239847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dbd1524-46b6-4914-87a5-3e785fc1458f</text:p>
          </table:table-cell>
          <table:table-cell office:value-type="float" office:value="4169">
            <text:p>4169</text:p>
          </table:table-cell>
          <table:table-cell office:value-type="float" office:value="2201">
            <text:p>2201</text:p>
          </table:table-cell>
          <table:table-cell office:value-type="string">
            <text:p>Via Guglielmo Marconi 8</text:p>
          </table:table-cell>
          <table:table-cell office:value-type="string">
            <text:p>ALL'ANGELO SNC</text:p>
          </table:table-cell>
          <table:table-cell office:value-type="float" office:value="1867580225">
            <text:p>1867580225</text:p>
          </table:table-cell>
          <table:table-cell office:value-type="float" office:value="38010">
            <text:p>38010</text:p>
          </table:table-cell>
          <table:table-cell office:value-type="float" office:value="22074">
            <text:p>22074</text:p>
          </table:table-cell>
          <table:table-cell office:value-type="string">
            <text:p>DEN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719475733844">
            <text:p>462719475733844</text:p>
          </table:table-cell>
          <table:table-cell office:value-type="float" office:value="11052403821412">
            <text:p>110524038214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25ccfdd-a0b4-467a-9dc4-73743f1f446b</text:p>
          </table:table-cell>
          <table:table-cell office:value-type="float" office:value="4262">
            <text:p>4262</text:p>
          </table:table-cell>
          <table:table-cell office:value-type="float" office:value="8401">
            <text:p>8401</text:p>
          </table:table-cell>
          <table:table-cell office:value-type="string">
            <text:p>Via Roma 52</text:p>
          </table:table-cell>
          <table:table-cell office:value-type="string">
            <text:p>ZONTA ADRIANA</text:p>
          </table:table-cell>
          <table:table-cell office:value-type="float" office:value="606920221">
            <text:p>606920221</text:p>
          </table:table-cell>
          <table:table-cell office:value-type="float" office:value="38050">
            <text:p>38050</text:p>
          </table:table-cell>
          <table:table-cell office:value-type="float" office:value="22115">
            <text:p>22115</text:p>
          </table:table-cell>
          <table:table-cell office:value-type="string">
            <text:p>MEZZA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545569">
            <text:p>461545569</text:p>
          </table:table-cell>
          <table:table-cell office:value-type="float" office:value="11805873">
            <text:p>118058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e362ca-35d2-42e0-bb2d-7bca2eabfc38</text:p>
          </table:table-cell>
          <table:table-cell office:value-type="float" office:value="4204">
            <text:p>4204</text:p>
          </table:table-cell>
          <table:table-cell office:value-type="float" office:value="301">
            <text:p>301</text:p>
          </table:table-cell>
          <table:table-cell office:value-type="string">
            <text:p>Piazza C. Battisti 4</text:p>
          </table:table-cell>
          <table:table-cell office:value-type="string">
            <text:p>BARBACOVI GIORGIO</text:p>
          </table:table-cell>
          <table:table-cell office:value-type="float" office:value="1226750220">
            <text:p>1226750220</text:p>
          </table:table-cell>
          <table:table-cell office:value-type="float" office:value="38060">
            <text:p>38060</text:p>
          </table:table-cell>
          <table:table-cell office:value-type="float" office:value="22003">
            <text:p>22003</text:p>
          </table:table-cell>
          <table:table-cell office:value-type="string">
            <text:p>ALDE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720953094206">
            <text:p>459720953094206</text:p>
          </table:table-cell>
          <table:table-cell office:value-type="float" office:value="110935322633462">
            <text:p>1109353226334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7d62b51-9999-4100-9764-4fe752a5c8ee</text:p>
          </table:table-cell>
          <table:table-cell office:value-type="float" office:value="4224">
            <text:p>4224</text:p>
          </table:table-cell>
          <table:table-cell office:value-type="float" office:value="3202">
            <text:p>3202</text:p>
          </table:table-cell>
          <table:table-cell office:value-type="string">
            <text:p>P.zza San Gottardo 13</text:p>
          </table:table-cell>
          <table:table-cell office:value-type="string">
            <text:p>ZANINI PAOLO &amp; C. SNC</text:p>
          </table:table-cell>
          <table:table-cell office:value-type="float" office:value="1422590222">
            <text:p>1422590222</text:p>
          </table:table-cell>
          <table:table-cell office:value-type="float" office:value="38016">
            <text:p>38016</text:p>
          </table:table-cell>
          <table:table-cell office:value-type="float" office:value="22116">
            <text:p>22116</text:p>
          </table:table-cell>
          <table:table-cell office:value-type="string">
            <text:p>MEZZOCORONA</text:p>
          </table:table-cell>
          <table:table-cell office:value-type="string">
            <text:p>ROVERE DELLA LUN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1510650296">
            <text:p>4621510650296</text:p>
          </table:table-cell>
          <table:table-cell office:value-type="float" office:value="111192545228305">
            <text:p>1111925452283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59ea2d5-4a2b-4fc4-bc62-94f2ea3beec6</text:p>
          </table:table-cell>
          <table:table-cell office:value-type="float" office:value="4219">
            <text:p>4219</text:p>
          </table:table-cell>
          <table:table-cell office:value-type="float" office:value="2502">
            <text:p>2502</text:p>
          </table:table-cell>
          <table:table-cell office:value-type="string">
            <text:p>Via Cesare Battisti 20</text:p>
          </table:table-cell>
          <table:table-cell office:value-type="string">
            <text:p>DIEMME FARMA SAS DI DE MAFFEI ANTONIA E C.</text:p>
          </table:table-cell>
          <table:table-cell office:value-type="float" office:value="1764440226">
            <text:p>1764440226</text:p>
          </table:table-cell>
          <table:table-cell office:value-type="float" office:value="38013">
            <text:p>38013</text:p>
          </table:table-cell>
          <table:table-cell office:value-type="float" office:value="22088">
            <text:p>22088</text:p>
          </table:table-cell>
          <table:table-cell office:value-type="string">
            <text:p>FOND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171162798013">
            <text:p>464171162798013</text:p>
          </table:table-cell>
          <table:table-cell office:value-type="float" office:value="111402654172457">
            <text:p>1114026541724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025556-420b-4434-a846-f1af40c2be5a</text:p>
          </table:table-cell>
          <table:table-cell office:value-type="float" office:value="4172">
            <text:p>4172</text:p>
          </table:table-cell>
          <table:table-cell office:value-type="float" office:value="29">
            <text:p>29</text:p>
          </table:table-cell>
          <table:table-cell office:value-type="string">
            <text:p>Via Regia 12</text:p>
          </table:table-cell>
          <table:table-cell office:value-type="string">
            <text:p>ROMANESE</text:p>
          </table:table-cell>
          <table:table-cell office:value-type="float" office:value="835070228">
            <text:p>835070228</text:p>
          </table:table-cell>
          <table:table-cell office:value-type="float" office:value="38056">
            <text:p>38056</text:p>
          </table:table-cell>
          <table:table-cell office:value-type="float" office:value="22104">
            <text:p>22104</text:p>
          </table:table-cell>
          <table:table-cell office:value-type="string">
            <text:p>LEVICO TERM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113979272623">
            <text:p>460113979272623</text:p>
          </table:table-cell>
          <table:table-cell office:value-type="float" office:value="113005470633363">
            <text:p>1130054706333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09a95f8-f0f0-4902-9530-5b63385f0430</text:p>
          </table:table-cell>
          <table:table-cell office:value-type="float" office:value="4173">
            <text:p>4173</text:p>
          </table:table-cell>
          <table:table-cell office:value-type="float" office:value="34">
            <text:p>34</text:p>
          </table:table-cell>
          <table:table-cell office:value-type="string">
            <text:p>Piaz de Sotegrava 21</text:p>
          </table:table-cell>
          <table:table-cell office:value-type="string">
            <text:p>RIGONI DEL DR. RIGONI ANTONIO &amp; C. SNC</text:p>
          </table:table-cell>
          <table:table-cell office:value-type="float" office:value="2141050225">
            <text:p>2141050225</text:p>
          </table:table-cell>
          <table:table-cell office:value-type="float" office:value="38035">
            <text:p>38035</text:p>
          </table:table-cell>
          <table:table-cell office:value-type="float" office:value="22118">
            <text:p>22118</text:p>
          </table:table-cell>
          <table:table-cell office:value-type="string">
            <text:p>MOE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4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645137061942">
            <text:p>463645137061942</text:p>
          </table:table-cell>
          <table:table-cell office:value-type="float" office:value="117061404227998">
            <text:p>11706140422799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d91387d-5862-4d89-8e01-11c9cb15c839</text:p>
          </table:table-cell>
          <table:table-cell office:value-type="float" office:value="4175">
            <text:p>4175</text:p>
          </table:table-cell>
          <table:table-cell office:value-type="float" office:value="4101">
            <text:p>4101</text:p>
          </table:table-cell>
          <table:table-cell office:value-type="string">
            <text:p>Piazza S. Giacomo</text:p>
          </table:table-cell>
          <table:table-cell office:value-type="string">
            <text:p>DI PINZOLO</text:p>
          </table:table-cell>
          <table:table-cell office:value-type="float" office:value="983840224">
            <text:p>983840224</text:p>
          </table:table-cell>
          <table:table-cell office:value-type="float" office:value="38086">
            <text:p>38086</text:p>
          </table:table-cell>
          <table:table-cell office:value-type="float" office:value="22143">
            <text:p>22143</text:p>
          </table:table-cell>
          <table:table-cell office:value-type="string">
            <text:p>PINZOL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220374200605">
            <text:p>462220374200605</text:p>
          </table:table-cell>
          <table:table-cell office:value-type="float" office:value="107963137713744">
            <text:p>1079631377137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f622662-8084-4393-bb53-df0d493449c9</text:p>
          </table:table-cell>
          <table:table-cell office:value-type="float" office:value="4208">
            <text:p>4208</text:p>
          </table:table-cell>
          <table:table-cell office:value-type="float" office:value="1001">
            <text:p>1001</text:p>
          </table:table-cell>
          <table:table-cell office:value-type="string">
            <text:p>Via Giuseppe Garibaldi 9</text:p>
          </table:table-cell>
          <table:table-cell office:value-type="string">
            <text:p>OTTAVIANI FRANCO</text:p>
          </table:table-cell>
          <table:table-cell office:value-type="float" office:value="1273520229">
            <text:p>1273520229</text:p>
          </table:table-cell>
          <table:table-cell office:value-type="float" office:value="38060">
            <text:p>38060</text:p>
          </table:table-cell>
          <table:table-cell office:value-type="float" office:value="22025">
            <text:p>22025</text:p>
          </table:table-cell>
          <table:table-cell office:value-type="string">
            <text:p>BRENTONIC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020613409721">
            <text:p>458020613409721</text:p>
          </table:table-cell>
          <table:table-cell office:value-type="float" office:value="109390077325141">
            <text:p>1093900773251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f0331d-b103-4755-ba5a-a5195de33e50</text:p>
          </table:table-cell>
          <table:table-cell office:value-type="float" office:value="4162">
            <text:p>4162</text:p>
          </table:table-cell>
          <table:table-cell office:value-type="float" office:value="1">
            <text:p>1</text:p>
          </table:table-cell>
          <table:table-cell office:value-type="string">
            <text:p>Corso Passo Buole 5/a</text:p>
          </table:table-cell>
          <table:table-cell office:value-type="string">
            <text:p>RAVAGNANI CHIARA</text:p>
          </table:table-cell>
          <table:table-cell office:value-type="float" office:value="869430223">
            <text:p>869430223</text:p>
          </table:table-cell>
          <table:table-cell office:value-type="float" office:value="38061">
            <text:p>38061</text:p>
          </table:table-cell>
          <table:table-cell office:value-type="float" office:value="22001">
            <text:p>22001</text:p>
          </table:table-cell>
          <table:table-cell office:value-type="string">
            <text:p>AL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7590051426327">
            <text:p>457590051426327</text:p>
          </table:table-cell>
          <table:table-cell office:value-type="float" office:value="110026564100186">
            <text:p>1100265641001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c91e516-9624-43b4-a36b-820a1c61eb44</text:p>
          </table:table-cell>
          <table:table-cell office:value-type="float" office:value="4275">
            <text:p>4275</text:p>
          </table:table-cell>
          <table:table-cell office:value-type="float" office:value="10903">
            <text:p>10903</text:p>
          </table:table-cell>
          <table:table-cell office:value-type="string">
            <text:p>Via Borno 3</text:p>
          </table:table-cell>
          <table:table-cell office:value-type="string">
            <text:p>VINANTE GIORGIO E C. SNC</text:p>
          </table:table-cell>
          <table:table-cell office:value-type="float" office:value="2046780223">
            <text:p>2046780223</text:p>
          </table:table-cell>
          <table:table-cell office:value-type="float" office:value="38030">
            <text:p>38030</text:p>
          </table:table-cell>
          <table:table-cell office:value-type="float" office:value="22047">
            <text:p>22047</text:p>
          </table:table-cell>
          <table:table-cell office:value-type="string">
            <text:p>CASTELLO-MOLINA DI FIEMME</text:p>
          </table:table-cell>
          <table:table-cell office:value-type="string">
            <text:p>CASTELLO DI FIEMM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817897601343">
            <text:p>462817897601343</text:p>
          </table:table-cell>
          <table:table-cell office:value-type="float" office:value="114320162612705">
            <text:p>1143201626127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7872add-0e09-4c81-9355-ba1fb686b679</text:p>
          </table:table-cell>
          <table:table-cell office:value-type="float" office:value="17630">
            <text:p>17630</text:p>
          </table:table-cell>
          <table:table-cell office:value-type="float" office:value="701">
            <text:p>701</text:p>
          </table:table-cell>
          <table:table-cell office:value-type="string">
            <text:p>Via Verdi 35</text:p>
          </table:table-cell>
          <table:table-cell office:value-type="string">
            <text:p>DISPENSARIO FARMACIA MORELLI SNC</text:p>
          </table:table-cell>
          <table:table-cell office:value-type="float" office:value="-0">
            <text:p>0</text:p>
          </table:table-cell>
          <table:table-cell office:value-type="float" office:value="38043">
            <text:p>38043</text:p>
          </table:table-cell>
          <table:table-cell office:value-type="float" office:value="22011">
            <text:p>22011</text:p>
          </table:table-cell>
          <table:table-cell table:number-columns-repeated="2" office:value-type="string">
            <text:p>BEDOLL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1618911">
            <text:p>461618911</text:p>
          </table:table-cell>
          <table:table-cell office:value-type="float" office:value="113034198">
            <text:p>1130341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48ecf23-3089-4f63-89e0-e4aedd17451f</text:p>
          </table:table-cell>
          <table:table-cell office:value-type="float" office:value="4243">
            <text:p>4243</text:p>
          </table:table-cell>
          <table:table-cell office:value-type="float" office:value="5504">
            <text:p>5504</text:p>
          </table:table-cell>
          <table:table-cell office:value-type="string">
            <text:p>Piazza G. Prati 109</text:p>
          </table:table-cell>
          <table:table-cell office:value-type="string">
            <text:p>STENICO E SAN LORENZO DI POLLA GABRIELE E SARTORI MAURA SNC</text:p>
          </table:table-cell>
          <table:table-cell office:value-type="float" office:value="2164930220">
            <text:p>2164930220</text:p>
          </table:table-cell>
          <table:table-cell office:value-type="float" office:value="38070">
            <text:p>38070</text:p>
          </table:table-cell>
          <table:table-cell office:value-type="float" office:value="22182">
            <text:p>22182</text:p>
          </table:table-cell>
          <table:table-cell office:value-type="string">
            <text:p>STENIC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8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981455715646">
            <text:p>460981455715646</text:p>
          </table:table-cell>
          <table:table-cell office:value-type="float" office:value="108413250782721">
            <text:p>1084132507827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6fec044-27e5-4b3c-a455-541de14e7ba2</text:p>
          </table:table-cell>
          <table:table-cell office:value-type="float" office:value="4171">
            <text:p>4171</text:p>
          </table:table-cell>
          <table:table-cell office:value-type="float" office:value="27">
            <text:p>27</text:p>
          </table:table-cell>
          <table:table-cell office:value-type="string">
            <text:p>Via Segantini 1</text:p>
          </table:table-cell>
          <table:table-cell office:value-type="string">
            <text:p>ROMANI DI ERRIGO A. E C. SNC</text:p>
          </table:table-cell>
          <table:table-cell office:value-type="float" office:value="2046850224">
            <text:p>2046850224</text:p>
          </table:table-cell>
          <table:table-cell office:value-type="float" office:value="38015">
            <text:p>38015</text:p>
          </table:table-cell>
          <table:table-cell office:value-type="float" office:value="22103">
            <text:p>22103</text:p>
          </table:table-cell>
          <table:table-cell office:value-type="string">
            <text:p>LAVIS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512831931641">
            <text:p>461512831931641</text:p>
          </table:table-cell>
          <table:table-cell office:value-type="float" office:value="111042541241409">
            <text:p>11104254124140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e39a42a-8503-4bae-929c-8210261026d1</text:p>
          </table:table-cell>
          <table:table-cell office:value-type="float" office:value="4210">
            <text:p>4210</text:p>
          </table:table-cell>
          <table:table-cell office:value-type="float" office:value="1303">
            <text:p>1303</text:p>
          </table:table-cell>
          <table:table-cell office:value-type="string">
            <text:p>Via Dante Alighieri 12/A</text:p>
          </table:table-cell>
          <table:table-cell office:value-type="string">
            <text:p>RIGONI CRISTIANO</text:p>
          </table:table-cell>
          <table:table-cell office:value-type="float" office:value="1611170224">
            <text:p>1611170224</text:p>
          </table:table-cell>
          <table:table-cell office:value-type="float" office:value="38053">
            <text:p>38053</text:p>
          </table:table-cell>
          <table:table-cell office:value-type="float" office:value="22048">
            <text:p>22048</text:p>
          </table:table-cell>
          <table:table-cell office:value-type="string">
            <text:p>CASTELLO TESI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10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219023022185">
            <text:p>461219023022185</text:p>
          </table:table-cell>
          <table:table-cell office:value-type="float" office:value="116469032548419">
            <text:p>1164690325484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1d1eb62-03f3-42fa-993b-0b446552e557</text:p>
          </table:table-cell>
          <table:table-cell office:value-type="float" office:value="17295">
            <text:p>17295</text:p>
          </table:table-cell>
          <table:table-cell office:value-type="float" office:value="133">
            <text:p>133</text:p>
          </table:table-cell>
          <table:table-cell office:value-type="string">
            <text:p>Via Negrelli 12</text:p>
          </table:table-cell>
          <table:table-cell office:value-type="string">
            <text:p>VENEZIAN PATRIZIA</text:p>
          </table:table-cell>
          <table:table-cell office:value-type="float" office:value="1920280227">
            <text:p>1920280227</text:p>
          </table:table-cell>
          <table:table-cell office:value-type="float" office:value="38062">
            <text:p>38062</text:p>
          </table:table-cell>
          <table:table-cell office:value-type="float" office:value="22006">
            <text:p>22006</text:p>
          </table:table-cell>
          <table:table-cell office:value-type="string">
            <text:p>ARC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186694">
            <text:p>459186694</text:p>
          </table:table-cell>
          <table:table-cell office:value-type="float" office:value="108669217">
            <text:p>1086692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2b72423-fd68-4c7f-abca-344d2f35db48</text:p>
          </table:table-cell>
          <table:table-cell office:value-type="float" office:value="4280">
            <text:p>4280</text:p>
          </table:table-cell>
          <table:table-cell office:value-type="float" office:value="13601">
            <text:p>13601</text:p>
          </table:table-cell>
          <table:table-cell office:value-type="string">
            <text:p>Via Terra Nera 45/1B</text:p>
          </table:table-cell>
          <table:table-cell office:value-type="string">
            <text:p>MONTE ALBANO SNC</text:p>
          </table:table-cell>
          <table:table-cell office:value-type="float" office:value="2207580222">
            <text:p>2207580222</text:p>
          </table:table-cell>
          <table:table-cell office:value-type="float" office:value="38065">
            <text:p>38065</text:p>
          </table:table-cell>
          <table:table-cell office:value-type="float" office:value="22123">
            <text:p>22123</text:p>
          </table:table-cell>
          <table:table-cell office:value-type="string">
            <text:p>MORI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566608968003">
            <text:p>458566608968003</text:p>
          </table:table-cell>
          <table:table-cell office:value-type="float" office:value="109517733419702">
            <text:p>1095177334197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3f08ddd-f1fb-494c-92f7-9710e95238eb</text:p>
          </table:table-cell>
          <table:table-cell office:value-type="float" office:value="4265">
            <text:p>4265</text:p>
          </table:table-cell>
          <table:table-cell office:value-type="float" office:value="9101">
            <text:p>9101</text:p>
          </table:table-cell>
          <table:table-cell office:value-type="string">
            <text:p>P.zza Cigni 2</text:p>
          </table:table-cell>
          <table:table-cell office:value-type="string">
            <text:p>DIEMME FARMA SNC</text:p>
          </table:table-cell>
          <table:table-cell office:value-type="float" office:value="1764440226">
            <text:p>1764440226</text:p>
          </table:table-cell>
          <table:table-cell office:value-type="float" office:value="38010">
            <text:p>38010</text:p>
          </table:table-cell>
          <table:table-cell office:value-type="float" office:value="22067">
            <text:p>22067</text:p>
          </table:table-cell>
          <table:table-cell office:value-type="string">
            <text:p>CORED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6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49715476156">
            <text:p>46349715476156</text:p>
          </table:table-cell>
          <table:table-cell office:value-type="float" office:value="111328072982685">
            <text:p>1113280729826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a01edbd-689c-490a-8c1b-c352ebb68683</text:p>
          </table:table-cell>
          <table:table-cell office:value-type="float" office:value="4222">
            <text:p>4222</text:p>
          </table:table-cell>
          <table:table-cell office:value-type="float" office:value="3001">
            <text:p>3001</text:p>
          </table:table-cell>
          <table:table-cell office:value-type="string">
            <text:p>Via Cesare Battisti 45</text:p>
          </table:table-cell>
          <table:table-cell office:value-type="string">
            <text:p>ROMANO MARIO</text:p>
          </table:table-cell>
          <table:table-cell office:value-type="float" office:value="1239230228">
            <text:p>1239230228</text:p>
          </table:table-cell>
          <table:table-cell office:value-type="float" office:value="38077">
            <text:p>38077</text:p>
          </table:table-cell>
          <table:table-cell office:value-type="float" office:value="22107">
            <text:p>22107</text:p>
          </table:table-cell>
          <table:table-cell office:value-type="string">
            <text:p>LOMASO</text:p>
          </table:table-cell>
          <table:table-cell office:value-type="string">
            <text:p>PONTE ARCH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24138">
            <text:p>46024138</text:p>
          </table:table-cell>
          <table:table-cell office:value-type="float" office:value="108659923">
            <text:p>1086599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3f2d31-c18d-4fba-a6de-c223f86a0556</text:p>
          </table:table-cell>
          <table:table-cell office:value-type="float" office:value="17316">
            <text:p>17316</text:p>
          </table:table-cell>
          <table:table-cell office:value-type="float" office:value="132">
            <text:p>132</text:p>
          </table:table-cell>
          <table:table-cell office:value-type="string">
            <text:p>Via C. Cavalieri 4/a</text:p>
          </table:table-cell>
          <table:table-cell office:value-type="string">
            <text:p>COMUNALE N.4 DI ISERA</text:p>
          </table:table-cell>
          <table:table-cell office:value-type="float" office:value="1581140223">
            <text:p>1581140223</text:p>
          </table:table-cell>
          <table:table-cell office:value-type="float" office:value="38060">
            <text:p>38060</text:p>
          </table:table-cell>
          <table:table-cell office:value-type="float" office:value="22098">
            <text:p>22098</text:p>
          </table:table-cell>
          <table:table-cell office:value-type="string">
            <text:p>ISER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939300176161">
            <text:p>458939300176161</text:p>
          </table:table-cell>
          <table:table-cell office:value-type="float" office:value="109979685227439">
            <text:p>1099796852274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8491f1c-6bfe-4b71-99c1-1987ffb3005a</text:p>
          </table:table-cell>
          <table:table-cell office:value-type="float" office:value="17613">
            <text:p>17613</text:p>
          </table:table-cell>
          <table:table-cell office:value-type="float" office:value="10903">
            <text:p>10903</text:p>
          </table:table-cell>
          <table:table-cell office:value-type="string">
            <text:p>Via Segherie 74</text:p>
          </table:table-cell>
          <table:table-cell office:value-type="string">
            <text:p>DISPENSARIO DR. CAPONI LUCA ANTONIO</text:p>
          </table:table-cell>
          <table:table-cell office:value-type="float" office:value="-0">
            <text:p>0</text:p>
          </table:table-cell>
          <table:table-cell office:value-type="float" office:value="38030">
            <text:p>38030</text:p>
          </table:table-cell>
          <table:table-cell office:value-type="float" office:value="22047">
            <text:p>22047</text:p>
          </table:table-cell>
          <table:table-cell office:value-type="string">
            <text:p>CASTELLO-MOLINA DI FIEMME</text:p>
          </table:table-cell>
          <table:table-cell office:value-type="string">
            <text:p>Molina di Fiemm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2723420099138">
            <text:p>462723420099138</text:p>
          </table:table-cell>
          <table:table-cell office:value-type="float" office:value="114210023943257">
            <text:p>1142100239432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529fabe-a3e2-4b40-87d3-3563a5b439f2</text:p>
          </table:table-cell>
          <table:table-cell office:value-type="float" office:value="4215">
            <text:p>4215</text:p>
          </table:table-cell>
          <table:table-cell office:value-type="float" office:value="1902">
            <text:p>1902</text:p>
          </table:table-cell>
          <table:table-cell office:value-type="string">
            <text:p>Via G. A. Pilati 13</text:p>
          </table:table-cell>
          <table:table-cell office:value-type="string">
            <text:p>DIEMME FARMA SNC</text:p>
          </table:table-cell>
          <table:table-cell office:value-type="float" office:value="1764440226">
            <text:p>1764440226</text:p>
          </table:table-cell>
          <table:table-cell office:value-type="float" office:value="38023">
            <text:p>38023</text:p>
          </table:table-cell>
          <table:table-cell office:value-type="float" office:value="22062">
            <text:p>22062</text:p>
          </table:table-cell>
          <table:table-cell office:value-type="string">
            <text:p>CLES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6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477336976718">
            <text:p>463477336976718</text:p>
          </table:table-cell>
          <table:table-cell office:value-type="float" office:value="109893656443914">
            <text:p>1098936564439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9e1e54d-4918-4c08-b25d-d2dfb65afb4f</text:p>
          </table:table-cell>
          <table:table-cell office:value-type="float" office:value="4186">
            <text:p>4186</text:p>
          </table:table-cell>
          <table:table-cell office:value-type="float" office:value="79">
            <text:p>79</text:p>
          </table:table-cell>
          <table:table-cell office:value-type="string">
            <text:p>Largo Medaglie d'oro 8</text:p>
          </table:table-cell>
          <table:table-cell office:value-type="string">
            <text:p>BOLGHERA</text:p>
          </table:table-cell>
          <table:table-cell office:value-type="float" office:value="166280222">
            <text:p>166280222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577971934673">
            <text:p>460577971934673</text:p>
          </table:table-cell>
          <table:table-cell office:value-type="float" office:value="111327523327511">
            <text:p>1113275233275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4bf8e6-f59e-4e97-a703-3c0aae1d5d3a</text:p>
          </table:table-cell>
          <table:table-cell office:value-type="float" office:value="4187">
            <text:p>4187</text:p>
          </table:table-cell>
          <table:table-cell office:value-type="float" office:value="8501">
            <text:p>8501</text:p>
          </table:table-cell>
          <table:table-cell office:value-type="string">
            <text:p>Via Mazzini 14/b</text:p>
          </table:table-cell>
          <table:table-cell office:value-type="string">
            <text:p>NARDELLI DR. GABRIELE</text:p>
          </table:table-cell>
          <table:table-cell office:value-type="float" office:value="1889730220">
            <text:p>1889730220</text:p>
          </table:table-cell>
          <table:table-cell office:value-type="float" office:value="38074">
            <text:p>38074</text:p>
          </table:table-cell>
          <table:table-cell office:value-type="float" office:value="22079">
            <text:p>22079</text:p>
          </table:table-cell>
          <table:table-cell office:value-type="string">
            <text:p>DRO</text:p>
          </table:table-cell>
          <table:table-cell office:value-type="string">
            <text:p>S. ANDREA DEI BAGNI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913596636596">
            <text:p>459913596636596</text:p>
          </table:table-cell>
          <table:table-cell office:value-type="float" office:value="109247729886099">
            <text:p>1092477298860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3049cc3-18df-440b-9292-a6ab3863c587</text:p>
          </table:table-cell>
          <table:table-cell office:value-type="float" office:value="4239">
            <text:p>4239</text:p>
          </table:table-cell>
          <table:table-cell office:value-type="float" office:value="5100">
            <text:p>5100</text:p>
          </table:table-cell>
          <table:table-cell office:value-type="string">
            <text:p>Piazza Erbe 17</text:p>
          </table:table-cell>
          <table:table-cell office:value-type="string">
            <text:p>SOAVE DI SOAVE ALBERTO SNC</text:p>
          </table:table-cell>
          <table:table-cell office:value-type="float" office:value="36930220">
            <text:p>36930220</text:p>
          </table:table-cell>
          <table:table-cell office:value-type="float" office:value="38068">
            <text:p>38068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10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915375">
            <text:p>458915375</text:p>
          </table:table-cell>
          <table:table-cell office:value-type="float" office:value="110384953">
            <text:p>1103849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acfe7c9-db3c-406a-9b4f-b09203120798</text:p>
          </table:table-cell>
          <table:table-cell office:value-type="float" office:value="4191">
            <text:p>4191</text:p>
          </table:table-cell>
          <table:table-cell office:value-type="float" office:value="10601">
            <text:p>10601</text:p>
          </table:table-cell>
          <table:table-cell office:value-type="string">
            <text:p>Via Tambosi 2</text:p>
          </table:table-cell>
          <table:table-cell office:value-type="string">
            <text:p>BOLEGO PAOLO</text:p>
          </table:table-cell>
          <table:table-cell office:value-type="float" office:value="1856020225">
            <text:p>1856020225</text:p>
          </table:table-cell>
          <table:table-cell office:value-type="float" office:value="38050">
            <text:p>3805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VILLAZZAN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497829">
            <text:p>460497829</text:p>
          </table:table-cell>
          <table:table-cell office:value-type="float" office:value="111439821">
            <text:p>1114398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f084f2c-e0fb-4912-bc1f-c700f35a577e</text:p>
          </table:table-cell>
          <table:table-cell office:value-type="float" office:value="18668">
            <text:p>18668</text:p>
          </table:table-cell>
          <table:table-cell office:value-type="float" office:value="151">
            <text:p>151</text:p>
          </table:table-cell>
          <table:table-cell office:value-type="string">
            <text:p>Via Roma 6/A</text:p>
          </table:table-cell>
          <table:table-cell office:value-type="string">
            <text:p>COMUNALE DI BESENELLO</text:p>
          </table:table-cell>
          <table:table-cell office:value-type="float" office:value="-0">
            <text:p>0</text:p>
          </table:table-cell>
          <table:table-cell office:value-type="float" office:value="38060">
            <text:p>38060</text:p>
          </table:table-cell>
          <table:table-cell office:value-type="float" office:value="22013">
            <text:p>22013</text:p>
          </table:table-cell>
          <table:table-cell office:value-type="string">
            <text:p>BESENELL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12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385840088118">
            <text:p>459385840088118</text:p>
          </table:table-cell>
          <table:table-cell office:value-type="float" office:value="111103068808492">
            <text:p>1111030688084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8a235c4-7288-47f4-972f-eeaf34787000</text:p>
          </table:table-cell>
          <table:table-cell office:value-type="float" office:value="17605">
            <text:p>17605</text:p>
          </table:table-cell>
          <table:table-cell office:value-type="float" office:value="3901">
            <text:p>3901</text:p>
          </table:table-cell>
          <table:table-cell office:value-type="string">
            <text:p>Via Vittorio Emanuele 13</text:p>
          </table:table-cell>
          <table:table-cell office:value-type="string">
            <text:p>DISPENSARIO DR. FOLETTO Snc</text:p>
          </table:table-cell>
          <table:table-cell office:value-type="float" office:value="-0">
            <text:p>0</text:p>
          </table:table-cell>
          <table:table-cell office:value-type="float" office:value="38060">
            <text:p>38060</text:p>
          </table:table-cell>
          <table:table-cell office:value-type="float" office:value="22198">
            <text:p>22198</text:p>
          </table:table-cell>
          <table:table-cell office:value-type="string">
            <text:p>TIARNO DI SOT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5894495">
            <text:p>45894495</text:p>
          </table:table-cell>
          <table:table-cell office:value-type="float" office:value="10684473">
            <text:p>106844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6ac3420-0f92-4dc2-baa1-0ed800125464</text:p>
          </table:table-cell>
          <table:table-cell office:value-type="float" office:value="18393">
            <text:p>18393</text:p>
          </table:table-cell>
          <table:table-cell office:value-type="float" office:value="14500">
            <text:p>14500</text:p>
          </table:table-cell>
          <table:table-cell office:value-type="string">
            <text:p>Via d'Oltrefersina 133</text:p>
          </table:table-cell>
          <table:table-cell office:value-type="string">
            <text:p>RUPERTI SALVATORE</text:p>
          </table:table-cell>
          <table:table-cell office:value-type="float" office:value="3553690243">
            <text:p>3553690243</text:p>
          </table:table-cell>
          <table:table-cell office:value-type="float" office:value="38057">
            <text:p>38057</text:p>
          </table:table-cell>
          <table:table-cell office:value-type="float" office:value="22139">
            <text:p>22139</text:p>
          </table:table-cell>
          <table:table-cell office:value-type="string">
            <text:p>PERGINE VALSUGANA</text:p>
          </table:table-cell>
          <table:table-cell office:value-type="string">
            <text:p>MADRAN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11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8323575">
            <text:p>4608323575</text:p>
          </table:table-cell>
          <table:table-cell office:value-type="float" office:value="1121914735">
            <text:p>11219147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51ac102-f043-476d-be29-d2bc8c33db96</text:p>
          </table:table-cell>
          <table:table-cell office:value-type="float" office:value="4203">
            <text:p>4203</text:p>
          </table:table-cell>
          <table:table-cell office:value-type="float" office:value="12701">
            <text:p>12701</text:p>
          </table:table-cell>
          <table:table-cell office:value-type="string">
            <text:p>LOC. PINTAREI 75/E</text:p>
          </table:table-cell>
          <table:table-cell office:value-type="string">
            <text:p>VALLE DEI MOCHENI SNC</text:p>
          </table:table-cell>
          <table:table-cell office:value-type="float" office:value="1887120226">
            <text:p>1887120226</text:p>
          </table:table-cell>
          <table:table-cell office:value-type="float" office:value="38050">
            <text:p>38050</text:p>
          </table:table-cell>
          <table:table-cell office:value-type="float" office:value="22168">
            <text:p>22168</text:p>
          </table:table-cell>
          <table:table-cell office:value-type="string">
            <text:p>SANT'ORSOLA TERME</text:p>
          </table:table-cell>
          <table:table-cell office:value-type="string">
            <text:p>Pintarei 75/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087705">
            <text:p>461087705</text:p>
          </table:table-cell>
          <table:table-cell office:value-type="float" office:value="113031744">
            <text:p>1130317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b49ca55-e9b0-44fd-9b32-e9a8608fc7e4</text:p>
          </table:table-cell>
          <table:table-cell office:value-type="float" office:value="16705">
            <text:p>16705</text:p>
          </table:table-cell>
          <table:table-cell office:value-type="float" office:value="141">
            <text:p>141</text:p>
          </table:table-cell>
          <table:table-cell office:value-type="string">
            <text:p>Viale Trento 96</text:p>
          </table:table-cell>
          <table:table-cell office:value-type="string">
            <text:p>FARMACIA COMUNALE SAN GIUSEPPE</text:p>
          </table:table-cell>
          <table:table-cell office:value-type="float" office:value="1581140223">
            <text:p>1581140223</text:p>
          </table:table-cell>
          <table:table-cell office:value-type="float" office:value="38066">
            <text:p>38066</text:p>
          </table:table-cell>
          <table:table-cell office:value-type="float" office:value="22153">
            <text:p>22153</text:p>
          </table:table-cell>
          <table:table-cell office:value-type="string">
            <text:p>RIVA DEL GARD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908885137457">
            <text:p>458908885137457</text:p>
          </table:table-cell>
          <table:table-cell office:value-type="float" office:value="108463120012802">
            <text:p>1084631200128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a9b2d2-adfe-431f-9f44-22d87ceb56f5</text:p>
          </table:table-cell>
          <table:table-cell office:value-type="float" office:value="18432">
            <text:p>18432</text:p>
          </table:table-cell>
          <table:table-cell office:value-type="float" office:value="-0">
            <text:p>0</text:p>
          </table:table-cell>
          <table:table-cell office:value-type="string">
            <text:p>Piazza Municipio 13/B</text:p>
          </table:table-cell>
          <table:table-cell office:value-type="string">
            <text:p>FARMACIA COMUNALE CASTELNUOVO</text:p>
          </table:table-cell>
          <table:table-cell office:value-type="float" office:value="2116430220">
            <text:p>2116430220</text:p>
          </table:table-cell>
          <table:table-cell office:value-type="float" office:value="38050">
            <text:p>38050</text:p>
          </table:table-cell>
          <table:table-cell office:value-type="float" office:value="22049">
            <text:p>22049</text:p>
          </table:table-cell>
          <table:table-cell office:value-type="string">
            <text:p>CASTELNUOV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2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5225">
            <text:p>4605225</text:p>
          </table:table-cell>
          <table:table-cell office:value-type="float" office:value="11494495">
            <text:p>114944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7aeea38-1e4f-4917-add9-e08e6afd5363</text:p>
          </table:table-cell>
          <table:table-cell office:value-type="float" office:value="4254">
            <text:p>4254</text:p>
          </table:table-cell>
          <table:table-cell office:value-type="float" office:value="6903">
            <text:p>6903</text:p>
          </table:table-cell>
          <table:table-cell office:value-type="string">
            <text:p>Viale Dolomiti Brenta 44</text:p>
          </table:table-cell>
          <table:table-cell office:value-type="string">
            <text:p>BRETTA GIORGIO</text:p>
          </table:table-cell>
          <table:table-cell office:value-type="float" office:value="863330254">
            <text:p>863330254</text:p>
          </table:table-cell>
          <table:table-cell office:value-type="float" office:value="38086">
            <text:p>38086</text:p>
          </table:table-cell>
          <table:table-cell office:value-type="float" office:value="22143">
            <text:p>22143</text:p>
          </table:table-cell>
          <table:table-cell office:value-type="string">
            <text:p>PINZOLO</text:p>
          </table:table-cell>
          <table:table-cell office:value-type="string">
            <text:p>MADONNA DI CAMPIGLI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220374200605">
            <text:p>462220374200605</text:p>
          </table:table-cell>
          <table:table-cell office:value-type="float" office:value="107963137713744">
            <text:p>1079631377137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30fdc5-63dd-4c63-b823-5c6d06f4f8a2</text:p>
          </table:table-cell>
          <table:table-cell office:value-type="float" office:value="18352">
            <text:p>18352</text:p>
          </table:table-cell>
          <table:table-cell office:value-type="float" office:value="-0">
            <text:p>0</text:p>
          </table:table-cell>
          <table:table-cell office:value-type="string">
            <text:p>Via IV Novembre 16</text:p>
          </table:table-cell>
          <table:table-cell office:value-type="string">
            <text:p>SAN ROCCO</text:p>
          </table:table-cell>
          <table:table-cell office:value-type="float" office:value="2117240222">
            <text:p>2117240222</text:p>
          </table:table-cell>
          <table:table-cell office:value-type="float" office:value="38010">
            <text:p>38010</text:p>
          </table:table-cell>
          <table:table-cell office:value-type="float" office:value="22126">
            <text:p>22126</text:p>
          </table:table-cell>
          <table:table-cell office:value-type="string">
            <text:p>NAVE SAN ROCC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4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167287E+015">
            <text:p>4616728700000000</text:p>
          </table:table-cell>
          <table:table-cell office:value-type="float" office:value="11110436">
            <text:p>111104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3c5839a-b523-405d-b818-0bc3087eb659</text:p>
          </table:table-cell>
          <table:table-cell office:value-type="float" office:value="4261">
            <text:p>4261</text:p>
          </table:table-cell>
          <table:table-cell office:value-type="float" office:value="8301">
            <text:p>8301</text:p>
          </table:table-cell>
          <table:table-cell office:value-type="string">
            <text:p>Piazza G. Cantore 1</text:p>
          </table:table-cell>
          <table:table-cell office:value-type="string">
            <text:p>SAN LORENZO</text:p>
          </table:table-cell>
          <table:table-cell office:value-type="float" office:value="1709540221">
            <text:p>1709540221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96924">
            <text:p>460696924</text:p>
          </table:table-cell>
          <table:table-cell office:value-type="float" office:value="111210886">
            <text:p>1112108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4c69f16-dd1f-485f-9a97-ab190ad4ed08</text:p>
          </table:table-cell>
          <table:table-cell office:value-type="float" office:value="4212">
            <text:p>4212</text:p>
          </table:table-cell>
          <table:table-cell office:value-type="float" office:value="1601">
            <text:p>1601</text:p>
          </table:table-cell>
          <table:table-cell office:value-type="string">
            <text:p>Via Don Negri 22</text:p>
          </table:table-cell>
          <table:table-cell office:value-type="string">
            <text:p>FOLGARESI PAOLO</text:p>
          </table:table-cell>
          <table:table-cell office:value-type="float" office:value="1543950222">
            <text:p>1543950222</text:p>
          </table:table-cell>
          <table:table-cell office:value-type="float" office:value="38073">
            <text:p>38073</text:p>
          </table:table-cell>
          <table:table-cell office:value-type="float" office:value="22053">
            <text:p>22053</text:p>
          </table:table-cell>
          <table:table-cell office:value-type="string">
            <text:p>CAVEDIN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868409301662">
            <text:p>459868409301662</text:p>
          </table:table-cell>
          <table:table-cell office:value-type="float" office:value="10989954412224">
            <text:p>109899544122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9994f4-adf5-410f-bdb8-4c175f3f32cc</text:p>
          </table:table-cell>
          <table:table-cell office:value-type="float" office:value="4176">
            <text:p>4176</text:p>
          </table:table-cell>
          <table:table-cell office:value-type="float" office:value="4801">
            <text:p>4801</text:p>
          </table:table-cell>
          <table:table-cell office:value-type="string">
            <text:p>Via Nazionale 3</text:p>
          </table:table-cell>
          <table:table-cell office:value-type="string">
            <text:p>COVI ANNAMARIA</text:p>
          </table:table-cell>
          <table:table-cell office:value-type="float" office:value="1989590227">
            <text:p>1989590227</text:p>
          </table:table-cell>
          <table:table-cell office:value-type="float" office:value="38087">
            <text:p>38087</text:p>
          </table:table-cell>
          <table:table-cell office:value-type="float" office:value="22158">
            <text:p>22158</text:p>
          </table:table-cell>
          <table:table-cell office:value-type="string">
            <text:p>RONCON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4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985303442461">
            <text:p>459985303442461</text:p>
          </table:table-cell>
          <table:table-cell office:value-type="float" office:value="106370184064172">
            <text:p>1063701840641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39c6c9c-152c-4f51-ba09-d3ff88be739b</text:p>
          </table:table-cell>
          <table:table-cell office:value-type="float" office:value="4181">
            <text:p>4181</text:p>
          </table:table-cell>
          <table:table-cell office:value-type="float" office:value="7201">
            <text:p>7201</text:p>
          </table:table-cell>
          <table:table-cell office:value-type="string">
            <text:p>Via Catoni 69</text:p>
          </table:table-cell>
          <table:table-cell office:value-type="string">
            <text:p>GIUPPONI</text:p>
          </table:table-cell>
          <table:table-cell office:value-type="float" office:value="142960228">
            <text:p>142960228</text:p>
          </table:table-cell>
          <table:table-cell office:value-type="float" office:value="38060">
            <text:p>3806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MATTARELL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933102">
            <text:p>459933102</text:p>
          </table:table-cell>
          <table:table-cell office:value-type="float" office:value="109749001">
            <text:p>109749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35d0175-7721-43bb-aefa-b080e938786a</text:p>
          </table:table-cell>
          <table:table-cell office:value-type="float" office:value="16670">
            <text:p>16670</text:p>
          </table:table-cell>
          <table:table-cell office:value-type="float" office:value="99">
            <text:p>99</text:p>
          </table:table-cell>
          <table:table-cell office:value-type="string">
            <text:p>Via San Pio X 77</text:p>
          </table:table-cell>
          <table:table-cell office:value-type="string">
            <text:p>COMUNALE N.3 PIO X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524938275703">
            <text:p>460524938275703</text:p>
          </table:table-cell>
          <table:table-cell office:value-type="float" office:value="111198202997403">
            <text:p>1111982029974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a7b70c-4286-4eb6-8251-2bcef00f156d</text:p>
          </table:table-cell>
          <table:table-cell office:value-type="float" office:value="4178">
            <text:p>4178</text:p>
          </table:table-cell>
          <table:table-cell office:value-type="float" office:value="62">
            <text:p>62</text:p>
          </table:table-cell>
          <table:table-cell office:value-type="string">
            <text:p>Piazza Duomo 10</text:p>
          </table:table-cell>
          <table:table-cell office:value-type="string">
            <text:p>DALL'ARMI</text:p>
          </table:table-cell>
          <table:table-cell office:value-type="float" office:value="337140222">
            <text:p>337140222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76193498462">
            <text:p>460676193498462</text:p>
          </table:table-cell>
          <table:table-cell office:value-type="float" office:value="111215188143335">
            <text:p>1112151881433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14565e2-d744-4d4b-84ee-4d0606f7e672</text:p>
          </table:table-cell>
          <table:table-cell office:value-type="float" office:value="4232">
            <text:p>4232</text:p>
          </table:table-cell>
          <table:table-cell office:value-type="float" office:value="4301">
            <text:p>4301</text:p>
          </table:table-cell>
          <table:table-cell office:value-type="string">
            <text:p>Via Brescia 82</text:p>
          </table:table-cell>
          <table:table-cell office:value-type="string">
            <text:p>TOMASI MONICA</text:p>
          </table:table-cell>
          <table:table-cell office:value-type="float" office:value="1448870228">
            <text:p>1448870228</text:p>
          </table:table-cell>
          <table:table-cell office:value-type="float" office:value="38020">
            <text:p>38020</text:p>
          </table:table-cell>
          <table:table-cell office:value-type="float" office:value="22121">
            <text:p>22121</text:p>
          </table:table-cell>
          <table:table-cell office:value-type="string">
            <text:p>MONCLASSICO</text:p>
          </table:table-cell>
          <table:table-cell office:value-type="string">
            <text:p>Presson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320314741192">
            <text:p>463320314741192</text:p>
          </table:table-cell>
          <table:table-cell office:value-type="float" office:value="108808911911955">
            <text:p>1088089119119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f0ab17d-1a20-439e-969c-086aed401a0a</text:p>
          </table:table-cell>
          <table:table-cell office:value-type="float" office:value="4264">
            <text:p>4264</text:p>
          </table:table-cell>
          <table:table-cell office:value-type="float" office:value="8901">
            <text:p>8901</text:p>
          </table:table-cell>
          <table:table-cell office:value-type="string">
            <text:p>Via Herrsching 1</text:p>
          </table:table-cell>
          <table:table-cell office:value-type="string">
            <text:p>BETTA MARCO</text:p>
          </table:table-cell>
          <table:table-cell office:value-type="float" office:value="1457840229">
            <text:p>1457840229</text:p>
          </table:table-cell>
          <table:table-cell office:value-type="float" office:value="38040">
            <text:p>3804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RAVIN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22059167663">
            <text:p>460622059167663</text:p>
          </table:table-cell>
          <table:table-cell office:value-type="float" office:value="111117645926563">
            <text:p>1111176459265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13508b3-6d63-4f98-8039-afcb8bfce331</text:p>
          </table:table-cell>
          <table:table-cell office:value-type="float" office:value="18642">
            <text:p>18642</text:p>
          </table:table-cell>
          <table:table-cell office:value-type="float" office:value="150">
            <text:p>150</text:p>
          </table:table-cell>
          <table:table-cell office:value-type="string">
            <text:p>Va dei Laghi 4</text:p>
          </table:table-cell>
          <table:table-cell office:value-type="string">
            <text:p>COMUNALE TENNO</text:p>
          </table:table-cell>
          <table:table-cell office:value-type="float" office:value="-0">
            <text:p>0</text:p>
          </table:table-cell>
          <table:table-cell office:value-type="float" office:value="38060">
            <text:p>38060</text:p>
          </table:table-cell>
          <table:table-cell office:value-type="float" office:value="22191">
            <text:p>22191</text:p>
          </table:table-cell>
          <table:table-cell office:value-type="string">
            <text:p>TEN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11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227632007897">
            <text:p>459227632007897</text:p>
          </table:table-cell>
          <table:table-cell office:value-type="float" office:value="10830151590822">
            <text:p>108301515908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7c3cf0c-a205-4af3-8648-f7a99703c971</text:p>
          </table:table-cell>
          <table:table-cell office:value-type="float" office:value="4234">
            <text:p>4234</text:p>
          </table:table-cell>
          <table:table-cell office:value-type="float" office:value="4501">
            <text:p>4501</text:p>
          </table:table-cell>
          <table:table-cell office:value-type="string">
            <text:p>Via Maffei8</text:p>
          </table:table-cell>
          <table:table-cell office:value-type="string">
            <text:p>ACCORSI MASSIMO &amp; C. <text:s/>SNC</text:p>
          </table:table-cell>
          <table:table-cell office:value-type="float" office:value="1336320229">
            <text:p>1336320229</text:p>
          </table:table-cell>
          <table:table-cell office:value-type="float" office:value="38066">
            <text:p>38066</text:p>
          </table:table-cell>
          <table:table-cell office:value-type="float" office:value="22153">
            <text:p>22153</text:p>
          </table:table-cell>
          <table:table-cell office:value-type="string">
            <text:p>RIVA DEL GARD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5885173E+015">
            <text:p>4588517300000000</text:p>
          </table:table-cell>
          <table:table-cell office:value-type="float" office:value="108409729">
            <text:p>1084097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fad4c6-123e-4ffa-b5f9-92fd2f5a751e</text:p>
          </table:table-cell>
          <table:table-cell office:value-type="float" office:value="4198">
            <text:p>4198</text:p>
          </table:table-cell>
          <table:table-cell office:value-type="float" office:value="121">
            <text:p>121</text:p>
          </table:table-cell>
          <table:table-cell office:value-type="string">
            <text:p>Via Fraz. <text:s/>Scancio 26</text:p>
          </table:table-cell>
          <table:table-cell office:value-type="string">
            <text:p>DI SEGONZANO DI DR. PIERANGELO VILLACI</text:p>
          </table:table-cell>
          <table:table-cell office:value-type="float" office:value="2787520168">
            <text:p>2787520168</text:p>
          </table:table-cell>
          <table:table-cell office:value-type="float" office:value="38047">
            <text:p>38047</text:p>
          </table:table-cell>
          <table:table-cell office:value-type="float" office:value="22172">
            <text:p>22172</text:p>
          </table:table-cell>
          <table:table-cell office:value-type="string">
            <text:p>SEGONZANO</text:p>
          </table:table-cell>
          <table:table-cell office:value-type="string">
            <text:p>Scancio 26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927490800325">
            <text:p>461927490800325</text:p>
          </table:table-cell>
          <table:table-cell office:value-type="float" office:value="112831916275084">
            <text:p>1128319162750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3b2da73-86d7-496f-a468-4badfcde7df9</text:p>
          </table:table-cell>
          <table:table-cell office:value-type="float" office:value="16675">
            <text:p>16675</text:p>
          </table:table-cell>
          <table:table-cell office:value-type="float" office:value="110">
            <text:p>110</text:p>
          </table:table-cell>
          <table:table-cell office:value-type="string">
            <text:p>Via delle Sugarine 30</text:p>
          </table:table-cell>
          <table:table-cell office:value-type="string">
            <text:p>COMUNALE N.7 MEANO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MEANO 101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274664">
            <text:p>461274664</text:p>
          </table:table-cell>
          <table:table-cell office:value-type="float" office:value="111164557">
            <text:p>1111645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fbbbff2-90e4-42d8-a666-a17d9b0de7bd</text:p>
          </table:table-cell>
          <table:table-cell office:value-type="float" office:value="17110">
            <text:p>17110</text:p>
          </table:table-cell>
          <table:table-cell office:value-type="float" office:value="130">
            <text:p>130</text:p>
          </table:table-cell>
          <table:table-cell office:value-type="string">
            <text:p>Via 3 Novembre 10</text:p>
          </table:table-cell>
          <table:table-cell office:value-type="string">
            <text:p>COMUNALE G.P. ADAMI</text:p>
          </table:table-cell>
          <table:table-cell office:value-type="float" office:value="1581140223">
            <text:p>1581140223</text:p>
          </table:table-cell>
          <table:table-cell office:value-type="float" office:value="38060">
            <text:p>38060</text:p>
          </table:table-cell>
          <table:table-cell office:value-type="float" office:value="22144">
            <text:p>22144</text:p>
          </table:table-cell>
          <table:table-cell office:value-type="string">
            <text:p>POMAROL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293739971436">
            <text:p>459293739971436</text:p>
          </table:table-cell>
          <table:table-cell office:value-type="float" office:value="110636538484615">
            <text:p>1106365384846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c77b9f6-6d75-4d90-bf85-f7b3ceab01c5</text:p>
          </table:table-cell>
          <table:table-cell office:value-type="float" office:value="4182">
            <text:p>4182</text:p>
          </table:table-cell>
          <table:table-cell office:value-type="float" office:value="73">
            <text:p>73</text:p>
          </table:table-cell>
          <table:table-cell office:value-type="string">
            <text:p>Via E. Leonardi 29</text:p>
          </table:table-cell>
          <table:table-cell office:value-type="string">
            <text:p>BALDRACHI LUKAS</text:p>
          </table:table-cell>
          <table:table-cell office:value-type="float" office:value="1384990220">
            <text:p>1384990220</text:p>
          </table:table-cell>
          <table:table-cell office:value-type="float" office:value="38019">
            <text:p>38019</text:p>
          </table:table-cell>
          <table:table-cell office:value-type="float" office:value="22207">
            <text:p>22207</text:p>
          </table:table-cell>
          <table:table-cell office:value-type="string">
            <text:p>TUEN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651735914533">
            <text:p>462651735914533</text:p>
          </table:table-cell>
          <table:table-cell office:value-type="float" office:value="109487329392243">
            <text:p>1094873293922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7128eb2-ab63-45af-b56d-4aec15e6c415</text:p>
          </table:table-cell>
          <table:table-cell office:value-type="float" office:value="4197">
            <text:p>4197</text:p>
          </table:table-cell>
          <table:table-cell office:value-type="float" office:value="120">
            <text:p>120</text:p>
          </table:table-cell>
          <table:table-cell office:value-type="string">
            <text:p>Piazza Chiesa <text:s/>1</text:p>
          </table:table-cell>
          <table:table-cell office:value-type="string">
            <text:p>AVENOSO DANIELA</text:p>
          </table:table-cell>
          <table:table-cell office:value-type="float" office:value="514990787">
            <text:p>514990787</text:p>
          </table:table-cell>
          <table:table-cell office:value-type="float" office:value="38010">
            <text:p>38010</text:p>
          </table:table-cell>
          <table:table-cell office:value-type="float" office:value="22180">
            <text:p>22180</text:p>
          </table:table-cell>
          <table:table-cell office:value-type="string">
            <text:p>SPORMAGGIOR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04401180197">
            <text:p>46204401180197</text:p>
          </table:table-cell>
          <table:table-cell office:value-type="float" office:value="110092429435392">
            <text:p>1100924294353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c93c53f-8d69-4a8e-8446-bc93ddc59732</text:p>
          </table:table-cell>
          <table:table-cell office:value-type="float" office:value="4213">
            <text:p>4213</text:p>
          </table:table-cell>
          <table:table-cell office:value-type="float" office:value="1701">
            <text:p>1701</text:p>
          </table:table-cell>
          <table:table-cell office:value-type="string">
            <text:p>Via IV Novembre 44</text:p>
          </table:table-cell>
          <table:table-cell office:value-type="string">
            <text:p>MARTINI GIORGIO</text:p>
          </table:table-cell>
          <table:table-cell office:value-type="float" office:value="1506850229">
            <text:p>1506850229</text:p>
          </table:table-cell>
          <table:table-cell office:value-type="float" office:value="38034">
            <text:p>38034</text:p>
          </table:table-cell>
          <table:table-cell office:value-type="float" office:value="22055">
            <text:p>22055</text:p>
          </table:table-cell>
          <table:table-cell office:value-type="string">
            <text:p>CEMBR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1747528E+015">
            <text:p>4617475280000000</text:p>
          </table:table-cell>
          <table:table-cell office:value-type="float" office:value="112209905">
            <text:p>1122099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c3f230b-7b0b-4a20-8c0e-1c35ce90d72b</text:p>
          </table:table-cell>
          <table:table-cell office:value-type="float" office:value="17591">
            <text:p>17591</text:p>
          </table:table-cell>
          <table:table-cell office:value-type="float" office:value="3601">
            <text:p>3601</text:p>
          </table:table-cell>
          <table:table-cell office:value-type="string">
            <text:p>Via IV novembre</text:p>
          </table:table-cell>
          <table:table-cell office:value-type="string">
            <text:p>SUCCURSALE GALLINA FRANCA</text:p>
          </table:table-cell>
          <table:table-cell office:value-type="float" office:value="-0">
            <text:p>0</text:p>
          </table:table-cell>
          <table:table-cell office:value-type="float" office:value="38020">
            <text:p>38020</text:p>
          </table:table-cell>
          <table:table-cell office:value-type="float" office:value="22114">
            <text:p>22114</text:p>
          </table:table-cell>
          <table:table-cell office:value-type="string">
            <text:p>MEZZA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63237313532266">
            <text:p>463237313532266</text:p>
          </table:table-cell>
          <table:table-cell office:value-type="float" office:value="108013158403302">
            <text:p>1080131584033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d6b56c8-39a9-44d8-8d9a-0f88e54f84d4</text:p>
          </table:table-cell>
          <table:table-cell office:value-type="float" office:value="4272">
            <text:p>4272</text:p>
          </table:table-cell>
          <table:table-cell office:value-type="float" office:value="10402">
            <text:p>10402</text:p>
          </table:table-cell>
          <table:table-cell office:value-type="string">
            <text:p>Loc. Sopramonte 205 F</text:p>
          </table:table-cell>
          <table:table-cell office:value-type="string">
            <text:p>DE GERLONI DR. PIER FRANCESCO</text:p>
          </table:table-cell>
          <table:table-cell office:value-type="float" office:value="1229140221">
            <text:p>1229140221</text:p>
          </table:table-cell>
          <table:table-cell office:value-type="float" office:value="38070">
            <text:p>3807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SOPRAMONTE 205 F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22059167663">
            <text:p>460622059167663</text:p>
          </table:table-cell>
          <table:table-cell office:value-type="float" office:value="111117645926563">
            <text:p>1111176459265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f64764c-efbb-411b-b21d-4bd41bb68f11</text:p>
          </table:table-cell>
          <table:table-cell office:value-type="float" office:value="17627">
            <text:p>17627</text:p>
          </table:table-cell>
          <table:table-cell office:value-type="float" office:value="90">
            <text:p>90</text:p>
          </table:table-cell>
          <table:table-cell office:value-type="string">
            <text:p>Via Nazionale</text:p>
          </table:table-cell>
          <table:table-cell office:value-type="string">
            <text:p>DISPENSARIO DR. TRINTINAGLIA G.MARIA</text:p>
          </table:table-cell>
          <table:table-cell office:value-type="float" office:value="-0">
            <text:p>0</text:p>
          </table:table-cell>
          <table:table-cell office:value-type="float" office:value="38050">
            <text:p>38050</text:p>
          </table:table-cell>
          <table:table-cell office:value-type="float" office:value="22095">
            <text:p>22095</text:p>
          </table:table-cell>
          <table:table-cell office:value-type="string">
            <text:p>GRIGNO</text:p>
          </table:table-cell>
          <table:table-cell office:value-type="string">
            <text:p>TEZZE VALSUGAN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59942077675575">
            <text:p>459942077675575</text:p>
          </table:table-cell>
          <table:table-cell office:value-type="float" office:value="116331029084974">
            <text:p>1163310290849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7a4d5af-392e-4ccb-b675-ba91ff82f788</text:p>
          </table:table-cell>
          <table:table-cell office:value-type="float" office:value="4255">
            <text:p>4255</text:p>
          </table:table-cell>
          <table:table-cell office:value-type="float" office:value="7101">
            <text:p>7101</text:p>
          </table:table-cell>
          <table:table-cell office:value-type="string">
            <text:p>Piazza Paganella 4</text:p>
          </table:table-cell>
          <table:table-cell office:value-type="string">
            <text:p>BOSSINI SANDRA</text:p>
          </table:table-cell>
          <table:table-cell office:value-type="float" office:value="1796320222">
            <text:p>1796320222</text:p>
          </table:table-cell>
          <table:table-cell office:value-type="float" office:value="38010">
            <text:p>38010</text:p>
          </table:table-cell>
          <table:table-cell office:value-type="float" office:value="22005">
            <text:p>22005</text:p>
          </table:table-cell>
          <table:table-cell office:value-type="string">
            <text:p>ANDAL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627028634106">
            <text:p>461627028634106</text:p>
          </table:table-cell>
          <table:table-cell office:value-type="float" office:value="109950609598302">
            <text:p>1099506095983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5d4aa29-7d74-42f5-b4e9-a93dce6997d6</text:p>
          </table:table-cell>
          <table:table-cell office:value-type="float" office:value="4242">
            <text:p>4242</text:p>
          </table:table-cell>
          <table:table-cell office:value-type="float" office:value="5401">
            <text:p>5401</text:p>
          </table:table-cell>
          <table:table-cell office:value-type="string">
            <text:p>Via S. Vigilio 83</text:p>
          </table:table-cell>
          <table:table-cell office:value-type="string">
            <text:p>CATTANI PAOLO</text:p>
          </table:table-cell>
          <table:table-cell office:value-type="float" office:value="1338480229">
            <text:p>1338480229</text:p>
          </table:table-cell>
          <table:table-cell office:value-type="float" office:value="38088">
            <text:p>38088</text:p>
          </table:table-cell>
          <table:table-cell office:value-type="float" office:value="22179">
            <text:p>22179</text:p>
          </table:table-cell>
          <table:table-cell office:value-type="string">
            <text:p>SPIAZZ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014148698208">
            <text:p>461014148698208</text:p>
          </table:table-cell>
          <table:table-cell office:value-type="float" office:value="107373486216062">
            <text:p>1073734862160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fc7d234-2d76-4683-ace1-860d4f0d3533</text:p>
          </table:table-cell>
          <table:table-cell office:value-type="float" office:value="4206">
            <text:p>4206</text:p>
          </table:table-cell>
          <table:table-cell office:value-type="float" office:value="701">
            <text:p>701</text:p>
          </table:table-cell>
          <table:table-cell office:value-type="string">
            <text:p>Via Cesare Battisti 69</text:p>
          </table:table-cell>
          <table:table-cell office:value-type="string">
            <text:p>MORELLI GIUSEPPE SNC</text:p>
          </table:table-cell>
          <table:table-cell office:value-type="float" office:value="1813150222">
            <text:p>1813150222</text:p>
          </table:table-cell>
          <table:table-cell office:value-type="float" office:value="38042">
            <text:p>38042</text:p>
          </table:table-cell>
          <table:table-cell office:value-type="float" office:value="22009">
            <text:p>22009</text:p>
          </table:table-cell>
          <table:table-cell office:value-type="string">
            <text:p>BASELGA DI PINE'</text:p>
          </table:table-cell>
          <table:table-cell office:value-type="string">
            <text:p>BEDOLL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321200575374">
            <text:p>461321200575374</text:p>
          </table:table-cell>
          <table:table-cell office:value-type="float" office:value="112468391450306">
            <text:p>1124683914503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78de1e2-36af-4009-8e03-b517e7dacae0</text:p>
          </table:table-cell>
          <table:table-cell office:value-type="float" office:value="4278">
            <text:p>4278</text:p>
          </table:table-cell>
          <table:table-cell office:value-type="float" office:value="11801">
            <text:p>11801</text:p>
          </table:table-cell>
          <table:table-cell office:value-type="string">
            <text:p>Via Soprasasso 32/7</text:p>
          </table:table-cell>
          <table:table-cell office:value-type="string">
            <text:p>DI GARDOLO DI <text:s/>BRANDOLANI RENATO</text:p>
          </table:table-cell>
          <table:table-cell office:value-type="float" office:value="1803140225">
            <text:p>1803140225</text:p>
          </table:table-cell>
          <table:table-cell office:value-type="float" office:value="38014">
            <text:p>38014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GARDOL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10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066852">
            <text:p>461066852</text:p>
          </table:table-cell>
          <table:table-cell office:value-type="float" office:value="111119955">
            <text:p>1111199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67c5288-6252-426f-9704-9b47f2dbf485</text:p>
          </table:table-cell>
          <table:table-cell office:value-type="float" office:value="17615">
            <text:p>17615</text:p>
          </table:table-cell>
          <table:table-cell office:value-type="float" office:value="4201">
            <text:p>4201</text:p>
          </table:table-cell>
          <table:table-cell office:value-type="string">
            <text:p>P.zza IV Novembre 2</text:p>
          </table:table-cell>
          <table:table-cell office:value-type="string">
            <text:p>DISPENSARIO PASI</text:p>
          </table:table-cell>
          <table:table-cell office:value-type="float" office:value="-0">
            <text:p>0</text:p>
          </table:table-cell>
          <table:table-cell office:value-type="float" office:value="38030">
            <text:p>38030</text:p>
          </table:table-cell>
          <table:table-cell office:value-type="float" office:value="22226">
            <text:p>22226</text:p>
          </table:table-cell>
          <table:table-cell office:value-type="string">
            <text:p>ZIANO DI FIEMM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2696363876654">
            <text:p>462696363876654</text:p>
          </table:table-cell>
          <table:table-cell office:value-type="float" office:value="115827165518511">
            <text:p>1158271655185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fa30245-4170-46fc-8cbf-e7b45fa81aa3</text:p>
          </table:table-cell>
          <table:table-cell office:value-type="float" office:value="4217">
            <text:p>4217</text:p>
          </table:table-cell>
          <table:table-cell office:value-type="float" office:value="2101">
            <text:p>2101</text:p>
          </table:table-cell>
          <table:table-cell office:value-type="string">
            <text:p>Via Roma 9</text:p>
          </table:table-cell>
          <table:table-cell office:value-type="string">
            <text:p>CESCHINELLI DINO</text:p>
          </table:table-cell>
          <table:table-cell office:value-type="float" office:value="602060220">
            <text:p>602060220</text:p>
          </table:table-cell>
          <table:table-cell office:value-type="float" office:value="38085">
            <text:p>38085</text:p>
          </table:table-cell>
          <table:table-cell office:value-type="float" office:value="22140">
            <text:p>22140</text:p>
          </table:table-cell>
          <table:table-cell office:value-type="string">
            <text:p>PIEVE DI BO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415635716799">
            <text:p>459415635716799</text:p>
          </table:table-cell>
          <table:table-cell office:value-type="float" office:value="106651430913003">
            <text:p>1066514309130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8ac59c5-c481-4adf-a5e4-aa997de8e79e</text:p>
          </table:table-cell>
          <table:table-cell office:value-type="float" office:value="4252">
            <text:p>4252</text:p>
          </table:table-cell>
          <table:table-cell office:value-type="float" office:value="6601">
            <text:p>6601</text:p>
          </table:table-cell>
          <table:table-cell office:value-type="string">
            <text:p>Via R. Lunelli 9</text:p>
          </table:table-cell>
          <table:table-cell office:value-type="string">
            <text:p>AI SOLTERI-GADOTTI ANDREA &amp;C.SNC</text:p>
          </table:table-cell>
          <table:table-cell office:value-type="float" office:value="171990229">
            <text:p>171990229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092117E+015">
            <text:p>4609211700000000</text:p>
          </table:table-cell>
          <table:table-cell office:value-type="float" office:value="1111746">
            <text:p>11117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528aff8-782c-4b8b-b49f-9650bf8f955a</text:p>
          </table:table-cell>
          <table:table-cell office:value-type="float" office:value="17037">
            <text:p>17037</text:p>
          </table:table-cell>
          <table:table-cell office:value-type="float" office:value="129">
            <text:p>129</text:p>
          </table:table-cell>
          <table:table-cell office:value-type="string">
            <text:p>Piazza Cesare Battisti 28</text:p>
          </table:table-cell>
          <table:table-cell office:value-type="string">
            <text:p>FARMACIA COMUNALE S. UDALRICO</text:p>
          </table:table-cell>
          <table:table-cell office:value-type="float" office:value="1581140223">
            <text:p>1581140223</text:p>
          </table:table-cell>
          <table:table-cell office:value-type="float" office:value="38015">
            <text:p>38015</text:p>
          </table:table-cell>
          <table:table-cell office:value-type="float" office:value="22103">
            <text:p>22103</text:p>
          </table:table-cell>
          <table:table-cell office:value-type="string">
            <text:p>LAVIS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512831931641">
            <text:p>461512831931641</text:p>
          </table:table-cell>
          <table:table-cell office:value-type="float" office:value="111042541241409">
            <text:p>1110425412414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c4aaf25-daa5-4d4a-949b-f1fbda09c0ad</text:p>
          </table:table-cell>
          <table:table-cell office:value-type="float" office:value="17624">
            <text:p>17624</text:p>
          </table:table-cell>
          <table:table-cell office:value-type="float" office:value="3202">
            <text:p>3202</text:p>
          </table:table-cell>
          <table:table-cell office:value-type="string">
            <text:p>Piazza Unit� d'Italia 10A</text:p>
          </table:table-cell>
          <table:table-cell office:value-type="string">
            <text:p>DISPENSARIO DR. ZANINI Snc</text:p>
          </table:table-cell>
          <table:table-cell office:value-type="float" office:value="-0">
            <text:p>0</text:p>
          </table:table-cell>
          <table:table-cell office:value-type="float" office:value="38030">
            <text:p>38030</text:p>
          </table:table-cell>
          <table:table-cell office:value-type="float" office:value="22160">
            <text:p>22160</text:p>
          </table:table-cell>
          <table:table-cell office:value-type="string">
            <text:p>ROVERE' DELLA LUNA</text:p>
          </table:table-cell>
          <table:table-cell office:value-type="string">
            <text:p>ROVERE DELLA LUN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2497503568464">
            <text:p>462497503568464</text:p>
          </table:table-cell>
          <table:table-cell office:value-type="float" office:value="11170036999747">
            <text:p>1117003699974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e8539e1-5f39-4e8c-860c-6e2eb5186d08</text:p>
          </table:table-cell>
          <table:table-cell office:value-type="float" office:value="4253">
            <text:p>4253</text:p>
          </table:table-cell>
          <table:table-cell office:value-type="float" office:value="6701">
            <text:p>6701</text:p>
          </table:table-cell>
          <table:table-cell office:value-type="string">
            <text:p>Via Santa Croce 57</text:p>
          </table:table-cell>
          <table:table-cell office:value-type="string">
            <text:p>SANTA CHIARA DI DE ABBONDI CESARE &amp; C.SNC</text:p>
          </table:table-cell>
          <table:table-cell office:value-type="float" office:value="1610260224">
            <text:p>1610260224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125447976514">
            <text:p>460125447976514</text:p>
          </table:table-cell>
          <table:table-cell office:value-type="float" office:value="112950495625519">
            <text:p>1129504956255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29e86aa-ce0a-483e-93d7-c0972bde5204</text:p>
          </table:table-cell>
          <table:table-cell office:value-type="float" office:value="4177">
            <text:p>4177</text:p>
          </table:table-cell>
          <table:table-cell office:value-type="float" office:value="58">
            <text:p>58</text:p>
          </table:table-cell>
          <table:table-cell office:value-type="string">
            <text:p>Via Roma 38</text:p>
          </table:table-cell>
          <table:table-cell office:value-type="string">
            <text:p>ZACCHILLI VINOTTI LEONELLA</text:p>
          </table:table-cell>
          <table:table-cell office:value-type="float" office:value="75750224">
            <text:p>75750224</text:p>
          </table:table-cell>
          <table:table-cell office:value-type="float" office:value="38010">
            <text:p>38010</text:p>
          </table:table-cell>
          <table:table-cell office:value-type="float" office:value="22186">
            <text:p>22186</text:p>
          </table:table-cell>
          <table:table-cell office:value-type="string">
            <text:p>TAI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169743035502">
            <text:p>463169743035502</text:p>
          </table:table-cell>
          <table:table-cell office:value-type="float" office:value="11069269766697">
            <text:p>1106926976669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cf64cab-0c59-4c15-8476-cd5a6b46f13c</text:p>
          </table:table-cell>
          <table:table-cell office:value-type="float" office:value="17217">
            <text:p>17217</text:p>
          </table:table-cell>
          <table:table-cell office:value-type="float" office:value="5504">
            <text:p>5504</text:p>
          </table:table-cell>
          <table:table-cell office:value-type="float" office:value="-0">
            <text:p>0</text:p>
          </table:table-cell>
          <table:table-cell office:value-type="string">
            <text:p>DISPENSARIO ROSSETTI DR. LUCIA</text:p>
          </table:table-cell>
          <table:table-cell office:value-type="float" office:value="-0">
            <text:p>0</text:p>
          </table:table-cell>
          <table:table-cell office:value-type="float" office:value="38078">
            <text:p>38078</text:p>
          </table:table-cell>
          <table:table-cell office:value-type="float" office:value="22166">
            <text:p>22166</text:p>
          </table:table-cell>
          <table:table-cell office:value-type="string">
            <text:p>SAN LORENZO IN BANAL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0767045">
            <text:p>460767045</text:p>
          </table:table-cell>
          <table:table-cell office:value-type="float" office:value="109092711">
            <text:p>1090927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faeaf37-9812-4637-9b0a-40e5418e5255</text:p>
          </table:table-cell>
          <table:table-cell office:value-type="float" office:value="4259">
            <text:p>4259</text:p>
          </table:table-cell>
          <table:table-cell office:value-type="float" office:value="8101">
            <text:p>8101</text:p>
          </table:table-cell>
          <table:table-cell office:value-type="string">
            <text:p>Via Matteotti 33</text:p>
          </table:table-cell>
          <table:table-cell office:value-type="string">
            <text:p>CHINAGLIA MONICA</text:p>
          </table:table-cell>
          <table:table-cell office:value-type="float" office:value="1370730226">
            <text:p>1370730226</text:p>
          </table:table-cell>
          <table:table-cell office:value-type="float" office:value="38060">
            <text:p>38060</text:p>
          </table:table-cell>
          <table:table-cell office:value-type="float" office:value="22124">
            <text:p>22124</text:p>
          </table:table-cell>
          <table:table-cell office:value-type="string">
            <text:p>NAGO-TORBOLE</text:p>
          </table:table-cell>
          <table:table-cell office:value-type="string">
            <text:p>TORBOL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725644012506">
            <text:p>458725644012506</text:p>
          </table:table-cell>
          <table:table-cell office:value-type="float" office:value="108745116195109">
            <text:p>10874511619510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5cdc5c9-c7a8-413d-ad6d-67306f957052</text:p>
          </table:table-cell>
          <table:table-cell office:value-type="float" office:value="4166">
            <text:p>4166</text:p>
          </table:table-cell>
          <table:table-cell office:value-type="float" office:value="9">
            <text:p>9</text:p>
          </table:table-cell>
          <table:table-cell office:value-type="string">
            <text:p>Piazza Dante Alighieri 3/a</text:p>
          </table:table-cell>
          <table:table-cell office:value-type="string">
            <text:p>BAILO LUIGINO</text:p>
          </table:table-cell>
          <table:table-cell office:value-type="float" office:value="53060224">
            <text:p>53060224</text:p>
          </table:table-cell>
          <table:table-cell office:value-type="float" office:value="38051">
            <text:p>38051</text:p>
          </table:table-cell>
          <table:table-cell office:value-type="float" office:value="22022">
            <text:p>22022</text:p>
          </table:table-cell>
          <table:table-cell office:value-type="string">
            <text:p>BORGO VALSUGA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153100445136">
            <text:p>460153100445136</text:p>
          </table:table-cell>
          <table:table-cell office:value-type="float" office:value="114345899281404">
            <text:p>1143458992814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04ded8-4fcf-41dd-a2c2-8dde0315824a</text:p>
          </table:table-cell>
          <table:table-cell office:value-type="float" office:value="16698">
            <text:p>16698</text:p>
          </table:table-cell>
          <table:table-cell office:value-type="float" office:value="134">
            <text:p>134</text:p>
          </table:table-cell>
          <table:table-cell office:value-type="string">
            <text:p>Via Brescia 19/a</text:p>
          </table:table-cell>
          <table:table-cell office:value-type="string">
            <text:p>COMUNALE N.9 PIEDICASTELLO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Piedicastell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706761122494">
            <text:p>460706761122494</text:p>
          </table:table-cell>
          <table:table-cell office:value-type="float" office:value="111134151046456">
            <text:p>111134151046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2f9fe4e-a491-42ef-9ec3-8818265d38ee</text:p>
          </table:table-cell>
          <table:table-cell office:value-type="float" office:value="4179">
            <text:p>4179</text:p>
          </table:table-cell>
          <table:table-cell office:value-type="float" office:value="6301">
            <text:p>6301</text:p>
          </table:table-cell>
          <table:table-cell office:value-type="string">
            <text:p>Via Mantova 51</text:p>
          </table:table-cell>
          <table:table-cell office:value-type="string">
            <text:p>GALLO SNC</text:p>
          </table:table-cell>
          <table:table-cell office:value-type="float" office:value="1855780225">
            <text:p>1855780225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155143299823">
            <text:p>459155143299823</text:p>
          </table:table-cell>
          <table:table-cell office:value-type="float" office:value="108849798811351">
            <text:p>1088497988113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0165f2b-e334-4e0a-b66e-14a3cb1ab866</text:p>
          </table:table-cell>
          <table:table-cell office:value-type="float" office:value="4274">
            <text:p>4274</text:p>
          </table:table-cell>
          <table:table-cell office:value-type="float" office:value="10702">
            <text:p>10702</text:p>
          </table:table-cell>
          <table:table-cell office:value-type="string">
            <text:p>Via degli Oleandri 23</text:p>
          </table:table-cell>
          <table:table-cell office:value-type="string">
            <text:p>ACCORSI ELENA &amp; C. SAS</text:p>
          </table:table-cell>
          <table:table-cell office:value-type="float" office:value="1985610227">
            <text:p>1985610227</text:p>
          </table:table-cell>
          <table:table-cell office:value-type="float" office:value="38066">
            <text:p>38066</text:p>
          </table:table-cell>
          <table:table-cell office:value-type="float" office:value="22153">
            <text:p>22153</text:p>
          </table:table-cell>
          <table:table-cell office:value-type="string">
            <text:p>RIVA DEL GARDA</text:p>
          </table:table-cell>
          <table:table-cell office:value-type="string">
            <text:p>Varone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976952008556">
            <text:p>458976952008556</text:p>
          </table:table-cell>
          <table:table-cell office:value-type="float" office:value="108442243924117">
            <text:p>1084422439241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728cc90-edaa-4583-a7f5-9462c7dc063b</text:p>
          </table:table-cell>
          <table:table-cell office:value-type="float" office:value="18464">
            <text:p>18464</text:p>
          </table:table-cell>
          <table:table-cell office:value-type="float" office:value="-0">
            <text:p>0</text:p>
          </table:table-cell>
          <table:table-cell office:value-type="string">
            <text:p>Via Giovanelli 38</text:p>
          </table:table-cell>
          <table:table-cell office:value-type="string">
            <text:p>SOFFRITTI MARIA ADELE</text:p>
          </table:table-cell>
          <table:table-cell office:value-type="float" office:value="2160030223">
            <text:p>2160030223</text:p>
          </table:table-cell>
          <table:table-cell office:value-type="float" office:value="38033">
            <text:p>38033</text:p>
          </table:table-cell>
          <table:table-cell office:value-type="float" office:value="22041">
            <text:p>22041</text:p>
          </table:table-cell>
          <table:table-cell office:value-type="string">
            <text:p>CARA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4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983914049297">
            <text:p>462983914049297</text:p>
          </table:table-cell>
          <table:table-cell office:value-type="float" office:value="11406864080696">
            <text:p>114068640806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fa5f1d7-62c2-4e6d-9c10-6f78a974d5ff</text:p>
          </table:table-cell>
          <table:table-cell office:value-type="float" office:value="17036">
            <text:p>17036</text:p>
          </table:table-cell>
          <table:table-cell office:value-type="float" office:value="128">
            <text:p>128</text:p>
          </table:table-cell>
          <table:table-cell office:value-type="string">
            <text:p>via Borgo Nuovo 39</text:p>
          </table:table-cell>
          <table:table-cell office:value-type="string">
            <text:p>COMUNALE PIETRAMURATA</text:p>
          </table:table-cell>
          <table:table-cell office:value-type="float" office:value="1581140223">
            <text:p>1581140223</text:p>
          </table:table-cell>
          <table:table-cell office:value-type="float" office:value="38070">
            <text:p>38070</text:p>
          </table:table-cell>
          <table:table-cell office:value-type="float" office:value="22079">
            <text:p>22079</text:p>
          </table:table-cell>
          <table:table-cell office:value-type="string">
            <text:p>DRO</text:p>
          </table:table-cell>
          <table:table-cell office:value-type="string">
            <text:p>Pietramurat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166250533252">
            <text:p>460166250533252</text:p>
          </table:table-cell>
          <table:table-cell office:value-type="float" office:value="109416918996483">
            <text:p>1094169189964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b20a631-068b-46af-a9c8-b4411de4d549</text:p>
          </table:table-cell>
          <table:table-cell office:value-type="float" office:value="16681">
            <text:p>16681</text:p>
          </table:table-cell>
          <table:table-cell office:value-type="float" office:value="115">
            <text:p>115</text:p>
          </table:table-cell>
          <table:table-cell office:value-type="string">
            <text:p>Via Brione 23</text:p>
          </table:table-cell>
          <table:table-cell office:value-type="string">
            <text:p>COMUNALE 3</text:p>
          </table:table-cell>
          <table:table-cell office:value-type="float" office:value="1648950226">
            <text:p>1648950226</text:p>
          </table:table-cell>
          <table:table-cell office:value-type="float" office:value="38068">
            <text:p>38068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029876951056">
            <text:p>459029876951056</text:p>
          </table:table-cell>
          <table:table-cell office:value-type="float" office:value="110422488803273">
            <text:p>11042248880327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bad59cb-bb74-43f7-8d67-b04e961c7980</text:p>
          </table:table-cell>
          <table:table-cell office:value-type="float" office:value="4164">
            <text:p>4164</text:p>
          </table:table-cell>
          <table:table-cell office:value-type="float" office:value="401">
            <text:p>401</text:p>
          </table:table-cell>
          <table:table-cell office:value-type="string">
            <text:p>Via Galas 49</text:p>
          </table:table-cell>
          <table:table-cell office:value-type="string">
            <text:p>BETTINAZZI - R. &amp; T. PHARMA SNC</text:p>
          </table:table-cell>
          <table:table-cell office:value-type="float" office:value="2018300224">
            <text:p>2018300224</text:p>
          </table:table-cell>
          <table:table-cell office:value-type="float" office:value="38062">
            <text:p>38062</text:p>
          </table:table-cell>
          <table:table-cell office:value-type="float" office:value="22006">
            <text:p>22006</text:p>
          </table:table-cell>
          <table:table-cell office:value-type="string">
            <text:p>ARC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304227931688">
            <text:p>459304227931688</text:p>
          </table:table-cell>
          <table:table-cell office:value-type="float" office:value="109070021739945">
            <text:p>1090700217399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fc73dad-a508-4441-afb7-4b9e673941ff</text:p>
          </table:table-cell>
          <table:table-cell office:value-type="float" office:value="4247">
            <text:p>4247</text:p>
          </table:table-cell>
          <table:table-cell office:value-type="float" office:value="5902">
            <text:p>5902</text:p>
          </table:table-cell>
          <table:table-cell office:value-type="string">
            <text:p>Via Roma 21</text:p>
          </table:table-cell>
          <table:table-cell office:value-type="string">
            <text:p>DONATI BRUNO</text:p>
          </table:table-cell>
          <table:table-cell office:value-type="float" office:value="1621950227">
            <text:p>1621950227</text:p>
          </table:table-cell>
          <table:table-cell office:value-type="float" office:value="38038">
            <text:p>38038</text:p>
          </table:table-cell>
          <table:table-cell office:value-type="float" office:value="22196">
            <text:p>22196</text:p>
          </table:table-cell>
          <table:table-cell office:value-type="string">
            <text:p>TESER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891041386364">
            <text:p>462891041386364</text:p>
          </table:table-cell>
          <table:table-cell office:value-type="float" office:value="114636325431318">
            <text:p>1146363254313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6d41b2-8a03-4c13-9121-b9e358cccae4</text:p>
          </table:table-cell>
          <table:table-cell office:value-type="float" office:value="4263">
            <text:p>4263</text:p>
          </table:table-cell>
          <table:table-cell office:value-type="float" office:value="8703">
            <text:p>8703</text:p>
          </table:table-cell>
          <table:table-cell office:value-type="string">
            <text:p>Piazza Municipio 4</text:p>
          </table:table-cell>
          <table:table-cell office:value-type="string">
            <text:p>BOURLOT CARLA</text:p>
          </table:table-cell>
          <table:table-cell office:value-type="float" office:value="1638350221">
            <text:p>1638350221</text:p>
          </table:table-cell>
          <table:table-cell office:value-type="float" office:value="38024">
            <text:p>38024</text:p>
          </table:table-cell>
          <table:table-cell office:value-type="float" office:value="22136">
            <text:p>22136</text:p>
          </table:table-cell>
          <table:table-cell office:value-type="string">
            <text:p>PEIO</text:p>
          </table:table-cell>
          <table:table-cell office:value-type="string">
            <text:p>COGOL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710056000803">
            <text:p>463710056000803</text:p>
          </table:table-cell>
          <table:table-cell office:value-type="float" office:value="10652750673773">
            <text:p>106527506737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426cff3-2f30-401a-9222-fcda492264df</text:p>
          </table:table-cell>
          <table:table-cell office:value-type="float" office:value="4183">
            <text:p>4183</text:p>
          </table:table-cell>
          <table:table-cell office:value-type="float" office:value="76">
            <text:p>76</text:p>
          </table:table-cell>
          <table:table-cell office:value-type="string">
            <text:p>Via Alcide De Gasperi 1</text:p>
          </table:table-cell>
          <table:table-cell office:value-type="string">
            <text:p>GAGLIARDI CLAUDIO</text:p>
          </table:table-cell>
          <table:table-cell office:value-type="float" office:value="586850224">
            <text:p>586850224</text:p>
          </table:table-cell>
          <table:table-cell office:value-type="float" office:value="38075">
            <text:p>38075</text:p>
          </table:table-cell>
          <table:table-cell office:value-type="float" office:value="22083">
            <text:p>22083</text:p>
          </table:table-cell>
          <table:table-cell office:value-type="string">
            <text:p>FIAVE'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861874205662">
            <text:p>459861874205662</text:p>
          </table:table-cell>
          <table:table-cell office:value-type="float" office:value="108216630422551">
            <text:p>1082166304225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0f5fb52-9349-46b1-beb6-cfdea7960224</text:p>
          </table:table-cell>
          <table:table-cell office:value-type="float" office:value="4205">
            <text:p>4205</text:p>
          </table:table-cell>
          <table:table-cell office:value-type="float" office:value="502">
            <text:p>502</text:p>
          </table:table-cell>
          <table:table-cell office:value-type="string">
            <text:p>Via Nas 3</text:p>
          </table:table-cell>
          <table:table-cell office:value-type="string">
            <text:p>REDI - R. &amp; T. PHARMA SNC</text:p>
          </table:table-cell>
          <table:table-cell office:value-type="float" office:value="1323250223">
            <text:p>1323250223</text:p>
          </table:table-cell>
          <table:table-cell office:value-type="float" office:value="38062">
            <text:p>38062</text:p>
          </table:table-cell>
          <table:table-cell office:value-type="float" office:value="22006">
            <text:p>22006</text:p>
          </table:table-cell>
          <table:table-cell office:value-type="string">
            <text:p>ARC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10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172551306022">
            <text:p>459172551306022</text:p>
          </table:table-cell>
          <table:table-cell office:value-type="float" office:value="108784250233605">
            <text:p>1087842502336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1ca4cfa-a1f3-42b6-90b5-b06a0e0ff339</text:p>
          </table:table-cell>
          <table:table-cell office:value-type="float" office:value="4241">
            <text:p>4241</text:p>
          </table:table-cell>
          <table:table-cell office:value-type="float" office:value="5301">
            <text:p>5301</text:p>
          </table:table-cell>
          <table:table-cell office:value-type="string">
            <text:p>VIA DANTE 3</text:p>
          </table:table-cell>
          <table:table-cell office:value-type="string">
            <text:p>THALER</text:p>
          </table:table-cell>
          <table:table-cell office:value-type="float" office:value="3176140238">
            <text:p>3176140238</text:p>
          </table:table-cell>
          <table:table-cell office:value-type="float" office:value="38068">
            <text:p>38068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8942">
            <text:p>4588942</text:p>
          </table:table-cell>
          <table:table-cell office:value-type="float" office:value="1104034">
            <text:p>11040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71893c4-4b7c-4a69-91bc-9c2d81436b9f</text:p>
          </table:table-cell>
          <table:table-cell office:value-type="float" office:value="4218">
            <text:p>4218</text:p>
          </table:table-cell>
          <table:table-cell office:value-type="float" office:value="2303">
            <text:p>2303</text:p>
          </table:table-cell>
          <table:table-cell office:value-type="string">
            <text:p>Via Guadagnini 28</text:p>
          </table:table-cell>
          <table:table-cell office:value-type="string">
            <text:p>ALLA MADONNA DI TROTTER GIORGIO E DAMIANO SNC</text:p>
          </table:table-cell>
          <table:table-cell office:value-type="float" office:value="1827770221">
            <text:p>1827770221</text:p>
          </table:table-cell>
          <table:table-cell office:value-type="float" office:value="38054">
            <text:p>38054</text:p>
          </table:table-cell>
          <table:table-cell office:value-type="float" office:value="22084">
            <text:p>22084</text:p>
          </table:table-cell>
          <table:table-cell office:value-type="string">
            <text:p>FIERA DI PRIMIER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765516">
            <text:p>461765516</text:p>
          </table:table-cell>
          <table:table-cell office:value-type="float" office:value="118292505">
            <text:p>1182925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2b1025-729b-4ef2-8954-cbd017e38f1b</text:p>
          </table:table-cell>
          <table:table-cell office:value-type="float" office:value="17716">
            <text:p>17716</text:p>
          </table:table-cell>
          <table:table-cell office:value-type="float" office:value="13601">
            <text:p>13601</text:p>
          </table:table-cell>
          <table:table-cell office:value-type="string">
            <text:p>Via Vecchio Alveo 8</text:p>
          </table:table-cell>
          <table:table-cell office:value-type="string">
            <text:p>DISPENSARIO DR. SCHIAVO MARIO</text:p>
          </table:table-cell>
          <table:table-cell office:value-type="float" office:value="-0">
            <text:p>0</text:p>
          </table:table-cell>
          <table:table-cell office:value-type="float" office:value="38060">
            <text:p>38060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string">
            <text:p>MARC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58393356853709">
            <text:p>458393356853709</text:p>
          </table:table-cell>
          <table:table-cell office:value-type="float" office:value="110018249355173">
            <text:p>1100182493551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b16da8b-9ec8-4f6c-97fe-12274b96b5d0</text:p>
          </table:table-cell>
          <table:table-cell office:value-type="float" office:value="4185">
            <text:p>4185</text:p>
          </table:table-cell>
          <table:table-cell office:value-type="float" office:value="7801">
            <text:p>7801</text:p>
          </table:table-cell>
          <table:table-cell office:value-type="string">
            <text:p>Via Paradiso 2</text:p>
          </table:table-cell>
          <table:table-cell office:value-type="string">
            <text:p>TESEO FRANCESCO</text:p>
          </table:table-cell>
          <table:table-cell office:value-type="float" office:value="1947280226">
            <text:p>1947280226</text:p>
          </table:table-cell>
          <table:table-cell office:value-type="float" office:value="38050">
            <text:p>38050</text:p>
          </table:table-cell>
          <table:table-cell office:value-type="float" office:value="22188">
            <text:p>22188</text:p>
          </table:table-cell>
          <table:table-cell office:value-type="string">
            <text:p>TELV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12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396954319267">
            <text:p>461396954319267</text:p>
          </table:table-cell>
          <table:table-cell office:value-type="float" office:value="114642967434695">
            <text:p>1146429674346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92dbf28-15c4-4c9d-9246-8767f69a9c78</text:p>
          </table:table-cell>
          <table:table-cell office:value-type="float" office:value="4240">
            <text:p>4240</text:p>
          </table:table-cell>
          <table:table-cell office:value-type="float" office:value="5201">
            <text:p>5201</text:p>
          </table:table-cell>
          <table:table-cell office:value-type="string">
            <text:p>Via Benacense 9/b</text:p>
          </table:table-cell>
          <table:table-cell office:value-type="string">
            <text:p>BARBACOVI DI BOLEGO MARGHERITA &amp; C. SNC</text:p>
          </table:table-cell>
          <table:table-cell office:value-type="float" office:value="1735440222">
            <text:p>1735440222</text:p>
          </table:table-cell>
          <table:table-cell office:value-type="float" office:value="38068">
            <text:p>38068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8411165">
            <text:p>4588411165</text:p>
          </table:table-cell>
          <table:table-cell office:value-type="float" office:value="1104166115">
            <text:p>11041661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e83b2f1-7914-4693-ba25-431ecab8d464</text:p>
          </table:table-cell>
          <table:table-cell office:value-type="float" office:value="4277">
            <text:p>4277</text:p>
          </table:table-cell>
          <table:table-cell office:value-type="float" office:value="11402">
            <text:p>11402</text:p>
          </table:table-cell>
          <table:table-cell office:value-type="string">
            <text:p>Via A. Manzoni 5</text:p>
          </table:table-cell>
          <table:table-cell office:value-type="string">
            <text:p>MORELLI UMBERTO</text:p>
          </table:table-cell>
          <table:table-cell office:value-type="float" office:value="1436050221">
            <text:p>1436050221</text:p>
          </table:table-cell>
          <table:table-cell office:value-type="float" office:value="38060">
            <text:p>38060</text:p>
          </table:table-cell>
          <table:table-cell office:value-type="float" office:value="22135">
            <text:p>22135</text:p>
          </table:table-cell>
          <table:table-cell office:value-type="string">
            <text:p>RONZO-CHIENIS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916597">
            <text:p>458916597</text:p>
          </table:table-cell>
          <table:table-cell office:value-type="float" office:value="109525689">
            <text:p>1095256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a18d0cc-d53f-4ca0-9dbf-d3d247bfb523</text:p>
          </table:table-cell>
          <table:table-cell office:value-type="float" office:value="4226">
            <text:p>4226</text:p>
          </table:table-cell>
          <table:table-cell office:value-type="float" office:value="3501">
            <text:p>3501</text:p>
          </table:table-cell>
          <table:table-cell office:value-type="string">
            <text:p>Via Malfatti 6</text:p>
          </table:table-cell>
          <table:table-cell office:value-type="string">
            <text:p>SANTO STEFANO</text:p>
          </table:table-cell>
          <table:table-cell office:value-type="float" office:value="2097400226">
            <text:p>2097400226</text:p>
          </table:table-cell>
          <table:table-cell office:value-type="float" office:value="38065">
            <text:p>38065</text:p>
          </table:table-cell>
          <table:table-cell office:value-type="float" office:value="22123">
            <text:p>22123</text:p>
          </table:table-cell>
          <table:table-cell office:value-type="string">
            <text:p>MORI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6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566608968003">
            <text:p>458566608968003</text:p>
          </table:table-cell>
          <table:table-cell office:value-type="float" office:value="109517733419702">
            <text:p>1095177334197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ea5e7dd-08c5-4d3f-a0c9-008765e79aad</text:p>
          </table:table-cell>
          <table:table-cell office:value-type="float" office:value="4248">
            <text:p>4248</text:p>
          </table:table-cell>
          <table:table-cell office:value-type="float" office:value="6002">
            <text:p>6002</text:p>
          </table:table-cell>
          <table:table-cell office:value-type="string">
            <text:p>Viale Dante 42</text:p>
          </table:table-cell>
          <table:table-cell office:value-type="string">
            <text:p>BONI GUIDO E GIULIO SNC</text:p>
          </table:table-cell>
          <table:table-cell office:value-type="float" office:value="1403760224">
            <text:p>1403760224</text:p>
          </table:table-cell>
          <table:table-cell office:value-type="float" office:value="38079">
            <text:p>38079</text:p>
          </table:table-cell>
          <table:table-cell office:value-type="float" office:value="22199">
            <text:p>22199</text:p>
          </table:table-cell>
          <table:table-cell office:value-type="string">
            <text:p>TIONE DI 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3341">
            <text:p>4603341</text:p>
          </table:table-cell>
          <table:table-cell office:value-type="float" office:value="107245">
            <text:p>1072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dbd3e39-4ddc-4484-9e20-457a1e1fee91</text:p>
          </table:table-cell>
          <table:table-cell office:value-type="float" office:value="4189">
            <text:p>4189</text:p>
          </table:table-cell>
          <table:table-cell office:value-type="float" office:value="90">
            <text:p>90</text:p>
          </table:table-cell>
          <table:table-cell office:value-type="string">
            <text:p>Piazza Dante 14</text:p>
          </table:table-cell>
          <table:table-cell office:value-type="string">
            <text:p>TRINTINAGLIA GIANMARIA</text:p>
          </table:table-cell>
          <table:table-cell office:value-type="float" office:value="921280244">
            <text:p>921280244</text:p>
          </table:table-cell>
          <table:table-cell office:value-type="float" office:value="38055">
            <text:p>38055</text:p>
          </table:table-cell>
          <table:table-cell office:value-type="float" office:value="22095">
            <text:p>22095</text:p>
          </table:table-cell>
          <table:table-cell office:value-type="string">
            <text:p>GRIG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16929">
            <text:p>46016929</text:p>
          </table:table-cell>
          <table:table-cell office:value-type="float" office:value="11635857">
            <text:p>116358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5eab706-1e18-4840-b869-32935b227524</text:p>
          </table:table-cell>
          <table:table-cell office:value-type="float" office:value="4199">
            <text:p>4199</text:p>
          </table:table-cell>
          <table:table-cell office:value-type="float" office:value="122">
            <text:p>122</text:p>
          </table:table-cell>
          <table:table-cell office:value-type="string">
            <text:p>Piazza Centrale 20</text:p>
          </table:table-cell>
          <table:table-cell office:value-type="string">
            <text:p>CESCHI LUCA</text:p>
          </table:table-cell>
          <table:table-cell office:value-type="float" office:value="1718290222">
            <text:p>1718290222</text:p>
          </table:table-cell>
          <table:table-cell office:value-type="float" office:value="38020">
            <text:p>38020</text:p>
          </table:table-cell>
          <table:table-cell office:value-type="float" office:value="22106">
            <text:p>22106</text:p>
          </table:table-cell>
          <table:table-cell office:value-type="string">
            <text:p>LIVO</text:p>
          </table:table-cell>
          <table:table-cell office:value-type="string">
            <text:p>Liv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23636612322">
            <text:p>464223636612322</text:p>
          </table:table-cell>
          <table:table-cell office:value-type="float" office:value="110070611985411">
            <text:p>1100706119854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5d786a-5a60-4183-ae49-47684225586f</text:p>
          </table:table-cell>
          <table:table-cell office:value-type="float" office:value="4249">
            <text:p>4249</text:p>
          </table:table-cell>
          <table:table-cell office:value-type="float" office:value="6102">
            <text:p>6102</text:p>
          </table:table-cell>
          <table:table-cell office:value-type="string">
            <text:p>Viale Verona 92</text:p>
          </table:table-cell>
          <table:table-cell office:value-type="string">
            <text:p>S. BARTOLAMEO DOTT. C. BERTOLINI &amp; C. SNC</text:p>
          </table:table-cell>
          <table:table-cell office:value-type="float" office:value="672310224">
            <text:p>672310224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427575586414">
            <text:p>460427575586414</text:p>
          </table:table-cell>
          <table:table-cell office:value-type="float" office:value="111314631169961">
            <text:p>1113146311699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47a1753-6d62-4ddc-9142-fd3220d19b21</text:p>
          </table:table-cell>
          <table:table-cell office:value-type="float" office:value="16665">
            <text:p>16665</text:p>
          </table:table-cell>
          <table:table-cell office:value-type="float" office:value="97">
            <text:p>97</text:p>
          </table:table-cell>
          <table:table-cell office:value-type="string">
            <text:p>Loc. San Don� 50</text:p>
          </table:table-cell>
          <table:table-cell office:value-type="string">
            <text:p>COMUNALE N.5 S. DONA'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S. Dona 51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22059167663">
            <text:p>460622059167663</text:p>
          </table:table-cell>
          <table:table-cell office:value-type="float" office:value="111117645926563">
            <text:p>1111176459265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bf33129-977c-4b2c-9fbd-a14a52fa0766</text:p>
          </table:table-cell>
          <table:table-cell office:value-type="float" office:value="18390">
            <text:p>18390</text:p>
          </table:table-cell>
          <table:table-cell office:value-type="float" office:value="-0">
            <text:p>0</text:p>
          </table:table-cell>
          <table:table-cell office:value-type="string">
            <text:p>Via Luigi Caneppele 31</text:p>
          </table:table-cell>
          <table:table-cell office:value-type="string">
            <text:p>LA FARMACIA DI RONCAFORT</text:p>
          </table:table-cell>
          <table:table-cell office:value-type="float" office:value="6654450961">
            <text:p>6654450961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974127707554">
            <text:p>460974127707554</text:p>
          </table:table-cell>
          <table:table-cell office:value-type="float" office:value="111029610645526">
            <text:p>1110296106455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2117988-c904-4166-9d77-c026a81f8388</text:p>
          </table:table-cell>
          <table:table-cell office:value-type="float" office:value="17610">
            <text:p>17610</text:p>
          </table:table-cell>
          <table:table-cell office:value-type="float" office:value="5701">
            <text:p>5701</text:p>
          </table:table-cell>
          <table:table-cell office:value-type="string">
            <text:p>Via Roma 30</text:p>
          </table:table-cell>
          <table:table-cell office:value-type="string">
            <text:p>DISPENSARIO DR. BORSATO LUIGI</text:p>
          </table:table-cell>
          <table:table-cell office:value-type="float" office:value="-0">
            <text:p>0</text:p>
          </table:table-cell>
          <table:table-cell office:value-type="float" office:value="38052">
            <text:p>38052</text:p>
          </table:table-cell>
          <table:table-cell office:value-type="float" office:value="22130">
            <text:p>22130</text:p>
          </table:table-cell>
          <table:table-cell office:value-type="string">
            <text:p>OSPEDALET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0448557333752">
            <text:p>460448557333752</text:p>
          </table:table-cell>
          <table:table-cell office:value-type="float" office:value="115492038958439">
            <text:p>1154920389584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20678b8-17a7-4a8f-8cdc-9d84f14c8983</text:p>
          </table:table-cell>
          <table:table-cell office:value-type="float" office:value="4194">
            <text:p>4194</text:p>
          </table:table-cell>
          <table:table-cell office:value-type="float" office:value="116">
            <text:p>116</text:p>
          </table:table-cell>
          <table:table-cell office:value-type="float" office:value="-0">
            <text:p>0</text:p>
          </table:table-cell>
          <table:table-cell office:value-type="string">
            <text:p>RIGON LUCIANA</text:p>
          </table:table-cell>
          <table:table-cell office:value-type="float" office:value="814060224">
            <text:p>814060224</text:p>
          </table:table-cell>
          <table:table-cell office:value-type="float" office:value="38060">
            <text:p>38060</text:p>
          </table:table-cell>
          <table:table-cell office:value-type="float" office:value="22210">
            <text:p>22210</text:p>
          </table:table-cell>
          <table:table-cell office:value-type="string">
            <text:p>VALLARSA</text:p>
          </table:table-cell>
          <table:table-cell office:value-type="string">
            <text:p>Raossi 84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7836839764063">
            <text:p>457836839764063</text:p>
          </table:table-cell>
          <table:table-cell office:value-type="float" office:value="111199162694893">
            <text:p>11119916269489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75ca891-e24f-4669-af3f-79908706ccf0</text:p>
          </table:table-cell>
          <table:table-cell office:value-type="float" office:value="4267">
            <text:p>4267</text:p>
          </table:table-cell>
          <table:table-cell office:value-type="float" office:value="9301">
            <text:p>9301</text:p>
          </table:table-cell>
          <table:table-cell office:value-type="string">
            <text:p>Via Roma 39</text:p>
          </table:table-cell>
          <table:table-cell office:value-type="string">
            <text:p>SCERRA VINCENZA</text:p>
          </table:table-cell>
          <table:table-cell office:value-type="float" office:value="1018070225">
            <text:p>1018070225</text:p>
          </table:table-cell>
          <table:table-cell office:value-type="float" office:value="38050">
            <text:p>38050</text:p>
          </table:table-cell>
          <table:table-cell office:value-type="float" office:value="22038">
            <text:p>22038</text:p>
          </table:table-cell>
          <table:table-cell office:value-type="string">
            <text:p>CANAL SAN BOV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991541767805">
            <text:p>461991541767805</text:p>
          </table:table-cell>
          <table:table-cell office:value-type="float" office:value="117002338696905">
            <text:p>1170023386969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d847a64-a492-411f-8777-5d4b4ae8d398</text:p>
          </table:table-cell>
          <table:table-cell office:value-type="float" office:value="4214">
            <text:p>4214</text:p>
          </table:table-cell>
          <table:table-cell office:value-type="float" office:value="1801">
            <text:p>1801</text:p>
          </table:table-cell>
          <table:table-cell office:value-type="string">
            <text:p>Piazza Santa Maria 4</text:p>
          </table:table-cell>
          <table:table-cell office:value-type="string">
            <text:p>BETTI PAOLO</text:p>
          </table:table-cell>
          <table:table-cell office:value-type="float" office:value="1009580224">
            <text:p>1009580224</text:p>
          </table:table-cell>
          <table:table-cell office:value-type="float" office:value="38045">
            <text:p>38045</text:p>
          </table:table-cell>
          <table:table-cell office:value-type="float" office:value="22061">
            <text:p>22061</text:p>
          </table:table-cell>
          <table:table-cell office:value-type="string">
            <text:p>CIVEZZA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899632">
            <text:p>460899632</text:p>
          </table:table-cell>
          <table:table-cell office:value-type="float" office:value="111823868">
            <text:p>1118238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c5dfed3-ccc1-4ef4-a9f9-b15f0d62d563</text:p>
          </table:table-cell>
          <table:table-cell office:value-type="float" office:value="4168">
            <text:p>4168</text:p>
          </table:table-cell>
          <table:table-cell office:value-type="float" office:value="14">
            <text:p>14</text:p>
          </table:table-cell>
          <table:table-cell office:value-type="string">
            <text:p>Via Fratelli Bronzetti 28</text:p>
          </table:table-cell>
          <table:table-cell office:value-type="string">
            <text:p>FRANZELLIN GIANCARLO</text:p>
          </table:table-cell>
          <table:table-cell office:value-type="float" office:value="227460227">
            <text:p>227460227</text:p>
          </table:table-cell>
          <table:table-cell office:value-type="float" office:value="38033">
            <text:p>38033</text:p>
          </table:table-cell>
          <table:table-cell office:value-type="float" office:value="22050">
            <text:p>22050</text:p>
          </table:table-cell>
          <table:table-cell office:value-type="string">
            <text:p>CAVALES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908054279005">
            <text:p>462908054279005</text:p>
          </table:table-cell>
          <table:table-cell office:value-type="float" office:value="114621468378048">
            <text:p>11462146837804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2952abc-c687-4924-ad8c-32cac4fc04f7</text:p>
          </table:table-cell>
          <table:table-cell office:value-type="float" office:value="17621">
            <text:p>17621</text:p>
          </table:table-cell>
          <table:table-cell office:value-type="float" office:value="1400">
            <text:p>1400</text:p>
          </table:table-cell>
          <table:table-cell office:value-type="float" office:value="-0">
            <text:p>0</text:p>
          </table:table-cell>
          <table:table-cell office:value-type="string">
            <text:p>DISPENSARIO STAGIONALE</text:p>
          </table:table-cell>
          <table:table-cell office:value-type="float" office:value="-0">
            <text:p>0</text:p>
          </table:table-cell>
          <table:table-cell office:value-type="float" office:value="38010">
            <text:p>38010</text:p>
          </table:table-cell>
          <table:table-cell office:value-type="float" office:value="22052">
            <text:p>22052</text:p>
          </table:table-cell>
          <table:table-cell office:value-type="string">
            <text:p>CAVEDAG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461849438268682">
            <text:p>461849438268682</text:p>
          </table:table-cell>
          <table:table-cell office:value-type="float" office:value="11010115588658">
            <text:p>110101155886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4c201dc-eae5-4dc6-b31e-c85ce316c400</text:p>
          </table:table-cell>
          <table:table-cell office:value-type="float" office:value="16971">
            <text:p>16971</text:p>
          </table:table-cell>
          <table:table-cell office:value-type="float" office:value="100">
            <text:p>100</text:p>
          </table:table-cell>
          <table:table-cell office:value-type="string">
            <text:p>Via Giovannelli 5</text:p>
          </table:table-cell>
          <table:table-cell office:value-type="string">
            <text:p>COMUNALE N.2 AL S. CAMILLO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905400810553">
            <text:p>462905400810553</text:p>
          </table:table-cell>
          <table:table-cell office:value-type="float" office:value="114387214382326">
            <text:p>1143872143823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02e790f-2459-4dbf-a7d8-7ab3a17a7b6f</text:p>
          </table:table-cell>
          <table:table-cell office:value-type="float" office:value="4257">
            <text:p>4257</text:p>
          </table:table-cell>
          <table:table-cell office:value-type="float" office:value="7501">
            <text:p>7501</text:p>
          </table:table-cell>
          <table:table-cell office:value-type="string">
            <text:p>Via XXV Aprile 28</text:p>
          </table:table-cell>
          <table:table-cell office:value-type="string">
            <text:p>DE PROBIZER PAOLO</text:p>
          </table:table-cell>
          <table:table-cell office:value-type="float" office:value="946430220">
            <text:p>946430220</text:p>
          </table:table-cell>
          <table:table-cell office:value-type="float" office:value="38060">
            <text:p>38060</text:p>
          </table:table-cell>
          <table:table-cell office:value-type="float" office:value="22222">
            <text:p>22222</text:p>
          </table:table-cell>
          <table:table-cell office:value-type="string">
            <text:p>VILLA LAGARI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191875">
            <text:p>459191875</text:p>
          </table:table-cell>
          <table:table-cell office:value-type="float" office:value="110600981">
            <text:p>1106009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bc7fe56-d27d-4a5a-a782-3d97d5fb5a3e</text:p>
          </table:table-cell>
          <table:table-cell office:value-type="float" office:value="4246">
            <text:p>4246</text:p>
          </table:table-cell>
          <table:table-cell office:value-type="float" office:value="5701">
            <text:p>5701</text:p>
          </table:table-cell>
          <table:table-cell office:value-type="string">
            <text:p>Piazza Municipio 21</text:p>
          </table:table-cell>
          <table:table-cell office:value-type="string">
            <text:p>BORSATO LUIGI</text:p>
          </table:table-cell>
          <table:table-cell office:value-type="float" office:value="1298160225">
            <text:p>1298160225</text:p>
          </table:table-cell>
          <table:table-cell office:value-type="float" office:value="38059">
            <text:p>38059</text:p>
          </table:table-cell>
          <table:table-cell office:value-type="float" office:value="22185">
            <text:p>22185</text:p>
          </table:table-cell>
          <table:table-cell office:value-type="string">
            <text:p>STRIG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6631">
            <text:p>46066631</text:p>
          </table:table-cell>
          <table:table-cell office:value-type="float" office:value="11523447">
            <text:p>115234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163ab99-4a79-48f3-a3b3-0c6f95d55a17</text:p>
          </table:table-cell>
          <table:table-cell office:value-type="float" office:value="4245">
            <text:p>4245</text:p>
          </table:table-cell>
          <table:table-cell office:value-type="float" office:value="5602">
            <text:p>5602</text:p>
          </table:table-cell>
          <table:table-cell office:value-type="string">
            <text:p>Via G. garibaldi 125</text:p>
          </table:table-cell>
          <table:table-cell office:value-type="string">
            <text:p>FUSI ALESSANDRO</text:p>
          </table:table-cell>
          <table:table-cell office:value-type="float" office:value="1845590221">
            <text:p>1845590221</text:p>
          </table:table-cell>
          <table:table-cell office:value-type="float" office:value="38089">
            <text:p>38089</text:p>
          </table:table-cell>
          <table:table-cell office:value-type="float" office:value="22183">
            <text:p>22183</text:p>
          </table:table-cell>
          <table:table-cell office:value-type="string">
            <text:p>STOR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487404217364">
            <text:p>458487404217364</text:p>
          </table:table-cell>
          <table:table-cell office:value-type="float" office:value="105594192760137">
            <text:p>1055941927601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9cb8ba0-9db0-4b6c-a300-4580bc20f183</text:p>
          </table:table-cell>
          <table:table-cell office:value-type="float" office:value="17620">
            <text:p>17620</text:p>
          </table:table-cell>
          <table:table-cell office:value-type="float" office:value="12">
            <text:p>12</text:p>
          </table:table-cell>
          <table:table-cell office:value-type="string">
            <text:p>Via Paissan 25</text:p>
          </table:table-cell>
          <table:table-cell office:value-type="string">
            <text:p>DISPENSARIO DR. VITULLO GIANFRANCO</text:p>
          </table:table-cell>
          <table:table-cell office:value-type="float" office:value="-0">
            <text:p>0</text:p>
          </table:table-cell>
          <table:table-cell office:value-type="float" office:value="38060">
            <text:p>38060</text:p>
          </table:table-cell>
          <table:table-cell office:value-type="float" office:value="22128">
            <text:p>22128</text:p>
          </table:table-cell>
          <table:table-cell office:value-type="string">
            <text:p>NOMI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5928599">
            <text:p>45928599</text:p>
          </table:table-cell>
          <table:table-cell office:value-type="float" office:value="11071881">
            <text:p>110718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cb26788-8e3b-46ed-83c0-5ca4c9e252b5</text:p>
          </table:table-cell>
          <table:table-cell office:value-type="float" office:value="4201">
            <text:p>4201</text:p>
          </table:table-cell>
          <table:table-cell office:value-type="float" office:value="124">
            <text:p>124</text:p>
          </table:table-cell>
          <table:table-cell office:value-type="string">
            <text:p>Via Brennero 20</text:p>
          </table:table-cell>
          <table:table-cell office:value-type="string">
            <text:p>TOMAZZOLLI MARCELLA</text:p>
          </table:table-cell>
          <table:table-cell office:value-type="float" office:value="596180224">
            <text:p>596180224</text:p>
          </table:table-cell>
          <table:table-cell office:value-type="float" office:value="38010">
            <text:p>38010</text:p>
          </table:table-cell>
          <table:table-cell office:value-type="float" office:value="22167">
            <text:p>22167</text:p>
          </table:table-cell>
          <table:table-cell office:value-type="string">
            <text:p>SAN MICHELE ALL'ADIGE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890727967541">
            <text:p>461890727967541</text:p>
          </table:table-cell>
          <table:table-cell office:value-type="float" office:value="111258198550935">
            <text:p>1112581985509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a26bc28-889d-4ac6-9967-4c44f958b7ef</text:p>
          </table:table-cell>
          <table:table-cell office:value-type="float" office:value="4184">
            <text:p>4184</text:p>
          </table:table-cell>
          <table:table-cell office:value-type="float" office:value="77">
            <text:p>77</text:p>
          </table:table-cell>
          <table:table-cell office:value-type="string">
            <text:p>Via per Trento 11/B</text:p>
          </table:table-cell>
          <table:table-cell office:value-type="string">
            <text:p>BRANCALEONI Renzo</text:p>
          </table:table-cell>
          <table:table-cell office:value-type="float" office:value="1720000221">
            <text:p>1720000221</text:p>
          </table:table-cell>
          <table:table-cell office:value-type="float" office:value="38010">
            <text:p>38010</text:p>
          </table:table-cell>
          <table:table-cell office:value-type="float" office:value="22225">
            <text:p>22225</text:p>
          </table:table-cell>
          <table:table-cell office:value-type="string">
            <text:p>ZAMBAN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596468747837">
            <text:p>461596468747837</text:p>
          </table:table-cell>
          <table:table-cell office:value-type="float" office:value="110589755169334">
            <text:p>1105897551693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d022e4-f559-4a7e-9f5e-3eb2d3455e07</text:p>
          </table:table-cell>
          <table:table-cell office:value-type="float" office:value="16677">
            <text:p>16677</text:p>
          </table:table-cell>
          <table:table-cell office:value-type="float" office:value="113">
            <text:p>113</text:p>
          </table:table-cell>
          <table:table-cell office:value-type="string">
            <text:p>Via Menguzzato 85</text:p>
          </table:table-cell>
          <table:table-cell office:value-type="string">
            <text:p>COMUNALE N.8 MADONNA BIANCA</text:p>
          </table:table-cell>
          <table:table-cell office:value-type="float" office:value="1581140223">
            <text:p>1581140223</text:p>
          </table:table-cell>
          <table:table-cell office:value-type="float" office:value="38100">
            <text:p>38100</text:p>
          </table:table-cell>
          <table:table-cell office:value-type="float" office:value="22205">
            <text:p>22205</text:p>
          </table:table-cell>
          <table:table-cell office:value-type="string">
            <text:p>TRENTO</text:p>
          </table:table-cell>
          <table:table-cell office:value-type="string">
            <text:p>Mad. Bianca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622059167663">
            <text:p>460622059167663</text:p>
          </table:table-cell>
          <table:table-cell office:value-type="float" office:value="111117645926563">
            <text:p>11111764592656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affe66d-4d63-4234-9e22-35839844b498</text:p>
          </table:table-cell>
          <table:table-cell office:value-type="float" office:value="4190">
            <text:p>4190</text:p>
          </table:table-cell>
          <table:table-cell office:value-type="float" office:value="94">
            <text:p>94</text:p>
          </table:table-cell>
          <table:table-cell office:value-type="string">
            <text:p>Via Paoli 19</text:p>
          </table:table-cell>
          <table:table-cell office:value-type="string">
            <text:p>COMUNALE 1</text:p>
          </table:table-cell>
          <table:table-cell office:value-type="float" office:value="1648950226">
            <text:p>1648950226</text:p>
          </table:table-cell>
          <table:table-cell office:value-type="float" office:value="38068">
            <text:p>38068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937085302942">
            <text:p>458937085302942</text:p>
          </table:table-cell>
          <table:table-cell office:value-type="float" office:value="110402015076214">
            <text:p>1104020150762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2700e75-d2ce-48f9-b7c1-730cb08bda76</text:p>
          </table:table-cell>
          <table:table-cell office:value-type="float" office:value="4235">
            <text:p>4235</text:p>
          </table:table-cell>
          <table:table-cell office:value-type="float" office:value="4602">
            <text:p>4602</text:p>
          </table:table-cell>
          <table:table-cell office:value-type="string">
            <text:p>Viale Dante 12/c</text:p>
          </table:table-cell>
          <table:table-cell office:value-type="string">
            <text:p>MUTALIPASSI LUCA &amp; C. SNC</text:p>
          </table:table-cell>
          <table:table-cell office:value-type="float" office:value="1349200228">
            <text:p>1349200228</text:p>
          </table:table-cell>
          <table:table-cell office:value-type="float" office:value="38066">
            <text:p>38066</text:p>
          </table:table-cell>
          <table:table-cell office:value-type="float" office:value="22153">
            <text:p>22153</text:p>
          </table:table-cell>
          <table:table-cell office:value-type="string">
            <text:p>RIVA DEL GARD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895860775008">
            <text:p>458895860775008</text:p>
          </table:table-cell>
          <table:table-cell office:value-type="float" office:value="108224217268873">
            <text:p>1082242172688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6e67f2f-b5fb-43f8-af10-366fb518dd89</text:p>
          </table:table-cell>
          <table:table-cell office:value-type="float" office:value="4237">
            <text:p>4237</text:p>
          </table:table-cell>
          <table:table-cell office:value-type="float" office:value="4901">
            <text:p>4901</text:p>
          </table:table-cell>
          <table:table-cell office:value-type="string">
            <text:p>Piazza F. Filzi 21</text:p>
          </table:table-cell>
          <table:table-cell office:value-type="string">
            <text:p>SANTONI DR. GIORGIO &amp; C. SNC</text:p>
          </table:table-cell>
          <table:table-cell office:value-type="float" office:value="2049700228">
            <text:p>2049700228</text:p>
          </table:table-cell>
          <table:table-cell office:value-type="float" office:value="38068">
            <text:p>38068</text:p>
          </table:table-cell>
          <table:table-cell office:value-type="float" office:value="22161">
            <text:p>22161</text:p>
          </table:table-cell>
          <table:table-cell office:value-type="string">
            <text:p>ROVERETO</text:p>
          </table:table-cell>
          <table:table-cell office:value-type="string">
            <text:p>Borgo Sacc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915375">
            <text:p>458915375</text:p>
          </table:table-cell>
          <table:table-cell office:value-type="float" office:value="110384953">
            <text:p>11038495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42ffa9e-7171-413b-a129-6f51a99fc794</text:p>
          </table:table-cell>
          <table:table-cell office:value-type="float" office:value="4216">
            <text:p>4216</text:p>
          </table:table-cell>
          <table:table-cell office:value-type="float" office:value="2001">
            <text:p>2001</text:p>
          </table:table-cell>
          <table:table-cell office:value-type="string">
            <text:p>Via Roma 43</text:p>
          </table:table-cell>
          <table:table-cell office:value-type="string">
            <text:p>ZONTINI BARBARA</text:p>
          </table:table-cell>
          <table:table-cell office:value-type="float" office:value="1670050226">
            <text:p>1670050226</text:p>
          </table:table-cell>
          <table:table-cell office:value-type="float" office:value="38083">
            <text:p>38083</text:p>
          </table:table-cell>
          <table:table-cell office:value-type="float" office:value="22066">
            <text:p>22066</text:p>
          </table:table-cell>
          <table:table-cell office:value-type="string">
            <text:p>CONDIN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817539883688">
            <text:p>458817539883688</text:p>
          </table:table-cell>
          <table:table-cell office:value-type="float" office:value="105939868704181">
            <text:p>1059398687041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3549617-3567-44c5-9dc2-bf4988e604eb</text:p>
          </table:table-cell>
          <table:table-cell office:value-type="float" office:value="17607">
            <text:p>17607</text:p>
          </table:table-cell>
          <table:table-cell office:value-type="float" office:value="4801">
            <text:p>4801</text:p>
          </table:table-cell>
          <table:table-cell office:value-type="string">
            <text:p>P.zza Cesare Battisti</text:p>
          </table:table-cell>
          <table:table-cell office:value-type="string">
            <text:p>DISPENSARIO DR.SSA COVI</text:p>
          </table:table-cell>
          <table:table-cell office:value-type="float" office:value="-0">
            <text:p>0</text:p>
          </table:table-cell>
          <table:table-cell office:value-type="float" office:value="38081">
            <text:p>38081</text:p>
          </table:table-cell>
          <table:table-cell office:value-type="float" office:value="22024">
            <text:p>22024</text:p>
          </table:table-cell>
          <table:table-cell office:value-type="string">
            <text:p>BREGUZZO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0079083">
            <text:p>460079083</text:p>
          </table:table-cell>
          <table:table-cell office:value-type="float" office:value="10699332">
            <text:p>106993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50b2db6-e777-484e-83e6-d9b036bdb7bb</text:p>
          </table:table-cell>
          <table:table-cell office:value-type="float" office:value="16694">
            <text:p>16694</text:p>
          </table:table-cell>
          <table:table-cell office:value-type="float" office:value="125">
            <text:p>125</text:p>
          </table:table-cell>
          <table:table-cell office:value-type="string">
            <text:p>Via della Stazione 6</text:p>
          </table:table-cell>
          <table:table-cell office:value-type="string">
            <text:p>FARMACIA COMUNALE OLTRESARCA</text:p>
          </table:table-cell>
          <table:table-cell office:value-type="float" office:value="1581140223">
            <text:p>1581140223</text:p>
          </table:table-cell>
          <table:table-cell office:value-type="float" office:value="38062">
            <text:p>38062</text:p>
          </table:table-cell>
          <table:table-cell office:value-type="float" office:value="22006">
            <text:p>22006</text:p>
          </table:table-cell>
          <table:table-cell office:value-type="string">
            <text:p>ARCO</text:p>
          </table:table-cell>
          <table:table-cell office:value-type="string">
            <text:p>Bolognano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3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1217">
            <text:p>4591217</text:p>
          </table:table-cell>
          <table:table-cell office:value-type="float" office:value="1090198">
            <text:p>10901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3ed4a0b-ef0b-4f68-96c6-eff5bcd45792</text:p>
          </table:table-cell>
          <table:table-cell office:value-type="float" office:value="4220">
            <text:p>4220</text:p>
          </table:table-cell>
          <table:table-cell office:value-type="float" office:value="2601">
            <text:p>2601</text:p>
          </table:table-cell>
          <table:table-cell office:value-type="string">
            <text:p>Via Gionghi 99</text:p>
          </table:table-cell>
          <table:table-cell office:value-type="string">
            <text:p>FANZAGO D.RI ROBERTO E DIEGO SNC</text:p>
          </table:table-cell>
          <table:table-cell office:value-type="float" office:value="1538290220">
            <text:p>1538290220</text:p>
          </table:table-cell>
          <table:table-cell office:value-type="float" office:value="38046">
            <text:p>38046</text:p>
          </table:table-cell>
          <table:table-cell office:value-type="float" office:value="22102">
            <text:p>22102</text:p>
          </table:table-cell>
          <table:table-cell office:value-type="string">
            <text:p>LAVARONE</text:p>
          </table:table-cell>
          <table:table-cell office:value-type="string">
            <text:p>GIONCHI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9420649936859">
            <text:p>459420649936859</text:p>
          </table:table-cell>
          <table:table-cell office:value-type="float" office:value="112867907271599">
            <text:p>1128679072715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1328ba2-8471-49df-b825-dc08d644e235</text:p>
          </table:table-cell>
          <table:table-cell office:value-type="float" office:value="4258">
            <text:p>4258</text:p>
          </table:table-cell>
          <table:table-cell office:value-type="float" office:value="8001">
            <text:p>8001</text:p>
          </table:table-cell>
          <table:table-cell office:value-type="string">
            <text:p>Via Dolomiti 58</text:p>
          </table:table-cell>
          <table:table-cell office:value-type="string">
            <text:p>LADINA</text:p>
          </table:table-cell>
          <table:table-cell office:value-type="float" office:value="1447800226">
            <text:p>1447800226</text:p>
          </table:table-cell>
          <table:table-cell office:value-type="float" office:value="38032">
            <text:p>38032</text:p>
          </table:table-cell>
          <table:table-cell office:value-type="float" office:value="22039">
            <text:p>22039</text:p>
          </table:table-cell>
          <table:table-cell office:value-type="string">
            <text:p>CANAZEI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7774">
            <text:p>4647774</text:p>
          </table:table-cell>
          <table:table-cell office:value-type="float" office:value="1176887">
            <text:p>11768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9c7d9d0-8fce-464f-8fdd-5f7231ca1078</text:p>
          </table:table-cell>
          <table:table-cell office:value-type="float" office:value="4202">
            <text:p>4202</text:p>
          </table:table-cell>
          <table:table-cell office:value-type="float" office:value="126">
            <text:p>126</text:p>
          </table:table-cell>
          <table:table-cell office:value-type="string">
            <text:p>VIA DI MEZZO 3</text:p>
          </table:table-cell>
          <table:table-cell office:value-type="string">
            <text:p>SERENA DI MONTAGNIN ELENA</text:p>
          </table:table-cell>
          <table:table-cell office:value-type="float" office:value="1743260224">
            <text:p>1743260224</text:p>
          </table:table-cell>
          <table:table-cell office:value-type="float" office:value="38080">
            <text:p>38080</text:p>
          </table:table-cell>
          <table:table-cell office:value-type="float" office:value="22021">
            <text:p>22021</text:p>
          </table:table-cell>
          <table:table-cell office:value-type="string">
            <text:p>BONDONE</text:p>
          </table:table-cell>
          <table:table-cell office:value-type="string">
            <text:p>Baitoni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8080332177553">
            <text:p>458080332177553</text:p>
          </table:table-cell>
          <table:table-cell office:value-type="float" office:value="105404626934837">
            <text:p>1054046269348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e2bd40a-1a90-4bc9-b58d-8fe07fd30770</text:p>
          </table:table-cell>
          <table:table-cell office:value-type="float" office:value="4281">
            <text:p>4281</text:p>
          </table:table-cell>
          <table:table-cell office:value-type="float" office:value="13701">
            <text:p>13701</text:p>
          </table:table-cell>
          <table:table-cell office:value-type="string">
            <text:p>Via Villa 27</text:p>
          </table:table-cell>
          <table:table-cell office:value-type="string">
            <text:p>CATANZARO MARIA GRAZIA</text:p>
          </table:table-cell>
          <table:table-cell office:value-type="float" office:value="1798760227">
            <text:p>1798760227</text:p>
          </table:table-cell>
          <table:table-cell office:value-type="float" office:value="38010">
            <text:p>38010</text:p>
          </table:table-cell>
          <table:table-cell office:value-type="float" office:value="22081">
            <text:p>22081</text:p>
          </table:table-cell>
          <table:table-cell office:value-type="string">
            <text:p>FAI DELLA PAGANELLA</text:p>
          </table:table-cell>
          <table:table-cell office:value-type="float" office:value="-0">
            <text:p>0</text:p>
          </table:table-cell>
          <table:table-cell office:value-type="float" office:value="22">
            <text:p>22</text:p>
          </table:table-cell>
          <table:table-cell office:value-type="string">
            <text:p>TN</text:p>
          </table:table-cell>
          <table:table-cell office:value-type="string">
            <text:p>TRENTO</text:p>
          </table:table-cell>
          <table:table-cell office:value-type="float" office:value="42">
            <text:p>42</text:p>
          </table:table-cell>
          <table:table-cell office:value-type="string">
            <text:p>PROV. AUTON. TRENT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1793313">
            <text:p>461793313</text:p>
          </table:table-cell>
          <table:table-cell office:value-type="float" office:value="110689304">
            <text:p>110689304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404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FarmacieBolzano" table:style-name="ta1">
        <table:table-column table:style-name="co2" table:number-columns-repeated="2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diceidentificativofarmacia</text:p>
          </table:table-cell>
          <table:table-cell office:value-type="string">
            <text:p>codfarmaciaassegnatodaasl</text:p>
          </table:table-cell>
          <table:table-cell office:value-type="string">
            <text:p>indirizzo</text:p>
          </table:table-cell>
          <table:table-cell office:value-type="string">
            <text:p>descrizionefarmacia</text:p>
          </table:table-cell>
          <table:table-cell office:value-type="string">
            <text:p>partitaiva</text:p>
          </table:table-cell>
          <table:table-cell office:value-type="string">
            <text:p>cap</text:p>
          </table:table-cell>
          <table:table-cell office:value-type="string">
            <text:p>codicecomuneistat</text:p>
          </table:table-cell>
          <table:table-cell office:value-type="string">
            <text:p>descrizionecomune</text:p>
          </table:table-cell>
          <table:table-cell office:value-type="string">
            <text:p>frazione</text:p>
          </table:table-cell>
          <table:table-cell office:value-type="string">
            <text:p>codiceprovinciaistat</text:p>
          </table:table-cell>
          <table:table-cell office:value-type="string">
            <text:p>siglaprovincia</text:p>
          </table:table-cell>
          <table:table-cell office:value-type="string">
            <text:p>descrizioneprovincia</text:p>
          </table:table-cell>
          <table:table-cell office:value-type="string">
            <text:p>codiceregione</text:p>
          </table:table-cell>
          <table:table-cell office:value-type="string">
            <text:p>descrizioneregione</text:p>
          </table:table-cell>
          <table:table-cell office:value-type="string">
            <text:p>datainiziovalidita</text:p>
          </table:table-cell>
          <table:table-cell office:value-type="string">
            <text:p>datafinevalidita</text:p>
          </table:table-cell>
          <table:table-cell office:value-type="string">
            <text:p>descrizionetipologia</text:p>
          </table:table-cell>
          <table:table-cell office:value-type="string">
            <text:p>codicetipologia</text:p>
          </table:table-cell>
          <table:table-cell office:value-type="string">
            <text:p>latitudine</text:p>
          </table:table-cell>
          <table:table-cell office:value-type="string">
            <text:p>longitudine</text:p>
          </table:table-cell>
          <table:table-cell office:value-type="string">
            <text:p>localize</text:p>
          </table:table-cell>
        </table:table-row>
        <table:table-row table:style-name="ro1">
          <table:table-cell office:value-type="string">
            <text:p>9438afe6-b7df-48d5-a9b3-2e0b2e4f0e9b</text:p>
          </table:table-cell>
          <table:table-cell office:value-type="float" office:value="4138">
            <text:p>4138</text:p>
          </table:table-cell>
          <table:table-cell office:value-type="float" office:value="8">
            <text:p>8</text:p>
          </table:table-cell>
          <table:table-cell office:value-type="string">
            <text:p>Via Dolomiti 23</text:p>
          </table:table-cell>
          <table:table-cell office:value-type="string">
            <text:p>SESTO</text:p>
          </table:table-cell>
          <table:table-cell office:value-type="float" office:value="1054030216">
            <text:p>1054030216</text:p>
          </table:table-cell>
          <table:table-cell office:value-type="float" office:value="39030">
            <text:p>39030</text:p>
          </table:table-cell>
          <table:table-cell office:value-type="float" office:value="21092">
            <text:p>21092</text:p>
          </table:table-cell>
          <table:table-cell office:value-type="string">
            <text:p>SEST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024295">
            <text:p>467024295</text:p>
          </table:table-cell>
          <table:table-cell office:value-type="float" office:value="123499989">
            <text:p>12349998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071df14-3131-4f3b-9204-59e3c5980152</text:p>
          </table:table-cell>
          <table:table-cell office:value-type="float" office:value="4112">
            <text:p>4112</text:p>
          </table:table-cell>
          <table:table-cell office:value-type="float" office:value="116">
            <text:p>116</text:p>
          </table:table-cell>
          <table:table-cell office:value-type="string">
            <text:p>Via Falzes 5</text:p>
          </table:table-cell>
          <table:table-cell office:value-type="string">
            <text:p>BIASON FABIO</text:p>
          </table:table-cell>
          <table:table-cell office:value-type="float" office:value="2315040218">
            <text:p>2315040218</text:p>
          </table:table-cell>
          <table:table-cell office:value-type="float" office:value="39030">
            <text:p>39030</text:p>
          </table:table-cell>
          <table:table-cell office:value-type="float" office:value="21030">
            <text:p>21030</text:p>
          </table:table-cell>
          <table:table-cell office:value-type="string">
            <text:p>FALZ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021481">
            <text:p>468021481</text:p>
          </table:table-cell>
          <table:table-cell office:value-type="float" office:value="119043787">
            <text:p>1190437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e72431b-e09b-484e-8ceb-ab5bfe469984</text:p>
          </table:table-cell>
          <table:table-cell office:value-type="float" office:value="4157">
            <text:p>4157</text:p>
          </table:table-cell>
          <table:table-cell office:value-type="float" office:value="118">
            <text:p>118</text:p>
          </table:table-cell>
          <table:table-cell office:value-type="string">
            <text:p>Via Santner 9</text:p>
          </table:table-cell>
          <table:table-cell office:value-type="string">
            <text:p>ZORZI PATRIZIA</text:p>
          </table:table-cell>
          <table:table-cell office:value-type="float" office:value="2304470210">
            <text:p>2304470210</text:p>
          </table:table-cell>
          <table:table-cell office:value-type="float" office:value="39040">
            <text:p>39040</text:p>
          </table:table-cell>
          <table:table-cell office:value-type="float" office:value="21019">
            <text:p>21019</text:p>
          </table:table-cell>
          <table:table-cell office:value-type="string">
            <text:p>CASTELROTTO</text:p>
          </table:table-cell>
          <table:table-cell office:value-type="string">
            <text:p>SIUSI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679393">
            <text:p>465679393</text:p>
          </table:table-cell>
          <table:table-cell office:value-type="float" office:value="115595953">
            <text:p>1155959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5e6d597-a936-4b03-8a4d-840408189483</text:p>
          </table:table-cell>
          <table:table-cell office:value-type="float" office:value="4137">
            <text:p>4137</text:p>
          </table:table-cell>
          <table:table-cell office:value-type="float" office:value="912">
            <text:p>912</text:p>
          </table:table-cell>
          <table:table-cell office:value-type="string">
            <text:p>Via Portici Minori 2</text:p>
          </table:table-cell>
          <table:table-cell office:value-type="string">
            <text:p>CORTE PRINCIPE VESCOVILE</text:p>
          </table:table-cell>
          <table:table-cell office:value-type="float" office:value="2517410219">
            <text:p>2517410219</text:p>
          </table:table-cell>
          <table:table-cell office:value-type="float" office:value="39042">
            <text:p>39042</text:p>
          </table:table-cell>
          <table:table-cell office:value-type="float" office:value="21011">
            <text:p>21011</text:p>
          </table:table-cell>
          <table:table-cell office:value-type="string">
            <text:p>BRESSANON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1641">
            <text:p>4671641</text:p>
          </table:table-cell>
          <table:table-cell office:value-type="float" office:value="1165526">
            <text:p>11655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b6a3fb5-6c93-488a-a833-7e9ed4a8a4fa</text:p>
          </table:table-cell>
          <table:table-cell office:value-type="float" office:value="4147">
            <text:p>4147</text:p>
          </table:table-cell>
          <table:table-cell office:value-type="float" office:value="71">
            <text:p>71</text:p>
          </table:table-cell>
          <table:table-cell office:value-type="string">
            <text:p>Via Col Alt 92</text:p>
          </table:table-cell>
          <table:table-cell office:value-type="string">
            <text:p>BORGOGELLI</text:p>
          </table:table-cell>
          <table:table-cell office:value-type="float" office:value="885780213">
            <text:p>885780213</text:p>
          </table:table-cell>
          <table:table-cell office:value-type="float" office:value="39033">
            <text:p>39033</text:p>
          </table:table-cell>
          <table:table-cell office:value-type="float" office:value="21026">
            <text:p>21026</text:p>
          </table:table-cell>
          <table:table-cell office:value-type="string">
            <text:p>CORVARA IN BAD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7241">
            <text:p>46547241</text:p>
          </table:table-cell>
          <table:table-cell office:value-type="float" office:value="11875159">
            <text:p>118751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58d27b3-3b38-415d-9576-a78f80128d17</text:p>
          </table:table-cell>
          <table:table-cell office:value-type="float" office:value="4110">
            <text:p>4110</text:p>
          </table:table-cell>
          <table:table-cell office:value-type="float" office:value="107">
            <text:p>107</text:p>
          </table:table-cell>
          <table:table-cell office:value-type="string">
            <text:p>Via Villagio 53</text:p>
          </table:table-cell>
          <table:table-cell office:value-type="string">
            <text:p>MERCURIOS STRIEBECK EBERHARD</text:p>
          </table:table-cell>
          <table:table-cell office:value-type="float" office:value="1711800217">
            <text:p>1711800217</text:p>
          </table:table-cell>
          <table:table-cell office:value-type="float" office:value="39010">
            <text:p>39010</text:p>
          </table:table-cell>
          <table:table-cell office:value-type="float" office:value="21083">
            <text:p>21083</text:p>
          </table:table-cell>
          <table:table-cell office:value-type="string">
            <text:p>SAN MARTINO IN PASSIR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839249">
            <text:p>467839249</text:p>
          </table:table-cell>
          <table:table-cell office:value-type="float" office:value="112272739">
            <text:p>1122727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dfa6a20-8dad-4c45-8b7f-786e70b1c11e</text:p>
          </table:table-cell>
          <table:table-cell office:value-type="float" office:value="4070">
            <text:p>4070</text:p>
          </table:table-cell>
          <table:table-cell office:value-type="float" office:value="5">
            <text:p>5</text:p>
          </table:table-cell>
          <table:table-cell office:value-type="string">
            <text:p>Via Portici 17 Laubengasse</text:p>
          </table:table-cell>
          <table:table-cell office:value-type="string">
            <text:p>MADONNA DI MAXIMIN LIEBL &amp; C. SAS</text:p>
          </table:table-cell>
          <table:table-cell office:value-type="float" office:value="1508530217">
            <text:p>1508530217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f8c57b5-1abf-46d5-afae-b9517b3f4b59</text:p>
          </table:table-cell>
          <table:table-cell office:value-type="float" office:value="4045">
            <text:p>4045</text:p>
          </table:table-cell>
          <table:table-cell office:value-type="float" office:value="921">
            <text:p>921</text:p>
          </table:table-cell>
          <table:table-cell office:value-type="string">
            <text:p>Via Stazione 6</text:p>
          </table:table-cell>
          <table:table-cell office:value-type="string">
            <text:p>VANZETTA LAURA &amp; C. SAS</text:p>
          </table:table-cell>
          <table:table-cell office:value-type="float" office:value="2568530212">
            <text:p>2568530212</text:p>
          </table:table-cell>
          <table:table-cell office:value-type="float" office:value="39044">
            <text:p>39044</text:p>
          </table:table-cell>
          <table:table-cell office:value-type="float" office:value="21029">
            <text:p>21029</text:p>
          </table:table-cell>
          <table:table-cell office:value-type="string">
            <text:p>EG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169161">
            <text:p>463169161</text:p>
          </table:table-cell>
          <table:table-cell office:value-type="float" office:value="112725698">
            <text:p>11272569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4ae7ac4-2eab-45e7-967f-90143c5af8cd</text:p>
          </table:table-cell>
          <table:table-cell office:value-type="float" office:value="4156">
            <text:p>4156</text:p>
          </table:table-cell>
          <table:table-cell office:value-type="float" office:value="115">
            <text:p>115</text:p>
          </table:table-cell>
          <table:table-cell office:value-type="string">
            <text:p>Via Ai Tre Canti 1 (Via Winkel 1)</text:p>
          </table:table-cell>
          <table:table-cell office:value-type="string">
            <text:p>MERIGHI IVAN</text:p>
          </table:table-cell>
          <table:table-cell office:value-type="float" office:value="2555570213">
            <text:p>2555570213</text:p>
          </table:table-cell>
          <table:table-cell office:value-type="float" office:value="39020">
            <text:p>39020</text:p>
          </table:table-cell>
          <table:table-cell office:value-type="float" office:value="21018">
            <text:p>21018</text:p>
          </table:table-cell>
          <table:table-cell office:value-type="string">
            <text:p>CASTELBELLO-CIARD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283213">
            <text:p>466283213</text:p>
          </table:table-cell>
          <table:table-cell office:value-type="float" office:value="109066568">
            <text:p>1090665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98b028-a408-45ba-a9ac-ec834a33a363</text:p>
          </table:table-cell>
          <table:table-cell office:value-type="float" office:value="18135">
            <text:p>18135</text:p>
          </table:table-cell>
          <table:table-cell office:value-type="float" office:value="123">
            <text:p>123</text:p>
          </table:table-cell>
          <table:table-cell office:value-type="string">
            <text:p>S. Geltrude 10/C</text:p>
          </table:table-cell>
          <table:table-cell office:value-type="string">
            <text:p>FINK RUTH</text:p>
          </table:table-cell>
          <table:table-cell office:value-type="float" office:value="2555720214">
            <text:p>2555720214</text:p>
          </table:table-cell>
          <table:table-cell office:value-type="float" office:value="39040">
            <text:p>39040</text:p>
          </table:table-cell>
          <table:table-cell office:value-type="float" office:value="21007">
            <text:p>21007</text:p>
          </table:table-cell>
          <table:table-cell office:value-type="string">
            <text:p>BARBI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033828">
            <text:p>466033828</text:p>
          </table:table-cell>
          <table:table-cell office:value-type="float" office:value="11520854">
            <text:p>115208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734a31-916d-418a-9722-c17f0f95383e</text:p>
          </table:table-cell>
          <table:table-cell office:value-type="float" office:value="4077">
            <text:p>4077</text:p>
          </table:table-cell>
          <table:table-cell office:value-type="float" office:value="55">
            <text:p>55</text:p>
          </table:table-cell>
          <table:table-cell office:value-type="string">
            <text:p>Via S. Geltrude 54-56</text:p>
          </table:table-cell>
          <table:table-cell office:value-type="string">
            <text:p>COMUNALE N.1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0d05ba9-bd10-4573-9d70-860d18de7b55</text:p>
          </table:table-cell>
          <table:table-cell office:value-type="float" office:value="4116">
            <text:p>4116</text:p>
          </table:table-cell>
          <table:table-cell office:value-type="float" office:value="728">
            <text:p>728</text:p>
          </table:table-cell>
          <table:table-cell office:value-type="string">
            <text:p>Via Portici 76</text:p>
          </table:table-cell>
          <table:table-cell office:value-type="string">
            <text:p>RAM APOTHEKE SAS DI LUCA COLLARETA E GERALD LANZINER &amp; C.</text:p>
          </table:table-cell>
          <table:table-cell office:value-type="float" office:value="2588990214">
            <text:p>2588990214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b243883-e705-47ef-ac47-ec624b7b7b8e</text:p>
          </table:table-cell>
          <table:table-cell office:value-type="float" office:value="4152">
            <text:p>4152</text:p>
          </table:table-cell>
          <table:table-cell office:value-type="float" office:value="99">
            <text:p>99</text:p>
          </table:table-cell>
          <table:table-cell office:value-type="string">
            <text:p>Via Aurina 6</text:p>
          </table:table-cell>
          <table:table-cell office:value-type="string">
            <text:p>EREDI DR.SSA ILSE VOLGGER</text:p>
          </table:table-cell>
          <table:table-cell office:value-type="float" office:value="2485970210">
            <text:p>2485970210</text:p>
          </table:table-cell>
          <table:table-cell office:value-type="float" office:value="39030">
            <text:p>39030</text:p>
          </table:table-cell>
          <table:table-cell office:value-type="float" office:value="21108">
            <text:p>21108</text:p>
          </table:table-cell>
          <table:table-cell office:value-type="string">
            <text:p>VALLE AURINA</text:p>
          </table:table-cell>
          <table:table-cell office:value-type="string">
            <text:p>LUTAG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3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9492679">
            <text:p>469492679</text:p>
          </table:table-cell>
          <table:table-cell office:value-type="float" office:value="119224599">
            <text:p>1192245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1751403-7cac-4214-8a77-89b057304ed3</text:p>
          </table:table-cell>
          <table:table-cell office:value-type="float" office:value="4139">
            <text:p>4139</text:p>
          </table:table-cell>
          <table:table-cell office:value-type="float" office:value="16">
            <text:p>16</text:p>
          </table:table-cell>
          <table:table-cell office:value-type="string">
            <text:p>Via Aurina 21</text:p>
          </table:table-cell>
          <table:table-cell office:value-type="string">
            <text:p>AICHNER JOHANNES &amp; C. SAS</text:p>
          </table:table-cell>
          <table:table-cell office:value-type="float" office:value="745390211">
            <text:p>745390211</text:p>
          </table:table-cell>
          <table:table-cell office:value-type="float" office:value="39032">
            <text:p>39032</text:p>
          </table:table-cell>
          <table:table-cell office:value-type="float" office:value="21017">
            <text:p>21017</text:p>
          </table:table-cell>
          <table:table-cell office:value-type="string">
            <text:p>CAMPO TUR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948127">
            <text:p>46948127</text:p>
          </table:table-cell>
          <table:table-cell office:value-type="float" office:value="11922858">
            <text:p>119228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87fb2e8-43c1-4e2f-ac94-997ffd37a2ac</text:p>
          </table:table-cell>
          <table:table-cell office:value-type="float" office:value="4085">
            <text:p>4085</text:p>
          </table:table-cell>
          <table:table-cell office:value-type="float" office:value="66">
            <text:p>66</text:p>
          </table:table-cell>
          <table:table-cell office:value-type="string">
            <text:p>Via Perathoner 33</text:p>
          </table:table-cell>
          <table:table-cell office:value-type="string">
            <text:p>COMUNALE N.6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712115">
            <text:p>4649712115</text:p>
          </table:table-cell>
          <table:table-cell office:value-type="float" office:value="113561179">
            <text:p>1135611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b7deeb-1faa-4a5a-94c7-3571c11ce3f0</text:p>
          </table:table-cell>
          <table:table-cell office:value-type="float" office:value="4053">
            <text:p>4053</text:p>
          </table:table-cell>
          <table:table-cell office:value-type="float" office:value="79">
            <text:p>79</text:p>
          </table:table-cell>
          <table:table-cell office:value-type="string">
            <text:p>Via Hans Feur 3</text:p>
          </table:table-cell>
          <table:table-cell office:value-type="string">
            <text:p>CUZZETTI CESARE</text:p>
          </table:table-cell>
          <table:table-cell office:value-type="float" office:value="605290212">
            <text:p>605290212</text:p>
          </table:table-cell>
          <table:table-cell office:value-type="float" office:value="39040">
            <text:p>39040</text:p>
          </table:table-cell>
          <table:table-cell office:value-type="float" office:value="21098">
            <text:p>21098</text:p>
          </table:table-cell>
          <table:table-cell office:value-type="string">
            <text:p>TERMENO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415121">
            <text:p>463415121</text:p>
          </table:table-cell>
          <table:table-cell office:value-type="float" office:value="112422716">
            <text:p>1124227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bf148ca-90a9-406e-a009-498178d8fbc1</text:p>
          </table:table-cell>
          <table:table-cell office:value-type="float" office:value="4130">
            <text:p>4130</text:p>
          </table:table-cell>
          <table:table-cell office:value-type="float" office:value="8111">
            <text:p>8111</text:p>
          </table:table-cell>
          <table:table-cell office:value-type="string">
            <text:p>Via Brennero 101</text:p>
          </table:table-cell>
          <table:table-cell office:value-type="string">
            <text:p>DELLE ROSE DI LUIGI LUISE &amp; C. SNC</text:p>
          </table:table-cell>
          <table:table-cell office:value-type="float" office:value="2474870215">
            <text:p>2474870215</text:p>
          </table:table-cell>
          <table:table-cell office:value-type="float" office:value="39040">
            <text:p>39040</text:p>
          </table:table-cell>
          <table:table-cell office:value-type="float" office:value="21111">
            <text:p>21111</text:p>
          </table:table-cell>
          <table:table-cell office:value-type="string">
            <text:p>VAR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643935053047">
            <text:p>467643935053047</text:p>
          </table:table-cell>
          <table:table-cell office:value-type="float" office:value="116350311194586">
            <text:p>1163503111945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e7c3ef-281d-40f0-88b4-72b8de8bacc0</text:p>
          </table:table-cell>
          <table:table-cell office:value-type="float" office:value="4099">
            <text:p>4099</text:p>
          </table:table-cell>
          <table:table-cell office:value-type="float" office:value="903">
            <text:p>903</text:p>
          </table:table-cell>
          <table:table-cell office:value-type="string">
            <text:p>Corso Liberta` 26</text:p>
          </table:table-cell>
          <table:table-cell office:value-type="string">
            <text:p>FERRARI</text:p>
          </table:table-cell>
          <table:table-cell office:value-type="float" office:value="1345800211">
            <text:p>1345800211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f4bde8d-42ed-4046-8b57-a3069b44c5df</text:p>
          </table:table-cell>
          <table:table-cell office:value-type="float" office:value="18225">
            <text:p>18225</text:p>
          </table:table-cell>
          <table:table-cell office:value-type="float" office:value="99999">
            <text:p>99999</text:p>
          </table:table-cell>
          <table:table-cell office:value-type="string">
            <text:p>Madonna di senales 140</text:p>
          </table:table-cell>
          <table:table-cell office:value-type="string">
            <text:p>MAZZOTTA PIETRO</text:p>
          </table:table-cell>
          <table:table-cell office:value-type="float" office:value="-0">
            <text:p>0</text:p>
          </table:table-cell>
          <table:table-cell office:value-type="float" office:value="39020">
            <text:p>39020</text:p>
          </table:table-cell>
          <table:table-cell office:value-type="float" office:value="21091">
            <text:p>21091</text:p>
          </table:table-cell>
          <table:table-cell office:value-type="string">
            <text:p>SENAL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5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611919092472">
            <text:p>467611919092472</text:p>
          </table:table-cell>
          <table:table-cell office:value-type="float" office:value="107572031084505">
            <text:p>1075720310845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7d7d9ea-0e2b-45c5-9087-038654817e6f</text:p>
          </table:table-cell>
          <table:table-cell office:value-type="float" office:value="18129">
            <text:p>18129</text:p>
          </table:table-cell>
          <table:table-cell office:value-type="float" office:value="122">
            <text:p>122</text:p>
          </table:table-cell>
          <table:table-cell office:value-type="string">
            <text:p>S. Pietro 130 - Condominio Pizzago</text:p>
          </table:table-cell>
          <table:table-cell office:value-type="string">
            <text:p>FREGNA ROBERTA</text:p>
          </table:table-cell>
          <table:table-cell office:value-type="float" office:value="-0">
            <text:p>0</text:p>
          </table:table-cell>
          <table:table-cell office:value-type="float" office:value="39040">
            <text:p>39040</text:p>
          </table:table-cell>
          <table:table-cell office:value-type="float" office:value="21033">
            <text:p>21033</text:p>
          </table:table-cell>
          <table:table-cell office:value-type="string">
            <text:p>FUN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5603345">
            <text:p>4665603345</text:p>
          </table:table-cell>
          <table:table-cell office:value-type="float" office:value="1159501195">
            <text:p>11595011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d536b78-1906-4cec-9fa3-e7735845a05c</text:p>
          </table:table-cell>
          <table:table-cell office:value-type="float" office:value="4128">
            <text:p>4128</text:p>
          </table:table-cell>
          <table:table-cell office:value-type="float" office:value="94">
            <text:p>94</text:p>
          </table:table-cell>
          <table:table-cell office:value-type="string">
            <text:p>Via Zoller 11</text:p>
          </table:table-cell>
          <table:table-cell office:value-type="string">
            <text:p>ST. PAULUS (ZARDINI BRUNO)</text:p>
          </table:table-cell>
          <table:table-cell office:value-type="float" office:value="1329740219">
            <text:p>1329740219</text:p>
          </table:table-cell>
          <table:table-cell office:value-type="float" office:value="39030">
            <text:p>39030</text:p>
          </table:table-cell>
          <table:table-cell office:value-type="float" office:value="21110">
            <text:p>21110</text:p>
          </table:table-cell>
          <table:table-cell office:value-type="string">
            <text:p>VANDOI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168">
            <text:p>468168</text:p>
          </table:table-cell>
          <table:table-cell office:value-type="float" office:value="1172205">
            <text:p>11722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d3c47d8-a0ae-46fb-95ec-f87346046a6a</text:p>
          </table:table-cell>
          <table:table-cell office:value-type="float" office:value="4158">
            <text:p>4158</text:p>
          </table:table-cell>
          <table:table-cell office:value-type="float" office:value="998">
            <text:p>998</text:p>
          </table:table-cell>
          <table:table-cell office:value-type="string">
            <text:p>Via Krempe 1/b</text:p>
          </table:table-cell>
          <table:table-cell office:value-type="string">
            <text:p>STEIFLER WILHELM</text:p>
          </table:table-cell>
          <table:table-cell office:value-type="float" office:value="2318920218">
            <text:p>2318920218</text:p>
          </table:table-cell>
          <table:table-cell office:value-type="float" office:value="39030">
            <text:p>39030</text:p>
          </table:table-cell>
          <table:table-cell office:value-type="float" office:value="21106">
            <text:p>21106</text:p>
          </table:table-cell>
          <table:table-cell office:value-type="string">
            <text:p>VALDAOR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6232">
            <text:p>4676232</text:p>
          </table:table-cell>
          <table:table-cell office:value-type="float" office:value="12030837">
            <text:p>120308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13e6c13-a27e-40ff-b495-b77140575a3f</text:p>
          </table:table-cell>
          <table:table-cell office:value-type="float" office:value="4108">
            <text:p>4108</text:p>
          </table:table-cell>
          <table:table-cell office:value-type="float" office:value="92">
            <text:p>92</text:p>
          </table:table-cell>
          <table:table-cell office:value-type="string">
            <text:p>Via Venosta 39</text:p>
          </table:table-cell>
          <table:table-cell office:value-type="string">
            <text:p>GADRIA (HALLER SIGRID)</text:p>
          </table:table-cell>
          <table:table-cell office:value-type="float" office:value="1274390218">
            <text:p>1274390218</text:p>
          </table:table-cell>
          <table:table-cell office:value-type="float" office:value="39023">
            <text:p>39023</text:p>
          </table:table-cell>
          <table:table-cell office:value-type="float" office:value="21042">
            <text:p>21042</text:p>
          </table:table-cell>
          <table:table-cell office:value-type="string">
            <text:p>LAS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6614">
            <text:p>46616614</text:p>
          </table:table-cell>
          <table:table-cell office:value-type="float" office:value="10700159">
            <text:p>107001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294e84-e2bb-4ff7-947c-9e322fb1d966</text:p>
          </table:table-cell>
          <table:table-cell office:value-type="float" office:value="4143">
            <text:p>4143</text:p>
          </table:table-cell>
          <table:table-cell office:value-type="float" office:value="37">
            <text:p>37</text:p>
          </table:table-cell>
          <table:table-cell office:value-type="string">
            <text:p>Via Peter Paul Rainer 8</text:p>
          </table:table-cell>
          <table:table-cell office:value-type="string">
            <text:p>APOTHEKE HOCKPUSTERTAL DI SLAVIERO ROBERTO</text:p>
          </table:table-cell>
          <table:table-cell office:value-type="float" office:value="2594890218">
            <text:p>2594890218</text:p>
          </table:table-cell>
          <table:table-cell office:value-type="float" office:value="39038">
            <text:p>39038</text:p>
          </table:table-cell>
          <table:table-cell office:value-type="float" office:value="21077">
            <text:p>21077</text:p>
          </table:table-cell>
          <table:table-cell office:value-type="string">
            <text:p>SAN CANDID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327347">
            <text:p>467327347</text:p>
          </table:table-cell>
          <table:table-cell office:value-type="float" office:value="122719787">
            <text:p>1227197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640e40-c0a2-4bb1-8646-9f990825db7d</text:p>
          </table:table-cell>
          <table:table-cell office:value-type="float" office:value="4142">
            <text:p>4142</text:p>
          </table:table-cell>
          <table:table-cell office:value-type="float" office:value="33">
            <text:p>33</text:p>
          </table:table-cell>
          <table:table-cell office:value-type="string">
            <text:p>Via Rezia 73/b</text:p>
          </table:table-cell>
          <table:table-cell office:value-type="string">
            <text:p>SELLA</text:p>
          </table:table-cell>
          <table:table-cell office:value-type="float" office:value="20770210">
            <text:p>20770210</text:p>
          </table:table-cell>
          <table:table-cell office:value-type="float" office:value="39046">
            <text:p>39046</text:p>
          </table:table-cell>
          <table:table-cell office:value-type="float" office:value="21061">
            <text:p>21061</text:p>
          </table:table-cell>
          <table:table-cell office:value-type="string">
            <text:p>ORTISEI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74412">
            <text:p>46574412</text:p>
          </table:table-cell>
          <table:table-cell office:value-type="float" office:value="116689409">
            <text:p>1166894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7043792-c654-472d-83e9-9697d3149961</text:p>
          </table:table-cell>
          <table:table-cell office:value-type="float" office:value="4084">
            <text:p>4084</text:p>
          </table:table-cell>
          <table:table-cell office:value-type="float" office:value="65">
            <text:p>65</text:p>
          </table:table-cell>
          <table:table-cell office:value-type="string">
            <text:p>Galleria Telser 8</text:p>
          </table:table-cell>
          <table:table-cell office:value-type="string">
            <text:p>GRIES</text:p>
          </table:table-cell>
          <table:table-cell office:value-type="float" office:value="87690210">
            <text:p>87690210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2a33d9-03cf-4a2c-8af7-a61e9419f168</text:p>
          </table:table-cell>
          <table:table-cell office:value-type="float" office:value="4155">
            <text:p>4155</text:p>
          </table:table-cell>
          <table:table-cell office:value-type="float" office:value="108">
            <text:p>108</text:p>
          </table:table-cell>
          <table:table-cell office:value-type="string">
            <text:p>Via Marconi 5</text:p>
          </table:table-cell>
          <table:table-cell office:value-type="string">
            <text:p>SAN LEONARDO</text:p>
          </table:table-cell>
          <table:table-cell office:value-type="float" office:value="3343170233">
            <text:p>3343170233</text:p>
          </table:table-cell>
          <table:table-cell office:value-type="float" office:value="39051">
            <text:p>39051</text:p>
          </table:table-cell>
          <table:table-cell office:value-type="float" office:value="21012">
            <text:p>21012</text:p>
          </table:table-cell>
          <table:table-cell office:value-type="string">
            <text:p>BRONZOL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048803">
            <text:p>464048803</text:p>
          </table:table-cell>
          <table:table-cell office:value-type="float" office:value="113157811">
            <text:p>1131578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31700d0-da04-4aa0-b1a4-d68ddc4e4bf7</text:p>
          </table:table-cell>
          <table:table-cell office:value-type="float" office:value="4125">
            <text:p>4125</text:p>
          </table:table-cell>
          <table:table-cell office:value-type="float" office:value="35">
            <text:p>35</text:p>
          </table:table-cell>
          <table:table-cell office:value-type="string">
            <text:p>Via Katharina Lanz 75</text:p>
          </table:table-cell>
          <table:table-cell office:value-type="string">
            <text:p>PEER ALBRECHT FRANZ</text:p>
          </table:table-cell>
          <table:table-cell office:value-type="float" office:value="1710770213">
            <text:p>1710770213</text:p>
          </table:table-cell>
          <table:table-cell office:value-type="float" office:value="39037">
            <text:p>39037</text:p>
          </table:table-cell>
          <table:table-cell office:value-type="float" office:value="21074">
            <text:p>21074</text:p>
          </table:table-cell>
          <table:table-cell office:value-type="string">
            <text:p>RIO DI PUSTER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978351">
            <text:p>467978351</text:p>
          </table:table-cell>
          <table:table-cell office:value-type="float" office:value="116680732">
            <text:p>1166807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8392c52-d715-4c45-ae86-f642bfb5a257</text:p>
          </table:table-cell>
          <table:table-cell office:value-type="float" office:value="4098">
            <text:p>4098</text:p>
          </table:table-cell>
          <table:table-cell office:value-type="float" office:value="902">
            <text:p>902</text:p>
          </table:table-cell>
          <table:table-cell office:value-type="string">
            <text:p>Via Portici 46 Laubengasse</text:p>
          </table:table-cell>
          <table:table-cell office:value-type="string">
            <text:p>AQUILA NERA DI BERTOLINI PAOLO E C. SAS</text:p>
          </table:table-cell>
          <table:table-cell office:value-type="float" office:value="2612450219">
            <text:p>261245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bcf06b-9306-4d63-91da-96f6464d9681</text:p>
          </table:table-cell>
          <table:table-cell office:value-type="float" office:value="18201">
            <text:p>18201</text:p>
          </table:table-cell>
          <table:table-cell office:value-type="float" office:value="130">
            <text:p>130</text:p>
          </table:table-cell>
          <table:table-cell office:value-type="string">
            <text:p>Via Riva di sotto 21/B</text:p>
          </table:table-cell>
          <table:table-cell office:value-type="string">
            <text:p>GIULIANI SUSANNE</text:p>
          </table:table-cell>
          <table:table-cell office:value-type="float" office:value="-0">
            <text:p>0</text:p>
          </table:table-cell>
          <table:table-cell office:value-type="float" office:value="39050">
            <text:p>39050</text:p>
          </table:table-cell>
          <table:table-cell office:value-type="float" office:value="21004">
            <text:p>21004</text:p>
          </table:table-cell>
          <table:table-cell office:value-type="string">
            <text:p>APPIANO SULLA STRADA DEL VINO</text:p>
          </table:table-cell>
          <table:table-cell office:value-type="string">
            <text:p>San Paol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3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553328">
            <text:p>464553328</text:p>
          </table:table-cell>
          <table:table-cell office:value-type="float" office:value="112590488">
            <text:p>1125904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8e0f99e-a407-43bc-93be-cfa2024bed6d</text:p>
          </table:table-cell>
          <table:table-cell office:value-type="float" office:value="4135">
            <text:p>4135</text:p>
          </table:table-cell>
          <table:table-cell office:value-type="float" office:value="959">
            <text:p>959</text:p>
          </table:table-cell>
          <table:table-cell office:value-type="string">
            <text:p>Via Claudia Augusta 119</text:p>
          </table:table-cell>
          <table:table-cell office:value-type="string">
            <text:p>GILLI RITA</text:p>
          </table:table-cell>
          <table:table-cell office:value-type="float" office:value="1687250215">
            <text:p>1687250215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78022458493">
            <text:p>46478022458493</text:p>
          </table:table-cell>
          <table:table-cell office:value-type="float" office:value="113387532818001">
            <text:p>113387532818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77c3e10-8e02-4f3c-840b-9bd8792389d1</text:p>
          </table:table-cell>
          <table:table-cell office:value-type="float" office:value="4065">
            <text:p>4065</text:p>
          </table:table-cell>
          <table:table-cell office:value-type="float" office:value="110">
            <text:p>110</text:p>
          </table:table-cell>
          <table:table-cell office:value-type="string">
            <text:p>Via Stanghe 5/A</text:p>
          </table:table-cell>
          <table:table-cell office:value-type="string">
            <text:p>HELL ASTRID</text:p>
          </table:table-cell>
          <table:table-cell office:value-type="float" office:value="2207770211">
            <text:p>2207770211</text:p>
          </table:table-cell>
          <table:table-cell office:value-type="float" office:value="39040">
            <text:p>39040</text:p>
          </table:table-cell>
          <table:table-cell office:value-type="float" office:value="21070">
            <text:p>21070</text:p>
          </table:table-cell>
          <table:table-cell office:value-type="string">
            <text:p>RACIN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81645">
            <text:p>46881645</text:p>
          </table:table-cell>
          <table:table-cell office:value-type="float" office:value="11381542">
            <text:p>113815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d1ee5cd-cc2b-4625-9ad6-d158996d927a</text:p>
          </table:table-cell>
          <table:table-cell office:value-type="float" office:value="4140">
            <text:p>4140</text:p>
          </table:table-cell>
          <table:table-cell office:value-type="float" office:value="20">
            <text:p>20</text:p>
          </table:table-cell>
          <table:table-cell office:value-type="string">
            <text:p>Viale San Giovanni 6</text:p>
          </table:table-cell>
          <table:table-cell office:value-type="string">
            <text:p>DOBBIACO DI BARBIERATO SANDRO &amp; C. SNC</text:p>
          </table:table-cell>
          <table:table-cell office:value-type="float" office:value="202830212">
            <text:p>202830212</text:p>
          </table:table-cell>
          <table:table-cell office:value-type="float" office:value="39034">
            <text:p>39034</text:p>
          </table:table-cell>
          <table:table-cell office:value-type="float" office:value="21028">
            <text:p>21028</text:p>
          </table:table-cell>
          <table:table-cell office:value-type="string">
            <text:p>DOBBIAC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24948">
            <text:p>46724948</text:p>
          </table:table-cell>
          <table:table-cell office:value-type="float" office:value="122254455">
            <text:p>1222544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3e436c-aad8-485a-9f4f-ea8a4e3d304e</text:p>
          </table:table-cell>
          <table:table-cell office:value-type="float" office:value="4154">
            <text:p>4154</text:p>
          </table:table-cell>
          <table:table-cell office:value-type="float" office:value="105">
            <text:p>105</text:p>
          </table:table-cell>
          <table:table-cell office:value-type="string">
            <text:p>Via Principale 189</text:p>
          </table:table-cell>
          <table:table-cell office:value-type="string">
            <text:p>ALL'ANGELO</text:p>
          </table:table-cell>
          <table:table-cell office:value-type="float" office:value="1705620217">
            <text:p>1705620217</text:p>
          </table:table-cell>
          <table:table-cell office:value-type="float" office:value="39030">
            <text:p>39030</text:p>
          </table:table-cell>
          <table:table-cell office:value-type="float" office:value="21071">
            <text:p>21071</text:p>
          </table:table-cell>
          <table:table-cell office:value-type="string">
            <text:p>RASUN ANTERSELVA</text:p>
          </table:table-cell>
          <table:table-cell office:value-type="string">
            <text:p>ANTERSELVA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410985">
            <text:p>468410985</text:p>
          </table:table-cell>
          <table:table-cell office:value-type="float" office:value="121073219">
            <text:p>1210732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e542311-0614-4ae0-94e5-c6d88c8d0587</text:p>
          </table:table-cell>
          <table:table-cell office:value-type="float" office:value="4046">
            <text:p>4046</text:p>
          </table:table-cell>
          <table:table-cell office:value-type="float" office:value="22">
            <text:p>22</text:p>
          </table:table-cell>
          <table:table-cell office:value-type="string">
            <text:p>Via Noldin 23</text:p>
          </table:table-cell>
          <table:table-cell office:value-type="string">
            <text:p>PIETRALBA DI GUARDA IGINIO E FIGLIE SNC</text:p>
          </table:table-cell>
          <table:table-cell office:value-type="float" office:value="2381660212">
            <text:p>2381660212</text:p>
          </table:table-cell>
          <table:table-cell office:value-type="float" office:value="39055">
            <text:p>39055</text:p>
          </table:table-cell>
          <table:table-cell office:value-type="float" office:value="21040">
            <text:p>21040</text:p>
          </table:table-cell>
          <table:table-cell office:value-type="string">
            <text:p>LAIV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2819">
            <text:p>46422819</text:p>
          </table:table-cell>
          <table:table-cell office:value-type="float" office:value="113347713">
            <text:p>1133477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05dc835-bd54-43e9-94e2-11570b8db449</text:p>
          </table:table-cell>
          <table:table-cell office:value-type="float" office:value="4093">
            <text:p>4093</text:p>
          </table:table-cell>
          <table:table-cell office:value-type="float" office:value="39">
            <text:p>39</text:p>
          </table:table-cell>
          <table:table-cell office:value-type="string">
            <text:p>Via Ospedale 1/a</text:p>
          </table:table-cell>
          <table:table-cell office:value-type="string">
            <text:p>SARENTINO DI REGENSBERGER DR. GERNOT</text:p>
          </table:table-cell>
          <table:table-cell office:value-type="float" office:value="2248070217">
            <text:p>2248070217</text:p>
          </table:table-cell>
          <table:table-cell office:value-type="float" office:value="39058">
            <text:p>39058</text:p>
          </table:table-cell>
          <table:table-cell office:value-type="float" office:value="21086">
            <text:p>21086</text:p>
          </table:table-cell>
          <table:table-cell office:value-type="string">
            <text:p>SARENT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4147">
            <text:p>4664147</text:p>
          </table:table-cell>
          <table:table-cell office:value-type="float" office:value="1135559">
            <text:p>11355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524d2d1-46ce-41f9-ae63-b1b3d47c4147</text:p>
          </table:table-cell>
          <table:table-cell office:value-type="float" office:value="4074">
            <text:p>4074</text:p>
          </table:table-cell>
          <table:table-cell office:value-type="float" office:value="10">
            <text:p>10</text:p>
          </table:table-cell>
          <table:table-cell office:value-type="string">
            <text:p>Via Milano 46</text:p>
          </table:table-cell>
          <table:table-cell office:value-type="string">
            <text:p>PERINI APOTHEKE</text:p>
          </table:table-cell>
          <table:table-cell office:value-type="float" office:value="236420212">
            <text:p>236420212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04285745273">
            <text:p>464904285745273</text:p>
          </table:table-cell>
          <table:table-cell office:value-type="float" office:value="113230086541567">
            <text:p>1132300865415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90b7ab4-9679-4a82-8745-62a8cf9d09f4</text:p>
          </table:table-cell>
          <table:table-cell office:value-type="float" office:value="16471">
            <text:p>16471</text:p>
          </table:table-cell>
          <table:table-cell office:value-type="float" office:value="119">
            <text:p>119</text:p>
          </table:table-cell>
          <table:table-cell office:value-type="string">
            <text:p>Via Paese 6</text:p>
          </table:table-cell>
          <table:table-cell office:value-type="string">
            <text:p>BIOTTI CESARE</text:p>
          </table:table-cell>
          <table:table-cell office:value-type="float" office:value="2322720216">
            <text:p>2322720216</text:p>
          </table:table-cell>
          <table:table-cell office:value-type="float" office:value="39050">
            <text:p>39050</text:p>
          </table:table-cell>
          <table:table-cell office:value-type="float" office:value="21079">
            <text:p>21079</text:p>
          </table:table-cell>
          <table:table-cell office:value-type="string">
            <text:p>SAN GENESIO ATES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358227">
            <text:p>465358227</text:p>
          </table:table-cell>
          <table:table-cell office:value-type="float" office:value="113295777">
            <text:p>11329577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68aad33-22a2-4d8e-8f36-505ed6f8f29d</text:p>
          </table:table-cell>
          <table:table-cell office:value-type="float" office:value="4111">
            <text:p>4111</text:p>
          </table:table-cell>
          <table:table-cell office:value-type="float" office:value="114">
            <text:p>114</text:p>
          </table:table-cell>
          <table:table-cell office:value-type="string">
            <text:p>Loc. Centro 98</text:p>
          </table:table-cell>
          <table:table-cell office:value-type="string">
            <text:p>VINATZER MARGOT</text:p>
          </table:table-cell>
          <table:table-cell office:value-type="float" office:value="2308280219">
            <text:p>2308280219</text:p>
          </table:table-cell>
          <table:table-cell office:value-type="float" office:value="39010">
            <text:p>39010</text:p>
          </table:table-cell>
          <table:table-cell office:value-type="float" office:value="21099">
            <text:p>21099</text:p>
          </table:table-cell>
          <table:table-cell office:value-type="string">
            <text:p>TESIM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638983">
            <text:p>465638983</text:p>
          </table:table-cell>
          <table:table-cell office:value-type="float" office:value="111694971">
            <text:p>11169497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77bc4b1-713d-4909-aab3-0a1347236d03</text:p>
          </table:table-cell>
          <table:table-cell office:value-type="float" office:value="4079">
            <text:p>4079</text:p>
          </table:table-cell>
          <table:table-cell office:value-type="float" office:value="57">
            <text:p>57</text:p>
          </table:table-cell>
          <table:table-cell office:value-type="string">
            <text:p>Via Resia 97</text:p>
          </table:table-cell>
          <table:table-cell office:value-type="string">
            <text:p>COMUNALE N.2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829536176745">
            <text:p>464829536176745</text:p>
          </table:table-cell>
          <table:table-cell office:value-type="float" office:value="113215459227541">
            <text:p>11321545922754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d5e779f-0841-47a3-a474-f4dc6d7d8b6a</text:p>
          </table:table-cell>
          <table:table-cell office:value-type="float" office:value="4149">
            <text:p>4149</text:p>
          </table:table-cell>
          <table:table-cell office:value-type="float" office:value="78">
            <text:p>78</text:p>
          </table:table-cell>
          <table:table-cell office:value-type="string">
            <text:p>Strada Plan De Corones 22</text:p>
          </table:table-cell>
          <table:table-cell office:value-type="string">
            <text:p>KARBACHER JOHANN E C. S.N.C.</text:p>
          </table:table-cell>
          <table:table-cell office:value-type="float" office:value="2462720216">
            <text:p>2462720216</text:p>
          </table:table-cell>
          <table:table-cell office:value-type="float" office:value="39030">
            <text:p>39030</text:p>
          </table:table-cell>
          <table:table-cell office:value-type="float" office:value="21047">
            <text:p>21047</text:p>
          </table:table-cell>
          <table:table-cell office:value-type="string">
            <text:p>MAREBBE</text:p>
          </table:table-cell>
          <table:table-cell office:value-type="string">
            <text:p>SAN VIGILIO DI MAREBBE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98424">
            <text:p>46698424</text:p>
          </table:table-cell>
          <table:table-cell office:value-type="float" office:value="119350933">
            <text:p>1193509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e68bcba-ba8e-46b0-b6d1-48110c2f50ed</text:p>
          </table:table-cell>
          <table:table-cell office:value-type="float" office:value="18149">
            <text:p>18149</text:p>
          </table:table-cell>
          <table:table-cell office:value-type="float" office:value="99999">
            <text:p>99999</text:p>
          </table:table-cell>
          <table:table-cell office:value-type="string">
            <text:p>Sciaves 48</text:p>
          </table:table-cell>
          <table:table-cell office:value-type="string">
            <text:p>ZELGER PAUL</text:p>
          </table:table-cell>
          <table:table-cell office:value-type="float" office:value="2558170219">
            <text:p>2558170219</text:p>
          </table:table-cell>
          <table:table-cell office:value-type="float" office:value="39040">
            <text:p>39040</text:p>
          </table:table-cell>
          <table:table-cell office:value-type="float" office:value="21057">
            <text:p>21057</text:p>
          </table:table-cell>
          <table:table-cell office:value-type="string">
            <text:p>NAZ-SCIAVES</text:p>
          </table:table-cell>
          <table:table-cell office:value-type="string">
            <text:p>Sciaves48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2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530496667756">
            <text:p>467530496667756</text:p>
          </table:table-cell>
          <table:table-cell office:value-type="float" office:value="11693875381317">
            <text:p>116938753813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2238038-6843-4dae-a5b9-68b4d13c7870</text:p>
          </table:table-cell>
          <table:table-cell office:value-type="float" office:value="4141">
            <text:p>4141</text:p>
          </table:table-cell>
          <table:table-cell office:value-type="float" office:value="31">
            <text:p>31</text:p>
          </table:table-cell>
          <table:table-cell office:value-type="string">
            <text:p>Via Parrocchia 1/A</text:p>
          </table:table-cell>
          <table:table-cell office:value-type="string">
            <text:p>AL CASTELLO</text:p>
          </table:table-cell>
          <table:table-cell office:value-type="float" office:value="-0">
            <text:p>0</text:p>
          </table:table-cell>
          <table:table-cell office:value-type="float" office:value="39035">
            <text:p>39035</text:p>
          </table:table-cell>
          <table:table-cell office:value-type="float" office:value="21052">
            <text:p>21052</text:p>
          </table:table-cell>
          <table:table-cell office:value-type="string">
            <text:p>MONGUELF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57847">
            <text:p>46757847</text:p>
          </table:table-cell>
          <table:table-cell office:value-type="float" office:value="12104655">
            <text:p>121046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ef27f2e-f4e4-4e1a-8c8e-3d9b2eda153e</text:p>
          </table:table-cell>
          <table:table-cell office:value-type="float" office:value="4086">
            <text:p>4086</text:p>
          </table:table-cell>
          <table:table-cell office:value-type="float" office:value="67">
            <text:p>67</text:p>
          </table:table-cell>
          <table:table-cell office:value-type="string">
            <text:p>Viale Druso 19</text:p>
          </table:table-cell>
          <table:table-cell office:value-type="string">
            <text:p>PASSAZI MARIA &amp; C. SNC</text:p>
          </table:table-cell>
          <table:table-cell office:value-type="float" office:value="1603800218">
            <text:p>1603800218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34297434215">
            <text:p>464934297434215</text:p>
          </table:table-cell>
          <table:table-cell office:value-type="float" office:value="113211398046912">
            <text:p>1132113980469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d4eaf34-a62f-41ca-80dc-94d065b3d497</text:p>
          </table:table-cell>
          <table:table-cell office:value-type="float" office:value="4081">
            <text:p>4081</text:p>
          </table:table-cell>
          <table:table-cell office:value-type="float" office:value="60">
            <text:p>60</text:p>
          </table:table-cell>
          <table:table-cell office:value-type="string">
            <text:p>Piazza Domenicani 24</text:p>
          </table:table-cell>
          <table:table-cell office:value-type="string">
            <text:p>COMUNALE N.4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7767910561">
            <text:p>46497767910561</text:p>
          </table:table-cell>
          <table:table-cell office:value-type="float" office:value="113516052351166">
            <text:p>11351605235116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3ff8e18-3ce2-4e41-b6aa-6537abdaeb02</text:p>
          </table:table-cell>
          <table:table-cell office:value-type="float" office:value="4083">
            <text:p>4083</text:p>
          </table:table-cell>
          <table:table-cell office:value-type="float" office:value="64">
            <text:p>64</text:p>
          </table:table-cell>
          <table:table-cell office:value-type="string">
            <text:p>Via Del Ronco 17</text:p>
          </table:table-cell>
          <table:table-cell office:value-type="string">
            <text:p>COMUNALE N.5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80ec4c-c344-4054-a2cf-1d3520d23814</text:p>
          </table:table-cell>
          <table:table-cell office:value-type="float" office:value="18134">
            <text:p>18134</text:p>
          </table:table-cell>
          <table:table-cell office:value-type="float" office:value="125">
            <text:p>125</text:p>
          </table:table-cell>
          <table:table-cell office:value-type="string">
            <text:p>Via Kennedy 275</text:p>
          </table:table-cell>
          <table:table-cell office:value-type="string">
            <text:p>PUCE LUCA</text:p>
          </table:table-cell>
          <table:table-cell office:value-type="float" office:value="-0">
            <text:p>0</text:p>
          </table:table-cell>
          <table:table-cell office:value-type="float" office:value="39055">
            <text:p>39055</text:p>
          </table:table-cell>
          <table:table-cell office:value-type="float" office:value="21040">
            <text:p>21040</text:p>
          </table:table-cell>
          <table:table-cell office:value-type="string">
            <text:p>LAIV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1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2819">
            <text:p>46422819</text:p>
          </table:table-cell>
          <table:table-cell office:value-type="float" office:value="113347713">
            <text:p>1133477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7302cb-ff0e-4d2d-92d1-c5793bd6fce7</text:p>
          </table:table-cell>
          <table:table-cell office:value-type="float" office:value="4103">
            <text:p>4103</text:p>
          </table:table-cell>
          <table:table-cell office:value-type="float" office:value="34">
            <text:p>34</text:p>
          </table:table-cell>
          <table:table-cell office:value-type="string">
            <text:p>Via Croce 2/A</text:p>
          </table:table-cell>
          <table:table-cell office:value-type="string">
            <text:p>KOFLER HARTMANN</text:p>
          </table:table-cell>
          <table:table-cell office:value-type="float" office:value="584790216">
            <text:p>584790216</text:p>
          </table:table-cell>
          <table:table-cell office:value-type="float" office:value="39026">
            <text:p>39026</text:p>
          </table:table-cell>
          <table:table-cell office:value-type="float" office:value="21067">
            <text:p>21067</text:p>
          </table:table-cell>
          <table:table-cell office:value-type="string">
            <text:p>PRATO ALLO STELVI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71247">
            <text:p>466171247</text:p>
          </table:table-cell>
          <table:table-cell office:value-type="float" office:value="105916109">
            <text:p>10591610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594b3b5-3528-4e05-b8a0-d93c136c18f5</text:p>
          </table:table-cell>
          <table:table-cell office:value-type="float" office:value="4047">
            <text:p>4047</text:p>
          </table:table-cell>
          <table:table-cell office:value-type="float" office:value="24">
            <text:p>24</text:p>
          </table:table-cell>
          <table:table-cell office:value-type="string">
            <text:p>Piazza Gluckh 1</text:p>
          </table:table-cell>
          <table:table-cell office:value-type="string">
            <text:p>FRAGNER UNTERPERTINGER</text:p>
          </table:table-cell>
          <table:table-cell office:value-type="float" office:value="1542560212">
            <text:p>1542560212</text:p>
          </table:table-cell>
          <table:table-cell office:value-type="float" office:value="39024">
            <text:p>39024</text:p>
          </table:table-cell>
          <table:table-cell office:value-type="float" office:value="21046">
            <text:p>21046</text:p>
          </table:table-cell>
          <table:table-cell office:value-type="string">
            <text:p>MALLES VENOST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841379">
            <text:p>466841379</text:p>
          </table:table-cell>
          <table:table-cell office:value-type="float" office:value="105488377">
            <text:p>10548837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3dcfd3f-3b0a-4d2c-b714-6e5a01d704a3</text:p>
          </table:table-cell>
          <table:table-cell office:value-type="float" office:value="4121">
            <text:p>4121</text:p>
          </table:table-cell>
          <table:table-cell office:value-type="float" office:value="117">
            <text:p>117</text:p>
          </table:table-cell>
          <table:table-cell office:value-type="string">
            <text:p>Piazza Tribus 2</text:p>
          </table:table-cell>
          <table:table-cell office:value-type="string">
            <text:p>PEER FARMACIE SAS DI STEPHAN E DI FLORIAN PEER</text:p>
          </table:table-cell>
          <table:table-cell office:value-type="float" office:value="2523960215">
            <text:p>2523960215</text:p>
          </table:table-cell>
          <table:table-cell office:value-type="float" office:value="39011">
            <text:p>39011</text:p>
          </table:table-cell>
          <table:table-cell office:value-type="float" office:value="21041">
            <text:p>21041</text:p>
          </table:table-cell>
          <table:table-cell office:value-type="string">
            <text:p>LA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612414E+015">
            <text:p>4661241400000000</text:p>
          </table:table-cell>
          <table:table-cell office:value-type="float" office:value="11156388">
            <text:p>111563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7704af0-6445-449e-b1fd-0051ba89dd2a</text:p>
          </table:table-cell>
          <table:table-cell office:value-type="float" office:value="4136">
            <text:p>4136</text:p>
          </table:table-cell>
          <table:table-cell office:value-type="float" office:value="918">
            <text:p>918</text:p>
          </table:table-cell>
          <table:table-cell office:value-type="string">
            <text:p>Citta' Alta 43</text:p>
          </table:table-cell>
          <table:table-cell office:value-type="string">
            <text:p>AICHNER</text:p>
          </table:table-cell>
          <table:table-cell office:value-type="float" office:value="1385210214">
            <text:p>1385210214</text:p>
          </table:table-cell>
          <table:table-cell office:value-type="float" office:value="39043">
            <text:p>39043</text:p>
          </table:table-cell>
          <table:table-cell office:value-type="float" office:value="21022">
            <text:p>21022</text:p>
          </table:table-cell>
          <table:table-cell office:value-type="string">
            <text:p>CHIUS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399618">
            <text:p>466399618</text:p>
          </table:table-cell>
          <table:table-cell office:value-type="float" office:value="115663322">
            <text:p>1156633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6ac7203-93ad-4cb6-9b05-b35bdb10ecb3</text:p>
          </table:table-cell>
          <table:table-cell office:value-type="float" office:value="4109">
            <text:p>4109</text:p>
          </table:table-cell>
          <table:table-cell office:value-type="float" office:value="101">
            <text:p>101</text:p>
          </table:table-cell>
          <table:table-cell office:value-type="string">
            <text:p>Via Principale 19/A</text:p>
          </table:table-cell>
          <table:table-cell office:value-type="string">
            <text:p>TIROLO DI ZAGLER BERTA</text:p>
          </table:table-cell>
          <table:table-cell office:value-type="float" office:value="1566150213">
            <text:p>1566150213</text:p>
          </table:table-cell>
          <table:table-cell office:value-type="float" office:value="39019">
            <text:p>39019</text:p>
          </table:table-cell>
          <table:table-cell office:value-type="float" office:value="21101">
            <text:p>21101</text:p>
          </table:table-cell>
          <table:table-cell office:value-type="string">
            <text:p>TIROL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9102">
            <text:p>4669102</text:p>
          </table:table-cell>
          <table:table-cell office:value-type="float" office:value="11154268">
            <text:p>111542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cfb0264-ab4a-4f8b-9e65-19a84d5ab4f6</text:p>
          </table:table-cell>
          <table:table-cell office:value-type="float" office:value="4101">
            <text:p>4101</text:p>
          </table:table-cell>
          <table:table-cell office:value-type="float" office:value="954">
            <text:p>954</text:p>
          </table:table-cell>
          <table:table-cell office:value-type="string">
            <text:p>Via Milano 35</text:p>
          </table:table-cell>
          <table:table-cell office:value-type="string">
            <text:p>SALUS SNC <text:s/>(TORRESIN <text:s/>MONICA TOTH CLAUDIA)</text:p>
          </table:table-cell>
          <table:table-cell office:value-type="float" office:value="2236100216">
            <text:p>2236100216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04285745273">
            <text:p>464904285745273</text:p>
          </table:table-cell>
          <table:table-cell office:value-type="float" office:value="113230086541567">
            <text:p>1132300865415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68a2d5a-c08e-4f09-8c9e-72dc6ef574f3</text:p>
          </table:table-cell>
          <table:table-cell office:value-type="float" office:value="4057">
            <text:p>4057</text:p>
          </table:table-cell>
          <table:table-cell office:value-type="float" office:value="90">
            <text:p>90</text:p>
          </table:table-cell>
          <table:table-cell office:value-type="string">
            <text:p>Via Paese 20</text:p>
          </table:table-cell>
          <table:table-cell office:value-type="string">
            <text:p>MORODER FABIO</text:p>
          </table:table-cell>
          <table:table-cell office:value-type="float" office:value="1042550218">
            <text:p>1042550218</text:p>
          </table:table-cell>
          <table:table-cell office:value-type="float" office:value="39050">
            <text:p>39050</text:p>
          </table:table-cell>
          <table:table-cell office:value-type="float" office:value="21059">
            <text:p>21059</text:p>
          </table:table-cell>
          <table:table-cell office:value-type="string">
            <text:p>NOVA PONENT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142929">
            <text:p>464142929</text:p>
          </table:table-cell>
          <table:table-cell office:value-type="float" office:value="114254609">
            <text:p>11425460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2ee71a8-3c7d-43ad-a566-921b72d281f1</text:p>
          </table:table-cell>
          <table:table-cell office:value-type="float" office:value="4048">
            <text:p>4048</text:p>
          </table:table-cell>
          <table:table-cell office:value-type="float" office:value="43">
            <text:p>43</text:p>
          </table:table-cell>
          <table:table-cell office:value-type="string">
            <text:p>Via Meisules 246</text:p>
          </table:table-cell>
          <table:table-cell office:value-type="string">
            <text:p>BERDOU PASCAL</text:p>
          </table:table-cell>
          <table:table-cell office:value-type="float" office:value="2363180213">
            <text:p>2363180213</text:p>
          </table:table-cell>
          <table:table-cell office:value-type="float" office:value="39048">
            <text:p>39048</text:p>
          </table:table-cell>
          <table:table-cell office:value-type="float" office:value="21089">
            <text:p>21089</text:p>
          </table:table-cell>
          <table:table-cell office:value-type="string">
            <text:p>SELVA DI VAL GARDE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56377">
            <text:p>46556377</text:p>
          </table:table-cell>
          <table:table-cell office:value-type="float" office:value="1175451">
            <text:p>11754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3dcf246-7af1-4b22-bfd3-6806999ccdf7</text:p>
          </table:table-cell>
          <table:table-cell office:value-type="float" office:value="4075">
            <text:p>4075</text:p>
          </table:table-cell>
          <table:table-cell office:value-type="float" office:value="11">
            <text:p>11</text:p>
          </table:table-cell>
          <table:table-cell office:value-type="string">
            <text:p>Via Brennero 2</text:p>
          </table:table-cell>
          <table:table-cell office:value-type="string">
            <text:p>TSCHAGER DR. GERHARD &amp; C.</text:p>
          </table:table-cell>
          <table:table-cell office:value-type="float" office:value="2665840217">
            <text:p>2665840217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009126405863">
            <text:p>465009126405863</text:p>
          </table:table-cell>
          <table:table-cell office:value-type="float" office:value="113654620344224">
            <text:p>11365462034422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fea3600-21b4-4ab5-bded-ceeab0a783ba</text:p>
          </table:table-cell>
          <table:table-cell office:value-type="float" office:value="18136">
            <text:p>18136</text:p>
          </table:table-cell>
          <table:table-cell office:value-type="float" office:value="99999">
            <text:p>99999</text:p>
          </table:table-cell>
          <table:table-cell office:value-type="string">
            <text:p>Paese 13/C</text:p>
          </table:table-cell>
          <table:table-cell office:value-type="string">
            <text:p>AUSSERER SUSANNE</text:p>
          </table:table-cell>
          <table:table-cell office:value-type="float" office:value="2559010216">
            <text:p>2559010216</text:p>
          </table:table-cell>
          <table:table-cell office:value-type="float" office:value="39010">
            <text:p>39010</text:p>
          </table:table-cell>
          <table:table-cell office:value-type="float" office:value="21050">
            <text:p>21050</text:p>
          </table:table-cell>
          <table:table-cell office:value-type="string">
            <text:p>MELTI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2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880224">
            <text:p>465880224</text:p>
          </table:table-cell>
          <table:table-cell office:value-type="float" office:value="112547691">
            <text:p>11254769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dbb1edf-0c8d-4654-87e9-3f32e664f3e5</text:p>
          </table:table-cell>
          <table:table-cell office:value-type="float" office:value="4088">
            <text:p>4088</text:p>
          </table:table-cell>
          <table:table-cell office:value-type="float" office:value="70">
            <text:p>70</text:p>
          </table:table-cell>
          <table:table-cell office:value-type="string">
            <text:p>Via Firenze 56</text:p>
          </table:table-cell>
          <table:table-cell office:value-type="string">
            <text:p>PARIS DR. RENATO</text:p>
          </table:table-cell>
          <table:table-cell office:value-type="float" office:value="2430440210">
            <text:p>2430440210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421245">
            <text:p>4649421245</text:p>
          </table:table-cell>
          <table:table-cell office:value-type="float" office:value="1134358375">
            <text:p>11343583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1e7dcde-575b-4517-8ed9-b9538c316491</text:p>
          </table:table-cell>
          <table:table-cell office:value-type="float" office:value="4073">
            <text:p>4073</text:p>
          </table:table-cell>
          <table:table-cell office:value-type="float" office:value="9">
            <text:p>9</text:p>
          </table:table-cell>
          <table:table-cell office:value-type="string">
            <text:p>Via Torino 66</text:p>
          </table:table-cell>
          <table:table-cell office:value-type="string">
            <text:p>VIA TORINO</text:p>
          </table:table-cell>
          <table:table-cell office:value-type="float" office:value="1283130217">
            <text:p>1283130217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f66be46-153d-4269-9ce6-2848775626c6</text:p>
          </table:table-cell>
          <table:table-cell office:value-type="float" office:value="4119">
            <text:p>4119</text:p>
          </table:table-cell>
          <table:table-cell office:value-type="float" office:value="74">
            <text:p>74</text:p>
          </table:table-cell>
          <table:table-cell office:value-type="string">
            <text:p>Via Piave 36</text:p>
          </table:table-cell>
          <table:table-cell office:value-type="string">
            <text:p>SALUS DI COLLARETA LUCA E PIERANTONIO SNC</text:p>
          </table:table-cell>
          <table:table-cell office:value-type="float" office:value="2381580212">
            <text:p>2381580212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1a0df3c-dc49-41b9-8e74-3812b2fa87a1</text:p>
          </table:table-cell>
          <table:table-cell office:value-type="float" office:value="18137">
            <text:p>18137</text:p>
          </table:table-cell>
          <table:table-cell office:value-type="float" office:value="124">
            <text:p>124</text:p>
          </table:table-cell>
          <table:table-cell office:value-type="string">
            <text:p>Prati 111</text:p>
          </table:table-cell>
          <table:table-cell office:value-type="string">
            <text:p>UNTERKIRCHER GUNTHER</text:p>
          </table:table-cell>
          <table:table-cell office:value-type="float" office:value="-0">
            <text:p>0</text:p>
          </table:table-cell>
          <table:table-cell office:value-type="float" office:value="39040">
            <text:p>39040</text:p>
          </table:table-cell>
          <table:table-cell office:value-type="float" office:value="21107">
            <text:p>21107</text:p>
          </table:table-cell>
          <table:table-cell office:value-type="string">
            <text:p>VAL DI VIZZ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1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99927">
            <text:p>46899927</text:p>
          </table:table-cell>
          <table:table-cell office:value-type="float" office:value="11463402">
            <text:p>1146340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abb2dce-3ada-45ee-a1ab-631738094054</text:p>
          </table:table-cell>
          <table:table-cell office:value-type="float" office:value="4113">
            <text:p>4113</text:p>
          </table:table-cell>
          <table:table-cell office:value-type="float" office:value="940">
            <text:p>940</text:p>
          </table:table-cell>
          <table:table-cell office:value-type="string">
            <text:p>Via Ospedale 4</text:p>
          </table:table-cell>
          <table:table-cell office:value-type="string">
            <text:p>OSTERREICHER JURGEN KLAUS</text:p>
          </table:table-cell>
          <table:table-cell office:value-type="float" office:value="2334560212">
            <text:p>2334560212</text:p>
          </table:table-cell>
          <table:table-cell office:value-type="float" office:value="39028">
            <text:p>39028</text:p>
          </table:table-cell>
          <table:table-cell office:value-type="float" office:value="21093">
            <text:p>21093</text:p>
          </table:table-cell>
          <table:table-cell office:value-type="string">
            <text:p>SILANDR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628503E+015">
            <text:p>4662850300000000</text:p>
          </table:table-cell>
          <table:table-cell office:value-type="float" office:value="1077854">
            <text:p>107785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be1ecb5-984e-4bb4-9a6a-3ebb469d8b07</text:p>
          </table:table-cell>
          <table:table-cell office:value-type="float" office:value="4148">
            <text:p>4148</text:p>
          </table:table-cell>
          <table:table-cell office:value-type="float" office:value="76">
            <text:p>76</text:p>
          </table:table-cell>
          <table:table-cell office:value-type="string">
            <text:p>Fraz. S. Valburga 1</text:p>
          </table:table-cell>
          <table:table-cell office:value-type="string">
            <text:p>ULTEN DI D'ANDREA KARL &amp; CO. SAS</text:p>
          </table:table-cell>
          <table:table-cell office:value-type="float" office:value="2612460218">
            <text:p>2612460218</text:p>
          </table:table-cell>
          <table:table-cell office:value-type="float" office:value="39016">
            <text:p>39016</text:p>
          </table:table-cell>
          <table:table-cell office:value-type="float" office:value="21104">
            <text:p>21104</text:p>
          </table:table-cell>
          <table:table-cell office:value-type="string">
            <text:p>ULTIMO</text:p>
          </table:table-cell>
          <table:table-cell office:value-type="string">
            <text:p>S. Valburga 1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10499432835">
            <text:p>466110499432835</text:p>
          </table:table-cell>
          <table:table-cell office:value-type="float" office:value="111216291856587">
            <text:p>1112162918565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0ec830d-f44f-47eb-9399-fa9d4d0126be</text:p>
          </table:table-cell>
          <table:table-cell office:value-type="float" office:value="4133">
            <text:p>4133</text:p>
          </table:table-cell>
          <table:table-cell office:value-type="float" office:value="13">
            <text:p>13</text:p>
          </table:table-cell>
          <table:table-cell office:value-type="string">
            <text:p>Via Ponte Aquila 4</text:p>
          </table:table-cell>
          <table:table-cell office:value-type="string">
            <text:p>PEER FARMACIE SAS DI STEPHAN E DI FLORIAN PEER</text:p>
          </table:table-cell>
          <table:table-cell office:value-type="float" office:value="2523960215">
            <text:p>2523960215</text:p>
          </table:table-cell>
          <table:table-cell office:value-type="float" office:value="39042">
            <text:p>39042</text:p>
          </table:table-cell>
          <table:table-cell office:value-type="float" office:value="21011">
            <text:p>21011</text:p>
          </table:table-cell>
          <table:table-cell office:value-type="string">
            <text:p>BRESSANON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099024">
            <text:p>467099024</text:p>
          </table:table-cell>
          <table:table-cell office:value-type="float" office:value="116500149">
            <text:p>1165001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3be5c5c-29c3-4d63-a4ae-e3ccfc03f0ae</text:p>
          </table:table-cell>
          <table:table-cell office:value-type="float" office:value="4071">
            <text:p>4071</text:p>
          </table:table-cell>
          <table:table-cell office:value-type="float" office:value="6">
            <text:p>6</text:p>
          </table:table-cell>
          <table:table-cell office:value-type="string">
            <text:p>Via della Mostra 10</text:p>
          </table:table-cell>
          <table:table-cell office:value-type="string">
            <text:p>S. ANNA</text:p>
          </table:table-cell>
          <table:table-cell office:value-type="float" office:value="758790216">
            <text:p>758790216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85816161522">
            <text:p>464985816161522</text:p>
          </table:table-cell>
          <table:table-cell office:value-type="float" office:value="113537677417601">
            <text:p>1135376774176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443e250-526b-4eaf-87e9-319a62dc52b6</text:p>
          </table:table-cell>
          <table:table-cell office:value-type="float" office:value="4150">
            <text:p>4150</text:p>
          </table:table-cell>
          <table:table-cell office:value-type="float" office:value="86">
            <text:p>86</text:p>
          </table:table-cell>
          <table:table-cell office:value-type="float" office:value="-0">
            <text:p>0</text:p>
          </table:table-cell>
          <table:table-cell office:value-type="string">
            <text:p>KOFLER BARBARA</text:p>
          </table:table-cell>
          <table:table-cell office:value-type="float" office:value="1281810216">
            <text:p>1281810216</text:p>
          </table:table-cell>
          <table:table-cell office:value-type="float" office:value="39031">
            <text:p>39031</text:p>
          </table:table-cell>
          <table:table-cell office:value-type="float" office:value="21013">
            <text:p>21013</text:p>
          </table:table-cell>
          <table:table-cell office:value-type="string">
            <text:p>BRUNICO</text:p>
          </table:table-cell>
          <table:table-cell office:value-type="string">
            <text:p>San Giorgi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7965736E+015">
            <text:p>4679657360000000</text:p>
          </table:table-cell>
          <table:table-cell office:value-type="float" office:value="119380416">
            <text:p>1193804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4fa143-bebc-43d7-9fab-29c239b7faa5</text:p>
          </table:table-cell>
          <table:table-cell office:value-type="float" office:value="17617">
            <text:p>17617</text:p>
          </table:table-cell>
          <table:table-cell office:value-type="float" office:value="20">
            <text:p>20</text:p>
          </table:table-cell>
          <table:table-cell office:value-type="string">
            <text:p>Via Frau Emma 8</text:p>
          </table:table-cell>
          <table:table-cell office:value-type="string">
            <text:p>DISPENSARIO DR. BARBIERATO</text:p>
          </table:table-cell>
          <table:table-cell office:value-type="float" office:value="-0">
            <text:p>0</text:p>
          </table:table-cell>
          <table:table-cell office:value-type="float" office:value="39039">
            <text:p>39039</text:p>
          </table:table-cell>
          <table:table-cell office:value-type="float" office:value="21113">
            <text:p>21113</text:p>
          </table:table-cell>
          <table:table-cell office:value-type="string">
            <text:p>VILLABASS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73813">
            <text:p>4673813</text:p>
          </table:table-cell>
          <table:table-cell office:value-type="float" office:value="12171391">
            <text:p>1217139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dc62805-7831-4a11-b306-3bd4dab11ac3</text:p>
          </table:table-cell>
          <table:table-cell office:value-type="float" office:value="4118">
            <text:p>4118</text:p>
          </table:table-cell>
          <table:table-cell office:value-type="float" office:value="30">
            <text:p>30</text:p>
          </table:table-cell>
          <table:table-cell office:value-type="string">
            <text:p>Via Corse 58</text:p>
          </table:table-cell>
          <table:table-cell office:value-type="string">
            <text:p>DRUSO (UBERTO CIMATTI)</text:p>
          </table:table-cell>
          <table:table-cell office:value-type="float" office:value="698790219">
            <text:p>698790219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8de87a4-c89c-4668-85ee-e4530b0692ec</text:p>
          </table:table-cell>
          <table:table-cell office:value-type="float" office:value="18224">
            <text:p>18224</text:p>
          </table:table-cell>
          <table:table-cell office:value-type="float" office:value="99999">
            <text:p>99999</text:p>
          </table:table-cell>
          <table:table-cell office:value-type="string">
            <text:p>Via Eggerer 1</text:p>
          </table:table-cell>
          <table:table-cell office:value-type="string">
            <text:p>MORANDELL RUPERT</text:p>
          </table:table-cell>
          <table:table-cell office:value-type="float" office:value="-0">
            <text:p>0</text:p>
          </table:table-cell>
          <table:table-cell office:value-type="float" office:value="39040">
            <text:p>39040</text:p>
          </table:table-cell>
          <table:table-cell office:value-type="float" office:value="21001">
            <text:p>21001</text:p>
          </table:table-cell>
          <table:table-cell office:value-type="string">
            <text:p>ALD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5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680995">
            <text:p>463680995</text:p>
          </table:table-cell>
          <table:table-cell office:value-type="float" office:value="113541395">
            <text:p>11354139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c860303-c47c-4037-af75-66ffd437fd40</text:p>
          </table:table-cell>
          <table:table-cell office:value-type="float" office:value="4090">
            <text:p>4090</text:p>
          </table:table-cell>
          <table:table-cell office:value-type="float" office:value="915">
            <text:p>915</text:p>
          </table:table-cell>
          <table:table-cell office:value-type="string">
            <text:p>Via Stazione 38</text:p>
          </table:table-cell>
          <table:table-cell office:value-type="string">
            <text:p>VITALIS SNC</text:p>
          </table:table-cell>
          <table:table-cell office:value-type="float" office:value="1559480213">
            <text:p>1559480213</text:p>
          </table:table-cell>
          <table:table-cell office:value-type="float" office:value="39052">
            <text:p>39052</text:p>
          </table:table-cell>
          <table:table-cell office:value-type="float" office:value="21015">
            <text:p>21015</text:p>
          </table:table-cell>
          <table:table-cell office:value-type="string">
            <text:p>CALDARO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132214">
            <text:p>464132214</text:p>
          </table:table-cell>
          <table:table-cell office:value-type="float" office:value="112411768">
            <text:p>1124117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02a2760-4e6e-4b6e-b72c-b38b71281a42</text:p>
          </table:table-cell>
          <table:table-cell office:value-type="float" office:value="4060">
            <text:p>4060</text:p>
          </table:table-cell>
          <table:table-cell office:value-type="float" office:value="897">
            <text:p>897</text:p>
          </table:table-cell>
          <table:table-cell office:value-type="string">
            <text:p>Via Stazione 32</text:p>
          </table:table-cell>
          <table:table-cell office:value-type="string">
            <text:p>ST. MICHAEL</text:p>
          </table:table-cell>
          <table:table-cell office:value-type="float" office:value="1694880210">
            <text:p>1694880210</text:p>
          </table:table-cell>
          <table:table-cell office:value-type="float" office:value="39057">
            <text:p>39057</text:p>
          </table:table-cell>
          <table:table-cell office:value-type="float" office:value="21004">
            <text:p>21004</text:p>
          </table:table-cell>
          <table:table-cell office:value-type="string">
            <text:p>APPIANO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553328">
            <text:p>464553328</text:p>
          </table:table-cell>
          <table:table-cell office:value-type="float" office:value="112590488">
            <text:p>1125904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ea940f1-7682-4284-aad7-6a904f09af47</text:p>
          </table:table-cell>
          <table:table-cell office:value-type="float" office:value="18202">
            <text:p>18202</text:p>
          </table:table-cell>
          <table:table-cell office:value-type="float" office:value="129">
            <text:p>129</text:p>
          </table:table-cell>
          <table:table-cell office:value-type="string">
            <text:p>Paese 74</text:p>
          </table:table-cell>
          <table:table-cell office:value-type="string">
            <text:p>SIEBENFORCHER MARKUS</text:p>
          </table:table-cell>
          <table:table-cell office:value-type="float" office:value="2561800216">
            <text:p>2561800216</text:p>
          </table:table-cell>
          <table:table-cell office:value-type="float" office:value="39027">
            <text:p>39027</text:p>
          </table:table-cell>
          <table:table-cell office:value-type="float" office:value="21027">
            <text:p>21027</text:p>
          </table:table-cell>
          <table:table-cell office:value-type="string">
            <text:p>CURON VENOST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306153">
            <text:p>468306153</text:p>
          </table:table-cell>
          <table:table-cell office:value-type="float" office:value="105170194">
            <text:p>10517019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8414cf8-4434-4df7-9865-cf91af99363a</text:p>
          </table:table-cell>
          <table:table-cell office:value-type="float" office:value="4129">
            <text:p>4129</text:p>
          </table:table-cell>
          <table:table-cell office:value-type="float" office:value="103">
            <text:p>103</text:p>
          </table:table-cell>
          <table:table-cell office:value-type="string">
            <text:p>Via J. Renzler 43</text:p>
          </table:table-cell>
          <table:table-cell office:value-type="string">
            <text:p>S. LORENZO</text:p>
          </table:table-cell>
          <table:table-cell office:value-type="float" office:value="1709610214">
            <text:p>1709610214</text:p>
          </table:table-cell>
          <table:table-cell office:value-type="float" office:value="39030">
            <text:p>39030</text:p>
          </table:table-cell>
          <table:table-cell office:value-type="float" office:value="21081">
            <text:p>21081</text:p>
          </table:table-cell>
          <table:table-cell office:value-type="string">
            <text:p>SAN LORENZO DI SEBAT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832467">
            <text:p>467832467</text:p>
          </table:table-cell>
          <table:table-cell office:value-type="float" office:value="1190106">
            <text:p>119010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f16a6d7-2363-4beb-a3c5-0a28b1412d39</text:p>
          </table:table-cell>
          <table:table-cell office:value-type="float" office:value="4131">
            <text:p>4131</text:p>
          </table:table-cell>
          <table:table-cell office:value-type="float" office:value="113">
            <text:p>113</text:p>
          </table:table-cell>
          <table:table-cell office:value-type="string">
            <text:p>Via Rio Scaleres 22</text:p>
          </table:table-cell>
          <table:table-cell office:value-type="string">
            <text:p>AM ROSSLAUF</text:p>
          </table:table-cell>
          <table:table-cell office:value-type="float" office:value="835460213">
            <text:p>835460213</text:p>
          </table:table-cell>
          <table:table-cell office:value-type="float" office:value="39042">
            <text:p>39042</text:p>
          </table:table-cell>
          <table:table-cell office:value-type="float" office:value="21011">
            <text:p>21011</text:p>
          </table:table-cell>
          <table:table-cell office:value-type="string">
            <text:p>BRESSANON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099024">
            <text:p>467099024</text:p>
          </table:table-cell>
          <table:table-cell office:value-type="float" office:value="116500149">
            <text:p>1165001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2be854e-a6da-4786-8e9a-5914eb9ebd22</text:p>
          </table:table-cell>
          <table:table-cell office:value-type="float" office:value="4159">
            <text:p>4159</text:p>
          </table:table-cell>
          <table:table-cell office:value-type="float" office:value="14">
            <text:p>14</text:p>
          </table:table-cell>
          <table:table-cell office:value-type="string">
            <text:p>Via Centrale 43</text:p>
          </table:table-cell>
          <table:table-cell office:value-type="string">
            <text:p>VON ZYGLUER</text:p>
          </table:table-cell>
          <table:table-cell office:value-type="float" office:value="2556980213">
            <text:p>2556980213</text:p>
          </table:table-cell>
          <table:table-cell office:value-type="float" office:value="39031">
            <text:p>39031</text:p>
          </table:table-cell>
          <table:table-cell office:value-type="float" office:value="21013">
            <text:p>21013</text:p>
          </table:table-cell>
          <table:table-cell office:value-type="string">
            <text:p>BRUNIC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947306">
            <text:p>467947306</text:p>
          </table:table-cell>
          <table:table-cell office:value-type="float" office:value="119297256">
            <text:p>1192972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9a95d56-3f1c-40d1-bcd1-ffa6601311d9</text:p>
          </table:table-cell>
          <table:table-cell office:value-type="float" office:value="4094">
            <text:p>4094</text:p>
          </table:table-cell>
          <table:table-cell office:value-type="float" office:value="941">
            <text:p>941</text:p>
          </table:table-cell>
          <table:table-cell office:value-type="string">
            <text:p>Via Chiesa 2</text:p>
          </table:table-cell>
          <table:table-cell office:value-type="string">
            <text:p>WEINREICH KARL</text:p>
          </table:table-cell>
          <table:table-cell office:value-type="float" office:value="1277390215">
            <text:p>1277390215</text:p>
          </table:table-cell>
          <table:table-cell office:value-type="float" office:value="39018">
            <text:p>39018</text:p>
          </table:table-cell>
          <table:table-cell office:value-type="float" office:value="21097">
            <text:p>21097</text:p>
          </table:table-cell>
          <table:table-cell office:value-type="string">
            <text:p>TERL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30036">
            <text:p>46530036</text:p>
          </table:table-cell>
          <table:table-cell office:value-type="float" office:value="11249471">
            <text:p>1124947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d93544e-f213-469b-ada1-7cb0052d7b0e</text:p>
          </table:table-cell>
          <table:table-cell office:value-type="float" office:value="4151">
            <text:p>4151</text:p>
          </table:table-cell>
          <table:table-cell office:value-type="float" office:value="95">
            <text:p>95</text:p>
          </table:table-cell>
          <table:table-cell office:value-type="string">
            <text:p>Piccolino 4</text:p>
          </table:table-cell>
          <table:table-cell office:value-type="string">
            <text:p>PUETIA - DR. LEZUO</text:p>
          </table:table-cell>
          <table:table-cell office:value-type="float" office:value="1433320213">
            <text:p>1433320213</text:p>
          </table:table-cell>
          <table:table-cell office:value-type="float" office:value="39030">
            <text:p>39030</text:p>
          </table:table-cell>
          <table:table-cell office:value-type="float" office:value="21082">
            <text:p>21082</text:p>
          </table:table-cell>
          <table:table-cell office:value-type="string">
            <text:p>SAN MARTINO IN BADIA</text:p>
          </table:table-cell>
          <table:table-cell office:value-type="string">
            <text:p>Piccolino 4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819858">
            <text:p>466819858</text:p>
          </table:table-cell>
          <table:table-cell office:value-type="float" office:value="118983466">
            <text:p>11898346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82a0d09-44d5-422a-8584-7cfbbbb7f355</text:p>
          </table:table-cell>
          <table:table-cell office:value-type="float" office:value="4153">
            <text:p>4153</text:p>
          </table:table-cell>
          <table:table-cell office:value-type="float" office:value="102">
            <text:p>102</text:p>
          </table:table-cell>
          <table:table-cell office:value-type="string">
            <text:p>Via Chienes 4/a</text:p>
          </table:table-cell>
          <table:table-cell office:value-type="string">
            <text:p>CHIENES</text:p>
          </table:table-cell>
          <table:table-cell office:value-type="float" office:value="1621540218">
            <text:p>1621540218</text:p>
          </table:table-cell>
          <table:table-cell office:value-type="float" office:value="39030">
            <text:p>39030</text:p>
          </table:table-cell>
          <table:table-cell office:value-type="float" office:value="21021">
            <text:p>21021</text:p>
          </table:table-cell>
          <table:table-cell office:value-type="string">
            <text:p>CHIEN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093808">
            <text:p>468093808</text:p>
          </table:table-cell>
          <table:table-cell office:value-type="float" office:value="118408721">
            <text:p>1184087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993bfda-3bd5-4c1c-a984-7c324209142a</text:p>
          </table:table-cell>
          <table:table-cell office:value-type="float" office:value="4145">
            <text:p>4145</text:p>
          </table:table-cell>
          <table:table-cell office:value-type="float" office:value="46">
            <text:p>46</text:p>
          </table:table-cell>
          <table:table-cell office:value-type="string">
            <text:p>La Villa 143</text:p>
          </table:table-cell>
          <table:table-cell office:value-type="string">
            <text:p>LA VILLA (FERIGO MARISA)</text:p>
          </table:table-cell>
          <table:table-cell office:value-type="float" office:value="1186970214">
            <text:p>1186970214</text:p>
          </table:table-cell>
          <table:table-cell office:value-type="float" office:value="39036">
            <text:p>39036</text:p>
          </table:table-cell>
          <table:table-cell office:value-type="float" office:value="21006">
            <text:p>21006</text:p>
          </table:table-cell>
          <table:table-cell office:value-type="string">
            <text:p>BADIA</text:p>
          </table:table-cell>
          <table:table-cell office:value-type="string">
            <text:p>LA VILLA 143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0124">
            <text:p>46610124</text:p>
          </table:table-cell>
          <table:table-cell office:value-type="float" office:value="11893487">
            <text:p>118934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746b152-7bf7-4476-b24b-7ccc8f17c012</text:p>
          </table:table-cell>
          <table:table-cell office:value-type="float" office:value="4063">
            <text:p>4063</text:p>
          </table:table-cell>
          <table:table-cell office:value-type="float" office:value="106">
            <text:p>106</text:p>
          </table:table-cell>
          <table:table-cell office:value-type="string">
            <text:p>Piazza H. Schweiggl 5/1</text:p>
          </table:table-cell>
          <table:table-cell office:value-type="string">
            <text:p>CORTACCIA</text:p>
          </table:table-cell>
          <table:table-cell office:value-type="float" office:value="763570215">
            <text:p>763570215</text:p>
          </table:table-cell>
          <table:table-cell office:value-type="float" office:value="39040">
            <text:p>39040</text:p>
          </table:table-cell>
          <table:table-cell office:value-type="float" office:value="21024">
            <text:p>21024</text:p>
          </table:table-cell>
          <table:table-cell office:value-type="string">
            <text:p>CORTACCIA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134726">
            <text:p>463134726</text:p>
          </table:table-cell>
          <table:table-cell office:value-type="float" office:value="112235011">
            <text:p>1122350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0b00d9d-6bec-47bf-810a-4b7ad33b28bb</text:p>
          </table:table-cell>
          <table:table-cell office:value-type="float" office:value="4076">
            <text:p>4076</text:p>
          </table:table-cell>
          <table:table-cell office:value-type="float" office:value="52">
            <text:p>52</text:p>
          </table:table-cell>
          <table:table-cell office:value-type="string">
            <text:p>Piazza Don Bosco 6/B</text:p>
          </table:table-cell>
          <table:table-cell office:value-type="string">
            <text:p>DON BOSCO (CHIEREGHIN P.G.)</text:p>
          </table:table-cell>
          <table:table-cell office:value-type="float" office:value="203990213">
            <text:p>203990213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6b6277d-63e2-4578-9508-1907516512cf</text:p>
          </table:table-cell>
          <table:table-cell office:value-type="float" office:value="4061">
            <text:p>4061</text:p>
          </table:table-cell>
          <table:table-cell office:value-type="float" office:value="100">
            <text:p>100</text:p>
          </table:table-cell>
          <table:table-cell office:value-type="string">
            <text:p>Via Roma 57</text:p>
          </table:table-cell>
          <table:table-cell office:value-type="string">
            <text:p>APOTHEKE LATEMAR O.H.G. DER STEPHAN GSTREIN UND MICHELE CASCIARO</text:p>
          </table:table-cell>
          <table:table-cell office:value-type="float" office:value="2592000216">
            <text:p>2592000216</text:p>
          </table:table-cell>
          <table:table-cell office:value-type="float" office:value="39056">
            <text:p>39056</text:p>
          </table:table-cell>
          <table:table-cell office:value-type="float" office:value="21058">
            <text:p>21058</text:p>
          </table:table-cell>
          <table:table-cell office:value-type="string">
            <text:p>NOVA LEVANT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300131">
            <text:p>464300131</text:p>
          </table:table-cell>
          <table:table-cell office:value-type="float" office:value="115377781">
            <text:p>1153777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9454d5d-3985-4ce8-9ae6-fa16b5643fea</text:p>
          </table:table-cell>
          <table:table-cell office:value-type="float" office:value="4089">
            <text:p>4089</text:p>
          </table:table-cell>
          <table:table-cell office:value-type="float" office:value="72">
            <text:p>72</text:p>
          </table:table-cell>
          <table:table-cell office:value-type="string">
            <text:p>Via Palermo 11/D</text:p>
          </table:table-cell>
          <table:table-cell office:value-type="string">
            <text:p>EUROPA - DR. RAUZI</text:p>
          </table:table-cell>
          <table:table-cell office:value-type="float" office:value="198370215">
            <text:p>198370215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01466453496">
            <text:p>464901466453496</text:p>
          </table:table-cell>
          <table:table-cell office:value-type="float" office:value="113318889191841">
            <text:p>11331888919184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124e2ba-9d2c-4081-86ce-1490634865ed</text:p>
          </table:table-cell>
          <table:table-cell office:value-type="float" office:value="4056">
            <text:p>4056</text:p>
          </table:table-cell>
          <table:table-cell office:value-type="float" office:value="85">
            <text:p>85</text:p>
          </table:table-cell>
          <table:table-cell office:value-type="string">
            <text:p>Via Dursan 51</text:p>
          </table:table-cell>
          <table:table-cell office:value-type="string">
            <text:p>S.ELISABETH (GROSSRUBATSCHER K.)</text:p>
          </table:table-cell>
          <table:table-cell office:value-type="float" office:value="1145240212">
            <text:p>1145240212</text:p>
          </table:table-cell>
          <table:table-cell office:value-type="float" office:value="39047">
            <text:p>39047</text:p>
          </table:table-cell>
          <table:table-cell office:value-type="float" office:value="21085">
            <text:p>21085</text:p>
          </table:table-cell>
          <table:table-cell office:value-type="string">
            <text:p>SANTA CRISTINA VALGARDE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57925">
            <text:p>46557925</text:p>
          </table:table-cell>
          <table:table-cell office:value-type="float" office:value="117225159">
            <text:p>1172251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6b2dc63-0ad9-4bab-bf52-e74d8949a25e</text:p>
          </table:table-cell>
          <table:table-cell office:value-type="float" office:value="4072">
            <text:p>4072</text:p>
          </table:table-cell>
          <table:table-cell office:value-type="float" office:value="7">
            <text:p>7</text:p>
          </table:table-cell>
          <table:table-cell office:value-type="string">
            <text:p>Via Claudia Augusta 55</text:p>
          </table:table-cell>
          <table:table-cell office:value-type="string">
            <text:p>MEZZENA DI MARIA GFRAZIA FRANCH</text:p>
          </table:table-cell>
          <table:table-cell office:value-type="float" office:value="2612470217">
            <text:p>2612470217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78022458493">
            <text:p>46478022458493</text:p>
          </table:table-cell>
          <table:table-cell office:value-type="float" office:value="113387532818001">
            <text:p>113387532818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d7319a-756b-4ed6-a6ed-25ad7582c5d8</text:p>
          </table:table-cell>
          <table:table-cell office:value-type="float" office:value="4100">
            <text:p>4100</text:p>
          </table:table-cell>
          <table:table-cell office:value-type="float" office:value="926">
            <text:p>926</text:p>
          </table:table-cell>
          <table:table-cell office:value-type="string">
            <text:p>Via Dante 10</text:p>
          </table:table-cell>
          <table:table-cell office:value-type="string">
            <text:p>SAN GIORGIO</text:p>
          </table:table-cell>
          <table:table-cell office:value-type="float" office:value="1488290212">
            <text:p>1488290212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755c05-1058-45e6-9c30-630f162f4943</text:p>
          </table:table-cell>
          <table:table-cell office:value-type="float" office:value="4161">
            <text:p>4161</text:p>
          </table:table-cell>
          <table:table-cell office:value-type="float" office:value="969">
            <text:p>969</text:p>
          </table:table-cell>
          <table:table-cell office:value-type="string">
            <text:p>Via J. Seeber 1</text:p>
          </table:table-cell>
          <table:table-cell office:value-type="string">
            <text:p>ST. ANNA</text:p>
          </table:table-cell>
          <table:table-cell office:value-type="float" office:value="1692390212">
            <text:p>1692390212</text:p>
          </table:table-cell>
          <table:table-cell office:value-type="float" office:value="39031">
            <text:p>39031</text:p>
          </table:table-cell>
          <table:table-cell office:value-type="float" office:value="21013">
            <text:p>21013</text:p>
          </table:table-cell>
          <table:table-cell office:value-type="string">
            <text:p>BRUNIC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9707">
            <text:p>4679707</text:p>
          </table:table-cell>
          <table:table-cell office:value-type="float" office:value="1193553">
            <text:p>119355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cb6c1c0-b3fa-41ab-9233-1677308236e8</text:p>
          </table:table-cell>
          <table:table-cell office:value-type="float" office:value="4097">
            <text:p>4097</text:p>
          </table:table-cell>
          <table:table-cell office:value-type="float" office:value="984">
            <text:p>984</text:p>
          </table:table-cell>
          <table:table-cell office:value-type="string">
            <text:p>Via Fie` di Sopra 81</text:p>
          </table:table-cell>
          <table:table-cell office:value-type="string">
            <text:p>RUNGGALDIER EVA</text:p>
          </table:table-cell>
          <table:table-cell office:value-type="float" office:value="1483550214">
            <text:p>1483550214</text:p>
          </table:table-cell>
          <table:table-cell office:value-type="float" office:value="39050">
            <text:p>39050</text:p>
          </table:table-cell>
          <table:table-cell office:value-type="float" office:value="21031">
            <text:p>21031</text:p>
          </table:table-cell>
          <table:table-cell office:value-type="string">
            <text:p>FIE' ALLO SCILIAR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4142">
            <text:p>46494142</text:p>
          </table:table-cell>
          <table:table-cell office:value-type="float" office:value="11485398">
            <text:p>1148539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173571-72d8-4ded-8eb6-027b7333853a</text:p>
          </table:table-cell>
          <table:table-cell office:value-type="float" office:value="18190">
            <text:p>18190</text:p>
          </table:table-cell>
          <table:table-cell office:value-type="float" office:value="-0">
            <text:p>0</text:p>
          </table:table-cell>
          <table:table-cell office:value-type="string">
            <text:p>Via Walther von der Vogelweide 30/C</text:p>
          </table:table-cell>
          <table:table-cell office:value-type="string">
            <text:p>RICOLDO CHRISTIAN</text:p>
          </table:table-cell>
          <table:table-cell office:value-type="float" office:value="2568910216">
            <text:p>2568910216</text:p>
          </table:table-cell>
          <table:table-cell office:value-type="float" office:value="39040">
            <text:p>39040</text:p>
          </table:table-cell>
          <table:table-cell office:value-type="float" office:value="21039">
            <text:p>21039</text:p>
          </table:table-cell>
          <table:table-cell office:value-type="string">
            <text:p>LAION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2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082329">
            <text:p>466082329</text:p>
          </table:table-cell>
          <table:table-cell office:value-type="float" office:value="115658188">
            <text:p>1156581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d3c418d-2eb8-44ef-a608-ffb55e546a55</text:p>
          </table:table-cell>
          <table:table-cell office:value-type="float" office:value="18388">
            <text:p>18388</text:p>
          </table:table-cell>
          <table:table-cell office:value-type="float" office:value="-0">
            <text:p>0</text:p>
          </table:table-cell>
          <table:table-cell office:value-type="string">
            <text:p>Vicolo d'Oro 7/B</text:p>
          </table:table-cell>
          <table:table-cell office:value-type="string">
            <text:p>HYPPOLIT DISPENSARIO</text:p>
          </table:table-cell>
          <table:table-cell office:value-type="float" office:value="2308280219">
            <text:p>2308280219</text:p>
          </table:table-cell>
          <table:table-cell office:value-type="float" office:value="39010">
            <text:p>39010</text:p>
          </table:table-cell>
          <table:table-cell office:value-type="float" office:value="21055">
            <text:p>21055</text:p>
          </table:table-cell>
          <table:table-cell office:value-type="string">
            <text:p>NALL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5439594">
            <text:p>465439594</text:p>
          </table:table-cell>
          <table:table-cell office:value-type="float" office:value="112050993">
            <text:p>11205099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17952e-1e74-40c3-83c0-8d523621732c</text:p>
          </table:table-cell>
          <table:table-cell office:value-type="float" office:value="4160">
            <text:p>4160</text:p>
          </table:table-cell>
          <table:table-cell office:value-type="float" office:value="75">
            <text:p>75</text:p>
          </table:table-cell>
          <table:table-cell office:value-type="string">
            <text:p>Via San Giacomo 16</text:p>
          </table:table-cell>
          <table:table-cell office:value-type="string">
            <text:p>BERTAZZONI MARCO</text:p>
          </table:table-cell>
          <table:table-cell office:value-type="float" office:value="2322700218">
            <text:p>2322700218</text:p>
          </table:table-cell>
          <table:table-cell office:value-type="float" office:value="39055">
            <text:p>39055</text:p>
          </table:table-cell>
          <table:table-cell office:value-type="float" office:value="21040">
            <text:p>21040</text:p>
          </table:table-cell>
          <table:table-cell office:value-type="string">
            <text:p>LAIVES</text:p>
          </table:table-cell>
          <table:table-cell office:value-type="string">
            <text:p>SAN GIACOMO DI LAIVES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2819">
            <text:p>46422819</text:p>
          </table:table-cell>
          <table:table-cell office:value-type="float" office:value="113347713">
            <text:p>1133477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2635772-3a69-4cc8-97e1-da8bf2b0f749</text:p>
          </table:table-cell>
          <table:table-cell office:value-type="float" office:value="4062">
            <text:p>4062</text:p>
          </table:table-cell>
          <table:table-cell office:value-type="float" office:value="104">
            <text:p>104</text:p>
          </table:table-cell>
          <table:table-cell office:value-type="string">
            <text:p>Via Val d'Ega 1/d</text:p>
          </table:table-cell>
          <table:table-cell office:value-type="string">
            <text:p>CARDANO</text:p>
          </table:table-cell>
          <table:table-cell office:value-type="float" office:value="1708590219">
            <text:p>1708590219</text:p>
          </table:table-cell>
          <table:table-cell office:value-type="float" office:value="39053">
            <text:p>39053</text:p>
          </table:table-cell>
          <table:table-cell office:value-type="float" office:value="21023">
            <text:p>21023</text:p>
          </table:table-cell>
          <table:table-cell office:value-type="string">
            <text:p>CORNEDO ALL'ISARCO</text:p>
          </table:table-cell>
          <table:table-cell office:value-type="string">
            <text:p>CARDAN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35906">
            <text:p>464935906</text:p>
          </table:table-cell>
          <table:table-cell office:value-type="float" office:value="113927791">
            <text:p>11392779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6d1396e-a012-4cf1-853a-dd7161342b6f</text:p>
          </table:table-cell>
          <table:table-cell office:value-type="float" office:value="4114">
            <text:p>4114</text:p>
          </table:table-cell>
          <table:table-cell office:value-type="float" office:value="25">
            <text:p>25</text:p>
          </table:table-cell>
          <table:table-cell office:value-type="string">
            <text:p>Via Cassa di Risparmio 28</text:p>
          </table:table-cell>
          <table:table-cell office:value-type="string">
            <text:p>CENTRALE DELLA DR.SSA URUSULA NIEDEREGGERE E CO. SAS</text:p>
          </table:table-cell>
          <table:table-cell office:value-type="float" office:value="124780214">
            <text:p>124780214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707827">
            <text:p>466707827</text:p>
          </table:table-cell>
          <table:table-cell office:value-type="float" office:value="11161746">
            <text:p>1116174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24ecd2c-f8c9-4447-b63d-34fc9b98ec95</text:p>
          </table:table-cell>
          <table:table-cell office:value-type="float" office:value="4080">
            <text:p>4080</text:p>
          </table:table-cell>
          <table:table-cell office:value-type="float" office:value="58">
            <text:p>58</text:p>
          </table:table-cell>
          <table:table-cell office:value-type="string">
            <text:p>Via Dei Vanga 16</text:p>
          </table:table-cell>
          <table:table-cell office:value-type="string">
            <text:p>BUSELLATO FRANCESCO</text:p>
          </table:table-cell>
          <table:table-cell office:value-type="float" office:value="1272540210">
            <text:p>1272540210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011488161203">
            <text:p>465011488161203</text:p>
          </table:table-cell>
          <table:table-cell office:value-type="float" office:value="11352389417555">
            <text:p>113523894175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3d210b0-bfa7-43ab-972c-439352980f24</text:p>
          </table:table-cell>
          <table:table-cell office:value-type="float" office:value="18583">
            <text:p>18583</text:p>
          </table:table-cell>
          <table:table-cell office:value-type="float" office:value="-0">
            <text:p>0</text:p>
          </table:table-cell>
          <table:table-cell office:value-type="string">
            <text:p>Piazza Santa Geltrude 10</text:p>
          </table:table-cell>
          <table:table-cell office:value-type="string">
            <text:p>DISPENSARIO MAGR�</text:p>
          </table:table-cell>
          <table:table-cell office:value-type="float" office:value="763570215">
            <text:p>763570215</text:p>
          </table:table-cell>
          <table:table-cell office:value-type="float" office:value="39040">
            <text:p>39040</text:p>
          </table:table-cell>
          <table:table-cell office:value-type="float" office:value="21045">
            <text:p>21045</text:p>
          </table:table-cell>
          <table:table-cell office:value-type="string">
            <text:p>MAGRE'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3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.628759E+015">
            <text:p>4628759000000000</text:p>
          </table:table-cell>
          <table:table-cell office:value-type="float" office:value="1120992">
            <text:p>112099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b06cd5b-4252-4fa4-80d7-7d356ad8af4a</text:p>
          </table:table-cell>
          <table:table-cell office:value-type="float" office:value="4078">
            <text:p>4078</text:p>
          </table:table-cell>
          <table:table-cell office:value-type="float" office:value="56">
            <text:p>56</text:p>
          </table:table-cell>
          <table:table-cell office:value-type="string">
            <text:p>Via Parma 54</text:p>
          </table:table-cell>
          <table:table-cell office:value-type="string">
            <text:p>ALLA TORRE DOTT. CESARE STIVANELLO</text:p>
          </table:table-cell>
          <table:table-cell office:value-type="float" office:value="2382500219">
            <text:p>238250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891443">
            <text:p>464891443</text:p>
          </table:table-cell>
          <table:table-cell office:value-type="float" office:value="113207207">
            <text:p>11320720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ac3be8c-a11b-428b-9117-1909dba5a56e</text:p>
          </table:table-cell>
          <table:table-cell office:value-type="float" office:value="4146">
            <text:p>4146</text:p>
          </table:table-cell>
          <table:table-cell office:value-type="float" office:value="51">
            <text:p>51</text:p>
          </table:table-cell>
          <table:table-cell office:value-type="string">
            <text:p>Via Brennero 35</text:p>
          </table:table-cell>
          <table:table-cell office:value-type="string">
            <text:p>SALVANESCHI FABIO</text:p>
          </table:table-cell>
          <table:table-cell office:value-type="float" office:value="1267500211">
            <text:p>1267500211</text:p>
          </table:table-cell>
          <table:table-cell office:value-type="float" office:value="39055">
            <text:p>39055</text:p>
          </table:table-cell>
          <table:table-cell office:value-type="float" office:value="21040">
            <text:p>21040</text:p>
          </table:table-cell>
          <table:table-cell office:value-type="string">
            <text:p>LAIVES</text:p>
          </table:table-cell>
          <table:table-cell office:value-type="string">
            <text:p>PINETA DI LAIVES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2819">
            <text:p>46422819</text:p>
          </table:table-cell>
          <table:table-cell office:value-type="float" office:value="113347713">
            <text:p>1133477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1836715-6ec3-4ddf-98fd-b1d91fadb57e</text:p>
          </table:table-cell>
          <table:table-cell office:value-type="float" office:value="4115">
            <text:p>4115</text:p>
          </table:table-cell>
          <table:table-cell office:value-type="float" office:value="27">
            <text:p>27</text:p>
          </table:table-cell>
          <table:table-cell office:value-type="string">
            <text:p>Corso Liberta` 123</text:p>
          </table:table-cell>
          <table:table-cell office:value-type="string">
            <text:p>MARZOTTO M.CRISTINA</text:p>
          </table:table-cell>
          <table:table-cell office:value-type="float" office:value="737680215">
            <text:p>737680215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f190f0d-bf1f-425b-8c48-61eb9e1433ad</text:p>
          </table:table-cell>
          <table:table-cell office:value-type="float" office:value="17616">
            <text:p>17616</text:p>
          </table:table-cell>
          <table:table-cell office:value-type="float" office:value="43">
            <text:p>43</text:p>
          </table:table-cell>
          <table:table-cell office:value-type="string">
            <text:p>Via San Cassiano 72</text:p>
          </table:table-cell>
          <table:table-cell office:value-type="string">
            <text:p>DISPENSARIO</text:p>
          </table:table-cell>
          <table:table-cell office:value-type="float" office:value="-0">
            <text:p>0</text:p>
          </table:table-cell>
          <table:table-cell office:value-type="float" office:value="39030">
            <text:p>39030</text:p>
          </table:table-cell>
          <table:table-cell office:value-type="float" office:value="21006">
            <text:p>21006</text:p>
          </table:table-cell>
          <table:table-cell office:value-type="string">
            <text:p>BAD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610124">
            <text:p>46610124</text:p>
          </table:table-cell>
          <table:table-cell office:value-type="float" office:value="11893487">
            <text:p>118934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9556aac-5ba5-44c1-88ae-6c96338d3c9f</text:p>
          </table:table-cell>
          <table:table-cell office:value-type="float" office:value="4127">
            <text:p>4127</text:p>
          </table:table-cell>
          <table:table-cell office:value-type="float" office:value="89">
            <text:p>89</text:p>
          </table:table-cell>
          <table:table-cell office:value-type="string">
            <text:p>Via Alta 15/A</text:p>
          </table:table-cell>
          <table:table-cell office:value-type="string">
            <text:p>PARACELSUS D.SSA KOFLER ELISABETH</text:p>
          </table:table-cell>
          <table:table-cell office:value-type="float" office:value="1060690219">
            <text:p>1060690219</text:p>
          </table:table-cell>
          <table:table-cell office:value-type="float" office:value="39049">
            <text:p>39049</text:p>
          </table:table-cell>
          <table:table-cell office:value-type="float" office:value="21115">
            <text:p>21115</text:p>
          </table:table-cell>
          <table:table-cell office:value-type="string">
            <text:p>VIPITE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8944636E+015">
            <text:p>4689446360000000</text:p>
          </table:table-cell>
          <table:table-cell office:value-type="float" office:value="114293147">
            <text:p>11429314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2dd8a6d-70a0-46ef-b703-1fb26663ffbc</text:p>
          </table:table-cell>
          <table:table-cell office:value-type="float" office:value="16594">
            <text:p>16594</text:p>
          </table:table-cell>
          <table:table-cell office:value-type="float" office:value="120">
            <text:p>120</text:p>
          </table:table-cell>
          <table:table-cell office:value-type="string">
            <text:p>VIA PAESE 266</text:p>
          </table:table-cell>
          <table:table-cell office:value-type="string">
            <text:p>GENNARO SEBASTIANA</text:p>
          </table:table-cell>
          <table:table-cell office:value-type="float" office:value="2342230212">
            <text:p>2342230212</text:p>
          </table:table-cell>
          <table:table-cell office:value-type="float" office:value="39040">
            <text:p>39040</text:p>
          </table:table-cell>
          <table:table-cell office:value-type="float" office:value="21116">
            <text:p>21116</text:p>
          </table:table-cell>
          <table:table-cell office:value-type="string">
            <text:p>VELTUR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690623">
            <text:p>466690623</text:p>
          </table:table-cell>
          <table:table-cell office:value-type="float" office:value="115981528">
            <text:p>11598152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129f71b-9ed9-4e70-9035-7edca7833e42</text:p>
          </table:table-cell>
          <table:table-cell office:value-type="float" office:value="4092">
            <text:p>4092</text:p>
          </table:table-cell>
          <table:table-cell office:value-type="float" office:value="736">
            <text:p>736</text:p>
          </table:table-cell>
          <table:table-cell office:value-type="string">
            <text:p>Via Nazionale 16</text:p>
          </table:table-cell>
          <table:table-cell office:value-type="string">
            <text:p>RIGONI SAS DI RIGONI JGOR &amp; C.</text:p>
          </table:table-cell>
          <table:table-cell office:value-type="float" office:value="2541740219">
            <text:p>2541740219</text:p>
          </table:table-cell>
          <table:table-cell office:value-type="float" office:value="39040">
            <text:p>39040</text:p>
          </table:table-cell>
          <table:table-cell office:value-type="float" office:value="21076">
            <text:p>21076</text:p>
          </table:table-cell>
          <table:table-cell office:value-type="string">
            <text:p>SALOR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396373">
            <text:p>462396373</text:p>
          </table:table-cell>
          <table:table-cell office:value-type="float" office:value="112111694">
            <text:p>11211169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b457ac8-bfbe-4dec-b1b8-effbf58e8a8e</text:p>
          </table:table-cell>
          <table:table-cell office:value-type="float" office:value="4105">
            <text:p>4105</text:p>
          </table:table-cell>
          <table:table-cell office:value-type="float" office:value="987">
            <text:p>987</text:p>
          </table:table-cell>
          <table:table-cell office:value-type="string">
            <text:p>Via Roma 63F</text:p>
          </table:table-cell>
          <table:table-cell office:value-type="string">
            <text:p>NART TANJA</text:p>
          </table:table-cell>
          <table:table-cell office:value-type="float" office:value="2427440215">
            <text:p>2427440215</text:p>
          </table:table-cell>
          <table:table-cell office:value-type="float" office:value="39014">
            <text:p>39014</text:p>
          </table:table-cell>
          <table:table-cell office:value-type="float" office:value="21066">
            <text:p>21066</text:p>
          </table:table-cell>
          <table:table-cell office:value-type="string">
            <text:p>POSTAL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075337">
            <text:p>466075337</text:p>
          </table:table-cell>
          <table:table-cell office:value-type="float" office:value="111933759">
            <text:p>1119337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21a3e00-a832-4c4d-ad70-579d2c47e9c8</text:p>
          </table:table-cell>
          <table:table-cell office:value-type="float" office:value="4049">
            <text:p>4049</text:p>
          </table:table-cell>
          <table:table-cell office:value-type="float" office:value="45">
            <text:p>45</text:p>
          </table:table-cell>
          <table:table-cell office:value-type="string">
            <text:p>Via Collabo 11</text:p>
          </table:table-cell>
          <table:table-cell office:value-type="string">
            <text:p>DEL RENON</text:p>
          </table:table-cell>
          <table:table-cell office:value-type="float" office:value="1508700216">
            <text:p>1508700216</text:p>
          </table:table-cell>
          <table:table-cell office:value-type="float" office:value="39054">
            <text:p>39054</text:p>
          </table:table-cell>
          <table:table-cell office:value-type="float" office:value="21072">
            <text:p>21072</text:p>
          </table:table-cell>
          <table:table-cell office:value-type="string">
            <text:p>RENON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72513768472">
            <text:p>464972513768472</text:p>
          </table:table-cell>
          <table:table-cell office:value-type="float" office:value="113591156414486">
            <text:p>11359115641448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e6dc4a9-2b5b-4356-9c61-e99c05325bf8</text:p>
          </table:table-cell>
          <table:table-cell office:value-type="float" office:value="4044">
            <text:p>4044</text:p>
          </table:table-cell>
          <table:table-cell office:value-type="float" office:value="1">
            <text:p>1</text:p>
          </table:table-cell>
          <table:table-cell office:value-type="string">
            <text:p>Via Stazione 13</text:p>
          </table:table-cell>
          <table:table-cell office:value-type="string">
            <text:p>S. ANNA S.A.S. DEL DR. FRANCO FLAIM &amp; C</text:p>
          </table:table-cell>
          <table:table-cell office:value-type="float" office:value="2590360216">
            <text:p>2590360216</text:p>
          </table:table-cell>
          <table:table-cell office:value-type="float" office:value="39057">
            <text:p>39057</text:p>
          </table:table-cell>
          <table:table-cell office:value-type="float" office:value="21004">
            <text:p>21004</text:p>
          </table:table-cell>
          <table:table-cell office:value-type="string">
            <text:p>APPIANO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5517">
            <text:p>4645517</text:p>
          </table:table-cell>
          <table:table-cell office:value-type="float" office:value="112598299">
            <text:p>11259829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e8a15b2-63b1-4185-ba1a-d05294c3a943</text:p>
          </table:table-cell>
          <table:table-cell office:value-type="float" office:value="4120">
            <text:p>4120</text:p>
          </table:table-cell>
          <table:table-cell office:value-type="float" office:value="82">
            <text:p>82</text:p>
          </table:table-cell>
          <table:table-cell office:value-type="string">
            <text:p>Piazza Vittorio Veneto 9</text:p>
          </table:table-cell>
          <table:table-cell office:value-type="string">
            <text:p>SINIGO</text:p>
          </table:table-cell>
          <table:table-cell office:value-type="float" office:value="1561450212">
            <text:p>1561450212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string">
            <text:p>SINIG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0f99a24-fb61-4a20-a790-eeb9d8ccf5c9</text:p>
          </table:table-cell>
          <table:table-cell office:value-type="float" office:value="4087">
            <text:p>4087</text:p>
          </table:table-cell>
          <table:table-cell office:value-type="float" office:value="68">
            <text:p>68</text:p>
          </table:table-cell>
          <table:table-cell office:value-type="string">
            <text:p>Via Orazio 4/6</text:p>
          </table:table-cell>
          <table:table-cell office:value-type="string">
            <text:p>CENTRALE (MOSCATO SABRINA)</text:p>
          </table:table-cell>
          <table:table-cell office:value-type="float" office:value="1133200210">
            <text:p>1133200210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82027233625">
            <text:p>464982027233625</text:p>
          </table:table-cell>
          <table:table-cell office:value-type="float" office:value="113422666245705">
            <text:p>1134226662457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38f9572-0684-4597-8a7e-07f3baf655e0</text:p>
          </table:table-cell>
          <table:table-cell office:value-type="float" office:value="17622">
            <text:p>17622</text:p>
          </table:table-cell>
          <table:table-cell office:value-type="float" office:value="77">
            <text:p>77</text:p>
          </table:table-cell>
          <table:table-cell office:value-type="string">
            <text:p>Via Pattis 4</text:p>
          </table:table-cell>
          <table:table-cell office:value-type="string">
            <text:p>DISPENSARIO</text:p>
          </table:table-cell>
          <table:table-cell office:value-type="float" office:value="-0">
            <text:p>0</text:p>
          </table:table-cell>
          <table:table-cell office:value-type="float" office:value="39020">
            <text:p>39020</text:p>
          </table:table-cell>
          <table:table-cell office:value-type="float" office:value="21048">
            <text:p>21048</text:p>
          </table:table-cell>
          <table:table-cell office:value-type="string">
            <text:p>MARLENG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6641658">
            <text:p>466641658</text:p>
          </table:table-cell>
          <table:table-cell office:value-type="float" office:value="111386172">
            <text:p>11138617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555b455-1450-4716-9bd0-5449d0046047</text:p>
          </table:table-cell>
          <table:table-cell office:value-type="float" office:value="16479">
            <text:p>16479</text:p>
          </table:table-cell>
          <table:table-cell office:value-type="float" office:value="923">
            <text:p>923</text:p>
          </table:table-cell>
          <table:table-cell office:value-type="string">
            <text:p>VIA GRIES 27</text:p>
          </table:table-cell>
          <table:table-cell office:value-type="string">
            <text:p>MARSONER ZITA</text:p>
          </table:table-cell>
          <table:table-cell office:value-type="float" office:value="1284230214">
            <text:p>1284230214</text:p>
          </table:table-cell>
          <table:table-cell office:value-type="float" office:value="39011">
            <text:p>39011</text:p>
          </table:table-cell>
          <table:table-cell office:value-type="float" office:value="21041">
            <text:p>21041</text:p>
          </table:table-cell>
          <table:table-cell office:value-type="string">
            <text:p>LA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2418">
            <text:p>46612418</text:p>
          </table:table-cell>
          <table:table-cell office:value-type="float" office:value="1115587">
            <text:p>11155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20dc939-785c-4a94-a9d2-1adb8ce94d69</text:p>
          </table:table-cell>
          <table:table-cell office:value-type="float" office:value="4123">
            <text:p>4123</text:p>
          </table:table-cell>
          <table:table-cell office:value-type="float" office:value="938">
            <text:p>938</text:p>
          </table:table-cell>
          <table:table-cell office:value-type="string">
            <text:p>Via a. Hofer 10</text:p>
          </table:table-cell>
          <table:table-cell office:value-type="string">
            <text:p>RAM APOTHEKE SAS DI GERALD LANZINER &amp; C.</text:p>
          </table:table-cell>
          <table:table-cell office:value-type="float" office:value="2260260217">
            <text:p>2260260217</text:p>
          </table:table-cell>
          <table:table-cell office:value-type="float" office:value="39015">
            <text:p>39015</text:p>
          </table:table-cell>
          <table:table-cell office:value-type="float" office:value="21080">
            <text:p>21080</text:p>
          </table:table-cell>
          <table:table-cell office:value-type="string">
            <text:p>SAN LEONARDO IN PASSIR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1259">
            <text:p>4681259</text:p>
          </table:table-cell>
          <table:table-cell office:value-type="float" office:value="11244173">
            <text:p>1124417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571c552-4ffd-4398-8fb9-ef7e115d7000</text:p>
          </table:table-cell>
          <table:table-cell office:value-type="float" office:value="4107">
            <text:p>4107</text:p>
          </table:table-cell>
          <table:table-cell office:value-type="float" office:value="991">
            <text:p>991</text:p>
          </table:table-cell>
          <table:table-cell office:value-type="string">
            <text:p>Piazza Gerold 1</text:p>
          </table:table-cell>
          <table:table-cell office:value-type="string">
            <text:p>EDER CHRISTINE</text:p>
          </table:table-cell>
          <table:table-cell office:value-type="float" office:value="2381590211">
            <text:p>2381590211</text:p>
          </table:table-cell>
          <table:table-cell office:value-type="float" office:value="39020">
            <text:p>39020</text:p>
          </table:table-cell>
          <table:table-cell office:value-type="float" office:value="21062">
            <text:p>21062</text:p>
          </table:table-cell>
          <table:table-cell office:value-type="string">
            <text:p>PARCIN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69505">
            <text:p>46669505</text:p>
          </table:table-cell>
          <table:table-cell office:value-type="float" office:value="11059692">
            <text:p>1105969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0c77a46-c4ba-48ca-9ed2-52d785712e8d</text:p>
          </table:table-cell>
          <table:table-cell office:value-type="float" office:value="4144">
            <text:p>4144</text:p>
          </table:table-cell>
          <table:table-cell office:value-type="float" office:value="44">
            <text:p>44</text:p>
          </table:table-cell>
          <table:table-cell office:value-type="string">
            <text:p>Piazza Principale 29</text:p>
          </table:table-cell>
          <table:table-cell office:value-type="string">
            <text:p>FORTICHIARI ORSOLA E C. SNC</text:p>
          </table:table-cell>
          <table:table-cell office:value-type="float" office:value="2525040214">
            <text:p>2525040214</text:p>
          </table:table-cell>
          <table:table-cell office:value-type="float" office:value="39040">
            <text:p>39040</text:p>
          </table:table-cell>
          <table:table-cell office:value-type="float" office:value="21060">
            <text:p>21060</text:p>
          </table:table-cell>
          <table:table-cell office:value-type="string">
            <text:p>OR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4794">
            <text:p>4634794</text:p>
          </table:table-cell>
          <table:table-cell office:value-type="float" office:value="1129916">
            <text:p>11299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fe1f3a9-a78b-4f9a-83cf-22f26c0e017f</text:p>
          </table:table-cell>
          <table:table-cell office:value-type="float" office:value="4132">
            <text:p>4132</text:p>
          </table:table-cell>
          <table:table-cell office:value-type="float" office:value="942">
            <text:p>942</text:p>
          </table:table-cell>
          <table:table-cell office:value-type="string">
            <text:p>Piazza Citta 10</text:p>
          </table:table-cell>
          <table:table-cell office:value-type="string">
            <text:p>MAIR WALTER</text:p>
          </table:table-cell>
          <table:table-cell office:value-type="float" office:value="734240211">
            <text:p>734240211</text:p>
          </table:table-cell>
          <table:table-cell office:value-type="float" office:value="39049">
            <text:p>39049</text:p>
          </table:table-cell>
          <table:table-cell office:value-type="float" office:value="21115">
            <text:p>21115</text:p>
          </table:table-cell>
          <table:table-cell office:value-type="string">
            <text:p>VIPITE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92527">
            <text:p>46892527</text:p>
          </table:table-cell>
          <table:table-cell office:value-type="float" office:value="11430071">
            <text:p>1143007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d5425ef-fea8-4167-b702-175c3f70e9b1</text:p>
          </table:table-cell>
          <table:table-cell office:value-type="float" office:value="4122">
            <text:p>4122</text:p>
          </table:table-cell>
          <table:table-cell office:value-type="float" office:value="963">
            <text:p>963</text:p>
          </table:table-cell>
          <table:table-cell office:value-type="string">
            <text:p>Via A. Hofer 24</text:p>
          </table:table-cell>
          <table:table-cell office:value-type="string">
            <text:p>LODRINI CARLO E WOLF JUDITH SNC</text:p>
          </table:table-cell>
          <table:table-cell office:value-type="float" office:value="2328410218">
            <text:p>2328410218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f20fd75-4b24-4855-9d5a-5d806aa7ec2e</text:p>
          </table:table-cell>
          <table:table-cell office:value-type="float" office:value="4117">
            <text:p>4117</text:p>
          </table:table-cell>
          <table:table-cell office:value-type="float" office:value="29">
            <text:p>29</text:p>
          </table:table-cell>
          <table:table-cell office:value-type="string">
            <text:p>Via Roma 118</text:p>
          </table:table-cell>
          <table:table-cell office:value-type="string">
            <text:p>MAIA BASSA</text:p>
          </table:table-cell>
          <table:table-cell office:value-type="float" office:value="1741550212">
            <text:p>1741550212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c944676-f2b9-459c-a037-6b89365381f3</text:p>
          </table:table-cell>
          <table:table-cell office:value-type="float" office:value="4106">
            <text:p>4106</text:p>
          </table:table-cell>
          <table:table-cell office:value-type="float" office:value="88">
            <text:p>88</text:p>
          </table:table-cell>
          <table:table-cell office:value-type="string">
            <text:p>Piazza Arciduca 4</text:p>
          </table:table-cell>
          <table:table-cell office:value-type="string">
            <text:p>MARZOTTO ANGELO</text:p>
          </table:table-cell>
          <table:table-cell office:value-type="float" office:value="1289150219">
            <text:p>1289150219</text:p>
          </table:table-cell>
          <table:table-cell office:value-type="float" office:value="39017">
            <text:p>39017</text:p>
          </table:table-cell>
          <table:table-cell office:value-type="float" office:value="21087">
            <text:p>21087</text:p>
          </table:table-cell>
          <table:table-cell office:value-type="string">
            <text:p>SCE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7097514E+015">
            <text:p>4670975140000000</text:p>
          </table:table-cell>
          <table:table-cell office:value-type="float" office:value="111873662">
            <text:p>1118736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82f2205-6468-4cb0-99a3-b24081a0933e</text:p>
          </table:table-cell>
          <table:table-cell office:value-type="float" office:value="4104">
            <text:p>4104</text:p>
          </table:table-cell>
          <table:table-cell office:value-type="float" office:value="77">
            <text:p>77</text:p>
          </table:table-cell>
          <table:table-cell office:value-type="string">
            <text:p>Via Weingartner 52</text:p>
          </table:table-cell>
          <table:table-cell office:value-type="string">
            <text:p>GERHARD TSCHAGER &amp; C. SAS</text:p>
          </table:table-cell>
          <table:table-cell office:value-type="float" office:value="2665840217">
            <text:p>2665840217</text:p>
          </table:table-cell>
          <table:table-cell office:value-type="float" office:value="39022">
            <text:p>39022</text:p>
          </table:table-cell>
          <table:table-cell office:value-type="float" office:value="21038">
            <text:p>21038</text:p>
          </table:table-cell>
          <table:table-cell office:value-type="string">
            <text:p>LAGUND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788094">
            <text:p>466788094</text:p>
          </table:table-cell>
          <table:table-cell office:value-type="float" office:value="111320139">
            <text:p>1113201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cb05105-a888-42de-857b-ba0156a82d7b</text:p>
          </table:table-cell>
          <table:table-cell office:value-type="float" office:value="4069">
            <text:p>4069</text:p>
          </table:table-cell>
          <table:table-cell office:value-type="float" office:value="4">
            <text:p>4</text:p>
          </table:table-cell>
          <table:table-cell office:value-type="string">
            <text:p>Viale Druso 43</text:p>
          </table:table-cell>
          <table:table-cell office:value-type="string">
            <text:p>S. QUIRINO</text:p>
          </table:table-cell>
          <table:table-cell office:value-type="float" office:value="97650212">
            <text:p>97650212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34297434215">
            <text:p>464934297434215</text:p>
          </table:table-cell>
          <table:table-cell office:value-type="float" office:value="113211398046912">
            <text:p>1132113980469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77f5e2c-d0d8-4e0b-a940-7ef9d831d4f7</text:p>
          </table:table-cell>
          <table:table-cell office:value-type="float" office:value="18121">
            <text:p>18121</text:p>
          </table:table-cell>
          <table:table-cell office:value-type="float" office:value="121">
            <text:p>121</text:p>
          </table:table-cell>
          <table:table-cell office:value-type="string">
            <text:p>Vicolo Scuole 9/C</text:p>
          </table:table-cell>
          <table:table-cell office:value-type="string">
            <text:p>GAUDENZ</text:p>
          </table:table-cell>
          <table:table-cell office:value-type="float" office:value="2551630219">
            <text:p>2551630219</text:p>
          </table:table-cell>
          <table:table-cell office:value-type="float" office:value="39020">
            <text:p>39020</text:p>
          </table:table-cell>
          <table:table-cell office:value-type="float" office:value="21094">
            <text:p>21094</text:p>
          </table:table-cell>
          <table:table-cell office:value-type="string">
            <text:p>SLUDER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648193">
            <text:p>466648193</text:p>
          </table:table-cell>
          <table:table-cell office:value-type="float" office:value="105815776">
            <text:p>10581577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64043cf-e32d-4f5d-9de8-fadcc1f7b152</text:p>
          </table:table-cell>
          <table:table-cell office:value-type="float" office:value="17619">
            <text:p>17619</text:p>
          </table:table-cell>
          <table:table-cell office:value-type="float" office:value="14">
            <text:p>14</text:p>
          </table:table-cell>
          <table:table-cell office:value-type="string">
            <text:p>Via Gilbert Wurzer 28</text:p>
          </table:table-cell>
          <table:table-cell office:value-type="string">
            <text:p>DISPENSARIO DR. EGGER</text:p>
          </table:table-cell>
          <table:table-cell office:value-type="float" office:value="-0">
            <text:p>0</text:p>
          </table:table-cell>
          <table:table-cell office:value-type="float" office:value="39030">
            <text:p>39030</text:p>
          </table:table-cell>
          <table:table-cell office:value-type="float" office:value="21063">
            <text:p>21063</text:p>
          </table:table-cell>
          <table:table-cell office:value-type="string">
            <text:p>PERC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7934268">
            <text:p>467934268</text:p>
          </table:table-cell>
          <table:table-cell office:value-type="float" office:value="119833825">
            <text:p>1198338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d6edfa6-8cc8-46d4-b646-6bcbaef260b2</text:p>
          </table:table-cell>
          <table:table-cell office:value-type="float" office:value="4082">
            <text:p>4082</text:p>
          </table:table-cell>
          <table:table-cell office:value-type="float" office:value="62">
            <text:p>62</text:p>
          </table:table-cell>
          <table:table-cell office:value-type="string">
            <text:p>Via Orazio 45</text:p>
          </table:table-cell>
          <table:table-cell office:value-type="string">
            <text:p>COMUNALE N.3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82027233625">
            <text:p>464982027233625</text:p>
          </table:table-cell>
          <table:table-cell office:value-type="float" office:value="113422666245705">
            <text:p>1134226662457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6f07766-ec53-4bf9-b625-d4604ab21e03</text:p>
          </table:table-cell>
          <table:table-cell office:value-type="float" office:value="4134">
            <text:p>4134</text:p>
          </table:table-cell>
          <table:table-cell office:value-type="float" office:value="919">
            <text:p>919</text:p>
          </table:table-cell>
          <table:table-cell office:value-type="string">
            <text:p>ViaPRA MILLAN 2/B</text:p>
          </table:table-cell>
          <table:table-cell office:value-type="string">
            <text:p>LAMURAGLIA DSSA ROSA</text:p>
          </table:table-cell>
          <table:table-cell office:value-type="float" office:value="2383410210">
            <text:p>2383410210</text:p>
          </table:table-cell>
          <table:table-cell office:value-type="float" office:value="39042">
            <text:p>39042</text:p>
          </table:table-cell>
          <table:table-cell office:value-type="float" office:value="21011">
            <text:p>21011</text:p>
          </table:table-cell>
          <table:table-cell office:value-type="string">
            <text:p>BRESSANON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5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099024">
            <text:p>467099024</text:p>
          </table:table-cell>
          <table:table-cell office:value-type="float" office:value="116500149">
            <text:p>1165001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6f346a1-cd62-47e9-91c1-dca878c0ed48</text:p>
          </table:table-cell>
          <table:table-cell office:value-type="float" office:value="4124">
            <text:p>4124</text:p>
          </table:table-cell>
          <table:table-cell office:value-type="float" office:value="973">
            <text:p>973</text:p>
          </table:table-cell>
          <table:table-cell office:value-type="string">
            <text:p>Piazza Principale 12</text:p>
          </table:table-cell>
          <table:table-cell office:value-type="string">
            <text:p>SONNENBERG DI DOTT. ERARDO MOLIGNONI &amp; C. SAS</text:p>
          </table:table-cell>
          <table:table-cell office:value-type="float" office:value="1696500212">
            <text:p>1696500212</text:p>
          </table:table-cell>
          <table:table-cell office:value-type="float" office:value="39021">
            <text:p>39021</text:p>
          </table:table-cell>
          <table:table-cell office:value-type="float" office:value="21037">
            <text:p>21037</text:p>
          </table:table-cell>
          <table:table-cell office:value-type="string">
            <text:p>LAC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26433">
            <text:p>46626433</text:p>
          </table:table-cell>
          <table:table-cell office:value-type="float" office:value="10778222">
            <text:p>107782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f23c0c-eee5-4751-8c5b-1c69f708390b</text:p>
          </table:table-cell>
          <table:table-cell office:value-type="float" office:value="4102">
            <text:p>4102</text:p>
          </table:table-cell>
          <table:table-cell office:value-type="float" office:value="932">
            <text:p>932</text:p>
          </table:table-cell>
          <table:table-cell office:value-type="string">
            <text:p>Via Stazione 18</text:p>
          </table:table-cell>
          <table:table-cell office:value-type="string">
            <text:p>SAN ZENO SAS DEL DOTT. MASTROMATTEO VITO &amp; C.</text:p>
          </table:table-cell>
          <table:table-cell office:value-type="float" office:value="2468160219">
            <text:p>2468160219</text:p>
          </table:table-cell>
          <table:table-cell office:value-type="float" office:value="39025">
            <text:p>39025</text:p>
          </table:table-cell>
          <table:table-cell office:value-type="float" office:value="21056">
            <text:p>21056</text:p>
          </table:table-cell>
          <table:table-cell office:value-type="string">
            <text:p>NATUR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487258">
            <text:p>466487258</text:p>
          </table:table-cell>
          <table:table-cell office:value-type="float" office:value="110050636">
            <text:p>1100506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0e9cc3d-5eb3-4e99-96b0-c58a10718c8d</text:p>
          </table:table-cell>
          <table:table-cell office:value-type="float" office:value="17618">
            <text:p>17618</text:p>
          </table:table-cell>
          <table:table-cell office:value-type="float" office:value="31">
            <text:p>31</text:p>
          </table:table-cell>
          <table:table-cell office:value-type="string">
            <text:p>San Martino 17</text:p>
          </table:table-cell>
          <table:table-cell office:value-type="string">
            <text:p>DISPENSARIO DR. BARUCHELLO</text:p>
          </table:table-cell>
          <table:table-cell office:value-type="float" office:value="-0">
            <text:p>0</text:p>
          </table:table-cell>
          <table:table-cell office:value-type="float" office:value="39035">
            <text:p>39035</text:p>
          </table:table-cell>
          <table:table-cell office:value-type="float" office:value="21109">
            <text:p>21109</text:p>
          </table:table-cell>
          <table:table-cell office:value-type="string">
            <text:p>VALLE DI CASI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811691">
            <text:p>46811691</text:p>
          </table:table-cell>
          <table:table-cell office:value-type="float" office:value="12227858">
            <text:p>1222785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92721e1-0ad5-4348-bf31-e8ef045ff89c</text:p>
          </table:table-cell>
          <table:table-cell office:value-type="float" office:value="4067">
            <text:p>4067</text:p>
          </table:table-cell>
          <table:table-cell office:value-type="float" office:value="817">
            <text:p>817</text:p>
          </table:table-cell>
          <table:table-cell office:value-type="string">
            <text:p>Via Marinzen 4</text:p>
          </table:table-cell>
          <table:table-cell office:value-type="string">
            <text:p>PLONER PETER</text:p>
          </table:table-cell>
          <table:table-cell office:value-type="float" office:value="2334570211">
            <text:p>2334570211</text:p>
          </table:table-cell>
          <table:table-cell office:value-type="float" office:value="39040">
            <text:p>39040</text:p>
          </table:table-cell>
          <table:table-cell office:value-type="float" office:value="21019">
            <text:p>21019</text:p>
          </table:table-cell>
          <table:table-cell office:value-type="string">
            <text:p>CASTELROTT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679393">
            <text:p>465679393</text:p>
          </table:table-cell>
          <table:table-cell office:value-type="float" office:value="115595953">
            <text:p>115595953</text:p>
          </table:table-cell>
          <table:table-cell office:value-type="float" office:value="1">
            <text:p>1</text:p>
          </table:table-cell>
        </table:table-row>
        <table:table-row table:style-name="ro2" table:number-rows-repeated="1017072">
          <table:table-cell table:number-columns-repeated="22"/>
        </table:table-row>
        <table:table-row table:style-name="ro1">
          <table:table-cell office:value-type="string">
            <text:p>t</text:p>
          </table:table-cell>
          <table:table-cell office:value-type="string">
            <text:p>codiceidentificativofarmacia</text:p>
          </table:table-cell>
          <table:table-cell office:value-type="string">
            <text:p>codfarmaciaassegnatodaasl</text:p>
          </table:table-cell>
          <table:table-cell office:value-type="string">
            <text:p>indirizzo</text:p>
          </table:table-cell>
          <table:table-cell office:value-type="string">
            <text:p>descrizionefarmacia</text:p>
          </table:table-cell>
          <table:table-cell office:value-type="string">
            <text:p>partitaiva</text:p>
          </table:table-cell>
          <table:table-cell office:value-type="string">
            <text:p>cap</text:p>
          </table:table-cell>
          <table:table-cell office:value-type="string">
            <text:p>codicecomuneistat</text:p>
          </table:table-cell>
          <table:table-cell office:value-type="string">
            <text:p>descrizionecomune</text:p>
          </table:table-cell>
          <table:table-cell office:value-type="string">
            <text:p>frazione</text:p>
          </table:table-cell>
          <table:table-cell office:value-type="string">
            <text:p>codiceprovinciaistat</text:p>
          </table:table-cell>
          <table:table-cell office:value-type="string">
            <text:p>siglaprovincia</text:p>
          </table:table-cell>
          <table:table-cell office:value-type="string">
            <text:p>descrizioneprovincia</text:p>
          </table:table-cell>
          <table:table-cell office:value-type="string">
            <text:p>codiceregione</text:p>
          </table:table-cell>
          <table:table-cell office:value-type="string">
            <text:p>descrizioneregione</text:p>
          </table:table-cell>
          <table:table-cell office:value-type="string">
            <text:p>datainiziovalidita</text:p>
          </table:table-cell>
          <table:table-cell office:value-type="string">
            <text:p>datafinevalidita</text:p>
          </table:table-cell>
          <table:table-cell office:value-type="string">
            <text:p>descrizionetipologia</text:p>
          </table:table-cell>
          <table:table-cell office:value-type="string">
            <text:p>codicetipologia</text:p>
          </table:table-cell>
          <table:table-cell office:value-type="string">
            <text:p>latitudine</text:p>
          </table:table-cell>
          <table:table-cell office:value-type="string">
            <text:p>longitudine</text:p>
          </table:table-cell>
          <table:table-cell office:value-type="string">
            <text:p>localize</text:p>
          </table:table-cell>
        </table:table-row>
        <table:table-row table:style-name="ro1">
          <table:table-cell office:value-type="string">
            <text:p>9438afe6-b7df-48d5-a9b3-2e0b2e4f0e9b</text:p>
          </table:table-cell>
          <table:table-cell office:value-type="float" office:value="4138">
            <text:p>4138</text:p>
          </table:table-cell>
          <table:table-cell office:value-type="float" office:value="8">
            <text:p>8</text:p>
          </table:table-cell>
          <table:table-cell office:value-type="string">
            <text:p>Via Dolomiti 23</text:p>
          </table:table-cell>
          <table:table-cell office:value-type="string">
            <text:p>SESTO</text:p>
          </table:table-cell>
          <table:table-cell office:value-type="float" office:value="1054030216">
            <text:p>1054030216</text:p>
          </table:table-cell>
          <table:table-cell office:value-type="float" office:value="39030">
            <text:p>39030</text:p>
          </table:table-cell>
          <table:table-cell office:value-type="float" office:value="21092">
            <text:p>21092</text:p>
          </table:table-cell>
          <table:table-cell office:value-type="string">
            <text:p>SEST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024295">
            <text:p>467024295</text:p>
          </table:table-cell>
          <table:table-cell office:value-type="float" office:value="123499989">
            <text:p>12349998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071df14-3131-4f3b-9204-59e3c5980152</text:p>
          </table:table-cell>
          <table:table-cell office:value-type="float" office:value="4112">
            <text:p>4112</text:p>
          </table:table-cell>
          <table:table-cell office:value-type="float" office:value="116">
            <text:p>116</text:p>
          </table:table-cell>
          <table:table-cell office:value-type="string">
            <text:p>Via Falzes 5</text:p>
          </table:table-cell>
          <table:table-cell office:value-type="string">
            <text:p>BIASON FABIO</text:p>
          </table:table-cell>
          <table:table-cell office:value-type="float" office:value="2315040218">
            <text:p>2315040218</text:p>
          </table:table-cell>
          <table:table-cell office:value-type="float" office:value="39030">
            <text:p>39030</text:p>
          </table:table-cell>
          <table:table-cell office:value-type="float" office:value="21030">
            <text:p>21030</text:p>
          </table:table-cell>
          <table:table-cell office:value-type="string">
            <text:p>FALZ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021481">
            <text:p>468021481</text:p>
          </table:table-cell>
          <table:table-cell office:value-type="float" office:value="119043787">
            <text:p>1190437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e72431b-e09b-484e-8ceb-ab5bfe469984</text:p>
          </table:table-cell>
          <table:table-cell office:value-type="float" office:value="4157">
            <text:p>4157</text:p>
          </table:table-cell>
          <table:table-cell office:value-type="float" office:value="118">
            <text:p>118</text:p>
          </table:table-cell>
          <table:table-cell office:value-type="string">
            <text:p>Via Santner 9</text:p>
          </table:table-cell>
          <table:table-cell office:value-type="string">
            <text:p>ZORZI PATRIZIA</text:p>
          </table:table-cell>
          <table:table-cell office:value-type="float" office:value="2304470210">
            <text:p>2304470210</text:p>
          </table:table-cell>
          <table:table-cell office:value-type="float" office:value="39040">
            <text:p>39040</text:p>
          </table:table-cell>
          <table:table-cell office:value-type="float" office:value="21019">
            <text:p>21019</text:p>
          </table:table-cell>
          <table:table-cell office:value-type="string">
            <text:p>CASTELROTTO</text:p>
          </table:table-cell>
          <table:table-cell office:value-type="string">
            <text:p>SIUSI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679393">
            <text:p>465679393</text:p>
          </table:table-cell>
          <table:table-cell office:value-type="float" office:value="115595953">
            <text:p>1155959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5e6d597-a936-4b03-8a4d-840408189483</text:p>
          </table:table-cell>
          <table:table-cell office:value-type="float" office:value="4137">
            <text:p>4137</text:p>
          </table:table-cell>
          <table:table-cell office:value-type="float" office:value="912">
            <text:p>912</text:p>
          </table:table-cell>
          <table:table-cell office:value-type="string">
            <text:p>Via Portici Minori 2</text:p>
          </table:table-cell>
          <table:table-cell office:value-type="string">
            <text:p>CORTE PRINCIPE VESCOVILE</text:p>
          </table:table-cell>
          <table:table-cell office:value-type="float" office:value="2517410219">
            <text:p>2517410219</text:p>
          </table:table-cell>
          <table:table-cell office:value-type="float" office:value="39042">
            <text:p>39042</text:p>
          </table:table-cell>
          <table:table-cell office:value-type="float" office:value="21011">
            <text:p>21011</text:p>
          </table:table-cell>
          <table:table-cell office:value-type="string">
            <text:p>BRESSANON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1641">
            <text:p>4671641</text:p>
          </table:table-cell>
          <table:table-cell office:value-type="float" office:value="1165526">
            <text:p>11655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b6a3fb5-6c93-488a-a833-7e9ed4a8a4fa</text:p>
          </table:table-cell>
          <table:table-cell office:value-type="float" office:value="4147">
            <text:p>4147</text:p>
          </table:table-cell>
          <table:table-cell office:value-type="float" office:value="71">
            <text:p>71</text:p>
          </table:table-cell>
          <table:table-cell office:value-type="string">
            <text:p>Via Col Alt 92</text:p>
          </table:table-cell>
          <table:table-cell office:value-type="string">
            <text:p>BORGOGELLI</text:p>
          </table:table-cell>
          <table:table-cell office:value-type="float" office:value="885780213">
            <text:p>885780213</text:p>
          </table:table-cell>
          <table:table-cell office:value-type="float" office:value="39033">
            <text:p>39033</text:p>
          </table:table-cell>
          <table:table-cell office:value-type="float" office:value="21026">
            <text:p>21026</text:p>
          </table:table-cell>
          <table:table-cell office:value-type="string">
            <text:p>CORVARA IN BAD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7241">
            <text:p>46547241</text:p>
          </table:table-cell>
          <table:table-cell office:value-type="float" office:value="11875159">
            <text:p>118751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58d27b3-3b38-415d-9576-a78f80128d17</text:p>
          </table:table-cell>
          <table:table-cell office:value-type="float" office:value="4110">
            <text:p>4110</text:p>
          </table:table-cell>
          <table:table-cell office:value-type="float" office:value="107">
            <text:p>107</text:p>
          </table:table-cell>
          <table:table-cell office:value-type="string">
            <text:p>Via Villagio 53</text:p>
          </table:table-cell>
          <table:table-cell office:value-type="string">
            <text:p>MERCURIOS STRIEBECK EBERHARD</text:p>
          </table:table-cell>
          <table:table-cell office:value-type="float" office:value="1711800217">
            <text:p>1711800217</text:p>
          </table:table-cell>
          <table:table-cell office:value-type="float" office:value="39010">
            <text:p>39010</text:p>
          </table:table-cell>
          <table:table-cell office:value-type="float" office:value="21083">
            <text:p>21083</text:p>
          </table:table-cell>
          <table:table-cell office:value-type="string">
            <text:p>SAN MARTINO IN PASSIR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839249">
            <text:p>467839249</text:p>
          </table:table-cell>
          <table:table-cell office:value-type="float" office:value="112272739">
            <text:p>1122727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dfa6a20-8dad-4c45-8b7f-786e70b1c11e</text:p>
          </table:table-cell>
          <table:table-cell office:value-type="float" office:value="4070">
            <text:p>4070</text:p>
          </table:table-cell>
          <table:table-cell office:value-type="float" office:value="5">
            <text:p>5</text:p>
          </table:table-cell>
          <table:table-cell office:value-type="string">
            <text:p>Via Portici 17 Laubengasse</text:p>
          </table:table-cell>
          <table:table-cell office:value-type="string">
            <text:p>MADONNA DI MAXIMIN LIEBL &amp; C. SAS</text:p>
          </table:table-cell>
          <table:table-cell office:value-type="float" office:value="1508530217">
            <text:p>1508530217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f8c57b5-1abf-46d5-afae-b9517b3f4b59</text:p>
          </table:table-cell>
          <table:table-cell office:value-type="float" office:value="4045">
            <text:p>4045</text:p>
          </table:table-cell>
          <table:table-cell office:value-type="float" office:value="921">
            <text:p>921</text:p>
          </table:table-cell>
          <table:table-cell office:value-type="string">
            <text:p>Via Stazione 6</text:p>
          </table:table-cell>
          <table:table-cell office:value-type="string">
            <text:p>VANZETTA LAURA &amp; C. SAS</text:p>
          </table:table-cell>
          <table:table-cell office:value-type="float" office:value="2568530212">
            <text:p>2568530212</text:p>
          </table:table-cell>
          <table:table-cell office:value-type="float" office:value="39044">
            <text:p>39044</text:p>
          </table:table-cell>
          <table:table-cell office:value-type="float" office:value="21029">
            <text:p>21029</text:p>
          </table:table-cell>
          <table:table-cell office:value-type="string">
            <text:p>EG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169161">
            <text:p>463169161</text:p>
          </table:table-cell>
          <table:table-cell office:value-type="float" office:value="112725698">
            <text:p>11272569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4ae7ac4-2eab-45e7-967f-90143c5af8cd</text:p>
          </table:table-cell>
          <table:table-cell office:value-type="float" office:value="4156">
            <text:p>4156</text:p>
          </table:table-cell>
          <table:table-cell office:value-type="float" office:value="115">
            <text:p>115</text:p>
          </table:table-cell>
          <table:table-cell office:value-type="string">
            <text:p>Via Ai Tre Canti 1 (Via Winkel 1)</text:p>
          </table:table-cell>
          <table:table-cell office:value-type="string">
            <text:p>MERIGHI IVAN</text:p>
          </table:table-cell>
          <table:table-cell office:value-type="float" office:value="2555570213">
            <text:p>2555570213</text:p>
          </table:table-cell>
          <table:table-cell office:value-type="float" office:value="39020">
            <text:p>39020</text:p>
          </table:table-cell>
          <table:table-cell office:value-type="float" office:value="21018">
            <text:p>21018</text:p>
          </table:table-cell>
          <table:table-cell office:value-type="string">
            <text:p>CASTELBELLO-CIARD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283213">
            <text:p>466283213</text:p>
          </table:table-cell>
          <table:table-cell office:value-type="float" office:value="109066568">
            <text:p>1090665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98b028-a408-45ba-a9ac-ec834a33a363</text:p>
          </table:table-cell>
          <table:table-cell office:value-type="float" office:value="18135">
            <text:p>18135</text:p>
          </table:table-cell>
          <table:table-cell office:value-type="float" office:value="123">
            <text:p>123</text:p>
          </table:table-cell>
          <table:table-cell office:value-type="string">
            <text:p>S. Geltrude 10/C</text:p>
          </table:table-cell>
          <table:table-cell office:value-type="string">
            <text:p>FINK RUTH</text:p>
          </table:table-cell>
          <table:table-cell office:value-type="float" office:value="2555720214">
            <text:p>2555720214</text:p>
          </table:table-cell>
          <table:table-cell office:value-type="float" office:value="39040">
            <text:p>39040</text:p>
          </table:table-cell>
          <table:table-cell office:value-type="float" office:value="21007">
            <text:p>21007</text:p>
          </table:table-cell>
          <table:table-cell office:value-type="string">
            <text:p>BARBI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033828">
            <text:p>466033828</text:p>
          </table:table-cell>
          <table:table-cell office:value-type="float" office:value="11520854">
            <text:p>115208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734a31-916d-418a-9722-c17f0f95383e</text:p>
          </table:table-cell>
          <table:table-cell office:value-type="float" office:value="4077">
            <text:p>4077</text:p>
          </table:table-cell>
          <table:table-cell office:value-type="float" office:value="55">
            <text:p>55</text:p>
          </table:table-cell>
          <table:table-cell office:value-type="string">
            <text:p>Via S. Geltrude 54-56</text:p>
          </table:table-cell>
          <table:table-cell office:value-type="string">
            <text:p>COMUNALE N.1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0d05ba9-bd10-4573-9d70-860d18de7b55</text:p>
          </table:table-cell>
          <table:table-cell office:value-type="float" office:value="4116">
            <text:p>4116</text:p>
          </table:table-cell>
          <table:table-cell office:value-type="float" office:value="728">
            <text:p>728</text:p>
          </table:table-cell>
          <table:table-cell office:value-type="string">
            <text:p>Via Portici 76</text:p>
          </table:table-cell>
          <table:table-cell office:value-type="string">
            <text:p>RAM APOTHEKE SAS DI LUCA COLLARETA E GERALD LANZINER &amp; C.</text:p>
          </table:table-cell>
          <table:table-cell office:value-type="float" office:value="2588990214">
            <text:p>2588990214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b243883-e705-47ef-ac47-ec624b7b7b8e</text:p>
          </table:table-cell>
          <table:table-cell office:value-type="float" office:value="4152">
            <text:p>4152</text:p>
          </table:table-cell>
          <table:table-cell office:value-type="float" office:value="99">
            <text:p>99</text:p>
          </table:table-cell>
          <table:table-cell office:value-type="string">
            <text:p>Via Aurina 6</text:p>
          </table:table-cell>
          <table:table-cell office:value-type="string">
            <text:p>EREDI DR.SSA ILSE VOLGGER</text:p>
          </table:table-cell>
          <table:table-cell office:value-type="float" office:value="2485970210">
            <text:p>2485970210</text:p>
          </table:table-cell>
          <table:table-cell office:value-type="float" office:value="39030">
            <text:p>39030</text:p>
          </table:table-cell>
          <table:table-cell office:value-type="float" office:value="21108">
            <text:p>21108</text:p>
          </table:table-cell>
          <table:table-cell office:value-type="string">
            <text:p>VALLE AURINA</text:p>
          </table:table-cell>
          <table:table-cell office:value-type="string">
            <text:p>LUTAG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3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9492679">
            <text:p>469492679</text:p>
          </table:table-cell>
          <table:table-cell office:value-type="float" office:value="119224599">
            <text:p>1192245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1751403-7cac-4214-8a77-89b057304ed3</text:p>
          </table:table-cell>
          <table:table-cell office:value-type="float" office:value="4139">
            <text:p>4139</text:p>
          </table:table-cell>
          <table:table-cell office:value-type="float" office:value="16">
            <text:p>16</text:p>
          </table:table-cell>
          <table:table-cell office:value-type="string">
            <text:p>Via Aurina 21</text:p>
          </table:table-cell>
          <table:table-cell office:value-type="string">
            <text:p>AICHNER JOHANNES &amp; C. SAS</text:p>
          </table:table-cell>
          <table:table-cell office:value-type="float" office:value="745390211">
            <text:p>745390211</text:p>
          </table:table-cell>
          <table:table-cell office:value-type="float" office:value="39032">
            <text:p>39032</text:p>
          </table:table-cell>
          <table:table-cell office:value-type="float" office:value="21017">
            <text:p>21017</text:p>
          </table:table-cell>
          <table:table-cell office:value-type="string">
            <text:p>CAMPO TUR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948127">
            <text:p>46948127</text:p>
          </table:table-cell>
          <table:table-cell office:value-type="float" office:value="11922858">
            <text:p>119228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87fb2e8-43c1-4e2f-ac94-997ffd37a2ac</text:p>
          </table:table-cell>
          <table:table-cell office:value-type="float" office:value="4085">
            <text:p>4085</text:p>
          </table:table-cell>
          <table:table-cell office:value-type="float" office:value="66">
            <text:p>66</text:p>
          </table:table-cell>
          <table:table-cell office:value-type="string">
            <text:p>Via Perathoner 33</text:p>
          </table:table-cell>
          <table:table-cell office:value-type="string">
            <text:p>COMUNALE N.6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712115">
            <text:p>4649712115</text:p>
          </table:table-cell>
          <table:table-cell office:value-type="float" office:value="113561179">
            <text:p>1135611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b7deeb-1faa-4a5a-94c7-3571c11ce3f0</text:p>
          </table:table-cell>
          <table:table-cell office:value-type="float" office:value="4053">
            <text:p>4053</text:p>
          </table:table-cell>
          <table:table-cell office:value-type="float" office:value="79">
            <text:p>79</text:p>
          </table:table-cell>
          <table:table-cell office:value-type="string">
            <text:p>Via Hans Feur 3</text:p>
          </table:table-cell>
          <table:table-cell office:value-type="string">
            <text:p>CUZZETTI CESARE</text:p>
          </table:table-cell>
          <table:table-cell office:value-type="float" office:value="605290212">
            <text:p>605290212</text:p>
          </table:table-cell>
          <table:table-cell office:value-type="float" office:value="39040">
            <text:p>39040</text:p>
          </table:table-cell>
          <table:table-cell office:value-type="float" office:value="21098">
            <text:p>21098</text:p>
          </table:table-cell>
          <table:table-cell office:value-type="string">
            <text:p>TERMENO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415121">
            <text:p>463415121</text:p>
          </table:table-cell>
          <table:table-cell office:value-type="float" office:value="112422716">
            <text:p>1124227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bf148ca-90a9-406e-a009-498178d8fbc1</text:p>
          </table:table-cell>
          <table:table-cell office:value-type="float" office:value="4130">
            <text:p>4130</text:p>
          </table:table-cell>
          <table:table-cell office:value-type="float" office:value="8111">
            <text:p>8111</text:p>
          </table:table-cell>
          <table:table-cell office:value-type="string">
            <text:p>Via Brennero 101</text:p>
          </table:table-cell>
          <table:table-cell office:value-type="string">
            <text:p>DELLE ROSE DI LUIGI LUISE &amp; C. SNC</text:p>
          </table:table-cell>
          <table:table-cell office:value-type="float" office:value="2474870215">
            <text:p>2474870215</text:p>
          </table:table-cell>
          <table:table-cell office:value-type="float" office:value="39040">
            <text:p>39040</text:p>
          </table:table-cell>
          <table:table-cell office:value-type="float" office:value="21111">
            <text:p>21111</text:p>
          </table:table-cell>
          <table:table-cell office:value-type="string">
            <text:p>VAR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643935053047">
            <text:p>467643935053047</text:p>
          </table:table-cell>
          <table:table-cell office:value-type="float" office:value="116350311194586">
            <text:p>1163503111945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e7c3ef-281d-40f0-88b4-72b8de8bacc0</text:p>
          </table:table-cell>
          <table:table-cell office:value-type="float" office:value="4099">
            <text:p>4099</text:p>
          </table:table-cell>
          <table:table-cell office:value-type="float" office:value="903">
            <text:p>903</text:p>
          </table:table-cell>
          <table:table-cell office:value-type="string">
            <text:p>Corso Liberta` 26</text:p>
          </table:table-cell>
          <table:table-cell office:value-type="string">
            <text:p>FERRARI</text:p>
          </table:table-cell>
          <table:table-cell office:value-type="float" office:value="1345800211">
            <text:p>1345800211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f4bde8d-42ed-4046-8b57-a3069b44c5df</text:p>
          </table:table-cell>
          <table:table-cell office:value-type="float" office:value="18225">
            <text:p>18225</text:p>
          </table:table-cell>
          <table:table-cell office:value-type="float" office:value="99999">
            <text:p>99999</text:p>
          </table:table-cell>
          <table:table-cell office:value-type="string">
            <text:p>Madonna di senales 140</text:p>
          </table:table-cell>
          <table:table-cell office:value-type="string">
            <text:p>MAZZOTTA PIETRO</text:p>
          </table:table-cell>
          <table:table-cell office:value-type="float" office:value="-0">
            <text:p>0</text:p>
          </table:table-cell>
          <table:table-cell office:value-type="float" office:value="39020">
            <text:p>39020</text:p>
          </table:table-cell>
          <table:table-cell office:value-type="float" office:value="21091">
            <text:p>21091</text:p>
          </table:table-cell>
          <table:table-cell office:value-type="string">
            <text:p>SENAL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5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611919092472">
            <text:p>467611919092472</text:p>
          </table:table-cell>
          <table:table-cell office:value-type="float" office:value="107572031084505">
            <text:p>1075720310845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7d7d9ea-0e2b-45c5-9087-038654817e6f</text:p>
          </table:table-cell>
          <table:table-cell office:value-type="float" office:value="18129">
            <text:p>18129</text:p>
          </table:table-cell>
          <table:table-cell office:value-type="float" office:value="122">
            <text:p>122</text:p>
          </table:table-cell>
          <table:table-cell office:value-type="string">
            <text:p>S. Pietro 130 - Condominio Pizzago</text:p>
          </table:table-cell>
          <table:table-cell office:value-type="string">
            <text:p>FREGNA ROBERTA</text:p>
          </table:table-cell>
          <table:table-cell office:value-type="float" office:value="-0">
            <text:p>0</text:p>
          </table:table-cell>
          <table:table-cell office:value-type="float" office:value="39040">
            <text:p>39040</text:p>
          </table:table-cell>
          <table:table-cell office:value-type="float" office:value="21033">
            <text:p>21033</text:p>
          </table:table-cell>
          <table:table-cell office:value-type="string">
            <text:p>FUN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5603345">
            <text:p>4665603345</text:p>
          </table:table-cell>
          <table:table-cell office:value-type="float" office:value="1159501195">
            <text:p>11595011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d536b78-1906-4cec-9fa3-e7735845a05c</text:p>
          </table:table-cell>
          <table:table-cell office:value-type="float" office:value="4128">
            <text:p>4128</text:p>
          </table:table-cell>
          <table:table-cell office:value-type="float" office:value="94">
            <text:p>94</text:p>
          </table:table-cell>
          <table:table-cell office:value-type="string">
            <text:p>Via Zoller 11</text:p>
          </table:table-cell>
          <table:table-cell office:value-type="string">
            <text:p>ST. PAULUS (ZARDINI BRUNO)</text:p>
          </table:table-cell>
          <table:table-cell office:value-type="float" office:value="1329740219">
            <text:p>1329740219</text:p>
          </table:table-cell>
          <table:table-cell office:value-type="float" office:value="39030">
            <text:p>39030</text:p>
          </table:table-cell>
          <table:table-cell office:value-type="float" office:value="21110">
            <text:p>21110</text:p>
          </table:table-cell>
          <table:table-cell office:value-type="string">
            <text:p>VANDOI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168">
            <text:p>468168</text:p>
          </table:table-cell>
          <table:table-cell office:value-type="float" office:value="1172205">
            <text:p>11722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d3c47d8-a0ae-46fb-95ec-f87346046a6a</text:p>
          </table:table-cell>
          <table:table-cell office:value-type="float" office:value="4158">
            <text:p>4158</text:p>
          </table:table-cell>
          <table:table-cell office:value-type="float" office:value="998">
            <text:p>998</text:p>
          </table:table-cell>
          <table:table-cell office:value-type="string">
            <text:p>Via Krempe 1/b</text:p>
          </table:table-cell>
          <table:table-cell office:value-type="string">
            <text:p>STEIFLER WILHELM</text:p>
          </table:table-cell>
          <table:table-cell office:value-type="float" office:value="2318920218">
            <text:p>2318920218</text:p>
          </table:table-cell>
          <table:table-cell office:value-type="float" office:value="39030">
            <text:p>39030</text:p>
          </table:table-cell>
          <table:table-cell office:value-type="float" office:value="21106">
            <text:p>21106</text:p>
          </table:table-cell>
          <table:table-cell office:value-type="string">
            <text:p>VALDAOR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6232">
            <text:p>4676232</text:p>
          </table:table-cell>
          <table:table-cell office:value-type="float" office:value="12030837">
            <text:p>120308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13e6c13-a27e-40ff-b495-b77140575a3f</text:p>
          </table:table-cell>
          <table:table-cell office:value-type="float" office:value="4108">
            <text:p>4108</text:p>
          </table:table-cell>
          <table:table-cell office:value-type="float" office:value="92">
            <text:p>92</text:p>
          </table:table-cell>
          <table:table-cell office:value-type="string">
            <text:p>Via Venosta 39</text:p>
          </table:table-cell>
          <table:table-cell office:value-type="string">
            <text:p>GADRIA (HALLER SIGRID)</text:p>
          </table:table-cell>
          <table:table-cell office:value-type="float" office:value="1274390218">
            <text:p>1274390218</text:p>
          </table:table-cell>
          <table:table-cell office:value-type="float" office:value="39023">
            <text:p>39023</text:p>
          </table:table-cell>
          <table:table-cell office:value-type="float" office:value="21042">
            <text:p>21042</text:p>
          </table:table-cell>
          <table:table-cell office:value-type="string">
            <text:p>LAS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6614">
            <text:p>46616614</text:p>
          </table:table-cell>
          <table:table-cell office:value-type="float" office:value="10700159">
            <text:p>107001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294e84-e2bb-4ff7-947c-9e322fb1d966</text:p>
          </table:table-cell>
          <table:table-cell office:value-type="float" office:value="4143">
            <text:p>4143</text:p>
          </table:table-cell>
          <table:table-cell office:value-type="float" office:value="37">
            <text:p>37</text:p>
          </table:table-cell>
          <table:table-cell office:value-type="string">
            <text:p>Via Peter Paul Rainer 8</text:p>
          </table:table-cell>
          <table:table-cell office:value-type="string">
            <text:p>APOTHEKE HOCKPUSTERTAL DI SLAVIERO ROBERTO</text:p>
          </table:table-cell>
          <table:table-cell office:value-type="float" office:value="2594890218">
            <text:p>2594890218</text:p>
          </table:table-cell>
          <table:table-cell office:value-type="float" office:value="39038">
            <text:p>39038</text:p>
          </table:table-cell>
          <table:table-cell office:value-type="float" office:value="21077">
            <text:p>21077</text:p>
          </table:table-cell>
          <table:table-cell office:value-type="string">
            <text:p>SAN CANDID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327347">
            <text:p>467327347</text:p>
          </table:table-cell>
          <table:table-cell office:value-type="float" office:value="122719787">
            <text:p>1227197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640e40-c0a2-4bb1-8646-9f990825db7d</text:p>
          </table:table-cell>
          <table:table-cell office:value-type="float" office:value="4142">
            <text:p>4142</text:p>
          </table:table-cell>
          <table:table-cell office:value-type="float" office:value="33">
            <text:p>33</text:p>
          </table:table-cell>
          <table:table-cell office:value-type="string">
            <text:p>Via Rezia 73/b</text:p>
          </table:table-cell>
          <table:table-cell office:value-type="string">
            <text:p>SELLA</text:p>
          </table:table-cell>
          <table:table-cell office:value-type="float" office:value="20770210">
            <text:p>20770210</text:p>
          </table:table-cell>
          <table:table-cell office:value-type="float" office:value="39046">
            <text:p>39046</text:p>
          </table:table-cell>
          <table:table-cell office:value-type="float" office:value="21061">
            <text:p>21061</text:p>
          </table:table-cell>
          <table:table-cell office:value-type="string">
            <text:p>ORTISEI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74412">
            <text:p>46574412</text:p>
          </table:table-cell>
          <table:table-cell office:value-type="float" office:value="116689409">
            <text:p>1166894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7043792-c654-472d-83e9-9697d3149961</text:p>
          </table:table-cell>
          <table:table-cell office:value-type="float" office:value="4084">
            <text:p>4084</text:p>
          </table:table-cell>
          <table:table-cell office:value-type="float" office:value="65">
            <text:p>65</text:p>
          </table:table-cell>
          <table:table-cell office:value-type="string">
            <text:p>Galleria Telser 8</text:p>
          </table:table-cell>
          <table:table-cell office:value-type="string">
            <text:p>GRIES</text:p>
          </table:table-cell>
          <table:table-cell office:value-type="float" office:value="87690210">
            <text:p>87690210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2a33d9-03cf-4a2c-8af7-a61e9419f168</text:p>
          </table:table-cell>
          <table:table-cell office:value-type="float" office:value="4155">
            <text:p>4155</text:p>
          </table:table-cell>
          <table:table-cell office:value-type="float" office:value="108">
            <text:p>108</text:p>
          </table:table-cell>
          <table:table-cell office:value-type="string">
            <text:p>Via Marconi 5</text:p>
          </table:table-cell>
          <table:table-cell office:value-type="string">
            <text:p>SAN LEONARDO</text:p>
          </table:table-cell>
          <table:table-cell office:value-type="float" office:value="3343170233">
            <text:p>3343170233</text:p>
          </table:table-cell>
          <table:table-cell office:value-type="float" office:value="39051">
            <text:p>39051</text:p>
          </table:table-cell>
          <table:table-cell office:value-type="float" office:value="21012">
            <text:p>21012</text:p>
          </table:table-cell>
          <table:table-cell office:value-type="string">
            <text:p>BRONZOL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048803">
            <text:p>464048803</text:p>
          </table:table-cell>
          <table:table-cell office:value-type="float" office:value="113157811">
            <text:p>1131578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31700d0-da04-4aa0-b1a4-d68ddc4e4bf7</text:p>
          </table:table-cell>
          <table:table-cell office:value-type="float" office:value="4125">
            <text:p>4125</text:p>
          </table:table-cell>
          <table:table-cell office:value-type="float" office:value="35">
            <text:p>35</text:p>
          </table:table-cell>
          <table:table-cell office:value-type="string">
            <text:p>Via Katharina Lanz 75</text:p>
          </table:table-cell>
          <table:table-cell office:value-type="string">
            <text:p>PEER ALBRECHT FRANZ</text:p>
          </table:table-cell>
          <table:table-cell office:value-type="float" office:value="1710770213">
            <text:p>1710770213</text:p>
          </table:table-cell>
          <table:table-cell office:value-type="float" office:value="39037">
            <text:p>39037</text:p>
          </table:table-cell>
          <table:table-cell office:value-type="float" office:value="21074">
            <text:p>21074</text:p>
          </table:table-cell>
          <table:table-cell office:value-type="string">
            <text:p>RIO DI PUSTER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978351">
            <text:p>467978351</text:p>
          </table:table-cell>
          <table:table-cell office:value-type="float" office:value="116680732">
            <text:p>1166807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8392c52-d715-4c45-ae86-f642bfb5a257</text:p>
          </table:table-cell>
          <table:table-cell office:value-type="float" office:value="4098">
            <text:p>4098</text:p>
          </table:table-cell>
          <table:table-cell office:value-type="float" office:value="902">
            <text:p>902</text:p>
          </table:table-cell>
          <table:table-cell office:value-type="string">
            <text:p>Via Portici 46 Laubengasse</text:p>
          </table:table-cell>
          <table:table-cell office:value-type="string">
            <text:p>AQUILA NERA DI BERTOLINI PAOLO E C. SAS</text:p>
          </table:table-cell>
          <table:table-cell office:value-type="float" office:value="2612450219">
            <text:p>261245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bcf06b-9306-4d63-91da-96f6464d9681</text:p>
          </table:table-cell>
          <table:table-cell office:value-type="float" office:value="18201">
            <text:p>18201</text:p>
          </table:table-cell>
          <table:table-cell office:value-type="float" office:value="130">
            <text:p>130</text:p>
          </table:table-cell>
          <table:table-cell office:value-type="string">
            <text:p>Via Riva di sotto 21/B</text:p>
          </table:table-cell>
          <table:table-cell office:value-type="string">
            <text:p>GIULIANI SUSANNE</text:p>
          </table:table-cell>
          <table:table-cell office:value-type="float" office:value="-0">
            <text:p>0</text:p>
          </table:table-cell>
          <table:table-cell office:value-type="float" office:value="39050">
            <text:p>39050</text:p>
          </table:table-cell>
          <table:table-cell office:value-type="float" office:value="21004">
            <text:p>21004</text:p>
          </table:table-cell>
          <table:table-cell office:value-type="string">
            <text:p>APPIANO SULLA STRADA DEL VINO</text:p>
          </table:table-cell>
          <table:table-cell office:value-type="string">
            <text:p>San Paol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3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553328">
            <text:p>464553328</text:p>
          </table:table-cell>
          <table:table-cell office:value-type="float" office:value="112590488">
            <text:p>1125904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8e0f99e-a407-43bc-93be-cfa2024bed6d</text:p>
          </table:table-cell>
          <table:table-cell office:value-type="float" office:value="4135">
            <text:p>4135</text:p>
          </table:table-cell>
          <table:table-cell office:value-type="float" office:value="959">
            <text:p>959</text:p>
          </table:table-cell>
          <table:table-cell office:value-type="string">
            <text:p>Via Claudia Augusta 119</text:p>
          </table:table-cell>
          <table:table-cell office:value-type="string">
            <text:p>GILLI RITA</text:p>
          </table:table-cell>
          <table:table-cell office:value-type="float" office:value="1687250215">
            <text:p>1687250215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78022458493">
            <text:p>46478022458493</text:p>
          </table:table-cell>
          <table:table-cell office:value-type="float" office:value="113387532818001">
            <text:p>113387532818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77c3e10-8e02-4f3c-840b-9bd8792389d1</text:p>
          </table:table-cell>
          <table:table-cell office:value-type="float" office:value="4065">
            <text:p>4065</text:p>
          </table:table-cell>
          <table:table-cell office:value-type="float" office:value="110">
            <text:p>110</text:p>
          </table:table-cell>
          <table:table-cell office:value-type="string">
            <text:p>Via Stanghe 5/A</text:p>
          </table:table-cell>
          <table:table-cell office:value-type="string">
            <text:p>HELL ASTRID</text:p>
          </table:table-cell>
          <table:table-cell office:value-type="float" office:value="2207770211">
            <text:p>2207770211</text:p>
          </table:table-cell>
          <table:table-cell office:value-type="float" office:value="39040">
            <text:p>39040</text:p>
          </table:table-cell>
          <table:table-cell office:value-type="float" office:value="21070">
            <text:p>21070</text:p>
          </table:table-cell>
          <table:table-cell office:value-type="string">
            <text:p>RACIN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81645">
            <text:p>46881645</text:p>
          </table:table-cell>
          <table:table-cell office:value-type="float" office:value="11381542">
            <text:p>113815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d1ee5cd-cc2b-4625-9ad6-d158996d927a</text:p>
          </table:table-cell>
          <table:table-cell office:value-type="float" office:value="4140">
            <text:p>4140</text:p>
          </table:table-cell>
          <table:table-cell office:value-type="float" office:value="20">
            <text:p>20</text:p>
          </table:table-cell>
          <table:table-cell office:value-type="string">
            <text:p>Viale San Giovanni 6</text:p>
          </table:table-cell>
          <table:table-cell office:value-type="string">
            <text:p>DOBBIACO DI BARBIERATO SANDRO &amp; C. SNC</text:p>
          </table:table-cell>
          <table:table-cell office:value-type="float" office:value="202830212">
            <text:p>202830212</text:p>
          </table:table-cell>
          <table:table-cell office:value-type="float" office:value="39034">
            <text:p>39034</text:p>
          </table:table-cell>
          <table:table-cell office:value-type="float" office:value="21028">
            <text:p>21028</text:p>
          </table:table-cell>
          <table:table-cell office:value-type="string">
            <text:p>DOBBIAC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24948">
            <text:p>46724948</text:p>
          </table:table-cell>
          <table:table-cell office:value-type="float" office:value="122254455">
            <text:p>1222544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3e436c-aad8-485a-9f4f-ea8a4e3d304e</text:p>
          </table:table-cell>
          <table:table-cell office:value-type="float" office:value="4154">
            <text:p>4154</text:p>
          </table:table-cell>
          <table:table-cell office:value-type="float" office:value="105">
            <text:p>105</text:p>
          </table:table-cell>
          <table:table-cell office:value-type="string">
            <text:p>Via Principale 189</text:p>
          </table:table-cell>
          <table:table-cell office:value-type="string">
            <text:p>ALL'ANGELO</text:p>
          </table:table-cell>
          <table:table-cell office:value-type="float" office:value="1705620217">
            <text:p>1705620217</text:p>
          </table:table-cell>
          <table:table-cell office:value-type="float" office:value="39030">
            <text:p>39030</text:p>
          </table:table-cell>
          <table:table-cell office:value-type="float" office:value="21071">
            <text:p>21071</text:p>
          </table:table-cell>
          <table:table-cell office:value-type="string">
            <text:p>RASUN ANTERSELVA</text:p>
          </table:table-cell>
          <table:table-cell office:value-type="string">
            <text:p>ANTERSELVA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410985">
            <text:p>468410985</text:p>
          </table:table-cell>
          <table:table-cell office:value-type="float" office:value="121073219">
            <text:p>1210732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e542311-0614-4ae0-94e5-c6d88c8d0587</text:p>
          </table:table-cell>
          <table:table-cell office:value-type="float" office:value="4046">
            <text:p>4046</text:p>
          </table:table-cell>
          <table:table-cell office:value-type="float" office:value="22">
            <text:p>22</text:p>
          </table:table-cell>
          <table:table-cell office:value-type="string">
            <text:p>Via Noldin 23</text:p>
          </table:table-cell>
          <table:table-cell office:value-type="string">
            <text:p>PIETRALBA DI GUARDA IGINIO E FIGLIE SNC</text:p>
          </table:table-cell>
          <table:table-cell office:value-type="float" office:value="2381660212">
            <text:p>2381660212</text:p>
          </table:table-cell>
          <table:table-cell office:value-type="float" office:value="39055">
            <text:p>39055</text:p>
          </table:table-cell>
          <table:table-cell office:value-type="float" office:value="21040">
            <text:p>21040</text:p>
          </table:table-cell>
          <table:table-cell office:value-type="string">
            <text:p>LAIV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2819">
            <text:p>46422819</text:p>
          </table:table-cell>
          <table:table-cell office:value-type="float" office:value="113347713">
            <text:p>1133477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05dc835-bd54-43e9-94e2-11570b8db449</text:p>
          </table:table-cell>
          <table:table-cell office:value-type="float" office:value="4093">
            <text:p>4093</text:p>
          </table:table-cell>
          <table:table-cell office:value-type="float" office:value="39">
            <text:p>39</text:p>
          </table:table-cell>
          <table:table-cell office:value-type="string">
            <text:p>Via Ospedale 1/a</text:p>
          </table:table-cell>
          <table:table-cell office:value-type="string">
            <text:p>SARENTINO DI REGENSBERGER DR. GERNOT</text:p>
          </table:table-cell>
          <table:table-cell office:value-type="float" office:value="2248070217">
            <text:p>2248070217</text:p>
          </table:table-cell>
          <table:table-cell office:value-type="float" office:value="39058">
            <text:p>39058</text:p>
          </table:table-cell>
          <table:table-cell office:value-type="float" office:value="21086">
            <text:p>21086</text:p>
          </table:table-cell>
          <table:table-cell office:value-type="string">
            <text:p>SARENT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4147">
            <text:p>4664147</text:p>
          </table:table-cell>
          <table:table-cell office:value-type="float" office:value="1135559">
            <text:p>11355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524d2d1-46ce-41f9-ae63-b1b3d47c4147</text:p>
          </table:table-cell>
          <table:table-cell office:value-type="float" office:value="4074">
            <text:p>4074</text:p>
          </table:table-cell>
          <table:table-cell office:value-type="float" office:value="10">
            <text:p>10</text:p>
          </table:table-cell>
          <table:table-cell office:value-type="string">
            <text:p>Via Milano 46</text:p>
          </table:table-cell>
          <table:table-cell office:value-type="string">
            <text:p>PERINI APOTHEKE</text:p>
          </table:table-cell>
          <table:table-cell office:value-type="float" office:value="236420212">
            <text:p>236420212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04285745273">
            <text:p>464904285745273</text:p>
          </table:table-cell>
          <table:table-cell office:value-type="float" office:value="113230086541567">
            <text:p>1132300865415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90b7ab4-9679-4a82-8745-62a8cf9d09f4</text:p>
          </table:table-cell>
          <table:table-cell office:value-type="float" office:value="16471">
            <text:p>16471</text:p>
          </table:table-cell>
          <table:table-cell office:value-type="float" office:value="119">
            <text:p>119</text:p>
          </table:table-cell>
          <table:table-cell office:value-type="string">
            <text:p>Via Paese 6</text:p>
          </table:table-cell>
          <table:table-cell office:value-type="string">
            <text:p>BIOTTI CESARE</text:p>
          </table:table-cell>
          <table:table-cell office:value-type="float" office:value="2322720216">
            <text:p>2322720216</text:p>
          </table:table-cell>
          <table:table-cell office:value-type="float" office:value="39050">
            <text:p>39050</text:p>
          </table:table-cell>
          <table:table-cell office:value-type="float" office:value="21079">
            <text:p>21079</text:p>
          </table:table-cell>
          <table:table-cell office:value-type="string">
            <text:p>SAN GENESIO ATES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358227">
            <text:p>465358227</text:p>
          </table:table-cell>
          <table:table-cell office:value-type="float" office:value="113295777">
            <text:p>11329577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68aad33-22a2-4d8e-8f36-505ed6f8f29d</text:p>
          </table:table-cell>
          <table:table-cell office:value-type="float" office:value="4111">
            <text:p>4111</text:p>
          </table:table-cell>
          <table:table-cell office:value-type="float" office:value="114">
            <text:p>114</text:p>
          </table:table-cell>
          <table:table-cell office:value-type="string">
            <text:p>Loc. Centro 98</text:p>
          </table:table-cell>
          <table:table-cell office:value-type="string">
            <text:p>VINATZER MARGOT</text:p>
          </table:table-cell>
          <table:table-cell office:value-type="float" office:value="2308280219">
            <text:p>2308280219</text:p>
          </table:table-cell>
          <table:table-cell office:value-type="float" office:value="39010">
            <text:p>39010</text:p>
          </table:table-cell>
          <table:table-cell office:value-type="float" office:value="21099">
            <text:p>21099</text:p>
          </table:table-cell>
          <table:table-cell office:value-type="string">
            <text:p>TESIM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638983">
            <text:p>465638983</text:p>
          </table:table-cell>
          <table:table-cell office:value-type="float" office:value="111694971">
            <text:p>11169497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77bc4b1-713d-4909-aab3-0a1347236d03</text:p>
          </table:table-cell>
          <table:table-cell office:value-type="float" office:value="4079">
            <text:p>4079</text:p>
          </table:table-cell>
          <table:table-cell office:value-type="float" office:value="57">
            <text:p>57</text:p>
          </table:table-cell>
          <table:table-cell office:value-type="string">
            <text:p>Via Resia 97</text:p>
          </table:table-cell>
          <table:table-cell office:value-type="string">
            <text:p>COMUNALE N.2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829536176745">
            <text:p>464829536176745</text:p>
          </table:table-cell>
          <table:table-cell office:value-type="float" office:value="113215459227541">
            <text:p>11321545922754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d5e779f-0841-47a3-a474-f4dc6d7d8b6a</text:p>
          </table:table-cell>
          <table:table-cell office:value-type="float" office:value="4149">
            <text:p>4149</text:p>
          </table:table-cell>
          <table:table-cell office:value-type="float" office:value="78">
            <text:p>78</text:p>
          </table:table-cell>
          <table:table-cell office:value-type="string">
            <text:p>Strada Plan De Corones 22</text:p>
          </table:table-cell>
          <table:table-cell office:value-type="string">
            <text:p>KARBACHER JOHANN E C. S.N.C.</text:p>
          </table:table-cell>
          <table:table-cell office:value-type="float" office:value="2462720216">
            <text:p>2462720216</text:p>
          </table:table-cell>
          <table:table-cell office:value-type="float" office:value="39030">
            <text:p>39030</text:p>
          </table:table-cell>
          <table:table-cell office:value-type="float" office:value="21047">
            <text:p>21047</text:p>
          </table:table-cell>
          <table:table-cell office:value-type="string">
            <text:p>MAREBBE</text:p>
          </table:table-cell>
          <table:table-cell office:value-type="string">
            <text:p>SAN VIGILIO DI MAREBBE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98424">
            <text:p>46698424</text:p>
          </table:table-cell>
          <table:table-cell office:value-type="float" office:value="119350933">
            <text:p>1193509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e68bcba-ba8e-46b0-b6d1-48110c2f50ed</text:p>
          </table:table-cell>
          <table:table-cell office:value-type="float" office:value="18149">
            <text:p>18149</text:p>
          </table:table-cell>
          <table:table-cell office:value-type="float" office:value="99999">
            <text:p>99999</text:p>
          </table:table-cell>
          <table:table-cell office:value-type="string">
            <text:p>Sciaves 48</text:p>
          </table:table-cell>
          <table:table-cell office:value-type="string">
            <text:p>ZELGER PAUL</text:p>
          </table:table-cell>
          <table:table-cell office:value-type="float" office:value="2558170219">
            <text:p>2558170219</text:p>
          </table:table-cell>
          <table:table-cell office:value-type="float" office:value="39040">
            <text:p>39040</text:p>
          </table:table-cell>
          <table:table-cell office:value-type="float" office:value="21057">
            <text:p>21057</text:p>
          </table:table-cell>
          <table:table-cell office:value-type="string">
            <text:p>NAZ-SCIAVES</text:p>
          </table:table-cell>
          <table:table-cell office:value-type="string">
            <text:p>Sciaves48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2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530496667756">
            <text:p>467530496667756</text:p>
          </table:table-cell>
          <table:table-cell office:value-type="float" office:value="11693875381317">
            <text:p>116938753813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2238038-6843-4dae-a5b9-68b4d13c7870</text:p>
          </table:table-cell>
          <table:table-cell office:value-type="float" office:value="4141">
            <text:p>4141</text:p>
          </table:table-cell>
          <table:table-cell office:value-type="float" office:value="31">
            <text:p>31</text:p>
          </table:table-cell>
          <table:table-cell office:value-type="string">
            <text:p>Via Parrocchia 1/A</text:p>
          </table:table-cell>
          <table:table-cell office:value-type="string">
            <text:p>AL CASTELLO</text:p>
          </table:table-cell>
          <table:table-cell office:value-type="float" office:value="-0">
            <text:p>0</text:p>
          </table:table-cell>
          <table:table-cell office:value-type="float" office:value="39035">
            <text:p>39035</text:p>
          </table:table-cell>
          <table:table-cell office:value-type="float" office:value="21052">
            <text:p>21052</text:p>
          </table:table-cell>
          <table:table-cell office:value-type="string">
            <text:p>MONGUELF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57847">
            <text:p>46757847</text:p>
          </table:table-cell>
          <table:table-cell office:value-type="float" office:value="12104655">
            <text:p>121046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ef27f2e-f4e4-4e1a-8c8e-3d9b2eda153e</text:p>
          </table:table-cell>
          <table:table-cell office:value-type="float" office:value="4086">
            <text:p>4086</text:p>
          </table:table-cell>
          <table:table-cell office:value-type="float" office:value="67">
            <text:p>67</text:p>
          </table:table-cell>
          <table:table-cell office:value-type="string">
            <text:p>Viale Druso 19</text:p>
          </table:table-cell>
          <table:table-cell office:value-type="string">
            <text:p>PASSAZI MARIA &amp; C. SNC</text:p>
          </table:table-cell>
          <table:table-cell office:value-type="float" office:value="1603800218">
            <text:p>1603800218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34297434215">
            <text:p>464934297434215</text:p>
          </table:table-cell>
          <table:table-cell office:value-type="float" office:value="113211398046912">
            <text:p>1132113980469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d4eaf34-a62f-41ca-80dc-94d065b3d497</text:p>
          </table:table-cell>
          <table:table-cell office:value-type="float" office:value="4081">
            <text:p>4081</text:p>
          </table:table-cell>
          <table:table-cell office:value-type="float" office:value="60">
            <text:p>60</text:p>
          </table:table-cell>
          <table:table-cell office:value-type="string">
            <text:p>Piazza Domenicani 24</text:p>
          </table:table-cell>
          <table:table-cell office:value-type="string">
            <text:p>COMUNALE N.4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7767910561">
            <text:p>46497767910561</text:p>
          </table:table-cell>
          <table:table-cell office:value-type="float" office:value="113516052351166">
            <text:p>11351605235116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3ff8e18-3ce2-4e41-b6aa-6537abdaeb02</text:p>
          </table:table-cell>
          <table:table-cell office:value-type="float" office:value="4083">
            <text:p>4083</text:p>
          </table:table-cell>
          <table:table-cell office:value-type="float" office:value="64">
            <text:p>64</text:p>
          </table:table-cell>
          <table:table-cell office:value-type="string">
            <text:p>Via Del Ronco 17</text:p>
          </table:table-cell>
          <table:table-cell office:value-type="string">
            <text:p>COMUNALE N.5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80ec4c-c344-4054-a2cf-1d3520d23814</text:p>
          </table:table-cell>
          <table:table-cell office:value-type="float" office:value="18134">
            <text:p>18134</text:p>
          </table:table-cell>
          <table:table-cell office:value-type="float" office:value="125">
            <text:p>125</text:p>
          </table:table-cell>
          <table:table-cell office:value-type="string">
            <text:p>Via Kennedy 275</text:p>
          </table:table-cell>
          <table:table-cell office:value-type="string">
            <text:p>PUCE LUCA</text:p>
          </table:table-cell>
          <table:table-cell office:value-type="float" office:value="-0">
            <text:p>0</text:p>
          </table:table-cell>
          <table:table-cell office:value-type="float" office:value="39055">
            <text:p>39055</text:p>
          </table:table-cell>
          <table:table-cell office:value-type="float" office:value="21040">
            <text:p>21040</text:p>
          </table:table-cell>
          <table:table-cell office:value-type="string">
            <text:p>LAIV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1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2819">
            <text:p>46422819</text:p>
          </table:table-cell>
          <table:table-cell office:value-type="float" office:value="113347713">
            <text:p>1133477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7302cb-ff0e-4d2d-92d1-c5793bd6fce7</text:p>
          </table:table-cell>
          <table:table-cell office:value-type="float" office:value="4103">
            <text:p>4103</text:p>
          </table:table-cell>
          <table:table-cell office:value-type="float" office:value="34">
            <text:p>34</text:p>
          </table:table-cell>
          <table:table-cell office:value-type="string">
            <text:p>Via Croce 2/A</text:p>
          </table:table-cell>
          <table:table-cell office:value-type="string">
            <text:p>KOFLER HARTMANN</text:p>
          </table:table-cell>
          <table:table-cell office:value-type="float" office:value="584790216">
            <text:p>584790216</text:p>
          </table:table-cell>
          <table:table-cell office:value-type="float" office:value="39026">
            <text:p>39026</text:p>
          </table:table-cell>
          <table:table-cell office:value-type="float" office:value="21067">
            <text:p>21067</text:p>
          </table:table-cell>
          <table:table-cell office:value-type="string">
            <text:p>PRATO ALLO STELVI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71247">
            <text:p>466171247</text:p>
          </table:table-cell>
          <table:table-cell office:value-type="float" office:value="105916109">
            <text:p>10591610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594b3b5-3528-4e05-b8a0-d93c136c18f5</text:p>
          </table:table-cell>
          <table:table-cell office:value-type="float" office:value="4047">
            <text:p>4047</text:p>
          </table:table-cell>
          <table:table-cell office:value-type="float" office:value="24">
            <text:p>24</text:p>
          </table:table-cell>
          <table:table-cell office:value-type="string">
            <text:p>Piazza Gluckh 1</text:p>
          </table:table-cell>
          <table:table-cell office:value-type="string">
            <text:p>FRAGNER UNTERPERTINGER</text:p>
          </table:table-cell>
          <table:table-cell office:value-type="float" office:value="1542560212">
            <text:p>1542560212</text:p>
          </table:table-cell>
          <table:table-cell office:value-type="float" office:value="39024">
            <text:p>39024</text:p>
          </table:table-cell>
          <table:table-cell office:value-type="float" office:value="21046">
            <text:p>21046</text:p>
          </table:table-cell>
          <table:table-cell office:value-type="string">
            <text:p>MALLES VENOST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841379">
            <text:p>466841379</text:p>
          </table:table-cell>
          <table:table-cell office:value-type="float" office:value="105488377">
            <text:p>10548837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3dcfd3f-3b0a-4d2c-b714-6e5a01d704a3</text:p>
          </table:table-cell>
          <table:table-cell office:value-type="float" office:value="4121">
            <text:p>4121</text:p>
          </table:table-cell>
          <table:table-cell office:value-type="float" office:value="117">
            <text:p>117</text:p>
          </table:table-cell>
          <table:table-cell office:value-type="string">
            <text:p>Piazza Tribus 2</text:p>
          </table:table-cell>
          <table:table-cell office:value-type="string">
            <text:p>PEER FARMACIE SAS DI STEPHAN E DI FLORIAN PEER</text:p>
          </table:table-cell>
          <table:table-cell office:value-type="float" office:value="2523960215">
            <text:p>2523960215</text:p>
          </table:table-cell>
          <table:table-cell office:value-type="float" office:value="39011">
            <text:p>39011</text:p>
          </table:table-cell>
          <table:table-cell office:value-type="float" office:value="21041">
            <text:p>21041</text:p>
          </table:table-cell>
          <table:table-cell office:value-type="string">
            <text:p>LA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612414E+015">
            <text:p>4661241400000000</text:p>
          </table:table-cell>
          <table:table-cell office:value-type="float" office:value="11156388">
            <text:p>111563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7704af0-6445-449e-b1fd-0051ba89dd2a</text:p>
          </table:table-cell>
          <table:table-cell office:value-type="float" office:value="4136">
            <text:p>4136</text:p>
          </table:table-cell>
          <table:table-cell office:value-type="float" office:value="918">
            <text:p>918</text:p>
          </table:table-cell>
          <table:table-cell office:value-type="string">
            <text:p>Citta' Alta 43</text:p>
          </table:table-cell>
          <table:table-cell office:value-type="string">
            <text:p>AICHNER</text:p>
          </table:table-cell>
          <table:table-cell office:value-type="float" office:value="1385210214">
            <text:p>1385210214</text:p>
          </table:table-cell>
          <table:table-cell office:value-type="float" office:value="39043">
            <text:p>39043</text:p>
          </table:table-cell>
          <table:table-cell office:value-type="float" office:value="21022">
            <text:p>21022</text:p>
          </table:table-cell>
          <table:table-cell office:value-type="string">
            <text:p>CHIUS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399618">
            <text:p>466399618</text:p>
          </table:table-cell>
          <table:table-cell office:value-type="float" office:value="115663322">
            <text:p>1156633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6ac7203-93ad-4cb6-9b05-b35bdb10ecb3</text:p>
          </table:table-cell>
          <table:table-cell office:value-type="float" office:value="4109">
            <text:p>4109</text:p>
          </table:table-cell>
          <table:table-cell office:value-type="float" office:value="101">
            <text:p>101</text:p>
          </table:table-cell>
          <table:table-cell office:value-type="string">
            <text:p>Via Principale 19/A</text:p>
          </table:table-cell>
          <table:table-cell office:value-type="string">
            <text:p>TIROLO DI ZAGLER BERTA</text:p>
          </table:table-cell>
          <table:table-cell office:value-type="float" office:value="1566150213">
            <text:p>1566150213</text:p>
          </table:table-cell>
          <table:table-cell office:value-type="float" office:value="39019">
            <text:p>39019</text:p>
          </table:table-cell>
          <table:table-cell office:value-type="float" office:value="21101">
            <text:p>21101</text:p>
          </table:table-cell>
          <table:table-cell office:value-type="string">
            <text:p>TIROL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9102">
            <text:p>4669102</text:p>
          </table:table-cell>
          <table:table-cell office:value-type="float" office:value="11154268">
            <text:p>111542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cfb0264-ab4a-4f8b-9e65-19a84d5ab4f6</text:p>
          </table:table-cell>
          <table:table-cell office:value-type="float" office:value="4101">
            <text:p>4101</text:p>
          </table:table-cell>
          <table:table-cell office:value-type="float" office:value="954">
            <text:p>954</text:p>
          </table:table-cell>
          <table:table-cell office:value-type="string">
            <text:p>Via Milano 35</text:p>
          </table:table-cell>
          <table:table-cell office:value-type="string">
            <text:p>SALUS SNC <text:s/>(TORRESIN <text:s/>MONICA TOTH CLAUDIA)</text:p>
          </table:table-cell>
          <table:table-cell office:value-type="float" office:value="2236100216">
            <text:p>2236100216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04285745273">
            <text:p>464904285745273</text:p>
          </table:table-cell>
          <table:table-cell office:value-type="float" office:value="113230086541567">
            <text:p>1132300865415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68a2d5a-c08e-4f09-8c9e-72dc6ef574f3</text:p>
          </table:table-cell>
          <table:table-cell office:value-type="float" office:value="4057">
            <text:p>4057</text:p>
          </table:table-cell>
          <table:table-cell office:value-type="float" office:value="90">
            <text:p>90</text:p>
          </table:table-cell>
          <table:table-cell office:value-type="string">
            <text:p>Via Paese 20</text:p>
          </table:table-cell>
          <table:table-cell office:value-type="string">
            <text:p>MORODER FABIO</text:p>
          </table:table-cell>
          <table:table-cell office:value-type="float" office:value="1042550218">
            <text:p>1042550218</text:p>
          </table:table-cell>
          <table:table-cell office:value-type="float" office:value="39050">
            <text:p>39050</text:p>
          </table:table-cell>
          <table:table-cell office:value-type="float" office:value="21059">
            <text:p>21059</text:p>
          </table:table-cell>
          <table:table-cell office:value-type="string">
            <text:p>NOVA PONENT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142929">
            <text:p>464142929</text:p>
          </table:table-cell>
          <table:table-cell office:value-type="float" office:value="114254609">
            <text:p>11425460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2ee71a8-3c7d-43ad-a566-921b72d281f1</text:p>
          </table:table-cell>
          <table:table-cell office:value-type="float" office:value="4048">
            <text:p>4048</text:p>
          </table:table-cell>
          <table:table-cell office:value-type="float" office:value="43">
            <text:p>43</text:p>
          </table:table-cell>
          <table:table-cell office:value-type="string">
            <text:p>Via Meisules 246</text:p>
          </table:table-cell>
          <table:table-cell office:value-type="string">
            <text:p>BERDOU PASCAL</text:p>
          </table:table-cell>
          <table:table-cell office:value-type="float" office:value="2363180213">
            <text:p>2363180213</text:p>
          </table:table-cell>
          <table:table-cell office:value-type="float" office:value="39048">
            <text:p>39048</text:p>
          </table:table-cell>
          <table:table-cell office:value-type="float" office:value="21089">
            <text:p>21089</text:p>
          </table:table-cell>
          <table:table-cell office:value-type="string">
            <text:p>SELVA DI VAL GARDE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56377">
            <text:p>46556377</text:p>
          </table:table-cell>
          <table:table-cell office:value-type="float" office:value="1175451">
            <text:p>11754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3dcf246-7af1-4b22-bfd3-6806999ccdf7</text:p>
          </table:table-cell>
          <table:table-cell office:value-type="float" office:value="4075">
            <text:p>4075</text:p>
          </table:table-cell>
          <table:table-cell office:value-type="float" office:value="11">
            <text:p>11</text:p>
          </table:table-cell>
          <table:table-cell office:value-type="string">
            <text:p>Via Brennero 2</text:p>
          </table:table-cell>
          <table:table-cell office:value-type="string">
            <text:p>TSCHAGER DR. GERHARD &amp; C.</text:p>
          </table:table-cell>
          <table:table-cell office:value-type="float" office:value="2665840217">
            <text:p>2665840217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009126405863">
            <text:p>465009126405863</text:p>
          </table:table-cell>
          <table:table-cell office:value-type="float" office:value="113654620344224">
            <text:p>11365462034422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fea3600-21b4-4ab5-bded-ceeab0a783ba</text:p>
          </table:table-cell>
          <table:table-cell office:value-type="float" office:value="18136">
            <text:p>18136</text:p>
          </table:table-cell>
          <table:table-cell office:value-type="float" office:value="99999">
            <text:p>99999</text:p>
          </table:table-cell>
          <table:table-cell office:value-type="string">
            <text:p>Paese 13/C</text:p>
          </table:table-cell>
          <table:table-cell office:value-type="string">
            <text:p>AUSSERER SUSANNE</text:p>
          </table:table-cell>
          <table:table-cell office:value-type="float" office:value="2559010216">
            <text:p>2559010216</text:p>
          </table:table-cell>
          <table:table-cell office:value-type="float" office:value="39010">
            <text:p>39010</text:p>
          </table:table-cell>
          <table:table-cell office:value-type="float" office:value="21050">
            <text:p>21050</text:p>
          </table:table-cell>
          <table:table-cell office:value-type="string">
            <text:p>MELTI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2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880224">
            <text:p>465880224</text:p>
          </table:table-cell>
          <table:table-cell office:value-type="float" office:value="112547691">
            <text:p>11254769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dbb1edf-0c8d-4654-87e9-3f32e664f3e5</text:p>
          </table:table-cell>
          <table:table-cell office:value-type="float" office:value="4088">
            <text:p>4088</text:p>
          </table:table-cell>
          <table:table-cell office:value-type="float" office:value="70">
            <text:p>70</text:p>
          </table:table-cell>
          <table:table-cell office:value-type="string">
            <text:p>Via Firenze 56</text:p>
          </table:table-cell>
          <table:table-cell office:value-type="string">
            <text:p>PARIS DR. RENATO</text:p>
          </table:table-cell>
          <table:table-cell office:value-type="float" office:value="2430440210">
            <text:p>2430440210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421245">
            <text:p>4649421245</text:p>
          </table:table-cell>
          <table:table-cell office:value-type="float" office:value="1134358375">
            <text:p>11343583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1e7dcde-575b-4517-8ed9-b9538c316491</text:p>
          </table:table-cell>
          <table:table-cell office:value-type="float" office:value="4073">
            <text:p>4073</text:p>
          </table:table-cell>
          <table:table-cell office:value-type="float" office:value="9">
            <text:p>9</text:p>
          </table:table-cell>
          <table:table-cell office:value-type="string">
            <text:p>Via Torino 66</text:p>
          </table:table-cell>
          <table:table-cell office:value-type="string">
            <text:p>VIA TORINO</text:p>
          </table:table-cell>
          <table:table-cell office:value-type="float" office:value="1283130217">
            <text:p>1283130217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f66be46-153d-4269-9ce6-2848775626c6</text:p>
          </table:table-cell>
          <table:table-cell office:value-type="float" office:value="4119">
            <text:p>4119</text:p>
          </table:table-cell>
          <table:table-cell office:value-type="float" office:value="74">
            <text:p>74</text:p>
          </table:table-cell>
          <table:table-cell office:value-type="string">
            <text:p>Via Piave 36</text:p>
          </table:table-cell>
          <table:table-cell office:value-type="string">
            <text:p>SALUS DI COLLARETA LUCA E PIERANTONIO SNC</text:p>
          </table:table-cell>
          <table:table-cell office:value-type="float" office:value="2381580212">
            <text:p>2381580212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1a0df3c-dc49-41b9-8e74-3812b2fa87a1</text:p>
          </table:table-cell>
          <table:table-cell office:value-type="float" office:value="18137">
            <text:p>18137</text:p>
          </table:table-cell>
          <table:table-cell office:value-type="float" office:value="124">
            <text:p>124</text:p>
          </table:table-cell>
          <table:table-cell office:value-type="string">
            <text:p>Prati 111</text:p>
          </table:table-cell>
          <table:table-cell office:value-type="string">
            <text:p>UNTERKIRCHER GUNTHER</text:p>
          </table:table-cell>
          <table:table-cell office:value-type="float" office:value="-0">
            <text:p>0</text:p>
          </table:table-cell>
          <table:table-cell office:value-type="float" office:value="39040">
            <text:p>39040</text:p>
          </table:table-cell>
          <table:table-cell office:value-type="float" office:value="21107">
            <text:p>21107</text:p>
          </table:table-cell>
          <table:table-cell office:value-type="string">
            <text:p>VAL DI VIZZ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1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99927">
            <text:p>46899927</text:p>
          </table:table-cell>
          <table:table-cell office:value-type="float" office:value="11463402">
            <text:p>1146340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abb2dce-3ada-45ee-a1ab-631738094054</text:p>
          </table:table-cell>
          <table:table-cell office:value-type="float" office:value="4113">
            <text:p>4113</text:p>
          </table:table-cell>
          <table:table-cell office:value-type="float" office:value="940">
            <text:p>940</text:p>
          </table:table-cell>
          <table:table-cell office:value-type="string">
            <text:p>Via Ospedale 4</text:p>
          </table:table-cell>
          <table:table-cell office:value-type="string">
            <text:p>OSTERREICHER JURGEN KLAUS</text:p>
          </table:table-cell>
          <table:table-cell office:value-type="float" office:value="2334560212">
            <text:p>2334560212</text:p>
          </table:table-cell>
          <table:table-cell office:value-type="float" office:value="39028">
            <text:p>39028</text:p>
          </table:table-cell>
          <table:table-cell office:value-type="float" office:value="21093">
            <text:p>21093</text:p>
          </table:table-cell>
          <table:table-cell office:value-type="string">
            <text:p>SILANDR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628503E+015">
            <text:p>4662850300000000</text:p>
          </table:table-cell>
          <table:table-cell office:value-type="float" office:value="1077854">
            <text:p>107785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be1ecb5-984e-4bb4-9a6a-3ebb469d8b07</text:p>
          </table:table-cell>
          <table:table-cell office:value-type="float" office:value="4148">
            <text:p>4148</text:p>
          </table:table-cell>
          <table:table-cell office:value-type="float" office:value="76">
            <text:p>76</text:p>
          </table:table-cell>
          <table:table-cell office:value-type="string">
            <text:p>Fraz. S. Valburga 1</text:p>
          </table:table-cell>
          <table:table-cell office:value-type="string">
            <text:p>ULTEN DI D'ANDREA KARL &amp; CO. SAS</text:p>
          </table:table-cell>
          <table:table-cell office:value-type="float" office:value="2612460218">
            <text:p>2612460218</text:p>
          </table:table-cell>
          <table:table-cell office:value-type="float" office:value="39016">
            <text:p>39016</text:p>
          </table:table-cell>
          <table:table-cell office:value-type="float" office:value="21104">
            <text:p>21104</text:p>
          </table:table-cell>
          <table:table-cell office:value-type="string">
            <text:p>ULTIMO</text:p>
          </table:table-cell>
          <table:table-cell office:value-type="string">
            <text:p>S. Valburga 1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10499432835">
            <text:p>466110499432835</text:p>
          </table:table-cell>
          <table:table-cell office:value-type="float" office:value="111216291856587">
            <text:p>1112162918565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0ec830d-f44f-47eb-9399-fa9d4d0126be</text:p>
          </table:table-cell>
          <table:table-cell office:value-type="float" office:value="4133">
            <text:p>4133</text:p>
          </table:table-cell>
          <table:table-cell office:value-type="float" office:value="13">
            <text:p>13</text:p>
          </table:table-cell>
          <table:table-cell office:value-type="string">
            <text:p>Via Ponte Aquila 4</text:p>
          </table:table-cell>
          <table:table-cell office:value-type="string">
            <text:p>PEER FARMACIE SAS DI STEPHAN E DI FLORIAN PEER</text:p>
          </table:table-cell>
          <table:table-cell office:value-type="float" office:value="2523960215">
            <text:p>2523960215</text:p>
          </table:table-cell>
          <table:table-cell office:value-type="float" office:value="39042">
            <text:p>39042</text:p>
          </table:table-cell>
          <table:table-cell office:value-type="float" office:value="21011">
            <text:p>21011</text:p>
          </table:table-cell>
          <table:table-cell office:value-type="string">
            <text:p>BRESSANON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099024">
            <text:p>467099024</text:p>
          </table:table-cell>
          <table:table-cell office:value-type="float" office:value="116500149">
            <text:p>1165001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3be5c5c-29c3-4d63-a4ae-e3ccfc03f0ae</text:p>
          </table:table-cell>
          <table:table-cell office:value-type="float" office:value="4071">
            <text:p>4071</text:p>
          </table:table-cell>
          <table:table-cell office:value-type="float" office:value="6">
            <text:p>6</text:p>
          </table:table-cell>
          <table:table-cell office:value-type="string">
            <text:p>Via della Mostra 10</text:p>
          </table:table-cell>
          <table:table-cell office:value-type="string">
            <text:p>S. ANNA</text:p>
          </table:table-cell>
          <table:table-cell office:value-type="float" office:value="758790216">
            <text:p>758790216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85816161522">
            <text:p>464985816161522</text:p>
          </table:table-cell>
          <table:table-cell office:value-type="float" office:value="113537677417601">
            <text:p>1135376774176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443e250-526b-4eaf-87e9-319a62dc52b6</text:p>
          </table:table-cell>
          <table:table-cell office:value-type="float" office:value="4150">
            <text:p>4150</text:p>
          </table:table-cell>
          <table:table-cell office:value-type="float" office:value="86">
            <text:p>86</text:p>
          </table:table-cell>
          <table:table-cell office:value-type="float" office:value="-0">
            <text:p>0</text:p>
          </table:table-cell>
          <table:table-cell office:value-type="string">
            <text:p>KOFLER BARBARA</text:p>
          </table:table-cell>
          <table:table-cell office:value-type="float" office:value="1281810216">
            <text:p>1281810216</text:p>
          </table:table-cell>
          <table:table-cell office:value-type="float" office:value="39031">
            <text:p>39031</text:p>
          </table:table-cell>
          <table:table-cell office:value-type="float" office:value="21013">
            <text:p>21013</text:p>
          </table:table-cell>
          <table:table-cell office:value-type="string">
            <text:p>BRUNICO</text:p>
          </table:table-cell>
          <table:table-cell office:value-type="string">
            <text:p>San Giorgi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7965736E+015">
            <text:p>4679657360000000</text:p>
          </table:table-cell>
          <table:table-cell office:value-type="float" office:value="119380416">
            <text:p>1193804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14fa143-bebc-43d7-9fab-29c239b7faa5</text:p>
          </table:table-cell>
          <table:table-cell office:value-type="float" office:value="17617">
            <text:p>17617</text:p>
          </table:table-cell>
          <table:table-cell office:value-type="float" office:value="20">
            <text:p>20</text:p>
          </table:table-cell>
          <table:table-cell office:value-type="string">
            <text:p>Via Frau Emma 8</text:p>
          </table:table-cell>
          <table:table-cell office:value-type="string">
            <text:p>DISPENSARIO DR. BARBIERATO</text:p>
          </table:table-cell>
          <table:table-cell office:value-type="float" office:value="-0">
            <text:p>0</text:p>
          </table:table-cell>
          <table:table-cell office:value-type="float" office:value="39039">
            <text:p>39039</text:p>
          </table:table-cell>
          <table:table-cell office:value-type="float" office:value="21113">
            <text:p>21113</text:p>
          </table:table-cell>
          <table:table-cell office:value-type="string">
            <text:p>VILLABASS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73813">
            <text:p>4673813</text:p>
          </table:table-cell>
          <table:table-cell office:value-type="float" office:value="12171391">
            <text:p>1217139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dc62805-7831-4a11-b306-3bd4dab11ac3</text:p>
          </table:table-cell>
          <table:table-cell office:value-type="float" office:value="4118">
            <text:p>4118</text:p>
          </table:table-cell>
          <table:table-cell office:value-type="float" office:value="30">
            <text:p>30</text:p>
          </table:table-cell>
          <table:table-cell office:value-type="string">
            <text:p>Via Corse 58</text:p>
          </table:table-cell>
          <table:table-cell office:value-type="string">
            <text:p>DRUSO (UBERTO CIMATTI)</text:p>
          </table:table-cell>
          <table:table-cell office:value-type="float" office:value="698790219">
            <text:p>698790219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8de87a4-c89c-4668-85ee-e4530b0692ec</text:p>
          </table:table-cell>
          <table:table-cell office:value-type="float" office:value="18224">
            <text:p>18224</text:p>
          </table:table-cell>
          <table:table-cell office:value-type="float" office:value="99999">
            <text:p>99999</text:p>
          </table:table-cell>
          <table:table-cell office:value-type="string">
            <text:p>Via Eggerer 1</text:p>
          </table:table-cell>
          <table:table-cell office:value-type="string">
            <text:p>MORANDELL RUPERT</text:p>
          </table:table-cell>
          <table:table-cell office:value-type="float" office:value="-0">
            <text:p>0</text:p>
          </table:table-cell>
          <table:table-cell office:value-type="float" office:value="39040">
            <text:p>39040</text:p>
          </table:table-cell>
          <table:table-cell office:value-type="float" office:value="21001">
            <text:p>21001</text:p>
          </table:table-cell>
          <table:table-cell office:value-type="string">
            <text:p>ALD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5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680995">
            <text:p>463680995</text:p>
          </table:table-cell>
          <table:table-cell office:value-type="float" office:value="113541395">
            <text:p>11354139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c860303-c47c-4037-af75-66ffd437fd40</text:p>
          </table:table-cell>
          <table:table-cell office:value-type="float" office:value="4090">
            <text:p>4090</text:p>
          </table:table-cell>
          <table:table-cell office:value-type="float" office:value="915">
            <text:p>915</text:p>
          </table:table-cell>
          <table:table-cell office:value-type="string">
            <text:p>Via Stazione 38</text:p>
          </table:table-cell>
          <table:table-cell office:value-type="string">
            <text:p>VITALIS SNC</text:p>
          </table:table-cell>
          <table:table-cell office:value-type="float" office:value="1559480213">
            <text:p>1559480213</text:p>
          </table:table-cell>
          <table:table-cell office:value-type="float" office:value="39052">
            <text:p>39052</text:p>
          </table:table-cell>
          <table:table-cell office:value-type="float" office:value="21015">
            <text:p>21015</text:p>
          </table:table-cell>
          <table:table-cell office:value-type="string">
            <text:p>CALDARO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132214">
            <text:p>464132214</text:p>
          </table:table-cell>
          <table:table-cell office:value-type="float" office:value="112411768">
            <text:p>11241176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02a2760-4e6e-4b6e-b72c-b38b71281a42</text:p>
          </table:table-cell>
          <table:table-cell office:value-type="float" office:value="4060">
            <text:p>4060</text:p>
          </table:table-cell>
          <table:table-cell office:value-type="float" office:value="897">
            <text:p>897</text:p>
          </table:table-cell>
          <table:table-cell office:value-type="string">
            <text:p>Via Stazione 32</text:p>
          </table:table-cell>
          <table:table-cell office:value-type="string">
            <text:p>ST. MICHAEL</text:p>
          </table:table-cell>
          <table:table-cell office:value-type="float" office:value="1694880210">
            <text:p>1694880210</text:p>
          </table:table-cell>
          <table:table-cell office:value-type="float" office:value="39057">
            <text:p>39057</text:p>
          </table:table-cell>
          <table:table-cell office:value-type="float" office:value="21004">
            <text:p>21004</text:p>
          </table:table-cell>
          <table:table-cell office:value-type="string">
            <text:p>APPIANO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553328">
            <text:p>464553328</text:p>
          </table:table-cell>
          <table:table-cell office:value-type="float" office:value="112590488">
            <text:p>1125904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ea940f1-7682-4284-aad7-6a904f09af47</text:p>
          </table:table-cell>
          <table:table-cell office:value-type="float" office:value="18202">
            <text:p>18202</text:p>
          </table:table-cell>
          <table:table-cell office:value-type="float" office:value="129">
            <text:p>129</text:p>
          </table:table-cell>
          <table:table-cell office:value-type="string">
            <text:p>Paese 74</text:p>
          </table:table-cell>
          <table:table-cell office:value-type="string">
            <text:p>SIEBENFORCHER MARKUS</text:p>
          </table:table-cell>
          <table:table-cell office:value-type="float" office:value="2561800216">
            <text:p>2561800216</text:p>
          </table:table-cell>
          <table:table-cell office:value-type="float" office:value="39027">
            <text:p>39027</text:p>
          </table:table-cell>
          <table:table-cell office:value-type="float" office:value="21027">
            <text:p>21027</text:p>
          </table:table-cell>
          <table:table-cell office:value-type="string">
            <text:p>CURON VENOST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306153">
            <text:p>468306153</text:p>
          </table:table-cell>
          <table:table-cell office:value-type="float" office:value="105170194">
            <text:p>10517019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8414cf8-4434-4df7-9865-cf91af99363a</text:p>
          </table:table-cell>
          <table:table-cell office:value-type="float" office:value="4129">
            <text:p>4129</text:p>
          </table:table-cell>
          <table:table-cell office:value-type="float" office:value="103">
            <text:p>103</text:p>
          </table:table-cell>
          <table:table-cell office:value-type="string">
            <text:p>Via J. Renzler 43</text:p>
          </table:table-cell>
          <table:table-cell office:value-type="string">
            <text:p>S. LORENZO</text:p>
          </table:table-cell>
          <table:table-cell office:value-type="float" office:value="1709610214">
            <text:p>1709610214</text:p>
          </table:table-cell>
          <table:table-cell office:value-type="float" office:value="39030">
            <text:p>39030</text:p>
          </table:table-cell>
          <table:table-cell office:value-type="float" office:value="21081">
            <text:p>21081</text:p>
          </table:table-cell>
          <table:table-cell office:value-type="string">
            <text:p>SAN LORENZO DI SEBAT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832467">
            <text:p>467832467</text:p>
          </table:table-cell>
          <table:table-cell office:value-type="float" office:value="1190106">
            <text:p>119010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f16a6d7-2363-4beb-a3c5-0a28b1412d39</text:p>
          </table:table-cell>
          <table:table-cell office:value-type="float" office:value="4131">
            <text:p>4131</text:p>
          </table:table-cell>
          <table:table-cell office:value-type="float" office:value="113">
            <text:p>113</text:p>
          </table:table-cell>
          <table:table-cell office:value-type="string">
            <text:p>Via Rio Scaleres 22</text:p>
          </table:table-cell>
          <table:table-cell office:value-type="string">
            <text:p>AM ROSSLAUF</text:p>
          </table:table-cell>
          <table:table-cell office:value-type="float" office:value="835460213">
            <text:p>835460213</text:p>
          </table:table-cell>
          <table:table-cell office:value-type="float" office:value="39042">
            <text:p>39042</text:p>
          </table:table-cell>
          <table:table-cell office:value-type="float" office:value="21011">
            <text:p>21011</text:p>
          </table:table-cell>
          <table:table-cell office:value-type="string">
            <text:p>BRESSANON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099024">
            <text:p>467099024</text:p>
          </table:table-cell>
          <table:table-cell office:value-type="float" office:value="116500149">
            <text:p>1165001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2be854e-a6da-4786-8e9a-5914eb9ebd22</text:p>
          </table:table-cell>
          <table:table-cell office:value-type="float" office:value="4159">
            <text:p>4159</text:p>
          </table:table-cell>
          <table:table-cell office:value-type="float" office:value="14">
            <text:p>14</text:p>
          </table:table-cell>
          <table:table-cell office:value-type="string">
            <text:p>Via Centrale 43</text:p>
          </table:table-cell>
          <table:table-cell office:value-type="string">
            <text:p>VON ZYGLUER</text:p>
          </table:table-cell>
          <table:table-cell office:value-type="float" office:value="2556980213">
            <text:p>2556980213</text:p>
          </table:table-cell>
          <table:table-cell office:value-type="float" office:value="39031">
            <text:p>39031</text:p>
          </table:table-cell>
          <table:table-cell office:value-type="float" office:value="21013">
            <text:p>21013</text:p>
          </table:table-cell>
          <table:table-cell office:value-type="string">
            <text:p>BRUNIC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947306">
            <text:p>467947306</text:p>
          </table:table-cell>
          <table:table-cell office:value-type="float" office:value="119297256">
            <text:p>1192972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9a95d56-3f1c-40d1-bcd1-ffa6601311d9</text:p>
          </table:table-cell>
          <table:table-cell office:value-type="float" office:value="4094">
            <text:p>4094</text:p>
          </table:table-cell>
          <table:table-cell office:value-type="float" office:value="941">
            <text:p>941</text:p>
          </table:table-cell>
          <table:table-cell office:value-type="string">
            <text:p>Via Chiesa 2</text:p>
          </table:table-cell>
          <table:table-cell office:value-type="string">
            <text:p>WEINREICH KARL</text:p>
          </table:table-cell>
          <table:table-cell office:value-type="float" office:value="1277390215">
            <text:p>1277390215</text:p>
          </table:table-cell>
          <table:table-cell office:value-type="float" office:value="39018">
            <text:p>39018</text:p>
          </table:table-cell>
          <table:table-cell office:value-type="float" office:value="21097">
            <text:p>21097</text:p>
          </table:table-cell>
          <table:table-cell office:value-type="string">
            <text:p>TERL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30036">
            <text:p>46530036</text:p>
          </table:table-cell>
          <table:table-cell office:value-type="float" office:value="11249471">
            <text:p>1124947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d93544e-f213-469b-ada1-7cb0052d7b0e</text:p>
          </table:table-cell>
          <table:table-cell office:value-type="float" office:value="4151">
            <text:p>4151</text:p>
          </table:table-cell>
          <table:table-cell office:value-type="float" office:value="95">
            <text:p>95</text:p>
          </table:table-cell>
          <table:table-cell office:value-type="string">
            <text:p>Piccolino 4</text:p>
          </table:table-cell>
          <table:table-cell office:value-type="string">
            <text:p>PUETIA - DR. LEZUO</text:p>
          </table:table-cell>
          <table:table-cell office:value-type="float" office:value="1433320213">
            <text:p>1433320213</text:p>
          </table:table-cell>
          <table:table-cell office:value-type="float" office:value="39030">
            <text:p>39030</text:p>
          </table:table-cell>
          <table:table-cell office:value-type="float" office:value="21082">
            <text:p>21082</text:p>
          </table:table-cell>
          <table:table-cell office:value-type="string">
            <text:p>SAN MARTINO IN BADIA</text:p>
          </table:table-cell>
          <table:table-cell office:value-type="string">
            <text:p>Piccolino 4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819858">
            <text:p>466819858</text:p>
          </table:table-cell>
          <table:table-cell office:value-type="float" office:value="118983466">
            <text:p>11898346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82a0d09-44d5-422a-8584-7cfbbbb7f355</text:p>
          </table:table-cell>
          <table:table-cell office:value-type="float" office:value="4153">
            <text:p>4153</text:p>
          </table:table-cell>
          <table:table-cell office:value-type="float" office:value="102">
            <text:p>102</text:p>
          </table:table-cell>
          <table:table-cell office:value-type="string">
            <text:p>Via Chienes 4/a</text:p>
          </table:table-cell>
          <table:table-cell office:value-type="string">
            <text:p>CHIENES</text:p>
          </table:table-cell>
          <table:table-cell office:value-type="float" office:value="1621540218">
            <text:p>1621540218</text:p>
          </table:table-cell>
          <table:table-cell office:value-type="float" office:value="39030">
            <text:p>39030</text:p>
          </table:table-cell>
          <table:table-cell office:value-type="float" office:value="21021">
            <text:p>21021</text:p>
          </table:table-cell>
          <table:table-cell office:value-type="string">
            <text:p>CHIEN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093808">
            <text:p>468093808</text:p>
          </table:table-cell>
          <table:table-cell office:value-type="float" office:value="118408721">
            <text:p>1184087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993bfda-3bd5-4c1c-a984-7c324209142a</text:p>
          </table:table-cell>
          <table:table-cell office:value-type="float" office:value="4145">
            <text:p>4145</text:p>
          </table:table-cell>
          <table:table-cell office:value-type="float" office:value="46">
            <text:p>46</text:p>
          </table:table-cell>
          <table:table-cell office:value-type="string">
            <text:p>La Villa 143</text:p>
          </table:table-cell>
          <table:table-cell office:value-type="string">
            <text:p>LA VILLA (FERIGO MARISA)</text:p>
          </table:table-cell>
          <table:table-cell office:value-type="float" office:value="1186970214">
            <text:p>1186970214</text:p>
          </table:table-cell>
          <table:table-cell office:value-type="float" office:value="39036">
            <text:p>39036</text:p>
          </table:table-cell>
          <table:table-cell office:value-type="float" office:value="21006">
            <text:p>21006</text:p>
          </table:table-cell>
          <table:table-cell office:value-type="string">
            <text:p>BADIA</text:p>
          </table:table-cell>
          <table:table-cell office:value-type="string">
            <text:p>LA VILLA 143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0124">
            <text:p>46610124</text:p>
          </table:table-cell>
          <table:table-cell office:value-type="float" office:value="11893487">
            <text:p>118934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746b152-7bf7-4476-b24b-7ccc8f17c012</text:p>
          </table:table-cell>
          <table:table-cell office:value-type="float" office:value="4063">
            <text:p>4063</text:p>
          </table:table-cell>
          <table:table-cell office:value-type="float" office:value="106">
            <text:p>106</text:p>
          </table:table-cell>
          <table:table-cell office:value-type="string">
            <text:p>Piazza H. Schweiggl 5/1</text:p>
          </table:table-cell>
          <table:table-cell office:value-type="string">
            <text:p>CORTACCIA</text:p>
          </table:table-cell>
          <table:table-cell office:value-type="float" office:value="763570215">
            <text:p>763570215</text:p>
          </table:table-cell>
          <table:table-cell office:value-type="float" office:value="39040">
            <text:p>39040</text:p>
          </table:table-cell>
          <table:table-cell office:value-type="float" office:value="21024">
            <text:p>21024</text:p>
          </table:table-cell>
          <table:table-cell office:value-type="string">
            <text:p>CORTACCIA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134726">
            <text:p>463134726</text:p>
          </table:table-cell>
          <table:table-cell office:value-type="float" office:value="112235011">
            <text:p>1122350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0b00d9d-6bec-47bf-810a-4b7ad33b28bb</text:p>
          </table:table-cell>
          <table:table-cell office:value-type="float" office:value="4076">
            <text:p>4076</text:p>
          </table:table-cell>
          <table:table-cell office:value-type="float" office:value="52">
            <text:p>52</text:p>
          </table:table-cell>
          <table:table-cell office:value-type="string">
            <text:p>Piazza Don Bosco 6/B</text:p>
          </table:table-cell>
          <table:table-cell office:value-type="string">
            <text:p>DON BOSCO (CHIEREGHIN P.G.)</text:p>
          </table:table-cell>
          <table:table-cell office:value-type="float" office:value="203990213">
            <text:p>203990213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64838">
            <text:p>464964838</text:p>
          </table:table-cell>
          <table:table-cell office:value-type="float" office:value="113585512">
            <text:p>1135855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6b6277d-63e2-4578-9508-1907516512cf</text:p>
          </table:table-cell>
          <table:table-cell office:value-type="float" office:value="4061">
            <text:p>4061</text:p>
          </table:table-cell>
          <table:table-cell office:value-type="float" office:value="100">
            <text:p>100</text:p>
          </table:table-cell>
          <table:table-cell office:value-type="string">
            <text:p>Via Roma 57</text:p>
          </table:table-cell>
          <table:table-cell office:value-type="string">
            <text:p>APOTHEKE LATEMAR O.H.G. DER STEPHAN GSTREIN UND MICHELE CASCIARO</text:p>
          </table:table-cell>
          <table:table-cell office:value-type="float" office:value="2592000216">
            <text:p>2592000216</text:p>
          </table:table-cell>
          <table:table-cell office:value-type="float" office:value="39056">
            <text:p>39056</text:p>
          </table:table-cell>
          <table:table-cell office:value-type="float" office:value="21058">
            <text:p>21058</text:p>
          </table:table-cell>
          <table:table-cell office:value-type="string">
            <text:p>NOVA LEVANT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300131">
            <text:p>464300131</text:p>
          </table:table-cell>
          <table:table-cell office:value-type="float" office:value="115377781">
            <text:p>1153777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9454d5d-3985-4ce8-9ae6-fa16b5643fea</text:p>
          </table:table-cell>
          <table:table-cell office:value-type="float" office:value="4089">
            <text:p>4089</text:p>
          </table:table-cell>
          <table:table-cell office:value-type="float" office:value="72">
            <text:p>72</text:p>
          </table:table-cell>
          <table:table-cell office:value-type="string">
            <text:p>Via Palermo 11/D</text:p>
          </table:table-cell>
          <table:table-cell office:value-type="string">
            <text:p>EUROPA - DR. RAUZI</text:p>
          </table:table-cell>
          <table:table-cell office:value-type="float" office:value="198370215">
            <text:p>198370215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01466453496">
            <text:p>464901466453496</text:p>
          </table:table-cell>
          <table:table-cell office:value-type="float" office:value="113318889191841">
            <text:p>11331888919184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124e2ba-9d2c-4081-86ce-1490634865ed</text:p>
          </table:table-cell>
          <table:table-cell office:value-type="float" office:value="4056">
            <text:p>4056</text:p>
          </table:table-cell>
          <table:table-cell office:value-type="float" office:value="85">
            <text:p>85</text:p>
          </table:table-cell>
          <table:table-cell office:value-type="string">
            <text:p>Via Dursan 51</text:p>
          </table:table-cell>
          <table:table-cell office:value-type="string">
            <text:p>S.ELISABETH (GROSSRUBATSCHER K.)</text:p>
          </table:table-cell>
          <table:table-cell office:value-type="float" office:value="1145240212">
            <text:p>1145240212</text:p>
          </table:table-cell>
          <table:table-cell office:value-type="float" office:value="39047">
            <text:p>39047</text:p>
          </table:table-cell>
          <table:table-cell office:value-type="float" office:value="21085">
            <text:p>21085</text:p>
          </table:table-cell>
          <table:table-cell office:value-type="string">
            <text:p>SANTA CRISTINA VALGARDE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57925">
            <text:p>46557925</text:p>
          </table:table-cell>
          <table:table-cell office:value-type="float" office:value="117225159">
            <text:p>1172251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6b2dc63-0ad9-4bab-bf52-e74d8949a25e</text:p>
          </table:table-cell>
          <table:table-cell office:value-type="float" office:value="4072">
            <text:p>4072</text:p>
          </table:table-cell>
          <table:table-cell office:value-type="float" office:value="7">
            <text:p>7</text:p>
          </table:table-cell>
          <table:table-cell office:value-type="string">
            <text:p>Via Claudia Augusta 55</text:p>
          </table:table-cell>
          <table:table-cell office:value-type="string">
            <text:p>MEZZENA DI MARIA GFRAZIA FRANCH</text:p>
          </table:table-cell>
          <table:table-cell office:value-type="float" office:value="2612470217">
            <text:p>2612470217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78022458493">
            <text:p>46478022458493</text:p>
          </table:table-cell>
          <table:table-cell office:value-type="float" office:value="113387532818001">
            <text:p>1133875328180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2d7319a-756b-4ed6-a6ed-25ad7582c5d8</text:p>
          </table:table-cell>
          <table:table-cell office:value-type="float" office:value="4100">
            <text:p>4100</text:p>
          </table:table-cell>
          <table:table-cell office:value-type="float" office:value="926">
            <text:p>926</text:p>
          </table:table-cell>
          <table:table-cell office:value-type="string">
            <text:p>Via Dante 10</text:p>
          </table:table-cell>
          <table:table-cell office:value-type="string">
            <text:p>SAN GIORGIO</text:p>
          </table:table-cell>
          <table:table-cell office:value-type="float" office:value="1488290212">
            <text:p>1488290212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755c05-1058-45e6-9c30-630f162f4943</text:p>
          </table:table-cell>
          <table:table-cell office:value-type="float" office:value="4161">
            <text:p>4161</text:p>
          </table:table-cell>
          <table:table-cell office:value-type="float" office:value="969">
            <text:p>969</text:p>
          </table:table-cell>
          <table:table-cell office:value-type="string">
            <text:p>Via J. Seeber 1</text:p>
          </table:table-cell>
          <table:table-cell office:value-type="string">
            <text:p>ST. ANNA</text:p>
          </table:table-cell>
          <table:table-cell office:value-type="float" office:value="1692390212">
            <text:p>1692390212</text:p>
          </table:table-cell>
          <table:table-cell office:value-type="float" office:value="39031">
            <text:p>39031</text:p>
          </table:table-cell>
          <table:table-cell office:value-type="float" office:value="21013">
            <text:p>21013</text:p>
          </table:table-cell>
          <table:table-cell office:value-type="string">
            <text:p>BRUNIC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9707">
            <text:p>4679707</text:p>
          </table:table-cell>
          <table:table-cell office:value-type="float" office:value="1193553">
            <text:p>119355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cb6c1c0-b3fa-41ab-9233-1677308236e8</text:p>
          </table:table-cell>
          <table:table-cell office:value-type="float" office:value="4097">
            <text:p>4097</text:p>
          </table:table-cell>
          <table:table-cell office:value-type="float" office:value="984">
            <text:p>984</text:p>
          </table:table-cell>
          <table:table-cell office:value-type="string">
            <text:p>Via Fie` di Sopra 81</text:p>
          </table:table-cell>
          <table:table-cell office:value-type="string">
            <text:p>RUNGGALDIER EVA</text:p>
          </table:table-cell>
          <table:table-cell office:value-type="float" office:value="1483550214">
            <text:p>1483550214</text:p>
          </table:table-cell>
          <table:table-cell office:value-type="float" office:value="39050">
            <text:p>39050</text:p>
          </table:table-cell>
          <table:table-cell office:value-type="float" office:value="21031">
            <text:p>21031</text:p>
          </table:table-cell>
          <table:table-cell office:value-type="string">
            <text:p>FIE' ALLO SCILIAR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4142">
            <text:p>46494142</text:p>
          </table:table-cell>
          <table:table-cell office:value-type="float" office:value="11485398">
            <text:p>1148539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173571-72d8-4ded-8eb6-027b7333853a</text:p>
          </table:table-cell>
          <table:table-cell office:value-type="float" office:value="18190">
            <text:p>18190</text:p>
          </table:table-cell>
          <table:table-cell office:value-type="float" office:value="-0">
            <text:p>0</text:p>
          </table:table-cell>
          <table:table-cell office:value-type="string">
            <text:p>Via Walther von der Vogelweide 30/C</text:p>
          </table:table-cell>
          <table:table-cell office:value-type="string">
            <text:p>RICOLDO CHRISTIAN</text:p>
          </table:table-cell>
          <table:table-cell office:value-type="float" office:value="2568910216">
            <text:p>2568910216</text:p>
          </table:table-cell>
          <table:table-cell office:value-type="float" office:value="39040">
            <text:p>39040</text:p>
          </table:table-cell>
          <table:table-cell office:value-type="float" office:value="21039">
            <text:p>21039</text:p>
          </table:table-cell>
          <table:table-cell office:value-type="string">
            <text:p>LAION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2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082329">
            <text:p>466082329</text:p>
          </table:table-cell>
          <table:table-cell office:value-type="float" office:value="115658188">
            <text:p>11565818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d3c418d-2eb8-44ef-a608-ffb55e546a55</text:p>
          </table:table-cell>
          <table:table-cell office:value-type="float" office:value="18388">
            <text:p>18388</text:p>
          </table:table-cell>
          <table:table-cell office:value-type="float" office:value="-0">
            <text:p>0</text:p>
          </table:table-cell>
          <table:table-cell office:value-type="string">
            <text:p>Vicolo d'Oro 7/B</text:p>
          </table:table-cell>
          <table:table-cell office:value-type="string">
            <text:p>HYPPOLIT DISPENSARIO</text:p>
          </table:table-cell>
          <table:table-cell office:value-type="float" office:value="2308280219">
            <text:p>2308280219</text:p>
          </table:table-cell>
          <table:table-cell office:value-type="float" office:value="39010">
            <text:p>39010</text:p>
          </table:table-cell>
          <table:table-cell office:value-type="float" office:value="21055">
            <text:p>21055</text:p>
          </table:table-cell>
          <table:table-cell office:value-type="string">
            <text:p>NALL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5439594">
            <text:p>465439594</text:p>
          </table:table-cell>
          <table:table-cell office:value-type="float" office:value="112050993">
            <text:p>11205099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217952e-1e74-40c3-83c0-8d523621732c</text:p>
          </table:table-cell>
          <table:table-cell office:value-type="float" office:value="4160">
            <text:p>4160</text:p>
          </table:table-cell>
          <table:table-cell office:value-type="float" office:value="75">
            <text:p>75</text:p>
          </table:table-cell>
          <table:table-cell office:value-type="string">
            <text:p>Via San Giacomo 16</text:p>
          </table:table-cell>
          <table:table-cell office:value-type="string">
            <text:p>BERTAZZONI MARCO</text:p>
          </table:table-cell>
          <table:table-cell office:value-type="float" office:value="2322700218">
            <text:p>2322700218</text:p>
          </table:table-cell>
          <table:table-cell office:value-type="float" office:value="39055">
            <text:p>39055</text:p>
          </table:table-cell>
          <table:table-cell office:value-type="float" office:value="21040">
            <text:p>21040</text:p>
          </table:table-cell>
          <table:table-cell office:value-type="string">
            <text:p>LAIVES</text:p>
          </table:table-cell>
          <table:table-cell office:value-type="string">
            <text:p>SAN GIACOMO DI LAIVES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2819">
            <text:p>46422819</text:p>
          </table:table-cell>
          <table:table-cell office:value-type="float" office:value="113347713">
            <text:p>1133477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2635772-3a69-4cc8-97e1-da8bf2b0f749</text:p>
          </table:table-cell>
          <table:table-cell office:value-type="float" office:value="4062">
            <text:p>4062</text:p>
          </table:table-cell>
          <table:table-cell office:value-type="float" office:value="104">
            <text:p>104</text:p>
          </table:table-cell>
          <table:table-cell office:value-type="string">
            <text:p>Via Val d'Ega 1/d</text:p>
          </table:table-cell>
          <table:table-cell office:value-type="string">
            <text:p>CARDANO</text:p>
          </table:table-cell>
          <table:table-cell office:value-type="float" office:value="1708590219">
            <text:p>1708590219</text:p>
          </table:table-cell>
          <table:table-cell office:value-type="float" office:value="39053">
            <text:p>39053</text:p>
          </table:table-cell>
          <table:table-cell office:value-type="float" office:value="21023">
            <text:p>21023</text:p>
          </table:table-cell>
          <table:table-cell office:value-type="string">
            <text:p>CORNEDO ALL'ISARCO</text:p>
          </table:table-cell>
          <table:table-cell office:value-type="string">
            <text:p>CARDAN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35906">
            <text:p>464935906</text:p>
          </table:table-cell>
          <table:table-cell office:value-type="float" office:value="113927791">
            <text:p>11392779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6d1396e-a012-4cf1-853a-dd7161342b6f</text:p>
          </table:table-cell>
          <table:table-cell office:value-type="float" office:value="4114">
            <text:p>4114</text:p>
          </table:table-cell>
          <table:table-cell office:value-type="float" office:value="25">
            <text:p>25</text:p>
          </table:table-cell>
          <table:table-cell office:value-type="string">
            <text:p>Via Cassa di Risparmio 28</text:p>
          </table:table-cell>
          <table:table-cell office:value-type="string">
            <text:p>CENTRALE DELLA DR.SSA URUSULA NIEDEREGGERE E CO. SAS</text:p>
          </table:table-cell>
          <table:table-cell office:value-type="float" office:value="124780214">
            <text:p>124780214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707827">
            <text:p>466707827</text:p>
          </table:table-cell>
          <table:table-cell office:value-type="float" office:value="11161746">
            <text:p>1116174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24ecd2c-f8c9-4447-b63d-34fc9b98ec95</text:p>
          </table:table-cell>
          <table:table-cell office:value-type="float" office:value="4080">
            <text:p>4080</text:p>
          </table:table-cell>
          <table:table-cell office:value-type="float" office:value="58">
            <text:p>58</text:p>
          </table:table-cell>
          <table:table-cell office:value-type="string">
            <text:p>Via Dei Vanga 16</text:p>
          </table:table-cell>
          <table:table-cell office:value-type="string">
            <text:p>BUSELLATO FRANCESCO</text:p>
          </table:table-cell>
          <table:table-cell office:value-type="float" office:value="1272540210">
            <text:p>1272540210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011488161203">
            <text:p>465011488161203</text:p>
          </table:table-cell>
          <table:table-cell office:value-type="float" office:value="11352389417555">
            <text:p>113523894175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3d210b0-bfa7-43ab-972c-439352980f24</text:p>
          </table:table-cell>
          <table:table-cell office:value-type="float" office:value="18583">
            <text:p>18583</text:p>
          </table:table-cell>
          <table:table-cell office:value-type="float" office:value="-0">
            <text:p>0</text:p>
          </table:table-cell>
          <table:table-cell office:value-type="string">
            <text:p>Piazza Santa Geltrude 10</text:p>
          </table:table-cell>
          <table:table-cell office:value-type="string">
            <text:p>DISPENSARIO MAGR�</text:p>
          </table:table-cell>
          <table:table-cell office:value-type="float" office:value="763570215">
            <text:p>763570215</text:p>
          </table:table-cell>
          <table:table-cell office:value-type="float" office:value="39040">
            <text:p>39040</text:p>
          </table:table-cell>
          <table:table-cell office:value-type="float" office:value="21045">
            <text:p>21045</text:p>
          </table:table-cell>
          <table:table-cell office:value-type="string">
            <text:p>MAGRE'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3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.628759E+015">
            <text:p>4628759000000000</text:p>
          </table:table-cell>
          <table:table-cell office:value-type="float" office:value="1120992">
            <text:p>112099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b06cd5b-4252-4fa4-80d7-7d356ad8af4a</text:p>
          </table:table-cell>
          <table:table-cell office:value-type="float" office:value="4078">
            <text:p>4078</text:p>
          </table:table-cell>
          <table:table-cell office:value-type="float" office:value="56">
            <text:p>56</text:p>
          </table:table-cell>
          <table:table-cell office:value-type="string">
            <text:p>Via Parma 54</text:p>
          </table:table-cell>
          <table:table-cell office:value-type="string">
            <text:p>ALLA TORRE DOTT. CESARE STIVANELLO</text:p>
          </table:table-cell>
          <table:table-cell office:value-type="float" office:value="2382500219">
            <text:p>238250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891443">
            <text:p>464891443</text:p>
          </table:table-cell>
          <table:table-cell office:value-type="float" office:value="113207207">
            <text:p>11320720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ac3be8c-a11b-428b-9117-1909dba5a56e</text:p>
          </table:table-cell>
          <table:table-cell office:value-type="float" office:value="4146">
            <text:p>4146</text:p>
          </table:table-cell>
          <table:table-cell office:value-type="float" office:value="51">
            <text:p>51</text:p>
          </table:table-cell>
          <table:table-cell office:value-type="string">
            <text:p>Via Brennero 35</text:p>
          </table:table-cell>
          <table:table-cell office:value-type="string">
            <text:p>SALVANESCHI FABIO</text:p>
          </table:table-cell>
          <table:table-cell office:value-type="float" office:value="1267500211">
            <text:p>1267500211</text:p>
          </table:table-cell>
          <table:table-cell office:value-type="float" office:value="39055">
            <text:p>39055</text:p>
          </table:table-cell>
          <table:table-cell office:value-type="float" office:value="21040">
            <text:p>21040</text:p>
          </table:table-cell>
          <table:table-cell office:value-type="string">
            <text:p>LAIVES</text:p>
          </table:table-cell>
          <table:table-cell office:value-type="string">
            <text:p>PINETA DI LAIVES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22819">
            <text:p>46422819</text:p>
          </table:table-cell>
          <table:table-cell office:value-type="float" office:value="113347713">
            <text:p>1133477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1836715-6ec3-4ddf-98fd-b1d91fadb57e</text:p>
          </table:table-cell>
          <table:table-cell office:value-type="float" office:value="4115">
            <text:p>4115</text:p>
          </table:table-cell>
          <table:table-cell office:value-type="float" office:value="27">
            <text:p>27</text:p>
          </table:table-cell>
          <table:table-cell office:value-type="string">
            <text:p>Corso Liberta` 123</text:p>
          </table:table-cell>
          <table:table-cell office:value-type="string">
            <text:p>MARZOTTO M.CRISTINA</text:p>
          </table:table-cell>
          <table:table-cell office:value-type="float" office:value="737680215">
            <text:p>737680215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f190f0d-bf1f-425b-8c48-61eb9e1433ad</text:p>
          </table:table-cell>
          <table:table-cell office:value-type="float" office:value="17616">
            <text:p>17616</text:p>
          </table:table-cell>
          <table:table-cell office:value-type="float" office:value="43">
            <text:p>43</text:p>
          </table:table-cell>
          <table:table-cell office:value-type="string">
            <text:p>Via San Cassiano 72</text:p>
          </table:table-cell>
          <table:table-cell office:value-type="string">
            <text:p>DISPENSARIO</text:p>
          </table:table-cell>
          <table:table-cell office:value-type="float" office:value="-0">
            <text:p>0</text:p>
          </table:table-cell>
          <table:table-cell office:value-type="float" office:value="39030">
            <text:p>39030</text:p>
          </table:table-cell>
          <table:table-cell office:value-type="float" office:value="21006">
            <text:p>21006</text:p>
          </table:table-cell>
          <table:table-cell office:value-type="string">
            <text:p>BAD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610124">
            <text:p>46610124</text:p>
          </table:table-cell>
          <table:table-cell office:value-type="float" office:value="11893487">
            <text:p>118934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9556aac-5ba5-44c1-88ae-6c96338d3c9f</text:p>
          </table:table-cell>
          <table:table-cell office:value-type="float" office:value="4127">
            <text:p>4127</text:p>
          </table:table-cell>
          <table:table-cell office:value-type="float" office:value="89">
            <text:p>89</text:p>
          </table:table-cell>
          <table:table-cell office:value-type="string">
            <text:p>Via Alta 15/A</text:p>
          </table:table-cell>
          <table:table-cell office:value-type="string">
            <text:p>PARACELSUS D.SSA KOFLER ELISABETH</text:p>
          </table:table-cell>
          <table:table-cell office:value-type="float" office:value="1060690219">
            <text:p>1060690219</text:p>
          </table:table-cell>
          <table:table-cell office:value-type="float" office:value="39049">
            <text:p>39049</text:p>
          </table:table-cell>
          <table:table-cell office:value-type="float" office:value="21115">
            <text:p>21115</text:p>
          </table:table-cell>
          <table:table-cell office:value-type="string">
            <text:p>VIPITE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8944636E+015">
            <text:p>4689446360000000</text:p>
          </table:table-cell>
          <table:table-cell office:value-type="float" office:value="114293147">
            <text:p>11429314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2dd8a6d-70a0-46ef-b703-1fb26663ffbc</text:p>
          </table:table-cell>
          <table:table-cell office:value-type="float" office:value="16594">
            <text:p>16594</text:p>
          </table:table-cell>
          <table:table-cell office:value-type="float" office:value="120">
            <text:p>120</text:p>
          </table:table-cell>
          <table:table-cell office:value-type="string">
            <text:p>VIA PAESE 266</text:p>
          </table:table-cell>
          <table:table-cell office:value-type="string">
            <text:p>GENNARO SEBASTIANA</text:p>
          </table:table-cell>
          <table:table-cell office:value-type="float" office:value="2342230212">
            <text:p>2342230212</text:p>
          </table:table-cell>
          <table:table-cell office:value-type="float" office:value="39040">
            <text:p>39040</text:p>
          </table:table-cell>
          <table:table-cell office:value-type="float" office:value="21116">
            <text:p>21116</text:p>
          </table:table-cell>
          <table:table-cell office:value-type="string">
            <text:p>VELTUR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690623">
            <text:p>466690623</text:p>
          </table:table-cell>
          <table:table-cell office:value-type="float" office:value="115981528">
            <text:p>11598152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129f71b-9ed9-4e70-9035-7edca7833e42</text:p>
          </table:table-cell>
          <table:table-cell office:value-type="float" office:value="4092">
            <text:p>4092</text:p>
          </table:table-cell>
          <table:table-cell office:value-type="float" office:value="736">
            <text:p>736</text:p>
          </table:table-cell>
          <table:table-cell office:value-type="string">
            <text:p>Via Nazionale 16</text:p>
          </table:table-cell>
          <table:table-cell office:value-type="string">
            <text:p>RIGONI SAS DI RIGONI JGOR &amp; C.</text:p>
          </table:table-cell>
          <table:table-cell office:value-type="float" office:value="2541740219">
            <text:p>2541740219</text:p>
          </table:table-cell>
          <table:table-cell office:value-type="float" office:value="39040">
            <text:p>39040</text:p>
          </table:table-cell>
          <table:table-cell office:value-type="float" office:value="21076">
            <text:p>21076</text:p>
          </table:table-cell>
          <table:table-cell office:value-type="string">
            <text:p>SALOR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2396373">
            <text:p>462396373</text:p>
          </table:table-cell>
          <table:table-cell office:value-type="float" office:value="112111694">
            <text:p>11211169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b457ac8-bfbe-4dec-b1b8-effbf58e8a8e</text:p>
          </table:table-cell>
          <table:table-cell office:value-type="float" office:value="4105">
            <text:p>4105</text:p>
          </table:table-cell>
          <table:table-cell office:value-type="float" office:value="987">
            <text:p>987</text:p>
          </table:table-cell>
          <table:table-cell office:value-type="string">
            <text:p>Via Roma 63F</text:p>
          </table:table-cell>
          <table:table-cell office:value-type="string">
            <text:p>NART TANJA</text:p>
          </table:table-cell>
          <table:table-cell office:value-type="float" office:value="2427440215">
            <text:p>2427440215</text:p>
          </table:table-cell>
          <table:table-cell office:value-type="float" office:value="39014">
            <text:p>39014</text:p>
          </table:table-cell>
          <table:table-cell office:value-type="float" office:value="21066">
            <text:p>21066</text:p>
          </table:table-cell>
          <table:table-cell office:value-type="string">
            <text:p>POSTAL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075337">
            <text:p>466075337</text:p>
          </table:table-cell>
          <table:table-cell office:value-type="float" office:value="111933759">
            <text:p>1119337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21a3e00-a832-4c4d-ad70-579d2c47e9c8</text:p>
          </table:table-cell>
          <table:table-cell office:value-type="float" office:value="4049">
            <text:p>4049</text:p>
          </table:table-cell>
          <table:table-cell office:value-type="float" office:value="45">
            <text:p>45</text:p>
          </table:table-cell>
          <table:table-cell office:value-type="string">
            <text:p>Via Collabo 11</text:p>
          </table:table-cell>
          <table:table-cell office:value-type="string">
            <text:p>DEL RENON</text:p>
          </table:table-cell>
          <table:table-cell office:value-type="float" office:value="1508700216">
            <text:p>1508700216</text:p>
          </table:table-cell>
          <table:table-cell office:value-type="float" office:value="39054">
            <text:p>39054</text:p>
          </table:table-cell>
          <table:table-cell office:value-type="float" office:value="21072">
            <text:p>21072</text:p>
          </table:table-cell>
          <table:table-cell office:value-type="string">
            <text:p>RENON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72513768472">
            <text:p>464972513768472</text:p>
          </table:table-cell>
          <table:table-cell office:value-type="float" office:value="113591156414486">
            <text:p>11359115641448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e6dc4a9-2b5b-4356-9c61-e99c05325bf8</text:p>
          </table:table-cell>
          <table:table-cell office:value-type="float" office:value="4044">
            <text:p>4044</text:p>
          </table:table-cell>
          <table:table-cell office:value-type="float" office:value="1">
            <text:p>1</text:p>
          </table:table-cell>
          <table:table-cell office:value-type="string">
            <text:p>Via Stazione 13</text:p>
          </table:table-cell>
          <table:table-cell office:value-type="string">
            <text:p>S. ANNA S.A.S. DEL DR. FRANCO FLAIM &amp; C</text:p>
          </table:table-cell>
          <table:table-cell office:value-type="float" office:value="2590360216">
            <text:p>2590360216</text:p>
          </table:table-cell>
          <table:table-cell office:value-type="float" office:value="39057">
            <text:p>39057</text:p>
          </table:table-cell>
          <table:table-cell office:value-type="float" office:value="21004">
            <text:p>21004</text:p>
          </table:table-cell>
          <table:table-cell office:value-type="string">
            <text:p>APPIANO SULLA STRADA DEL VI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5517">
            <text:p>4645517</text:p>
          </table:table-cell>
          <table:table-cell office:value-type="float" office:value="112598299">
            <text:p>11259829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e8a15b2-63b1-4185-ba1a-d05294c3a943</text:p>
          </table:table-cell>
          <table:table-cell office:value-type="float" office:value="4120">
            <text:p>4120</text:p>
          </table:table-cell>
          <table:table-cell office:value-type="float" office:value="82">
            <text:p>82</text:p>
          </table:table-cell>
          <table:table-cell office:value-type="string">
            <text:p>Piazza Vittorio Veneto 9</text:p>
          </table:table-cell>
          <table:table-cell office:value-type="string">
            <text:p>SINIGO</text:p>
          </table:table-cell>
          <table:table-cell office:value-type="float" office:value="1561450212">
            <text:p>1561450212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string">
            <text:p>SINIGO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0f99a24-fb61-4a20-a790-eeb9d8ccf5c9</text:p>
          </table:table-cell>
          <table:table-cell office:value-type="float" office:value="4087">
            <text:p>4087</text:p>
          </table:table-cell>
          <table:table-cell office:value-type="float" office:value="68">
            <text:p>68</text:p>
          </table:table-cell>
          <table:table-cell office:value-type="string">
            <text:p>Via Orazio 4/6</text:p>
          </table:table-cell>
          <table:table-cell office:value-type="string">
            <text:p>CENTRALE (MOSCATO SABRINA)</text:p>
          </table:table-cell>
          <table:table-cell office:value-type="float" office:value="1133200210">
            <text:p>1133200210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82027233625">
            <text:p>464982027233625</text:p>
          </table:table-cell>
          <table:table-cell office:value-type="float" office:value="113422666245705">
            <text:p>1134226662457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38f9572-0684-4597-8a7e-07f3baf655e0</text:p>
          </table:table-cell>
          <table:table-cell office:value-type="float" office:value="17622">
            <text:p>17622</text:p>
          </table:table-cell>
          <table:table-cell office:value-type="float" office:value="77">
            <text:p>77</text:p>
          </table:table-cell>
          <table:table-cell office:value-type="string">
            <text:p>Via Pattis 4</text:p>
          </table:table-cell>
          <table:table-cell office:value-type="string">
            <text:p>DISPENSARIO</text:p>
          </table:table-cell>
          <table:table-cell office:value-type="float" office:value="-0">
            <text:p>0</text:p>
          </table:table-cell>
          <table:table-cell office:value-type="float" office:value="39020">
            <text:p>39020</text:p>
          </table:table-cell>
          <table:table-cell office:value-type="float" office:value="21048">
            <text:p>21048</text:p>
          </table:table-cell>
          <table:table-cell office:value-type="string">
            <text:p>MARLENG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6641658">
            <text:p>466641658</text:p>
          </table:table-cell>
          <table:table-cell office:value-type="float" office:value="111386172">
            <text:p>11138617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555b455-1450-4716-9bd0-5449d0046047</text:p>
          </table:table-cell>
          <table:table-cell office:value-type="float" office:value="16479">
            <text:p>16479</text:p>
          </table:table-cell>
          <table:table-cell office:value-type="float" office:value="923">
            <text:p>923</text:p>
          </table:table-cell>
          <table:table-cell office:value-type="string">
            <text:p>VIA GRIES 27</text:p>
          </table:table-cell>
          <table:table-cell office:value-type="string">
            <text:p>MARSONER ZITA</text:p>
          </table:table-cell>
          <table:table-cell office:value-type="float" office:value="1284230214">
            <text:p>1284230214</text:p>
          </table:table-cell>
          <table:table-cell office:value-type="float" office:value="39011">
            <text:p>39011</text:p>
          </table:table-cell>
          <table:table-cell office:value-type="float" office:value="21041">
            <text:p>21041</text:p>
          </table:table-cell>
          <table:table-cell office:value-type="string">
            <text:p>LA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12418">
            <text:p>46612418</text:p>
          </table:table-cell>
          <table:table-cell office:value-type="float" office:value="1115587">
            <text:p>11155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220dc939-785c-4a94-a9d2-1adb8ce94d69</text:p>
          </table:table-cell>
          <table:table-cell office:value-type="float" office:value="4123">
            <text:p>4123</text:p>
          </table:table-cell>
          <table:table-cell office:value-type="float" office:value="938">
            <text:p>938</text:p>
          </table:table-cell>
          <table:table-cell office:value-type="string">
            <text:p>Via a. Hofer 10</text:p>
          </table:table-cell>
          <table:table-cell office:value-type="string">
            <text:p>RAM APOTHEKE SAS DI GERALD LANZINER &amp; C.</text:p>
          </table:table-cell>
          <table:table-cell office:value-type="float" office:value="2260260217">
            <text:p>2260260217</text:p>
          </table:table-cell>
          <table:table-cell office:value-type="float" office:value="39015">
            <text:p>39015</text:p>
          </table:table-cell>
          <table:table-cell office:value-type="float" office:value="21080">
            <text:p>21080</text:p>
          </table:table-cell>
          <table:table-cell office:value-type="string">
            <text:p>SAN LEONARDO IN PASSIRI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1259">
            <text:p>4681259</text:p>
          </table:table-cell>
          <table:table-cell office:value-type="float" office:value="11244173">
            <text:p>1124417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571c552-4ffd-4398-8fb9-ef7e115d7000</text:p>
          </table:table-cell>
          <table:table-cell office:value-type="float" office:value="4107">
            <text:p>4107</text:p>
          </table:table-cell>
          <table:table-cell office:value-type="float" office:value="991">
            <text:p>991</text:p>
          </table:table-cell>
          <table:table-cell office:value-type="string">
            <text:p>Piazza Gerold 1</text:p>
          </table:table-cell>
          <table:table-cell office:value-type="string">
            <text:p>EDER CHRISTINE</text:p>
          </table:table-cell>
          <table:table-cell office:value-type="float" office:value="2381590211">
            <text:p>2381590211</text:p>
          </table:table-cell>
          <table:table-cell office:value-type="float" office:value="39020">
            <text:p>39020</text:p>
          </table:table-cell>
          <table:table-cell office:value-type="float" office:value="21062">
            <text:p>21062</text:p>
          </table:table-cell>
          <table:table-cell office:value-type="string">
            <text:p>PARCIN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69505">
            <text:p>46669505</text:p>
          </table:table-cell>
          <table:table-cell office:value-type="float" office:value="11059692">
            <text:p>1105969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0c77a46-c4ba-48ca-9ed2-52d785712e8d</text:p>
          </table:table-cell>
          <table:table-cell office:value-type="float" office:value="4144">
            <text:p>4144</text:p>
          </table:table-cell>
          <table:table-cell office:value-type="float" office:value="44">
            <text:p>44</text:p>
          </table:table-cell>
          <table:table-cell office:value-type="string">
            <text:p>Piazza Principale 29</text:p>
          </table:table-cell>
          <table:table-cell office:value-type="string">
            <text:p>FORTICHIARI ORSOLA E C. SNC</text:p>
          </table:table-cell>
          <table:table-cell office:value-type="float" office:value="2525040214">
            <text:p>2525040214</text:p>
          </table:table-cell>
          <table:table-cell office:value-type="float" office:value="39040">
            <text:p>39040</text:p>
          </table:table-cell>
          <table:table-cell office:value-type="float" office:value="21060">
            <text:p>21060</text:p>
          </table:table-cell>
          <table:table-cell office:value-type="string">
            <text:p>OR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34794">
            <text:p>4634794</text:p>
          </table:table-cell>
          <table:table-cell office:value-type="float" office:value="1129916">
            <text:p>11299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9fe1f3a9-a78b-4f9a-83cf-22f26c0e017f</text:p>
          </table:table-cell>
          <table:table-cell office:value-type="float" office:value="4132">
            <text:p>4132</text:p>
          </table:table-cell>
          <table:table-cell office:value-type="float" office:value="942">
            <text:p>942</text:p>
          </table:table-cell>
          <table:table-cell office:value-type="string">
            <text:p>Piazza Citta 10</text:p>
          </table:table-cell>
          <table:table-cell office:value-type="string">
            <text:p>MAIR WALTER</text:p>
          </table:table-cell>
          <table:table-cell office:value-type="float" office:value="734240211">
            <text:p>734240211</text:p>
          </table:table-cell>
          <table:table-cell office:value-type="float" office:value="39049">
            <text:p>39049</text:p>
          </table:table-cell>
          <table:table-cell office:value-type="float" office:value="21115">
            <text:p>21115</text:p>
          </table:table-cell>
          <table:table-cell office:value-type="string">
            <text:p>VIPITE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892527">
            <text:p>46892527</text:p>
          </table:table-cell>
          <table:table-cell office:value-type="float" office:value="11430071">
            <text:p>1143007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d5425ef-fea8-4167-b702-175c3f70e9b1</text:p>
          </table:table-cell>
          <table:table-cell office:value-type="float" office:value="4122">
            <text:p>4122</text:p>
          </table:table-cell>
          <table:table-cell office:value-type="float" office:value="963">
            <text:p>963</text:p>
          </table:table-cell>
          <table:table-cell office:value-type="string">
            <text:p>Via A. Hofer 24</text:p>
          </table:table-cell>
          <table:table-cell office:value-type="string">
            <text:p>LODRINI CARLO E WOLF JUDITH SNC</text:p>
          </table:table-cell>
          <table:table-cell office:value-type="float" office:value="2328410218">
            <text:p>2328410218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3f20fd75-4b24-4855-9d5a-5d806aa7ec2e</text:p>
          </table:table-cell>
          <table:table-cell office:value-type="float" office:value="4117">
            <text:p>4117</text:p>
          </table:table-cell>
          <table:table-cell office:value-type="float" office:value="29">
            <text:p>29</text:p>
          </table:table-cell>
          <table:table-cell office:value-type="string">
            <text:p>Via Roma 118</text:p>
          </table:table-cell>
          <table:table-cell office:value-type="string">
            <text:p>MAIA BASSA</text:p>
          </table:table-cell>
          <table:table-cell office:value-type="float" office:value="1741550212">
            <text:p>1741550212</text:p>
          </table:table-cell>
          <table:table-cell office:value-type="float" office:value="39012">
            <text:p>39012</text:p>
          </table:table-cell>
          <table:table-cell office:value-type="float" office:value="21051">
            <text:p>21051</text:p>
          </table:table-cell>
          <table:table-cell office:value-type="string">
            <text:p>MER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417101439514">
            <text:p>465417101439514</text:p>
          </table:table-cell>
          <table:table-cell office:value-type="float" office:value="112338408345151">
            <text:p>11233840834515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c944676-f2b9-459c-a037-6b89365381f3</text:p>
          </table:table-cell>
          <table:table-cell office:value-type="float" office:value="4106">
            <text:p>4106</text:p>
          </table:table-cell>
          <table:table-cell office:value-type="float" office:value="88">
            <text:p>88</text:p>
          </table:table-cell>
          <table:table-cell office:value-type="string">
            <text:p>Piazza Arciduca 4</text:p>
          </table:table-cell>
          <table:table-cell office:value-type="string">
            <text:p>MARZOTTO ANGELO</text:p>
          </table:table-cell>
          <table:table-cell office:value-type="float" office:value="1289150219">
            <text:p>1289150219</text:p>
          </table:table-cell>
          <table:table-cell office:value-type="float" office:value="39017">
            <text:p>39017</text:p>
          </table:table-cell>
          <table:table-cell office:value-type="float" office:value="21087">
            <text:p>21087</text:p>
          </table:table-cell>
          <table:table-cell office:value-type="string">
            <text:p>SCEN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10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.67097514E+015">
            <text:p>4670975140000000</text:p>
          </table:table-cell>
          <table:table-cell office:value-type="float" office:value="111873662">
            <text:p>1118736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82f2205-6468-4cb0-99a3-b24081a0933e</text:p>
          </table:table-cell>
          <table:table-cell office:value-type="float" office:value="4104">
            <text:p>4104</text:p>
          </table:table-cell>
          <table:table-cell office:value-type="float" office:value="77">
            <text:p>77</text:p>
          </table:table-cell>
          <table:table-cell office:value-type="string">
            <text:p>Via Weingartner 52</text:p>
          </table:table-cell>
          <table:table-cell office:value-type="string">
            <text:p>GERHARD TSCHAGER &amp; C. SAS</text:p>
          </table:table-cell>
          <table:table-cell office:value-type="float" office:value="2665840217">
            <text:p>2665840217</text:p>
          </table:table-cell>
          <table:table-cell office:value-type="float" office:value="39022">
            <text:p>39022</text:p>
          </table:table-cell>
          <table:table-cell office:value-type="float" office:value="21038">
            <text:p>21038</text:p>
          </table:table-cell>
          <table:table-cell office:value-type="string">
            <text:p>LAGUND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1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788094">
            <text:p>466788094</text:p>
          </table:table-cell>
          <table:table-cell office:value-type="float" office:value="111320139">
            <text:p>1113201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cb05105-a888-42de-857b-ba0156a82d7b</text:p>
          </table:table-cell>
          <table:table-cell office:value-type="float" office:value="4069">
            <text:p>4069</text:p>
          </table:table-cell>
          <table:table-cell office:value-type="float" office:value="4">
            <text:p>4</text:p>
          </table:table-cell>
          <table:table-cell office:value-type="string">
            <text:p>Viale Druso 43</text:p>
          </table:table-cell>
          <table:table-cell office:value-type="string">
            <text:p>S. QUIRINO</text:p>
          </table:table-cell>
          <table:table-cell office:value-type="float" office:value="97650212">
            <text:p>97650212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34297434215">
            <text:p>464934297434215</text:p>
          </table:table-cell>
          <table:table-cell office:value-type="float" office:value="113211398046912">
            <text:p>1132113980469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77f5e2c-d0d8-4e0b-a940-7ef9d831d4f7</text:p>
          </table:table-cell>
          <table:table-cell office:value-type="float" office:value="18121">
            <text:p>18121</text:p>
          </table:table-cell>
          <table:table-cell office:value-type="float" office:value="121">
            <text:p>121</text:p>
          </table:table-cell>
          <table:table-cell office:value-type="string">
            <text:p>Vicolo Scuole 9/C</text:p>
          </table:table-cell>
          <table:table-cell office:value-type="string">
            <text:p>GAUDENZ</text:p>
          </table:table-cell>
          <table:table-cell office:value-type="float" office:value="2551630219">
            <text:p>2551630219</text:p>
          </table:table-cell>
          <table:table-cell office:value-type="float" office:value="39020">
            <text:p>39020</text:p>
          </table:table-cell>
          <table:table-cell office:value-type="float" office:value="21094">
            <text:p>21094</text:p>
          </table:table-cell>
          <table:table-cell office:value-type="string">
            <text:p>SLUDER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648193">
            <text:p>466648193</text:p>
          </table:table-cell>
          <table:table-cell office:value-type="float" office:value="105815776">
            <text:p>10581577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64043cf-e32d-4f5d-9de8-fadcc1f7b152</text:p>
          </table:table-cell>
          <table:table-cell office:value-type="float" office:value="17619">
            <text:p>17619</text:p>
          </table:table-cell>
          <table:table-cell office:value-type="float" office:value="14">
            <text:p>14</text:p>
          </table:table-cell>
          <table:table-cell office:value-type="string">
            <text:p>Via Gilbert Wurzer 28</text:p>
          </table:table-cell>
          <table:table-cell office:value-type="string">
            <text:p>DISPENSARIO DR. EGGER</text:p>
          </table:table-cell>
          <table:table-cell office:value-type="float" office:value="-0">
            <text:p>0</text:p>
          </table:table-cell>
          <table:table-cell office:value-type="float" office:value="39030">
            <text:p>39030</text:p>
          </table:table-cell>
          <table:table-cell office:value-type="float" office:value="21063">
            <text:p>21063</text:p>
          </table:table-cell>
          <table:table-cell office:value-type="string">
            <text:p>PERCA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7934268">
            <text:p>467934268</text:p>
          </table:table-cell>
          <table:table-cell office:value-type="float" office:value="119833825">
            <text:p>1198338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8d6edfa6-8cc8-46d4-b646-6bcbaef260b2</text:p>
          </table:table-cell>
          <table:table-cell office:value-type="float" office:value="4082">
            <text:p>4082</text:p>
          </table:table-cell>
          <table:table-cell office:value-type="float" office:value="62">
            <text:p>62</text:p>
          </table:table-cell>
          <table:table-cell office:value-type="string">
            <text:p>Via Orazio 45</text:p>
          </table:table-cell>
          <table:table-cell office:value-type="string">
            <text:p>COMUNALE N.3 BZ</text:p>
          </table:table-cell>
          <table:table-cell office:value-type="float" office:value="389240219">
            <text:p>389240219</text:p>
          </table:table-cell>
          <table:table-cell office:value-type="float" office:value="39100">
            <text:p>39100</text:p>
          </table:table-cell>
          <table:table-cell office:value-type="float" office:value="21008">
            <text:p>21008</text:p>
          </table:table-cell>
          <table:table-cell office:value-type="string">
            <text:p>BOLZA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4982027233625">
            <text:p>464982027233625</text:p>
          </table:table-cell>
          <table:table-cell office:value-type="float" office:value="113422666245705">
            <text:p>1134226662457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6f07766-ec53-4bf9-b625-d4604ab21e03</text:p>
          </table:table-cell>
          <table:table-cell office:value-type="float" office:value="4134">
            <text:p>4134</text:p>
          </table:table-cell>
          <table:table-cell office:value-type="float" office:value="919">
            <text:p>919</text:p>
          </table:table-cell>
          <table:table-cell office:value-type="string">
            <text:p>ViaPRA MILLAN 2/B</text:p>
          </table:table-cell>
          <table:table-cell office:value-type="string">
            <text:p>LAMURAGLIA DSSA ROSA</text:p>
          </table:table-cell>
          <table:table-cell office:value-type="float" office:value="2383410210">
            <text:p>2383410210</text:p>
          </table:table-cell>
          <table:table-cell office:value-type="float" office:value="39042">
            <text:p>39042</text:p>
          </table:table-cell>
          <table:table-cell office:value-type="float" office:value="21011">
            <text:p>21011</text:p>
          </table:table-cell>
          <table:table-cell office:value-type="string">
            <text:p>BRESSANONE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5/2009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7099024">
            <text:p>467099024</text:p>
          </table:table-cell>
          <table:table-cell office:value-type="float" office:value="116500149">
            <text:p>1165001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6f346a1-cd62-47e9-91c1-dca878c0ed48</text:p>
          </table:table-cell>
          <table:table-cell office:value-type="float" office:value="4124">
            <text:p>4124</text:p>
          </table:table-cell>
          <table:table-cell office:value-type="float" office:value="973">
            <text:p>973</text:p>
          </table:table-cell>
          <table:table-cell office:value-type="string">
            <text:p>Piazza Principale 12</text:p>
          </table:table-cell>
          <table:table-cell office:value-type="string">
            <text:p>SONNENBERG DI DOTT. ERARDO MOLIGNONI &amp; C. SAS</text:p>
          </table:table-cell>
          <table:table-cell office:value-type="float" office:value="1696500212">
            <text:p>1696500212</text:p>
          </table:table-cell>
          <table:table-cell office:value-type="float" office:value="39021">
            <text:p>39021</text:p>
          </table:table-cell>
          <table:table-cell office:value-type="float" office:value="21037">
            <text:p>21037</text:p>
          </table:table-cell>
          <table:table-cell office:value-type="string">
            <text:p>LAC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5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26433">
            <text:p>46626433</text:p>
          </table:table-cell>
          <table:table-cell office:value-type="float" office:value="10778222">
            <text:p>107782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af23c0c-eee5-4751-8c5b-1c69f708390b</text:p>
          </table:table-cell>
          <table:table-cell office:value-type="float" office:value="4102">
            <text:p>4102</text:p>
          </table:table-cell>
          <table:table-cell office:value-type="float" office:value="932">
            <text:p>932</text:p>
          </table:table-cell>
          <table:table-cell office:value-type="string">
            <text:p>Via Stazione 18</text:p>
          </table:table-cell>
          <table:table-cell office:value-type="string">
            <text:p>SAN ZENO SAS DEL DOTT. MASTROMATTEO VITO &amp; C.</text:p>
          </table:table-cell>
          <table:table-cell office:value-type="float" office:value="2468160219">
            <text:p>2468160219</text:p>
          </table:table-cell>
          <table:table-cell office:value-type="float" office:value="39025">
            <text:p>39025</text:p>
          </table:table-cell>
          <table:table-cell office:value-type="float" office:value="21056">
            <text:p>21056</text:p>
          </table:table-cell>
          <table:table-cell office:value-type="string">
            <text:p>NATURN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1/2008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6487258">
            <text:p>466487258</text:p>
          </table:table-cell>
          <table:table-cell office:value-type="float" office:value="110050636">
            <text:p>1100506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0e9cc3d-5eb3-4e99-96b0-c58a10718c8d</text:p>
          </table:table-cell>
          <table:table-cell office:value-type="float" office:value="17618">
            <text:p>17618</text:p>
          </table:table-cell>
          <table:table-cell office:value-type="float" office:value="31">
            <text:p>31</text:p>
          </table:table-cell>
          <table:table-cell office:value-type="string">
            <text:p>San Martino 17</text:p>
          </table:table-cell>
          <table:table-cell office:value-type="string">
            <text:p>DISPENSARIO DR. BARUCHELLO</text:p>
          </table:table-cell>
          <table:table-cell office:value-type="float" office:value="-0">
            <text:p>0</text:p>
          </table:table-cell>
          <table:table-cell office:value-type="float" office:value="39035">
            <text:p>39035</text:p>
          </table:table-cell>
          <table:table-cell office:value-type="float" office:value="21109">
            <text:p>21109</text:p>
          </table:table-cell>
          <table:table-cell office:value-type="string">
            <text:p>VALLE DI CASIES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7/2007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6811691">
            <text:p>46811691</text:p>
          </table:table-cell>
          <table:table-cell office:value-type="float" office:value="12227858">
            <text:p>1222785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92721e1-0ad5-4348-bf31-e8ef045ff89c</text:p>
          </table:table-cell>
          <table:table-cell office:value-type="float" office:value="4067">
            <text:p>4067</text:p>
          </table:table-cell>
          <table:table-cell office:value-type="float" office:value="817">
            <text:p>817</text:p>
          </table:table-cell>
          <table:table-cell office:value-type="string">
            <text:p>Via Marinzen 4</text:p>
          </table:table-cell>
          <table:table-cell office:value-type="string">
            <text:p>PLONER PETER</text:p>
          </table:table-cell>
          <table:table-cell office:value-type="float" office:value="2334570211">
            <text:p>2334570211</text:p>
          </table:table-cell>
          <table:table-cell office:value-type="float" office:value="39040">
            <text:p>39040</text:p>
          </table:table-cell>
          <table:table-cell office:value-type="float" office:value="21019">
            <text:p>21019</text:p>
          </table:table-cell>
          <table:table-cell office:value-type="string">
            <text:p>CASTELROTTO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string">
            <text:p>BZ</text:p>
          </table:table-cell>
          <table:table-cell office:value-type="string">
            <text:p>BOLZANO</text:p>
          </table:table-cell>
          <table:table-cell office:value-type="float" office:value="41">
            <text:p>41</text:p>
          </table:table-cell>
          <table:table-cell office:value-type="string">
            <text:p>PROV. AUTON. BOLZANO</text:p>
          </table:table-cell>
          <table:table-cell table:style-name="ce1" office:value-type="string">
            <text:p>01/09/2010 00:00:0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5679393">
            <text:p>465679393</text:p>
          </table:table-cell>
          <table:table-cell office:value-type="float" office:value="115595953">
            <text:p>115595953</text:p>
          </table:table-cell>
          <table:table-cell office:value-type="float" office:value="1">
            <text:p>1</text:p>
          </table:table-cell>
        </table:table-row>
        <table:table-row table:style-name="ro2" table:number-rows-repeated="31249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5:41:02</meta:creation-date>
    <dc:date>2014-02-20T15:52:16</dc:date>
    <meta:editing-duration>P0D</meta:editing-duration>
    <meta:editing-cycles>1</meta:editing-cycles>
    <meta:generator>LibreOffice/3.5$Linux_X86_64 LibreOffice_project/350m1$Build-2</meta:generator>
    <meta:document-statistic meta:table-count="2" meta:cell-count="9350" meta:object-count="0"/>
  </office:meta>
</office:document-meta>
</file>